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none" style:writing-mode="page"/>
    </style:style>
    <style:style style:name="Table103.B1" style:family="table-cell">
      <style:table-cell-properties style:vertical-align="middle" fo:padding="0in" fo:border="none" style:writing-mode="page"/>
    </style:style>
    <style:style style:name="Table103.C1" style:family="table-cell">
      <style:table-cell-properties fo:padding="0in" fo:border="none" style:writing-mode="page"/>
    </style:style>
    <style:style style:name="Table103.A2" style:family="table-cell">
      <style:table-cell-properties style:vertical-align="" fo:padding="0.0201in" fo:border-left="0.05pt solid #000000" fo:border-right="none" fo:border-top="0.05pt solid #000000" fo:border-bottom="0.05pt solid #000000" style:writing-mode="page"/>
    </style:style>
    <style:style style:name="Table103.B2" style:family="table-cell">
      <style:table-cell-properties fo:padding="0.0201in" fo:border-left="none" fo:border-right="0.05pt solid #000000" fo:border-top="0.05pt solid #000000" fo:border-bottom="0.05pt solid #000000" style:writing-mode="page"/>
    </style:style>
    <style:style style:name="Table103.A3" style:family="table-cell">
      <style:table-cell-properties style:vertical-align="" fo:padding="0.0201in" fo:border-left="0.05pt solid #000000" fo:border-right="none" fo:border-top="none" fo:border-bottom="0.05pt solid #000000" style:writing-mode="page"/>
    </style:style>
    <style:style style:name="Table103.B3" style:family="table-cell">
      <style:table-cell-properties fo:padding="0.0201in" fo:border-left="none" fo:border-right="0.05pt solid #000000" fo:border-top="none" fo:border-bottom="0.05pt solid #000000" style:writing-mode="page"/>
    </style:style>
    <style:style style:name="Table103.4" style:family="table-row">
      <style:table-row-properties style:min-row-height="0.2667in"/>
    </style:style>
    <style:style style:name="Table10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none" style:writing-mode="page"/>
    </style:style>
    <style:style style:name="Table157.B1" style:family="table-cell">
      <style:table-cell-properties style:vertical-align="middle" fo:padding="0in" fo:border="none" style:writing-mode="page"/>
    </style:style>
    <style:style style:name="Table157.C1" style:family="table-cell">
      <style:table-cell-properties fo:padding="0in" fo:border="none" style:writing-mode="page"/>
    </style:style>
    <style:style style:name="Table157.A2" style:family="table-cell">
      <style:table-cell-properties style:vertical-align="" fo:padding="0.0201in" fo:border-left="0.05pt solid #000000" fo:border-right="none" fo:border-top="0.05pt solid #000000" fo:border-bottom="0.05pt solid #000000" style:writing-mode="page"/>
    </style:style>
    <style:style style:name="Table157.B2" style:family="table-cell">
      <style:table-cell-properties fo:padding="0.0201in" fo:border-left="none" fo:border-right="0.05pt solid #000000" fo:border-top="0.05pt solid #000000" fo:border-bottom="0.05pt solid #000000" style:writing-mode="page"/>
    </style:style>
    <style:style style:name="Table157.A3" style:family="table-cell">
      <style:table-cell-properties style:vertical-align="" fo:padding="0.0201in" fo:border-left="0.05pt solid #000000" fo:border-right="none" fo:border-top="none" fo:border-bottom="0.05pt solid #000000" style:writing-mode="page"/>
    </style:style>
    <style:style style:name="Table157.B3" style:family="table-cell">
      <style:table-cell-properties fo:padding="0.0201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none" style:writing-mode="page"/>
    </style:style>
    <style:style style:name="Table185.B1" style:family="table-cell">
      <style:table-cell-properties style:vertical-align="middle" fo:padding="0in" fo:border="none" style:writing-mode="page"/>
    </style:style>
    <style:style style:name="Table185.C1" style:family="table-cell">
      <style:table-cell-properties fo:padding="0in" fo:border="none" style:writing-mode="page"/>
    </style:style>
    <style:style style:name="Table185.A2" style:family="table-cell">
      <style:table-cell-properties style:vertical-align="" fo:padding="0.0201in" fo:border-left="0.05pt solid #000000" fo:border-right="none" fo:border-top="0.05pt solid #000000" fo:border-bottom="0.05pt solid #000000" style:writing-mode="page"/>
    </style:style>
    <style:style style:name="Table185.B2" style:family="table-cell">
      <style:table-cell-properties fo:padding="0.0201in" fo:border-left="none" fo:border-right="0.05pt solid #000000" fo:border-top="0.05pt solid #000000" fo:border-bottom="0.05pt solid #000000" style:writing-mode="page"/>
    </style:style>
    <style:style style:name="Table185.A3" style:family="table-cell">
      <style:table-cell-properties style:vertical-align="" fo:padding="0.0201in" fo:border-left="0.05pt solid #000000" fo:border-right="none" fo:border-top="none" fo:border-bottom="0.05pt solid #000000" style:writing-mode="page"/>
    </style:style>
    <style:style style:name="Table185.B3" style:family="table-cell">
      <style:table-cell-properties fo:padding="0.0201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none" style:writing-mode="page"/>
    </style:style>
    <style:style style:name="Table151.B1" style:family="table-cell">
      <style:table-cell-properties style:vertical-align="middle" fo:padding="0in" fo:border="none" style:writing-mode="page"/>
    </style:style>
    <style:style style:name="Table151.C1" style:family="table-cell">
      <style:table-cell-properties fo:padding="0in" fo:border="none" style:writing-mode="page"/>
    </style:style>
    <style:style style:name="Table151.A2" style:family="table-cell">
      <style:table-cell-properties style:vertical-align="" fo:padding="0.0201in" fo:border-left="0.05pt solid #000000" fo:border-right="none" fo:border-top="0.05pt solid #000000" fo:border-bottom="0.05pt solid #000000" style:writing-mode="page"/>
    </style:style>
    <style:style style:name="Table151.B2" style:family="table-cell">
      <style:table-cell-properties fo:padding="0.0201in" fo:border-left="none" fo:border-right="0.05pt solid #000000" fo:border-top="0.05pt solid #000000" fo:border-bottom="0.05pt solid #000000" style:writing-mode="page"/>
    </style:style>
    <style:style style:name="Table151.A3" style:family="table-cell">
      <style:table-cell-properties style:vertical-align="" fo:padding="0.0201in" fo:border-left="0.05pt solid #000000" fo:border-right="none" fo:border-top="none" fo:border-bottom="0.05pt solid #000000" style:writing-mode="page"/>
    </style:style>
    <style:style style:name="Table151.B3" style:family="table-cell">
      <style:table-cell-properties fo:padding="0.0201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none" style:writing-mode="page"/>
    </style:style>
    <style:style style:name="Table145.B1" style:family="table-cell">
      <style:table-cell-properties style:vertical-align="middle" fo:padding="0in" fo:border="none" style:writing-mode="page"/>
    </style:style>
    <style:style style:name="Table145.C1" style:family="table-cell">
      <style:table-cell-properties fo:padding="0in" fo:border="none" style:writing-mode="page"/>
    </style:style>
    <style:style style:name="Table145.A2" style:family="table-cell">
      <style:table-cell-properties style:vertical-align="" fo:padding="0.0201in" fo:border-left="0.05pt solid #000000" fo:border-right="none" fo:border-top="0.05pt solid #000000" fo:border-bottom="0.05pt solid #000000" style:writing-mode="page"/>
    </style:style>
    <style:style style:name="Table145.B2" style:family="table-cell">
      <style:table-cell-properties fo:padding="0.0201in" fo:border-left="none" fo:border-right="0.05pt solid #000000" fo:border-top="0.05pt solid #000000" fo:border-bottom="0.05pt solid #000000" style:writing-mode="page"/>
    </style:style>
    <style:style style:name="Table145.A3" style:family="table-cell">
      <style:table-cell-properties style:vertical-align="" fo:padding="0.0201in" fo:border-left="0.05pt solid #000000" fo:border-right="none" fo:border-top="none" fo:border-bottom="0.05pt solid #000000" style:writing-mode="page"/>
    </style:style>
    <style:style style:name="Table145.B3" style:family="table-cell">
      <style:table-cell-properties fo:padding="0.0201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none" style:writing-mode="page"/>
    </style:style>
    <style:style style:name="Table153.B1" style:family="table-cell">
      <style:table-cell-properties style:vertical-align="middle" fo:padding="0in" fo:border="none" style:writing-mode="page"/>
    </style:style>
    <style:style style:name="Table153.C1" style:family="table-cell">
      <style:table-cell-properties fo:padding="0in" fo:border="none" style:writing-mode="page"/>
    </style:style>
    <style:style style:name="Table153.A2" style:family="table-cell">
      <style:table-cell-properties style:vertical-align="" fo:padding="0.0201in" fo:border-left="0.05pt solid #000000" fo:border-right="none" fo:border-top="0.05pt solid #000000" fo:border-bottom="0.05pt solid #000000" style:writing-mode="page"/>
    </style:style>
    <style:style style:name="Table153.B2" style:family="table-cell">
      <style:table-cell-properties fo:padding="0.0201in" fo:border-left="none" fo:border-right="0.05pt solid #000000" fo:border-top="0.05pt solid #000000" fo:border-bottom="0.05pt solid #000000" style:writing-mode="page"/>
    </style:style>
    <style:style style:name="Table153.A3" style:family="table-cell">
      <style:table-cell-properties style:vertical-align="" fo:padding="0.0201in" fo:border-left="0.05pt solid #000000" fo:border-right="none" fo:border-top="none" fo:border-bottom="0.05pt solid #000000" style:writing-mode="page"/>
    </style:style>
    <style:style style:name="Table153.B3" style:family="table-cell">
      <style:table-cell-properties fo:padding="0.0201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in" fo:border="none" style:writing-mode="page"/>
    </style:style>
    <style:style style:name="Table117.B1" style:family="table-cell">
      <style:table-cell-properties style:vertical-align="middle" fo:padding="0in" fo:border="none" style:writing-mode="page"/>
    </style:style>
    <style:style style:name="Table117.C1" style:family="table-cell">
      <style:table-cell-properties fo:padding="0in" fo:border="none" style:writing-mode="page"/>
    </style:style>
    <style:style style:name="Table117.B2" style:family="table-cell">
      <style:table-cell-properties style:vertical-align="middle" fo:background-color="#eeeeee" fo:padding="0in" fo:border="none" style:writing-mode="page">
        <style:background-image/>
      </style:table-cell-properties>
    </style:style>
    <style:style style:name="Table117.C2" style:family="table-cell">
      <style:table-cell-properties fo:background-color="#eeeeee" fo:padding="0in" fo:border="none" style:writing-mode="page">
        <style:background-image/>
      </style:table-cell-properties>
    </style:style>
    <style:style style:name="Table117.C3" style:family="table-cell">
      <style:table-cell-properties fo:padding="0in" fo:border="none" style:writing-mode="page"/>
    </style:style>
    <style:style style:name="Table117.C4" style:family="table-cell">
      <style:table-cell-properties fo:background-color="#eeeeee" fo:padding="0in" fo:border="none" style:writing-mode="page">
        <style:background-image/>
      </style:table-cell-properties>
    </style:style>
    <style:style style:name="Table117.A5" style:family="table-cell">
      <style:table-cell-properties style:vertical-align="" fo:padding="0in" fo:border-left="0.05pt solid #000000" fo:border-right="none" fo:border-top="0.05pt solid #000000" fo:border-bottom="0.05pt solid #000000" style:writing-mode="page"/>
    </style:style>
    <style:style style:name="Table117.B5" style:family="table-cell">
      <style:table-cell-properties fo:padding="0.0201in" fo:border-left="none" fo:border-right="0.05pt solid #000000" fo:border-top="0.05pt solid #000000" fo:border-bottom="0.05pt solid #000000" style:writing-mode="page"/>
    </style:style>
    <style:style style:name="Table117.A6" style:family="table-cell">
      <style:table-cell-properties style:vertical-align="" fo:padding="0in" fo:border-left="0.05pt solid #000000" fo:border-right="none"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A7" style:family="table-cell">
      <style:table-cell-properties style:vertical-align="" fo:padding="0in" fo:border-left="0.05pt solid #000000" fo:border-right="none" fo:border-top="none" fo:border-bottom="0.05pt solid #000000" style:writing-mode="page"/>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none" style:writing-mode="page"/>
    </style:style>
    <style:style style:name="Table155.B1" style:family="table-cell">
      <style:table-cell-properties style:vertical-align="middle" fo:padding="0in" fo:border="none" style:writing-mode="page"/>
    </style:style>
    <style:style style:name="Table155.C1" style:family="table-cell">
      <style:table-cell-properties fo:padding="0in" fo:border="none" style:writing-mode="page"/>
    </style:style>
    <style:style style:name="Table155.A2" style:family="table-cell">
      <style:table-cell-properties style:vertical-align="" fo:padding="0.0201in" fo:border-left="0.05pt solid #000000" fo:border-right="none" fo:border-top="0.05pt solid #000000" fo:border-bottom="0.05pt solid #000000" style:writing-mode="page"/>
    </style:style>
    <style:style style:name="Table155.B2" style:family="table-cell">
      <style:table-cell-properties fo:padding="0.0201in" fo:border-left="none" fo:border-right="0.05pt solid #000000" fo:border-top="0.05pt solid #000000" fo:border-bottom="0.05pt solid #000000" style:writing-mode="page"/>
    </style:style>
    <style:style style:name="Table155.A3" style:family="table-cell">
      <style:table-cell-properties style:vertical-align="" fo:padding="0.0201in" fo:border-left="0.05pt solid #000000" fo:border-right="none" fo:border-top="none" fo:border-bottom="0.05pt solid #000000" style:writing-mode="page"/>
    </style:style>
    <style:style style:name="Table155.B3" style:family="table-cell">
      <style:table-cell-properties fo:padding="0.0201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none" style:writing-mode="page"/>
    </style:style>
    <style:style style:name="Table147.B1" style:family="table-cell">
      <style:table-cell-properties style:vertical-align="middle" fo:padding="0in" fo:border="none" style:writing-mode="page"/>
    </style:style>
    <style:style style:name="Table147.C1" style:family="table-cell">
      <style:table-cell-properties fo:padding="0in" fo:border="none" style:writing-mode="page"/>
    </style:style>
    <style:style style:name="Table147.B2" style:family="table-cell">
      <style:table-cell-properties style:vertical-align="middle" fo:background-color="#eeeeee" fo:padding="0in" fo:border="none" style:writing-mode="page">
        <style:background-image/>
      </style:table-cell-properties>
    </style:style>
    <style:style style:name="Table147.C2" style:family="table-cell">
      <style:table-cell-properties fo:background-color="#eeeeee" fo:padding="0in" fo:border="none" style:writing-mode="page">
        <style:background-image/>
      </style:table-cell-properties>
    </style:style>
    <style:style style:name="Table147.C3" style:family="table-cell">
      <style:table-cell-properties fo:padding="0in" fo:border="none" style:writing-mode="page"/>
    </style:style>
    <style:style style:name="Table147.A4" style:family="table-cell">
      <style:table-cell-properties style:vertical-align="" fo:padding="0.0201in" fo:border-left="0.05pt solid #000000" fo:border-right="none" fo:border-top="0.05pt solid #000000" fo:border-bottom="0.05pt solid #000000" style:writing-mode="page"/>
    </style:style>
    <style:style style:name="Table147.B4" style:family="table-cell">
      <style:table-cell-properties fo:padding="0.0201in" fo:border-left="none" fo:border-right="0.05pt solid #000000" fo:border-top="0.05pt solid #000000" fo:border-bottom="0.05pt solid #000000" style:writing-mode="page"/>
    </style:style>
    <style:style style:name="Table147.A5" style:family="table-cell">
      <style:table-cell-properties style:vertical-align="" fo:padding="0.0201in" fo:border-left="0.05pt solid #000000" fo:border-right="none" fo:border-top="none" fo:border-bottom="0.05pt solid #000000" style:writing-mode="page"/>
    </style:style>
    <style:style style:name="Table147.B5" style:family="table-cell">
      <style:table-cell-properties fo:padding="0.0201in" fo:border-left="none" fo:border-right="0.05pt solid #000000" fo:border-top="none" fo:border-bottom="0.05pt solid #000000" style:writing-mode="page"/>
    </style:style>
    <style:style style:name="Table147.6" style:family="table-row">
      <style:table-row-properties style:min-row-height="0.584in"/>
    </style:style>
    <style:style style:name="Table147.A6" style:family="table-cell">
      <style:table-cell-properties style:vertical-align="" fo:padding="0.0201in" fo:border-left="0.05pt solid #000000" fo:border-right="none" fo:border-top="none" fo:border-bottom="0.05pt solid #000000" style:writing-mode="page"/>
    </style:style>
    <style:style style:name="Table147.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none" style:writing-mode="page"/>
    </style:style>
    <style:style style:name="Table149.B1" style:family="table-cell">
      <style:table-cell-properties style:vertical-align="middle" fo:padding="0in" fo:border="none" style:writing-mode="page"/>
    </style:style>
    <style:style style:name="Table149.C1" style:family="table-cell">
      <style:table-cell-properties fo:padding="0in" fo:border="none" style:writing-mode="page"/>
    </style:style>
    <style:style style:name="Table149.B2" style:family="table-cell">
      <style:table-cell-properties style:vertical-align="middle" fo:background-color="#eeeeee" fo:padding="0in" fo:border="none" style:writing-mode="page">
        <style:background-image/>
      </style:table-cell-properties>
    </style:style>
    <style:style style:name="Table149.C2" style:family="table-cell">
      <style:table-cell-properties fo:background-color="#eeeeee" fo:padding="0in" fo:border="none" style:writing-mode="page">
        <style:background-image/>
      </style:table-cell-properties>
    </style:style>
    <style:style style:name="Table149.A3" style:family="table-cell">
      <style:table-cell-properties style:vertical-align="" fo:padding="0.0201in" fo:border-left="0.05pt solid #000000" fo:border-right="none" fo:border-top="0.05pt solid #000000" fo:border-bottom="0.05pt solid #000000" style:writing-mode="page"/>
    </style:style>
    <style:style style:name="Table149.B3" style:family="table-cell">
      <style:table-cell-properties fo:padding="0.0201in" fo:border-left="none" fo:border-right="0.05pt solid #000000" fo:border-top="0.05pt solid #000000" fo:border-bottom="0.05pt solid #000000" style:writing-mode="page"/>
    </style:style>
    <style:style style:name="Table149.A4" style:family="table-cell">
      <style:table-cell-properties style:vertical-align="" fo:padding="0.0201in" fo:border-left="0.05pt solid #000000" fo:border-right="none" fo:border-top="none" fo:border-bottom="0.05pt solid #000000" style:writing-mode="page"/>
    </style:style>
    <style:style style:name="Table149.B4" style:family="table-cell">
      <style:table-cell-properties fo:padding="0.0201in" fo:border-left="none" fo:border-right="0.05pt solid #000000" fo:border-top="none" fo:border-bottom="0.05pt solid #000000" style:writing-mode="page"/>
    </style:style>
    <style:style style:name="Table149.5" style:family="table-row">
      <style:table-row-properties style:min-row-height="0.584in"/>
    </style:style>
    <style:style style:name="Table149.A5" style:family="table-cell">
      <style:table-cell-properties style:vertical-align="" fo:padding="0.0201in" fo:border-left="0.05pt solid #000000" fo:border-right="none" fo:border-top="none" fo:border-bottom="0.05pt solid #000000" style:writing-mode="page"/>
    </style:style>
    <style:style style:name="Table149.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none" style:writing-mode="page"/>
    </style:style>
    <style:style style:name="Table105.B1" style:family="table-cell">
      <style:table-cell-properties style:vertical-align="middle" fo:padding="0in" fo:border="none" style:writing-mode="page"/>
    </style:style>
    <style:style style:name="Table105.C1" style:family="table-cell">
      <style:table-cell-properties fo:padding="0in" fo:border="none" style:writing-mode="page"/>
    </style:style>
    <style:style style:name="Table105.A2" style:family="table-cell">
      <style:table-cell-properties style:vertical-align="" fo:padding="0.0201in" fo:border-left="0.05pt solid #000000" fo:border-right="none" fo:border-top="0.05pt solid #000000" fo:border-bottom="0.05pt solid #000000" style:writing-mode="page"/>
    </style:style>
    <style:style style:name="Table105.B2" style:family="table-cell">
      <style:table-cell-properties fo:padding="0.0201in" fo:border-left="none" fo:border-right="0.05pt solid #000000" fo:border-top="0.05pt solid #000000" fo:border-bottom="0.05pt solid #000000" style:writing-mode="page"/>
    </style:style>
    <style:style style:name="Table105.A3" style:family="table-cell">
      <style:table-cell-properties style:vertical-align="" fo:padding="0.0201in" fo:border-left="0.05pt solid #000000" fo:border-right="none" fo:border-top="none" fo:border-bottom="0.05pt solid #000000" style:writing-mode="page"/>
    </style:style>
    <style:style style:name="Table105.B3" style:family="table-cell">
      <style:table-cell-properties fo:padding="0.0201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none" style:writing-mode="page"/>
    </style:style>
    <style:style style:name="Table171.B1" style:family="table-cell">
      <style:table-cell-properties style:vertical-align="middle" fo:padding="0in" fo:border="none" style:writing-mode="page"/>
    </style:style>
    <style:style style:name="Table171.C1" style:family="table-cell">
      <style:table-cell-properties fo:padding="0in" fo:border="none" style:writing-mode="page"/>
    </style:style>
    <style:style style:name="Table171.A2" style:family="table-cell">
      <style:table-cell-properties style:vertical-align="" fo:padding="0.0201in" fo:border-left="0.05pt solid #000000" fo:border-right="none" fo:border-top="0.05pt solid #000000" fo:border-bottom="0.05pt solid #000000" style:writing-mode="page"/>
    </style:style>
    <style:style style:name="Table171.B2" style:family="table-cell">
      <style:table-cell-properties fo:padding="0.0201in" fo:border-left="none" fo:border-right="0.05pt solid #000000" fo:border-top="0.05pt solid #000000" fo:border-bottom="0.05pt solid #000000" style:writing-mode="page"/>
    </style:style>
    <style:style style:name="Table171.A3" style:family="table-cell">
      <style:table-cell-properties style:vertical-align="" fo:padding="0.0201in" fo:border-left="0.05pt solid #000000" fo:border-right="none" fo:border-top="none" fo:border-bottom="0.05pt solid #000000" style:writing-mode="page"/>
    </style:style>
    <style:style style:name="Table171.B3" style:family="table-cell">
      <style:table-cell-properties fo:padding="0.0201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none" style:writing-mode="page"/>
    </style:style>
    <style:style style:name="Table177.B1" style:family="table-cell">
      <style:table-cell-properties style:vertical-align="middle" fo:padding="0in" fo:border="none" style:writing-mode="page"/>
    </style:style>
    <style:style style:name="Table177.C1" style:family="table-cell">
      <style:table-cell-properties fo:padding="0in" fo:border="none" style:writing-mode="page"/>
    </style:style>
    <style:style style:name="Table177.A2" style:family="table-cell">
      <style:table-cell-properties style:vertical-align="" fo:padding="0.0201in" fo:border-left="0.05pt solid #000000" fo:border-right="none" fo:border-top="0.05pt solid #000000" fo:border-bottom="0.05pt solid #000000" style:writing-mode="page"/>
    </style:style>
    <style:style style:name="Table177.B2" style:family="table-cell">
      <style:table-cell-properties fo:padding="0.0201in" fo:border-left="none" fo:border-right="0.05pt solid #000000" fo:border-top="0.05pt solid #000000" fo:border-bottom="0.05pt solid #000000" style:writing-mode="page"/>
    </style:style>
    <style:style style:name="Table177.A3" style:family="table-cell">
      <style:table-cell-properties style:vertical-align="" fo:padding="0.0201in" fo:border-left="0.05pt solid #000000" fo:border-right="none" fo:border-top="none" fo:border-bottom="0.05pt solid #000000" style:writing-mode="page"/>
    </style:style>
    <style:style style:name="Table177.B3" style:family="table-cell">
      <style:table-cell-properties fo:padding="0.0201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none" style:writing-mode="page"/>
    </style:style>
    <style:style style:name="Table181.B1" style:family="table-cell">
      <style:table-cell-properties style:vertical-align="middle" fo:padding="0in" fo:border="none" style:writing-mode="page"/>
    </style:style>
    <style:style style:name="Table181.C1" style:family="table-cell">
      <style:table-cell-properties fo:padding="0in" fo:border="none" style:writing-mode="page"/>
    </style:style>
    <style:style style:name="Table181.B2" style:family="table-cell">
      <style:table-cell-properties style:vertical-align="middle" fo:background-color="#eeeeee" fo:padding="0in" fo:border="none" style:writing-mode="page">
        <style:background-image/>
      </style:table-cell-properties>
    </style:style>
    <style:style style:name="Table181.C2" style:family="table-cell">
      <style:table-cell-properties fo:background-color="#eeeeee" fo:padding="0in" fo:border="none" style:writing-mode="page">
        <style:background-image/>
      </style:table-cell-properties>
    </style:style>
    <style:style style:name="Table181.A3" style:family="table-cell">
      <style:table-cell-properties style:vertical-align="" fo:padding="0.0201in" fo:border-left="0.05pt solid #000000" fo:border-right="none" fo:border-top="0.05pt solid #000000" fo:border-bottom="0.05pt solid #000000" style:writing-mode="page"/>
    </style:style>
    <style:style style:name="Table181.B3" style:family="table-cell">
      <style:table-cell-properties fo:padding="0.0201in" fo:border-left="none" fo:border-right="0.05pt solid #000000" fo:border-top="0.05pt solid #000000" fo:border-bottom="0.05pt solid #000000" style:writing-mode="page"/>
    </style:style>
    <style:style style:name="Table181.A4" style:family="table-cell">
      <style:table-cell-properties style:vertical-align="" fo:padding="0.0201in" fo:border-left="0.05pt solid #000000" fo:border-right="none" fo:border-top="none" fo:border-bottom="0.05pt solid #000000" style:writing-mode="page"/>
    </style:style>
    <style:style style:name="Table181.B4" style:family="table-cell">
      <style:table-cell-properties fo:padding="0.0201in" fo:border-left="none" fo:border-right="0.05pt solid #000000" fo:border-top="none" fo:border-bottom="0.05pt solid #000000" style:writing-mode="page"/>
    </style:style>
    <style:style style:name="Table181.5" style:family="table-row">
      <style:table-row-properties style:min-row-height="0.1556in"/>
    </style:style>
    <style:style style:name="Table181.A5" style:family="table-cell">
      <style:table-cell-properties style:vertical-align="" fo:padding="0.0201in" fo:border-left="0.05pt solid #000000" fo:border-right="none" fo:border-top="none" fo:border-bottom="0.05pt solid #000000" style:writing-mode="page"/>
    </style:style>
    <style:style style:name="Table181.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none" style:writing-mode="page"/>
    </style:style>
    <style:style style:name="Table101.B1" style:family="table-cell">
      <style:table-cell-properties fo:padding="0in" fo:border="none" style:writing-mode="page"/>
    </style:style>
    <style:style style:name="Table101.A2" style:family="table-cell">
      <style:table-cell-properties style:vertical-align="" fo:padding="0.0201in" fo:border-left="0.05pt solid #000000" fo:border-right="none" fo:border-top="0.05pt solid #000000" fo:border-bottom="0.05pt solid #000000" style:writing-mode="page"/>
    </style:style>
    <style:style style:name="Table101.B2" style:family="table-cell">
      <style:table-cell-properties fo:padding="0.0201in" fo:border-left="none" fo:border-right="0.05pt solid #000000" fo:border-top="0.05pt solid #000000" fo:border-bottom="0.05pt solid #000000" style:writing-mode="page"/>
    </style:style>
    <style:style style:name="Table101.A3" style:family="table-cell">
      <style:table-cell-properties style:vertical-align="" fo:padding="0.0201in" fo:border-left="0.05pt solid #000000" fo:border-right="none" fo:border-top="none" fo:border-bottom="0.05pt solid #000000" style:writing-mode="page"/>
    </style:style>
    <style:style style:name="Table101.B3" style:family="table-cell">
      <style:table-cell-properties fo:padding="0.0201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none" style:writing-mode="page"/>
    </style:style>
    <style:style style:name="Table159.B1" style:family="table-cell">
      <style:table-cell-properties style:vertical-align="middle" fo:padding="0in" fo:border="none" style:writing-mode="page"/>
    </style:style>
    <style:style style:name="Table159.C1" style:family="table-cell">
      <style:table-cell-properties fo:padding="0in" fo:border="none" style:writing-mode="page"/>
    </style:style>
    <style:style style:name="Table159.B2" style:family="table-cell">
      <style:table-cell-properties style:vertical-align="middle" fo:background-color="#eeeeee" fo:padding="0in" fo:border="none" style:writing-mode="page">
        <style:background-image/>
      </style:table-cell-properties>
    </style:style>
    <style:style style:name="Table159.C2" style:family="table-cell">
      <style:table-cell-properties fo:background-color="#eeeeee" fo:padding="0in" fo:border="none" style:writing-mode="page">
        <style:background-image/>
      </style:table-cell-properties>
    </style:style>
    <style:style style:name="Table159.C3" style:family="table-cell">
      <style:table-cell-properties fo:padding="0in" fo:border="none" style:writing-mode="page"/>
    </style:style>
    <style:style style:name="Table159.A4" style:family="table-cell">
      <style:table-cell-properties style:vertical-align="" fo:padding="0.0201in" fo:border-left="0.05pt solid #000000" fo:border-right="none" fo:border-top="0.05pt solid #000000" fo:border-bottom="0.05pt solid #000000" style:writing-mode="page"/>
    </style:style>
    <style:style style:name="Table159.B4" style:family="table-cell">
      <style:table-cell-properties fo:padding="0.0201in" fo:border-left="none" fo:border-right="0.05pt solid #000000" fo:border-top="0.05pt solid #000000" fo:border-bottom="0.05pt solid #000000" style:writing-mode="page"/>
    </style:style>
    <style:style style:name="Table159.A5" style:family="table-cell">
      <style:table-cell-properties style:vertical-align="" fo:padding="0.0201in" fo:border-left="0.05pt solid #000000" fo:border-right="none" fo:border-top="none" fo:border-bottom="0.05pt solid #000000" style:writing-mode="page"/>
    </style:style>
    <style:style style:name="Table159.B5" style:family="table-cell">
      <style:table-cell-properties fo:padding="0.0201in" fo:border-left="none" fo:border-right="0.05pt solid #000000" fo:border-top="none" fo:border-bottom="0.05pt solid #000000" style:writing-mode="page"/>
    </style:style>
    <style:style style:name="Table159.6" style:family="table-row">
      <style:table-row-properties style:min-row-height="0.584in"/>
    </style:style>
    <style:style style:name="Table159.A6" style:family="table-cell">
      <style:table-cell-properties style:vertical-align="" fo:padding="0.0201in" fo:border-left="0.05pt solid #000000" fo:border-right="none" fo:border-top="none" fo:border-bottom="0.05pt solid #000000" style:writing-mode="page"/>
    </style:style>
    <style:style style:name="Table159.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none" style:writing-mode="page"/>
    </style:style>
    <style:style style:name="Table111.B1" style:family="table-cell">
      <style:table-cell-properties style:vertical-align="middle" fo:padding="0in" fo:border="none" style:writing-mode="page"/>
    </style:style>
    <style:style style:name="Table111.C1" style:family="table-cell">
      <style:table-cell-properties fo:padding="0in" fo:border="none" style:writing-mode="page"/>
    </style:style>
    <style:style style:name="Table111.B2" style:family="table-cell">
      <style:table-cell-properties style:vertical-align="middle" fo:background-color="#eeeeee" fo:padding="0in" fo:border="none" style:writing-mode="page">
        <style:background-image/>
      </style:table-cell-properties>
    </style:style>
    <style:style style:name="Table111.C2" style:family="table-cell">
      <style:table-cell-properties fo:background-color="#eeeeee" fo:padding="0in" fo:border="none" style:writing-mode="page">
        <style:background-image/>
      </style:table-cell-properties>
    </style:style>
    <style:style style:name="Table111.C3" style:family="table-cell">
      <style:table-cell-properties fo:padding="0in" fo:border="none" style:writing-mode="page"/>
    </style:style>
    <style:style style:name="Table111.A4" style:family="table-cell">
      <style:table-cell-properties style:vertical-align="" fo:padding="0.0201in" fo:border-left="0.05pt solid #000000" fo:border-right="none" fo:border-top="0.05pt solid #000000" fo:border-bottom="0.05pt solid #000000" style:writing-mode="page"/>
    </style:style>
    <style:style style:name="Table111.B4" style:family="table-cell">
      <style:table-cell-properties fo:padding="0.0201in" fo:border-left="none" fo:border-right="0.05pt solid #000000" fo:border-top="0.05pt solid #000000" fo:border-bottom="0.05pt solid #000000" style:writing-mode="page"/>
    </style:style>
    <style:style style:name="Table111.A5" style:family="table-cell">
      <style:table-cell-properties style:vertical-align="" fo:padding="0.0201in" fo:border-left="0.05pt solid #000000" fo:border-right="none" fo:border-top="none" fo:border-bottom="0.05pt solid #000000" style:writing-mode="page"/>
    </style:style>
    <style:style style:name="Table111.B5" style:family="table-cell">
      <style:table-cell-properties fo:padding="0.0201in" fo:border-left="none" fo:border-right="0.05pt solid #000000" fo:border-top="none" fo:border-bottom="0.05pt solid #000000" style:writing-mode="page"/>
    </style:style>
    <style:style style:name="Table111.6" style:family="table-row">
      <style:table-row-properties style:min-row-height="0.584in"/>
    </style:style>
    <style:style style:name="Table111.A6" style:family="table-cell">
      <style:table-cell-properties style:vertical-align="" fo:padding="0.0201in" fo:border-left="0.05pt solid #000000" fo:border-right="none" fo:border-top="none" fo:border-bottom="0.05pt solid #000000" style:writing-mode="page"/>
    </style:style>
    <style:style style:name="Table111.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none" style:writing-mode="page"/>
    </style:style>
    <style:style style:name="Table119.B1" style:family="table-cell">
      <style:table-cell-properties style:vertical-align="middle" fo:padding="0in" fo:border="none" style:writing-mode="page"/>
    </style:style>
    <style:style style:name="Table119.C1" style:family="table-cell">
      <style:table-cell-properties fo:padding="0in" fo:border="none" style:writing-mode="page"/>
    </style:style>
    <style:style style:name="Table119.B2" style:family="table-cell">
      <style:table-cell-properties style:vertical-align="middle" fo:background-color="#eeeeee" fo:padding="0in" fo:border="none" style:writing-mode="page">
        <style:background-image/>
      </style:table-cell-properties>
    </style:style>
    <style:style style:name="Table119.C2" style:family="table-cell">
      <style:table-cell-properties fo:background-color="#eeeeee" fo:padding="0in" fo:border="none" style:writing-mode="page">
        <style:background-image/>
      </style:table-cell-properties>
    </style:style>
    <style:style style:name="Table119.A3" style:family="table-cell">
      <style:table-cell-properties style:vertical-align="" fo:padding="0.0201in" fo:border-left="0.05pt solid #000000" fo:border-right="none" fo:border-top="0.05pt solid #000000" fo:border-bottom="0.05pt solid #000000" style:writing-mode="page"/>
    </style:style>
    <style:style style:name="Table119.B3" style:family="table-cell">
      <style:table-cell-properties fo:padding="0.0201in" fo:border-left="none" fo:border-right="0.05pt solid #000000" fo:border-top="0.05pt solid #000000" fo:border-bottom="0.05pt solid #000000" style:writing-mode="page"/>
    </style:style>
    <style:style style:name="Table119.A4" style:family="table-cell">
      <style:table-cell-properties style:vertical-align="" fo:padding="0.0201in" fo:border-left="0.05pt solid #000000" fo:border-right="none" fo:border-top="none" fo:border-bottom="0.05pt solid #000000" style:writing-mode="page"/>
    </style:style>
    <style:style style:name="Table119.B4" style:family="table-cell">
      <style:table-cell-properties fo:padding="0.0201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0201in" fo:border-left="0.05pt solid #000000" fo:border-right="none" fo:border-top="none" fo:border-bottom="0.05pt solid #000000" style:writing-mode="page"/>
    </style:style>
    <style:style style:name="Table119.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none" style:writing-mode="page"/>
    </style:style>
    <style:style style:name="Table129.B1" style:family="table-cell">
      <style:table-cell-properties style:vertical-align="middle" fo:padding="0in" fo:border="none" style:writing-mode="page"/>
    </style:style>
    <style:style style:name="Table129.C1" style:family="table-cell">
      <style:table-cell-properties fo:padding="0in" fo:border="none" style:writing-mode="page"/>
    </style:style>
    <style:style style:name="Table129.B2" style:family="table-cell">
      <style:table-cell-properties style:vertical-align="middle" fo:background-color="#eeeeee" fo:padding="0in" fo:border="none" style:writing-mode="page">
        <style:background-image/>
      </style:table-cell-properties>
    </style:style>
    <style:style style:name="Table129.C2" style:family="table-cell">
      <style:table-cell-properties fo:background-color="#eeeeee" fo:padding="0in" fo:border="none" style:writing-mode="page">
        <style:background-image/>
      </style:table-cell-properties>
    </style:style>
    <style:style style:name="Table129.C3" style:family="table-cell">
      <style:table-cell-properties fo:padding="0in" fo:border="none" style:writing-mode="page"/>
    </style:style>
    <style:style style:name="Table129.C4" style:family="table-cell">
      <style:table-cell-properties fo:background-color="#eeeeee" fo:padding="0in" fo:border="none" style:writing-mode="page">
        <style:background-image/>
      </style:table-cell-properties>
    </style:style>
    <style:style style:name="Table129.B5" style:family="table-cell">
      <style:table-cell-properties style:vertical-align="middle" fo:background-color="transparent" fo:padding="0in" fo:border="none" style:writing-mode="page">
        <style:background-image/>
      </style:table-cell-properties>
    </style:style>
    <style:style style:name="Table129.C5" style:family="table-cell">
      <style:table-cell-properties fo:background-color="transparent" fo:padding="0in" fo:border="none" style:writing-mode="page">
        <style:background-image/>
      </style:table-cell-properties>
    </style:style>
    <style:style style:name="Table129.A6" style:family="table-cell">
      <style:table-cell-properties style:vertical-align="" fo:padding="0.0201in" fo:border-left="0.05pt solid #000000" fo:border-right="none" fo:border-top="0.05pt solid #000000" fo:border-bottom="0.05pt solid #000000" style:writing-mode="page"/>
    </style:style>
    <style:style style:name="Table129.B6" style:family="table-cell">
      <style:table-cell-properties fo:padding="0.0201in" fo:border-left="none" fo:border-right="0.05pt solid #000000" fo:border-top="0.05pt solid #000000" fo:border-bottom="0.05pt solid #000000" style:writing-mode="page"/>
    </style:style>
    <style:style style:name="Table129.A7" style:family="table-cell">
      <style:table-cell-properties style:vertical-align="" fo:padding="0.0201in" fo:border-left="0.05pt solid #000000" fo:border-right="none" fo:border-top="none" fo:border-bottom="0.05pt solid #000000" style:writing-mode="page"/>
    </style:style>
    <style:style style:name="Table129.B7" style:family="table-cell">
      <style:table-cell-properties fo:padding="0.0201in" fo:border-left="none" fo:border-right="0.05pt solid #000000" fo:border-top="none" fo:border-bottom="0.05pt solid #000000" style:writing-mode="page"/>
    </style:style>
    <style:style style:name="Table129.8" style:family="table-row">
      <style:table-row-properties style:min-row-height="0.584in"/>
    </style:style>
    <style:style style:name="Table129.A8" style:family="table-cell">
      <style:table-cell-properties style:vertical-align="" fo:padding="0.0201in" fo:border-left="0.05pt solid #000000" fo:border-right="none" fo:border-top="none" fo:border-bottom="0.05pt solid #000000" style:writing-mode="page"/>
    </style:style>
    <style:style style:name="Table129.B8"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none" style:writing-mode="page"/>
    </style:style>
    <style:style style:name="Table131.B1" style:family="table-cell">
      <style:table-cell-properties style:vertical-align="middle" fo:padding="0in" fo:border="none" style:writing-mode="page"/>
    </style:style>
    <style:style style:name="Table131.C1" style:family="table-cell">
      <style:table-cell-properties fo:padding="0in" fo:border="none" style:writing-mode="page"/>
    </style:style>
    <style:style style:name="Table131.B2" style:family="table-cell">
      <style:table-cell-properties style:vertical-align="middle" fo:background-color="#eeeeee" fo:padding="0in" fo:border="none" style:writing-mode="page">
        <style:background-image/>
      </style:table-cell-properties>
    </style:style>
    <style:style style:name="Table131.C2" style:family="table-cell">
      <style:table-cell-properties fo:background-color="#eeeeee" fo:padding="0in" fo:border="none" style:writing-mode="page">
        <style:background-image/>
      </style:table-cell-properties>
    </style:style>
    <style:style style:name="Table131.C3" style:family="table-cell">
      <style:table-cell-properties fo:padding="0in" fo:border="none" style:writing-mode="page"/>
    </style:style>
    <style:style style:name="Table131.C4" style:family="table-cell">
      <style:table-cell-properties fo:background-color="#eeeeee" fo:padding="0in" fo:border="none" style:writing-mode="page">
        <style:background-image/>
      </style:table-cell-properties>
    </style:style>
    <style:style style:name="Table131.A5" style:family="table-cell">
      <style:table-cell-properties style:vertical-align="" fo:padding="0.0201in" fo:border-left="0.05pt solid #000000" fo:border-right="none" fo:border-top="0.05pt solid #000000" fo:border-bottom="0.05pt solid #000000" style:writing-mode="page"/>
    </style:style>
    <style:style style:name="Table131.B5" style:family="table-cell">
      <style:table-cell-properties fo:padding="0.0201in" fo:border-left="none" fo:border-right="0.05pt solid #000000" fo:border-top="0.05pt solid #000000" fo:border-bottom="0.05pt solid #000000" style:writing-mode="page"/>
    </style:style>
    <style:style style:name="Table131.A6" style:family="table-cell">
      <style:table-cell-properties style:vertical-align="" fo:padding="0.0201in" fo:border-left="0.05pt solid #000000" fo:border-right="none" fo:border-top="none" fo:border-bottom="0.05pt solid #000000" style:writing-mode="page"/>
    </style:style>
    <style:style style:name="Table131.B6" style:family="table-cell">
      <style:table-cell-properties fo:padding="0.0201in" fo:border-left="none" fo:border-right="0.05pt solid #000000" fo:border-top="none" fo:border-bottom="0.05pt solid #000000" style:writing-mode="page"/>
    </style:style>
    <style:style style:name="Table131.7" style:family="table-row">
      <style:table-row-properties style:min-row-height="0.584in"/>
    </style:style>
    <style:style style:name="Table131.A7" style:family="table-cell">
      <style:table-cell-properties style:vertical-align="" fo:padding="0.0201in" fo:border-left="0.05pt solid #000000" fo:border-right="none" fo:border-top="none" fo:border-bottom="0.05pt solid #000000" style:writing-mode="page"/>
    </style:style>
    <style:style style:name="Table131.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none" style:writing-mode="page"/>
    </style:style>
    <style:style style:name="Table121.B1" style:family="table-cell">
      <style:table-cell-properties style:vertical-align="middle" fo:padding="0in" fo:border="none" style:writing-mode="page"/>
    </style:style>
    <style:style style:name="Table121.C1" style:family="table-cell">
      <style:table-cell-properties fo:padding="0in" fo:border="none" style:writing-mode="page"/>
    </style:style>
    <style:style style:name="Table121.B2" style:family="table-cell">
      <style:table-cell-properties style:vertical-align="middle" fo:background-color="#eeeeee" fo:padding="0in" fo:border="none" style:writing-mode="page">
        <style:background-image/>
      </style:table-cell-properties>
    </style:style>
    <style:style style:name="Table121.C2" style:family="table-cell">
      <style:table-cell-properties fo:background-color="#eeeeee" fo:padding="0in" fo:border="none" style:writing-mode="page">
        <style:background-image/>
      </style:table-cell-properties>
    </style:style>
    <style:style style:name="Table121.A3" style:family="table-cell">
      <style:table-cell-properties style:vertical-align="" fo:padding="0.0201in" fo:border-left="0.05pt solid #000000" fo:border-right="none" fo:border-top="0.05pt solid #000000" fo:border-bottom="0.05pt solid #000000" style:writing-mode="page"/>
    </style:style>
    <style:style style:name="Table121.B3" style:family="table-cell">
      <style:table-cell-properties fo:padding="0.0201in" fo:border-left="none" fo:border-right="0.05pt solid #000000" fo:border-top="0.05pt solid #000000" fo:border-bottom="0.05pt solid #000000" style:writing-mode="page"/>
    </style:style>
    <style:style style:name="Table121.A4" style:family="table-cell">
      <style:table-cell-properties style:vertical-align="" fo:padding="0.0201in" fo:border-left="0.05pt solid #000000" fo:border-right="none" fo:border-top="none" fo:border-bottom="0.05pt solid #000000" style:writing-mode="page"/>
    </style:style>
    <style:style style:name="Table121.B4" style:family="table-cell">
      <style:table-cell-properties fo:padding="0.0201in" fo:border-left="none" fo:border-right="0.05pt solid #000000" fo:border-top="none" fo:border-bottom="0.05pt solid #000000" style:writing-mode="page"/>
    </style:style>
    <style:style style:name="Table121.5" style:family="table-row">
      <style:table-row-properties style:min-row-height="0.584in"/>
    </style:style>
    <style:style style:name="Table121.A5" style:family="table-cell">
      <style:table-cell-properties style:vertical-align="" fo:padding="0.0201in" fo:border-left="0.05pt solid #000000" fo:border-right="none" fo:border-top="none" fo:border-bottom="0.05pt solid #000000" style:writing-mode="page"/>
    </style:style>
    <style:style style:name="Table121.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none" style:writing-mode="page"/>
    </style:style>
    <style:style style:name="Table141.B1" style:family="table-cell">
      <style:table-cell-properties style:vertical-align="middle" fo:padding="0in" fo:border="none" style:writing-mode="page"/>
    </style:style>
    <style:style style:name="Table141.C1" style:family="table-cell">
      <style:table-cell-properties fo:padding="0in" fo:border="none" style:writing-mode="page"/>
    </style:style>
    <style:style style:name="Table141.B2" style:family="table-cell">
      <style:table-cell-properties style:vertical-align="middle" fo:background-color="#eeeeee" fo:padding="0in" fo:border="none" style:writing-mode="page">
        <style:background-image/>
      </style:table-cell-properties>
    </style:style>
    <style:style style:name="Table141.C2" style:family="table-cell">
      <style:table-cell-properties fo:background-color="#eeeeee" fo:padding="0in" fo:border="none" style:writing-mode="page">
        <style:background-image/>
      </style:table-cell-properties>
    </style:style>
    <style:style style:name="Table141.A3" style:family="table-cell">
      <style:table-cell-properties style:vertical-align="" fo:padding="0.0201in" fo:border-left="0.05pt solid #000000" fo:border-right="none" fo:border-top="0.05pt solid #000000" fo:border-bottom="0.05pt solid #000000" style:writing-mode="page"/>
    </style:style>
    <style:style style:name="Table141.B3" style:family="table-cell">
      <style:table-cell-properties fo:padding="0.0201in" fo:border-left="none" fo:border-right="0.05pt solid #000000" fo:border-top="0.05pt solid #000000" fo:border-bottom="0.05pt solid #000000" style:writing-mode="page"/>
    </style:style>
    <style:style style:name="Table141.A4" style:family="table-cell">
      <style:table-cell-properties style:vertical-align="" fo:padding="0.0201in" fo:border-left="0.05pt solid #000000" fo:border-right="none" fo:border-top="none" fo:border-bottom="0.05pt solid #000000" style:writing-mode="page"/>
    </style:style>
    <style:style style:name="Table141.B4" style:family="table-cell">
      <style:table-cell-properties fo:padding="0.0201in" fo:border-left="none" fo:border-right="0.05pt solid #000000" fo:border-top="none" fo:border-bottom="0.05pt solid #000000" style:writing-mode="page"/>
    </style:style>
    <style:style style:name="Table141.5" style:family="table-row">
      <style:table-row-properties style:min-row-height="0.584in"/>
    </style:style>
    <style:style style:name="Table141.A5" style:family="table-cell">
      <style:table-cell-properties style:vertical-align="" fo:padding="0.0201in" fo:border-left="0.05pt solid #000000" fo:border-right="none" fo:border-top="none" fo:border-bottom="0.05pt solid #000000" style:writing-mode="page"/>
    </style:style>
    <style:style style:name="Table141.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none" style:writing-mode="page"/>
    </style:style>
    <style:style style:name="Table143.B1" style:family="table-cell">
      <style:table-cell-properties style:vertical-align="middle" fo:padding="0in" fo:border="none" style:writing-mode="page"/>
    </style:style>
    <style:style style:name="Table143.C1" style:family="table-cell">
      <style:table-cell-properties fo:padding="0in" fo:border="none" style:writing-mode="page"/>
    </style:style>
    <style:style style:name="Table143.B2" style:family="table-cell">
      <style:table-cell-properties style:vertical-align="middle" fo:background-color="#eeeeee" fo:padding="0in" fo:border="none" style:writing-mode="page">
        <style:background-image/>
      </style:table-cell-properties>
    </style:style>
    <style:style style:name="Table143.C2" style:family="table-cell">
      <style:table-cell-properties fo:background-color="#eeeeee" fo:padding="0in" fo:border="none" style:writing-mode="page">
        <style:background-image/>
      </style:table-cell-properties>
    </style:style>
    <style:style style:name="Table143.A3" style:family="table-cell">
      <style:table-cell-properties style:vertical-align="" fo:padding="0.0201in" fo:border-left="0.05pt solid #000000" fo:border-right="none" fo:border-top="0.05pt solid #000000" fo:border-bottom="0.05pt solid #000000" style:writing-mode="page"/>
    </style:style>
    <style:style style:name="Table143.B3" style:family="table-cell">
      <style:table-cell-properties fo:padding="0.0201in" fo:border-left="none" fo:border-right="0.05pt solid #000000" fo:border-top="0.05pt solid #000000" fo:border-bottom="0.05pt solid #000000" style:writing-mode="page"/>
    </style:style>
    <style:style style:name="Table143.A4" style:family="table-cell">
      <style:table-cell-properties style:vertical-align="" fo:padding="0.0201in" fo:border-left="0.05pt solid #000000" fo:border-right="none" fo:border-top="none" fo:border-bottom="0.05pt solid #000000" style:writing-mode="page"/>
    </style:style>
    <style:style style:name="Table143.B4" style:family="table-cell">
      <style:table-cell-properties fo:padding="0.0201in" fo:border-left="none" fo:border-right="0.05pt solid #000000" fo:border-top="none" fo:border-bottom="0.05pt solid #000000" style:writing-mode="page"/>
    </style:style>
    <style:style style:name="Table143.5" style:family="table-row">
      <style:table-row-properties style:min-row-height="0.584in"/>
    </style:style>
    <style:style style:name="Table143.A5" style:family="table-cell">
      <style:table-cell-properties style:vertical-align="" fo:padding="0.0201in" fo:border-left="0.05pt solid #000000" fo:border-right="none" fo:border-top="none" fo:border-bottom="0.05pt solid #000000" style:writing-mode="page"/>
    </style:style>
    <style:style style:name="Table143.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none" style:writing-mode="page"/>
    </style:style>
    <style:style style:name="Table173.B1" style:family="table-cell">
      <style:table-cell-properties style:vertical-align="middle" fo:padding="0in" fo:border="none" style:writing-mode="page"/>
    </style:style>
    <style:style style:name="Table173.C1" style:family="table-cell">
      <style:table-cell-properties fo:padding="0in" fo:border="none" style:writing-mode="page"/>
    </style:style>
    <style:style style:name="Table173.A2" style:family="table-cell">
      <style:table-cell-properties style:vertical-align="" fo:padding="0.0201in" fo:border-left="0.05pt solid #000000" fo:border-right="none" fo:border-top="0.05pt solid #000000" fo:border-bottom="0.05pt solid #000000" style:writing-mode="page"/>
    </style:style>
    <style:style style:name="Table173.B2" style:family="table-cell">
      <style:table-cell-properties fo:padding="0.0201in" fo:border-left="none" fo:border-right="0.05pt solid #000000" fo:border-top="0.05pt solid #000000" fo:border-bottom="0.05pt solid #000000" style:writing-mode="page"/>
    </style:style>
    <style:style style:name="Table173.A3" style:family="table-cell">
      <style:table-cell-properties style:vertical-align="" fo:padding="0.0201in" fo:border-left="0.05pt solid #000000" fo:border-right="none" fo:border-top="none" fo:border-bottom="0.05pt solid #000000" style:writing-mode="page"/>
    </style:style>
    <style:style style:name="Table173.B3" style:family="table-cell">
      <style:table-cell-properties fo:padding="0.0201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none" style:writing-mode="page"/>
    </style:style>
    <style:style style:name="Table113.B1" style:family="table-cell">
      <style:table-cell-properties style:vertical-align="middle" fo:padding="0in" fo:border="none" style:writing-mode="page"/>
    </style:style>
    <style:style style:name="Table113.C1" style:family="table-cell">
      <style:table-cell-properties fo:padding="0in" fo:border="none" style:writing-mode="page"/>
    </style:style>
    <style:style style:name="Table113.B2" style:family="table-cell">
      <style:table-cell-properties style:vertical-align="middle" fo:background-color="#eeeeee" fo:padding="0in" fo:border="none" style:writing-mode="page">
        <style:background-image/>
      </style:table-cell-properties>
    </style:style>
    <style:style style:name="Table113.C2" style:family="table-cell">
      <style:table-cell-properties fo:background-color="#eeeeee" fo:padding="0in" fo:border="none" style:writing-mode="page">
        <style:background-image/>
      </style:table-cell-properties>
    </style:style>
    <style:style style:name="Table113.C3" style:family="table-cell">
      <style:table-cell-properties fo:padding="0in" fo:border="none" style:writing-mode="page"/>
    </style:style>
    <style:style style:name="Table113.C4" style:family="table-cell">
      <style:table-cell-properties fo:background-color="#eeeeee" fo:padding="0in" fo:border="none" style:writing-mode="page">
        <style:background-image/>
      </style:table-cell-properties>
    </style:style>
    <style:style style:name="Table113.A5" style:family="table-cell">
      <style:table-cell-properties style:vertical-align="" fo:padding="0.0201in" fo:border-left="0.05pt solid #000000" fo:border-right="none" fo:border-top="0.05pt solid #000000" fo:border-bottom="0.05pt solid #000000" style:writing-mode="page"/>
    </style:style>
    <style:style style:name="Table113.B5" style:family="table-cell">
      <style:table-cell-properties fo:padding="0.0201in" fo:border-left="none" fo:border-right="0.05pt solid #000000" fo:border-top="0.05pt solid #000000" fo:border-bottom="0.05pt solid #000000" style:writing-mode="page"/>
    </style:style>
    <style:style style:name="Table113.A6" style:family="table-cell">
      <style:table-cell-properties style:vertical-align="" fo:padding="0.0201in" fo:border-left="0.05pt solid #000000" fo:border-right="none" fo:border-top="none" fo:border-bottom="0.05pt solid #000000" style:writing-mode="page"/>
    </style:style>
    <style:style style:name="Table113.B6" style:family="table-cell">
      <style:table-cell-properties fo:padding="0.0201in" fo:border-left="none" fo:border-right="0.05pt solid #000000" fo:border-top="none" fo:border-bottom="0.05pt solid #000000" style:writing-mode="page"/>
    </style:style>
    <style:style style:name="Table113.7" style:family="table-row">
      <style:table-row-properties style:min-row-height="0.584in"/>
    </style:style>
    <style:style style:name="Table113.A7" style:family="table-cell">
      <style:table-cell-properties style:vertical-align="" fo:padding="0.0201in" fo:border-left="0.05pt solid #000000" fo:border-right="none" fo:border-top="none" fo:border-bottom="0.05pt solid #000000" style:writing-mode="page"/>
    </style:style>
    <style:style style:name="Table113.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none" style:writing-mode="page"/>
    </style:style>
    <style:style style:name="Table133.B1" style:family="table-cell">
      <style:table-cell-properties style:vertical-align="middle" fo:padding="0in" fo:border="none" style:writing-mode="page"/>
    </style:style>
    <style:style style:name="Table133.C1" style:family="table-cell">
      <style:table-cell-properties fo:padding="0in" fo:border="none" style:writing-mode="page"/>
    </style:style>
    <style:style style:name="Table133.B2" style:family="table-cell">
      <style:table-cell-properties style:vertical-align="middle" fo:background-color="#eeeeee" fo:padding="0in" fo:border="none" style:writing-mode="page">
        <style:background-image/>
      </style:table-cell-properties>
    </style:style>
    <style:style style:name="Table133.C2" style:family="table-cell">
      <style:table-cell-properties fo:background-color="#eeeeee" fo:padding="0in" fo:border="none" style:writing-mode="page">
        <style:background-image/>
      </style:table-cell-properties>
    </style:style>
    <style:style style:name="Table133.C3" style:family="table-cell">
      <style:table-cell-properties fo:padding="0in" fo:border="none" style:writing-mode="page"/>
    </style:style>
    <style:style style:name="Table133.C4" style:family="table-cell">
      <style:table-cell-properties fo:background-color="#eeeeee" fo:padding="0in" fo:border="none" style:writing-mode="page">
        <style:background-image/>
      </style:table-cell-properties>
    </style:style>
    <style:style style:name="Table133.B5" style:family="table-cell">
      <style:table-cell-properties style:vertical-align="middle" fo:background-color="transparent" fo:padding="0in" fo:border="none" style:writing-mode="page">
        <style:background-image/>
      </style:table-cell-properties>
    </style:style>
    <style:style style:name="Table133.C5" style:family="table-cell">
      <style:table-cell-properties fo:background-color="transparent" fo:padding="0in" fo:border="none" style:writing-mode="page">
        <style:background-image/>
      </style:table-cell-properties>
    </style:style>
    <style:style style:name="Table133.A6" style:family="table-cell">
      <style:table-cell-properties style:vertical-align="" fo:padding="0.0201in" fo:border-left="0.05pt solid #000000" fo:border-right="none" fo:border-top="0.05pt solid #000000" fo:border-bottom="0.05pt solid #000000" style:writing-mode="page"/>
    </style:style>
    <style:style style:name="Table133.B6" style:family="table-cell">
      <style:table-cell-properties fo:padding="0.0201in" fo:border-left="none" fo:border-right="0.05pt solid #000000" fo:border-top="0.05pt solid #000000" fo:border-bottom="0.05pt solid #000000" style:writing-mode="page"/>
    </style:style>
    <style:style style:name="Table133.A7" style:family="table-cell">
      <style:table-cell-properties style:vertical-align="" fo:padding="0.0201in" fo:border-left="0.05pt solid #000000" fo:border-right="none" fo:border-top="none" fo:border-bottom="0.05pt solid #000000" style:writing-mode="page"/>
    </style:style>
    <style:style style:name="Table133.B7" style:family="table-cell">
      <style:table-cell-properties fo:padding="0.0201in" fo:border-left="none" fo:border-right="0.05pt solid #000000" fo:border-top="none" fo:border-bottom="0.05pt solid #000000" style:writing-mode="page"/>
    </style:style>
    <style:style style:name="Table133.8" style:family="table-row">
      <style:table-row-properties style:min-row-height="0.584in"/>
    </style:style>
    <style:style style:name="Table133.A8" style:family="table-cell">
      <style:table-cell-properties style:vertical-align="" fo:padding="0.0201in" fo:border-left="0.05pt solid #000000" fo:border-right="none" fo:border-top="none" fo:border-bottom="0.05pt solid #000000" style:writing-mode="page"/>
    </style:style>
    <style:style style:name="Table133.B8"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none" style:writing-mode="page"/>
    </style:style>
    <style:style style:name="Table179.B1" style:family="table-cell">
      <style:table-cell-properties style:vertical-align="middle" fo:padding="0in" fo:border="none" style:writing-mode="page"/>
    </style:style>
    <style:style style:name="Table179.C1" style:family="table-cell">
      <style:table-cell-properties fo:padding="0in" fo:border="none" style:writing-mode="page"/>
    </style:style>
    <style:style style:name="Table179.B2" style:family="table-cell">
      <style:table-cell-properties style:vertical-align="middle" fo:background-color="#eeeeee" fo:padding="0in" fo:border="none" style:writing-mode="page">
        <style:background-image/>
      </style:table-cell-properties>
    </style:style>
    <style:style style:name="Table179.C2" style:family="table-cell">
      <style:table-cell-properties fo:background-color="#eeeeee" fo:padding="0in" fo:border="none" style:writing-mode="page">
        <style:background-image/>
      </style:table-cell-properties>
    </style:style>
    <style:style style:name="Table179.A3" style:family="table-cell">
      <style:table-cell-properties style:vertical-align="" fo:padding="0.0201in" fo:border-left="0.05pt solid #000000" fo:border-right="none" fo:border-top="0.05pt solid #000000" fo:border-bottom="0.05pt solid #000000" style:writing-mode="page"/>
    </style:style>
    <style:style style:name="Table179.B3" style:family="table-cell">
      <style:table-cell-properties fo:padding="0.0201in" fo:border-left="none" fo:border-right="0.05pt solid #000000" fo:border-top="0.05pt solid #000000" fo:border-bottom="0.05pt solid #000000" style:writing-mode="page"/>
    </style:style>
    <style:style style:name="Table179.A4" style:family="table-cell">
      <style:table-cell-properties style:vertical-align="" fo:padding="0.0201in" fo:border-left="0.05pt solid #000000" fo:border-right="none" fo:border-top="none" fo:border-bottom="0.05pt solid #000000" style:writing-mode="page"/>
    </style:style>
    <style:style style:name="Table179.B4" style:family="table-cell">
      <style:table-cell-properties fo:padding="0.0201in" fo:border-left="none" fo:border-right="0.05pt solid #000000" fo:border-top="none" fo:border-bottom="0.05pt solid #000000" style:writing-mode="page"/>
    </style:style>
    <style:style style:name="Table179.5" style:family="table-row">
      <style:table-row-properties style:min-row-height="0.1556in"/>
    </style:style>
    <style:style style:name="Table179.A5" style:family="table-cell">
      <style:table-cell-properties style:vertical-align="" fo:padding="0.0201in" fo:border-left="0.05pt solid #000000" fo:border-right="none" fo:border-top="none" fo:border-bottom="0.05pt solid #000000" style:writing-mode="page"/>
    </style:style>
    <style:style style:name="Table179.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none" style:writing-mode="page"/>
    </style:style>
    <style:style style:name="Table115.B1" style:family="table-cell">
      <style:table-cell-properties style:vertical-align="middle" fo:padding="0in" fo:border="none" style:writing-mode="page"/>
    </style:style>
    <style:style style:name="Table115.C1" style:family="table-cell">
      <style:table-cell-properties fo:padding="0in" fo:border="none" style:writing-mode="page"/>
    </style:style>
    <style:style style:name="Table115.B2" style:family="table-cell">
      <style:table-cell-properties style:vertical-align="middle" fo:background-color="#eeeeee" fo:padding="0in" fo:border="none" style:writing-mode="page">
        <style:background-image/>
      </style:table-cell-properties>
    </style:style>
    <style:style style:name="Table115.C2" style:family="table-cell">
      <style:table-cell-properties fo:background-color="#eeeeee" fo:padding="0in" fo:border="none" style:writing-mode="page">
        <style:background-image/>
      </style:table-cell-properties>
    </style:style>
    <style:style style:name="Table115.C3" style:family="table-cell">
      <style:table-cell-properties fo:padding="0in" fo:border="none" style:writing-mode="page"/>
    </style:style>
    <style:style style:name="Table115.C4" style:family="table-cell">
      <style:table-cell-properties fo:background-color="#eeeeee" fo:padding="0in" fo:border="none" style:writing-mode="page">
        <style:background-image/>
      </style:table-cell-properties>
    </style:style>
    <style:style style:name="Table115.A5" style:family="table-cell">
      <style:table-cell-properties style:vertical-align="" fo:padding="0.0201in" fo:border-left="0.05pt solid #000000" fo:border-right="none" fo:border-top="0.05pt solid #000000" fo:border-bottom="0.05pt solid #000000" style:writing-mode="page"/>
    </style:style>
    <style:style style:name="Table115.B5" style:family="table-cell">
      <style:table-cell-properties fo:padding="0.0201in" fo:border-left="none" fo:border-right="0.05pt solid #000000" fo:border-top="0.05pt solid #000000" fo:border-bottom="0.05pt solid #000000" style:writing-mode="page"/>
    </style:style>
    <style:style style:name="Table115.A6" style:family="table-cell">
      <style:table-cell-properties style:vertical-align="" fo:padding="0.0201in" fo:border-left="0.05pt solid #000000" fo:border-right="none" fo:border-top="none" fo:border-bottom="0.05pt solid #000000" style:writing-mode="page"/>
    </style:style>
    <style:style style:name="Table115.B6" style:family="table-cell">
      <style:table-cell-properties fo:padding="0.0201in" fo:border-left="none" fo:border-right="0.05pt solid #000000" fo:border-top="none" fo:border-bottom="0.05pt solid #000000" style:writing-mode="page"/>
    </style:style>
    <style:style style:name="Table115.7" style:family="table-row">
      <style:table-row-properties style:min-row-height="0.584in"/>
    </style:style>
    <style:style style:name="Table115.A7" style:family="table-cell">
      <style:table-cell-properties style:vertical-align="" fo:padding="0.0201in" fo:border-left="0.05pt solid #000000" fo:border-right="none" fo:border-top="none" fo:border-bottom="0.05pt solid #000000" style:writing-mode="page"/>
    </style:style>
    <style:style style:name="Table115.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none" style:writing-mode="page"/>
    </style:style>
    <style:style style:name="Table123.B1" style:family="table-cell">
      <style:table-cell-properties style:vertical-align="middle" fo:padding="0in" fo:border="none" style:writing-mode="page"/>
    </style:style>
    <style:style style:name="Table123.C1" style:family="table-cell">
      <style:table-cell-properties fo:padding="0in" fo:border="none" style:writing-mode="page"/>
    </style:style>
    <style:style style:name="Table123.B2" style:family="table-cell">
      <style:table-cell-properties style:vertical-align="middle" fo:background-color="#eeeeee" fo:padding="0in" fo:border="none" style:writing-mode="page">
        <style:background-image/>
      </style:table-cell-properties>
    </style:style>
    <style:style style:name="Table123.C2" style:family="table-cell">
      <style:table-cell-properties fo:background-color="#eeeeee" fo:padding="0in" fo:border="none" style:writing-mode="page">
        <style:background-image/>
      </style:table-cell-properties>
    </style:style>
    <style:style style:name="Table123.C3" style:family="table-cell">
      <style:table-cell-properties fo:padding="0in" fo:border="none" style:writing-mode="page"/>
    </style:style>
    <style:style style:name="Table123.A4" style:family="table-cell">
      <style:table-cell-properties style:vertical-align="" fo:padding="0.0201in" fo:border-left="0.05pt solid #000000" fo:border-right="none" fo:border-top="0.05pt solid #000000" fo:border-bottom="0.05pt solid #000000" style:writing-mode="page"/>
    </style:style>
    <style:style style:name="Table123.B4" style:family="table-cell">
      <style:table-cell-properties fo:padding="0.0201in" fo:border-left="none" fo:border-right="0.05pt solid #000000" fo:border-top="0.05pt solid #000000" fo:border-bottom="0.05pt solid #000000" style:writing-mode="page"/>
    </style:style>
    <style:style style:name="Table123.A5" style:family="table-cell">
      <style:table-cell-properties style:vertical-align="" fo:padding="0.0201in" fo:border-left="0.05pt solid #000000" fo:border-right="none" fo:border-top="none" fo:border-bottom="0.05pt solid #000000" style:writing-mode="page"/>
    </style:style>
    <style:style style:name="Table123.B5" style:family="table-cell">
      <style:table-cell-properties fo:padding="0.0201in" fo:border-left="none" fo:border-right="0.05pt solid #000000" fo:border-top="none" fo:border-bottom="0.05pt solid #000000" style:writing-mode="page"/>
    </style:style>
    <style:style style:name="Table123.6" style:family="table-row">
      <style:table-row-properties style:min-row-height="0.584in"/>
    </style:style>
    <style:style style:name="Table123.A6" style:family="table-cell">
      <style:table-cell-properties style:vertical-align="" fo:padding="0.0201in" fo:border-left="0.05pt solid #000000" fo:border-right="none" fo:border-top="none" fo:border-bottom="0.05pt solid #000000" style:writing-mode="page"/>
    </style:style>
    <style:style style:name="Table123.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none" style:writing-mode="page"/>
    </style:style>
    <style:style style:name="Table139.B1" style:family="table-cell">
      <style:table-cell-properties style:vertical-align="middle" fo:padding="0in" fo:border="none" style:writing-mode="page"/>
    </style:style>
    <style:style style:name="Table139.C1" style:family="table-cell">
      <style:table-cell-properties fo:padding="0in" fo:border="none" style:writing-mode="page"/>
    </style:style>
    <style:style style:name="Table139.B2" style:family="table-cell">
      <style:table-cell-properties style:vertical-align="middle" fo:background-color="#eeeeee" fo:padding="0in" fo:border="none" style:writing-mode="page">
        <style:background-image/>
      </style:table-cell-properties>
    </style:style>
    <style:style style:name="Table139.C2" style:family="table-cell">
      <style:table-cell-properties fo:background-color="#eeeeee" fo:padding="0in" fo:border="none" style:writing-mode="page">
        <style:background-image/>
      </style:table-cell-properties>
    </style:style>
    <style:style style:name="Table139.C3" style:family="table-cell">
      <style:table-cell-properties fo:padding="0in" fo:border="none" style:writing-mode="page"/>
    </style:style>
    <style:style style:name="Table139.A4" style:family="table-cell">
      <style:table-cell-properties style:vertical-align="" fo:padding="0.0201in" fo:border-left="0.05pt solid #000000" fo:border-right="none" fo:border-top="0.05pt solid #000000" fo:border-bottom="0.05pt solid #000000" style:writing-mode="page"/>
    </style:style>
    <style:style style:name="Table139.B4" style:family="table-cell">
      <style:table-cell-properties fo:padding="0.0201in" fo:border-left="none" fo:border-right="0.05pt solid #000000" fo:border-top="0.05pt solid #000000" fo:border-bottom="0.05pt solid #000000" style:writing-mode="page"/>
    </style:style>
    <style:style style:name="Table139.A5" style:family="table-cell">
      <style:table-cell-properties style:vertical-align="" fo:padding="0.0201in" fo:border-left="0.05pt solid #000000" fo:border-right="none" fo:border-top="none" fo:border-bottom="0.05pt solid #000000" style:writing-mode="page"/>
    </style:style>
    <style:style style:name="Table139.B5" style:family="table-cell">
      <style:table-cell-properties fo:padding="0.0201in" fo:border-left="none" fo:border-right="0.05pt solid #000000" fo:border-top="none" fo:border-bottom="0.05pt solid #000000" style:writing-mode="page"/>
    </style:style>
    <style:style style:name="Table139.6" style:family="table-row">
      <style:table-row-properties style:min-row-height="0.584in"/>
    </style:style>
    <style:style style:name="Table139.A6" style:family="table-cell">
      <style:table-cell-properties style:vertical-align="" fo:padding="0.0201in" fo:border-left="0.05pt solid #000000" fo:border-right="none" fo:border-top="none" fo:border-bottom="0.05pt solid #000000" style:writing-mode="page"/>
    </style:style>
    <style:style style:name="Table139.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none" style:writing-mode="page"/>
    </style:style>
    <style:style style:name="Table161.B1" style:family="table-cell">
      <style:table-cell-properties style:vertical-align="middle" fo:padding="0in" fo:border="none" style:writing-mode="page"/>
    </style:style>
    <style:style style:name="Table161.C1" style:family="table-cell">
      <style:table-cell-properties fo:padding="0in" fo:border="none" style:writing-mode="page"/>
    </style:style>
    <style:style style:name="Table161.B2" style:family="table-cell">
      <style:table-cell-properties style:vertical-align="middle" fo:background-color="#eeeeee" fo:padding="0in" fo:border="none" style:writing-mode="page">
        <style:background-image/>
      </style:table-cell-properties>
    </style:style>
    <style:style style:name="Table161.C2" style:family="table-cell">
      <style:table-cell-properties fo:background-color="#eeeeee" fo:padding="0in" fo:border="none" style:writing-mode="page">
        <style:background-image/>
      </style:table-cell-properties>
    </style:style>
    <style:style style:name="Table161.C3" style:family="table-cell">
      <style:table-cell-properties fo:padding="0in" fo:border="none" style:writing-mode="page"/>
    </style:style>
    <style:style style:name="Table161.A4" style:family="table-cell">
      <style:table-cell-properties style:vertical-align="" fo:padding="0.0201in" fo:border-left="0.05pt solid #000000" fo:border-right="none" fo:border-top="0.05pt solid #000000" fo:border-bottom="0.05pt solid #000000" style:writing-mode="page"/>
    </style:style>
    <style:style style:name="Table161.B4" style:family="table-cell">
      <style:table-cell-properties fo:padding="0.0201in" fo:border-left="none" fo:border-right="0.05pt solid #000000" fo:border-top="0.05pt solid #000000" fo:border-bottom="0.05pt solid #000000" style:writing-mode="page"/>
    </style:style>
    <style:style style:name="Table161.A5" style:family="table-cell">
      <style:table-cell-properties style:vertical-align="" fo:padding="0.0201in" fo:border-left="0.05pt solid #000000" fo:border-right="none" fo:border-top="none" fo:border-bottom="0.05pt solid #000000" style:writing-mode="page"/>
    </style:style>
    <style:style style:name="Table161.B5" style:family="table-cell">
      <style:table-cell-properties fo:padding="0.0201in" fo:border-left="none" fo:border-right="0.05pt solid #000000" fo:border-top="none" fo:border-bottom="0.05pt solid #000000" style:writing-mode="page"/>
    </style:style>
    <style:style style:name="Table161.6" style:family="table-row">
      <style:table-row-properties style:min-row-height="0.584in"/>
    </style:style>
    <style:style style:name="Table161.A6" style:family="table-cell">
      <style:table-cell-properties style:vertical-align="" fo:padding="0.0201in" fo:border-left="0.05pt solid #000000" fo:border-right="none" fo:border-top="none" fo:border-bottom="0.05pt solid #000000" style:writing-mode="page"/>
    </style:style>
    <style:style style:name="Table161.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none" style:writing-mode="page"/>
    </style:style>
    <style:style style:name="Table127.B1" style:family="table-cell">
      <style:table-cell-properties style:vertical-align="middle" fo:padding="0in" fo:border="none" style:writing-mode="page"/>
    </style:style>
    <style:style style:name="Table127.C1" style:family="table-cell">
      <style:table-cell-properties fo:padding="0in" fo:border="none" style:writing-mode="page"/>
    </style:style>
    <style:style style:name="Table127.B2" style:family="table-cell">
      <style:table-cell-properties style:vertical-align="middle" fo:background-color="#eeeeee" fo:padding="0in" fo:border="none" style:writing-mode="page">
        <style:background-image/>
      </style:table-cell-properties>
    </style:style>
    <style:style style:name="Table127.C2" style:family="table-cell">
      <style:table-cell-properties fo:background-color="#eeeeee" fo:padding="0in" fo:border="none" style:writing-mode="page">
        <style:background-image/>
      </style:table-cell-properties>
    </style:style>
    <style:style style:name="Table127.A3" style:family="table-cell">
      <style:table-cell-properties style:vertical-align="" fo:padding="0.0201in" fo:border-left="0.05pt solid #000000" fo:border-right="none" fo:border-top="0.05pt solid #000000" fo:border-bottom="0.05pt solid #000000" style:writing-mode="page"/>
    </style:style>
    <style:style style:name="Table127.B3" style:family="table-cell">
      <style:table-cell-properties fo:padding="0.0201in" fo:border-left="none" fo:border-right="0.05pt solid #000000" fo:border-top="0.05pt solid #000000" fo:border-bottom="0.05pt solid #000000" style:writing-mode="page"/>
    </style:style>
    <style:style style:name="Table127.A4" style:family="table-cell">
      <style:table-cell-properties style:vertical-align="" fo:padding="0.0201in" fo:border-left="0.05pt solid #000000" fo:border-right="none" fo:border-top="none" fo:border-bottom="0.05pt solid #000000" style:writing-mode="page"/>
    </style:style>
    <style:style style:name="Table127.B4" style:family="table-cell">
      <style:table-cell-properties fo:padding="0.0201in" fo:border-left="none" fo:border-right="0.05pt solid #000000" fo:border-top="none" fo:border-bottom="0.05pt solid #000000" style:writing-mode="page"/>
    </style:style>
    <style:style style:name="Table127.5" style:family="table-row">
      <style:table-row-properties style:min-row-height="0.584in"/>
    </style:style>
    <style:style style:name="Table127.A5" style:family="table-cell">
      <style:table-cell-properties style:vertical-align="" fo:padding="0.0201in" fo:border-left="0.05pt solid #000000" fo:border-right="none" fo:border-top="none" fo:border-bottom="0.05pt solid #000000" style:writing-mode="page"/>
    </style:style>
    <style:style style:name="Table127.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none" style:writing-mode="page"/>
    </style:style>
    <style:style style:name="Table163.B1" style:family="table-cell">
      <style:table-cell-properties style:vertical-align="middle" fo:padding="0in" fo:border="none" style:writing-mode="page"/>
    </style:style>
    <style:style style:name="Table163.C1" style:family="table-cell">
      <style:table-cell-properties fo:padding="0in" fo:border="none" style:writing-mode="page"/>
    </style:style>
    <style:style style:name="Table163.B2" style:family="table-cell">
      <style:table-cell-properties style:vertical-align="middle" fo:background-color="#eeeeee" fo:padding="0in" fo:border="none" style:writing-mode="page">
        <style:background-image/>
      </style:table-cell-properties>
    </style:style>
    <style:style style:name="Table163.C2" style:family="table-cell">
      <style:table-cell-properties fo:background-color="#eeeeee" fo:padding="0in" fo:border="none" style:writing-mode="page">
        <style:background-image/>
      </style:table-cell-properties>
    </style:style>
    <style:style style:name="Table163.C3" style:family="table-cell">
      <style:table-cell-properties fo:padding="0in" fo:border="none" style:writing-mode="page"/>
    </style:style>
    <style:style style:name="Table163.C4" style:family="table-cell">
      <style:table-cell-properties fo:background-color="#eeeeee" fo:padding="0in" fo:border="none" style:writing-mode="page">
        <style:background-image/>
      </style:table-cell-properties>
    </style:style>
    <style:style style:name="Table163.A5" style:family="table-cell">
      <style:table-cell-properties style:vertical-align="" fo:padding="0.0201in" fo:border-left="0.05pt solid #000000" fo:border-right="none" fo:border-top="0.05pt solid #000000" fo:border-bottom="0.05pt solid #000000" style:writing-mode="page"/>
    </style:style>
    <style:style style:name="Table163.B5" style:family="table-cell">
      <style:table-cell-properties fo:padding="0.0201in" fo:border-left="none" fo:border-right="0.05pt solid #000000" fo:border-top="0.05pt solid #000000" fo:border-bottom="0.05pt solid #000000" style:writing-mode="page"/>
    </style:style>
    <style:style style:name="Table163.A6" style:family="table-cell">
      <style:table-cell-properties style:vertical-align="" fo:padding="0.0201in" fo:border-left="0.05pt solid #000000" fo:border-right="none" fo:border-top="none" fo:border-bottom="0.05pt solid #000000" style:writing-mode="page"/>
    </style:style>
    <style:style style:name="Table163.B6" style:family="table-cell">
      <style:table-cell-properties fo:padding="0.0201in" fo:border-left="none" fo:border-right="0.05pt solid #000000" fo:border-top="none" fo:border-bottom="0.05pt solid #000000" style:writing-mode="page"/>
    </style:style>
    <style:style style:name="Table163.7" style:family="table-row">
      <style:table-row-properties style:min-row-height="0.584in"/>
    </style:style>
    <style:style style:name="Table163.A7" style:family="table-cell">
      <style:table-cell-properties style:vertical-align="" fo:padding="0.0201in" fo:border-left="0.05pt solid #000000" fo:border-right="none" fo:border-top="none" fo:border-bottom="0.05pt solid #000000" style:writing-mode="page"/>
    </style:style>
    <style:style style:name="Table163.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none" style:writing-mode="page"/>
    </style:style>
    <style:style style:name="Table135.B1" style:family="table-cell">
      <style:table-cell-properties style:vertical-align="middle" fo:padding="0in" fo:border="none" style:writing-mode="page"/>
    </style:style>
    <style:style style:name="Table135.C1" style:family="table-cell">
      <style:table-cell-properties fo:padding="0in" fo:border="none" style:writing-mode="page"/>
    </style:style>
    <style:style style:name="Table135.B2" style:family="table-cell">
      <style:table-cell-properties style:vertical-align="middle" fo:background-color="#eeeeee" fo:padding="0in" fo:border="none" style:writing-mode="page">
        <style:background-image/>
      </style:table-cell-properties>
    </style:style>
    <style:style style:name="Table135.C2" style:family="table-cell">
      <style:table-cell-properties fo:background-color="#eeeeee" fo:padding="0in" fo:border="none" style:writing-mode="page">
        <style:background-image/>
      </style:table-cell-properties>
    </style:style>
    <style:style style:name="Table135.C3" style:family="table-cell">
      <style:table-cell-properties fo:padding="0in" fo:border="none" style:writing-mode="page"/>
    </style:style>
    <style:style style:name="Table135.C4" style:family="table-cell">
      <style:table-cell-properties fo:background-color="#eeeeee" fo:padding="0in" fo:border="none" style:writing-mode="page">
        <style:background-image/>
      </style:table-cell-properties>
    </style:style>
    <style:style style:name="Table135.B5" style:family="table-cell">
      <style:table-cell-properties style:vertical-align="middle" fo:background-color="transparent" fo:padding="0in" fo:border="none" style:writing-mode="page">
        <style:background-image/>
      </style:table-cell-properties>
    </style:style>
    <style:style style:name="Table135.C5" style:family="table-cell">
      <style:table-cell-properties fo:background-color="transparent" fo:padding="0in" fo:border="none" style:writing-mode="page">
        <style:background-image/>
      </style:table-cell-properties>
    </style:style>
    <style:style style:name="Table135.A6" style:family="table-cell">
      <style:table-cell-properties style:vertical-align="" fo:padding="0.0201in" fo:border-left="0.05pt solid #000000" fo:border-right="none" fo:border-top="0.05pt solid #000000" fo:border-bottom="0.05pt solid #000000" style:writing-mode="page"/>
    </style:style>
    <style:style style:name="Table135.B6" style:family="table-cell">
      <style:table-cell-properties fo:padding="0.0201in" fo:border-left="none" fo:border-right="0.05pt solid #000000" fo:border-top="0.05pt solid #000000" fo:border-bottom="0.05pt solid #000000" style:writing-mode="page"/>
    </style:style>
    <style:style style:name="Table135.A7" style:family="table-cell">
      <style:table-cell-properties style:vertical-align="" fo:padding="0.0201in" fo:border-left="0.05pt solid #000000" fo:border-right="none" fo:border-top="none" fo:border-bottom="0.05pt solid #000000" style:writing-mode="page"/>
    </style:style>
    <style:style style:name="Table135.B7" style:family="table-cell">
      <style:table-cell-properties fo:padding="0.0201in" fo:border-left="none" fo:border-right="0.05pt solid #000000" fo:border-top="none" fo:border-bottom="0.05pt solid #000000" style:writing-mode="page"/>
    </style:style>
    <style:style style:name="Table135.8" style:family="table-row">
      <style:table-row-properties style:min-row-height="0.584in"/>
    </style:style>
    <style:style style:name="Table135.A8" style:family="table-cell">
      <style:table-cell-properties style:vertical-align="" fo:padding="0.0201in" fo:border-left="0.05pt solid #000000" fo:border-right="none" fo:border-top="none" fo:border-bottom="0.05pt solid #000000" style:writing-mode="page"/>
    </style:style>
    <style:style style:name="Table135.B8"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3.3618in" style:type="right" style:leader-style="dotted" style:leader-text="."/>
        </style:tab-stops>
      </style:paragraph-properties>
    </style:style>
    <style:style style:name="P11" style:family="paragraph" style:parent-style-name="Contents_20_2">
      <style:paragraph-properties>
        <style:tab-stops>
          <style:tab-stop style:position="3.1654in" style:type="right" style:leader-style="dotted" style:leader-text="."/>
        </style:tab-stops>
      </style:paragraph-properties>
    </style:style>
    <style:style style:name="P12" style:family="paragraph" style:parent-style-name="Contents_20_3">
      <style:paragraph-properties>
        <style:tab-stops>
          <style:tab-stop style:position="2.9681in" style:type="right" style:leader-style="dotted" style:leader-text="."/>
        </style:tab-stops>
      </style:paragraph-properties>
    </style:style>
    <style:style style:name="P13" style:family="paragraph" style:parent-style-name="Contents_20_4">
      <style:paragraph-properties>
        <style:tab-stops>
          <style:tab-stop style:position="2.7717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Standard" style:list-style-name="L1">
      <style:text-properties fo:font-weight="normal" officeooo:rsid="03909016" officeooo:paragraph-rsid="03909016"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42b84e9" officeooo:paragraph-rsid="042b84e9" style:font-weight-asian="normal" style:font-weight-complex="normal"/>
    </style:style>
    <style:style style:name="P25" style:family="paragraph" style:parent-style-name="Text_20_body">
      <style:text-properties fo:font-weight="normal" officeooo:rsid="00f62b28" officeooo:paragraph-rsid="00f62b28" style:font-weight-asian="normal" style:font-weight-complex="normal"/>
    </style:style>
    <style:style style:name="P26" style:family="paragraph" style:parent-style-name="Text_20_body">
      <style:text-properties fo:font-weight="normal" officeooo:rsid="0143f51a" officeooo:paragraph-rsid="0143f51a" style:font-weight-asian="normal" style:font-weight-complex="normal"/>
    </style:style>
    <style:style style:name="P27" style:family="paragraph" style:parent-style-name="Text_20_body">
      <style:text-properties fo:font-weight="normal" officeooo:rsid="0143f51a" officeooo:paragraph-rsid="0148a42d" style:font-weight-asian="normal" style:font-weight-complex="normal"/>
    </style:style>
    <style:style style:name="P28" style:family="paragraph" style:parent-style-name="Text_20_body">
      <style:text-properties fo:font-weight="normal" officeooo:rsid="0169bd2c" officeooo:paragraph-rsid="0169bd2c" style:font-weight-asian="normal" style:font-weight-complex="normal"/>
    </style:style>
    <style:style style:name="P29" style:family="paragraph" style:parent-style-name="Text_20_body">
      <style:text-properties officeooo:rsid="0143f51a" officeooo:paragraph-rsid="0143f51a"/>
    </style:style>
    <style:style style:name="P3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2" style:family="paragraph" style:parent-style-name="Heading_20_1">
      <style:text-properties officeooo:paragraph-rsid="0169bd2c"/>
    </style:style>
    <style:style style:name="P33" style:family="paragraph" style:parent-style-name="Standard">
      <style:text-properties officeooo:rsid="0169bd2c" officeooo:paragraph-rsid="0169bd2c"/>
    </style:style>
    <style:style style:name="P3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0e27b6b" officeooo:paragraph-rsid="018d34e5"/>
    </style:style>
    <style:style style:name="P58" style:family="paragraph" style:parent-style-name="Text_20_body">
      <style:text-properties officeooo:rsid="005f494e" officeooo:paragraph-rsid="005f494e"/>
    </style:style>
    <style:style style:name="P59" style:family="paragraph" style:parent-style-name="Standard" style:list-style-name="L2">
      <style:text-properties officeooo:rsid="004ae670" officeooo:paragraph-rsid="0054a0f2"/>
    </style:style>
    <style:style style:name="P60" style:family="paragraph" style:parent-style-name="Standard" style:list-style-name="L2">
      <style:text-properties officeooo:rsid="03909016" officeooo:paragraph-rsid="03909016"/>
    </style:style>
    <style:style style:name="P61" style:family="paragraph" style:parent-style-name="Standard" style:list-style-name="L2">
      <style:text-properties officeooo:paragraph-rsid="0054a0f2"/>
    </style:style>
    <style:style style:name="P62" style:family="paragraph" style:parent-style-name="Standard" style:list-style-name="L3">
      <style:text-properties officeooo:rsid="004ae670" officeooo:paragraph-rsid="0054a0f2"/>
    </style:style>
    <style:style style:name="P63" style:family="paragraph" style:parent-style-name="Standard">
      <style:text-properties officeooo:rsid="002f5937" officeooo:paragraph-rsid="0054a0f2"/>
    </style:style>
    <style:style style:name="P64" style:family="paragraph" style:parent-style-name="Standard">
      <style:text-properties officeooo:rsid="004b80d2" officeooo:paragraph-rsid="0054a0f2"/>
    </style:style>
    <style:style style:name="P65" style:family="paragraph" style:parent-style-name="Standard" style:list-style-name="L4">
      <style:text-properties officeooo:rsid="004b80d2" officeooo:paragraph-rsid="0054a0f2"/>
    </style:style>
    <style:style style:name="P66" style:family="paragraph" style:parent-style-name="Standard">
      <style:paragraph-properties fo:text-align="center" style:justify-single-word="false"/>
      <style:text-properties officeooo:rsid="002f5937" officeooo:paragraph-rsid="0054a0f2"/>
    </style:style>
    <style:style style:name="P67" style:family="paragraph" style:parent-style-name="Standard" style:list-style-name="List_20_1">
      <style:paragraph-properties fo:text-align="center" style:justify-single-word="false"/>
      <style:text-properties officeooo:rsid="002f5937" officeooo:paragraph-rsid="0054a0f2"/>
    </style:style>
    <style:style style:name="P6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 style:family="paragraph" style:parent-style-name="Heading_20_1">
      <style:text-properties officeooo:rsid="0075d142" officeooo:paragraph-rsid="0075d142"/>
    </style:style>
    <style:style style:name="P70" style:family="paragraph" style:parent-style-name="Standard">
      <style:text-properties officeooo:rsid="0073de5c" officeooo:paragraph-rsid="0073de5c"/>
    </style:style>
    <style:style style:name="P71" style:family="paragraph" style:parent-style-name="Caption">
      <style:paragraph-properties fo:text-align="center" style:justify-single-word="false"/>
      <style:text-properties fo:font-size="10pt" style:font-size-asian="10pt" style:font-size-complex="10pt"/>
    </style:style>
    <style:style style:name="P72" style:family="paragraph" style:parent-style-name="Standard">
      <style:paragraph-properties fo:text-align="center" style:justify-single-word="false"/>
      <style:text-properties officeooo:rsid="0073de5c" officeooo:paragraph-rsid="0073de5c"/>
    </style:style>
    <style:style style:name="P73" style:family="paragraph" style:parent-style-name="Caption">
      <style:text-properties fo:font-size="10pt" style:font-size-asian="10pt" style:font-size-complex="10pt"/>
    </style:style>
    <style:style style:name="P74" style:family="paragraph" style:parent-style-name="Standard">
      <style:paragraph-properties fo:text-align="start" style:justify-single-word="false"/>
      <style:text-properties officeooo:rsid="002f5937" officeooo:paragraph-rsid="0054a0f2"/>
    </style:style>
    <style:style style:name="P75" style:family="paragraph" style:parent-style-name="Standard">
      <style:paragraph-properties fo:text-align="start" style:justify-single-word="false"/>
      <style:text-properties officeooo:rsid="009e63c9" officeooo:paragraph-rsid="009e63c9"/>
    </style:style>
    <style:style style:name="P7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8" style:family="paragraph" style:parent-style-name="Text_20_body">
      <style:text-properties officeooo:rsid="0210bf43" officeooo:paragraph-rsid="0210bf43"/>
    </style:style>
    <style:style style:name="P79" style:family="paragraph" style:parent-style-name="Table_20_Contents">
      <style:paragraph-properties fo:text-align="center" style:justify-single-word="false"/>
    </style:style>
    <style:style style:name="P80" style:family="paragraph" style:parent-style-name="Text_20_body">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0bf43" officeooo:paragraph-rsid="0210bf43" style:font-weight-asian="normal" style:font-weight-complex="normal"/>
    </style:style>
    <style:style style:name="P82" style:family="paragraph" style:parent-style-name="Text_20_body" style:list-style-name="List_20_1">
      <style:text-properties fo:font-weight="normal" officeooo:rsid="0214657e" officeooo:paragraph-rsid="0214657e" style:font-weight-asian="normal" style:font-weight-complex="normal"/>
    </style:style>
    <style:style style:name="P83" style:family="paragraph" style:parent-style-name="Text_20_body">
      <style:text-properties officeooo:rsid="0214657e" officeooo:paragraph-rsid="0214657e"/>
    </style:style>
    <style:style style:name="P84" style:family="paragraph" style:parent-style-name="Heading_20_1">
      <style:text-properties officeooo:paragraph-rsid="00d4c5cc"/>
    </style:style>
    <style:style style:name="P85" style:family="paragraph" style:parent-style-name="Text_20_body">
      <style:text-properties officeooo:paragraph-rsid="0218d5f9"/>
    </style:style>
    <style:style style:name="P86" style:family="paragraph" style:parent-style-name="Text_20_body">
      <style:paragraph-properties fo:text-align="center" style:justify-single-word="false"/>
      <style:text-properties officeooo:paragraph-rsid="0218d5f9"/>
    </style:style>
    <style:style style:name="P87" style:family="paragraph" style:parent-style-name="Text_20_body" style:list-style-name="L5">
      <style:text-properties officeooo:paragraph-rsid="0218d5f9"/>
    </style:style>
    <style:style style:name="P88"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9" style:family="paragraph" style:parent-style-name="Heading_20_1">
      <style:text-properties officeooo:paragraph-rsid="0218d5f9"/>
    </style:style>
    <style:style style:name="P90" style:family="paragraph" style:parent-style-name="Text_20_body">
      <style:text-properties officeooo:rsid="00d4c5cc" officeooo:paragraph-rsid="0218d5f9"/>
    </style:style>
    <style:style style:name="P91" style:family="paragraph" style:parent-style-name="Standard">
      <style:paragraph-properties fo:text-align="center" style:justify-single-word="false"/>
      <style:text-properties officeooo:rsid="005a3cd9" officeooo:paragraph-rsid="0218d5f9"/>
    </style:style>
    <style:style style:name="P92" style:family="paragraph" style:parent-style-name="Standard">
      <style:text-properties officeooo:rsid="002f5937" officeooo:paragraph-rsid="0218d5f9"/>
    </style:style>
    <style:style style:name="P93" style:family="paragraph" style:parent-style-name="Standard" style:list-style-name="L6">
      <style:text-properties fo:font-size="10.5pt" officeooo:paragraph-rsid="0218d5f9" style:font-size-asian="10.5pt" style:font-size-complex="10.5pt"/>
    </style:style>
    <style:style style:name="P94"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5" style:family="paragraph" style:parent-style-name="Heading_20_1">
      <style:text-properties officeooo:rsid="00d795cd" officeooo:paragraph-rsid="0218d5f9"/>
    </style:style>
    <style:style style:name="P96" style:family="paragraph" style:parent-style-name="Text_20_body">
      <style:text-properties officeooo:rsid="00d795cd" officeooo:paragraph-rsid="0218d5f9"/>
    </style:style>
    <style:style style:name="P97" style:family="paragraph" style:parent-style-name="Standard" style:list-style-name="L7">
      <style:text-properties officeooo:paragraph-rsid="0218d5f9"/>
    </style:style>
    <style:style style:name="P98" style:family="paragraph" style:parent-style-name="Text_20_body">
      <style:paragraph-properties fo:text-align="start" style:justify-single-word="false"/>
      <style:text-properties officeooo:rsid="00d795cd" officeooo:paragraph-rsid="0218d5f9"/>
    </style:style>
    <style:style style:name="P99" style:family="paragraph" style:parent-style-name="Heading_20_1">
      <style:text-properties officeooo:rsid="01724fe3" officeooo:paragraph-rsid="021a7940"/>
    </style:style>
    <style:style style:name="P10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2"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 style:family="paragraph" style:parent-style-name="Standard" style:list-style-name="L8">
      <style:text-properties fo:font-size="10.5pt" officeooo:paragraph-rsid="021a7940" style:font-size-asian="10.5pt" style:font-size-complex="10.5pt"/>
    </style:style>
    <style:style style:name="P104"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 style:family="paragraph" style:parent-style-name="Heading_20_2">
      <style:text-properties officeooo:paragraph-rsid="021a7940"/>
    </style:style>
    <style:style style:name="P106"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7" style:family="paragraph" style:parent-style-name="Table_20_Contents">
      <style:paragraph-properties fo:text-align="center" style:justify-single-word="false"/>
      <style:text-properties officeooo:paragraph-rsid="04271c69"/>
    </style:style>
    <style:style style:name="P108"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2" style:family="paragraph" style:parent-style-name="Heading_20_1">
      <style:text-properties officeooo:paragraph-rsid="0098a131"/>
    </style:style>
    <style:style style:name="P11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5" style:family="paragraph" style:parent-style-name="Standard" style:list-style-name="L9">
      <style:text-properties fo:font-size="10pt" style:font-size-asian="10pt" style:font-size-complex="10pt"/>
    </style:style>
    <style:style style:name="P116" style:family="paragraph" style:parent-style-name="Standard">
      <style:text-properties fo:font-size="10pt" style:font-size-asian="10pt" style:font-size-complex="10pt"/>
    </style:style>
    <style:style style:name="P117" style:family="paragraph" style:parent-style-name="Standard">
      <style:text-properties officeooo:rsid="020edd88" officeooo:paragraph-rsid="020edd88"/>
    </style:style>
    <style:style style:name="P118" style:family="paragraph" style:parent-style-name="Text_20_body">
      <style:paragraph-properties fo:text-align="center" style:justify-single-word="false"/>
      <style:text-properties officeooo:rsid="00800976" officeooo:paragraph-rsid="04271c69"/>
    </style:style>
    <style:style style:name="P119" style:family="paragraph" style:parent-style-name="Text_20_body">
      <style:paragraph-properties fo:text-align="center" style:justify-single-word="false"/>
      <style:text-properties officeooo:rsid="00800976" officeooo:paragraph-rsid="0098a131"/>
    </style:style>
    <style:style style:name="P120" style:family="paragraph" style:parent-style-name="Standard" style:list-style-name="L10">
      <style:text-properties fo:font-size="9pt" style:font-size-asian="9pt" style:font-size-complex="9pt"/>
    </style:style>
    <style:style style:name="P121"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6" style:family="paragraph" style:parent-style-name="Heading_20_1">
      <style:text-properties officeooo:rsid="0380c1b9" officeooo:paragraph-rsid="0380c1b9"/>
    </style:style>
    <style:style style:name="P127" style:family="paragraph" style:parent-style-name="Text_20_body">
      <style:paragraph-properties fo:text-align="center" style:justify-single-word="false"/>
      <style:text-properties officeooo:rsid="0380c1b9" officeooo:paragraph-rsid="0428c518"/>
    </style:style>
    <style:style style:name="P128" style:family="paragraph" style:parent-style-name="Table_20_Contents">
      <style:paragraph-properties fo:text-align="center" style:justify-single-word="false"/>
      <style:text-properties officeooo:paragraph-rsid="0428c518"/>
    </style:style>
    <style:style style:name="P129" style:family="paragraph" style:parent-style-name="Text_20_body">
      <style:paragraph-properties fo:text-align="center" style:justify-single-word="false"/>
      <style:text-properties officeooo:rsid="00800976" officeooo:paragraph-rsid="0428c518"/>
    </style:style>
    <style:style style:name="P130" style:family="paragraph" style:parent-style-name="Text_20_body">
      <style:paragraph-properties fo:text-align="center" style:justify-single-word="false"/>
      <style:text-properties officeooo:rsid="0380c1b9" officeooo:paragraph-rsid="0380c1b9"/>
    </style:style>
    <style:style style:name="P1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2" style:family="paragraph" style:parent-style-name="Heading_20_1">
      <style:text-properties officeooo:paragraph-rsid="038123a0"/>
    </style:style>
    <style:style style:name="P133" style:family="paragraph" style:parent-style-name="Text_20_body">
      <style:text-properties officeooo:rsid="035c667f" officeooo:paragraph-rsid="0428c518"/>
    </style:style>
    <style:style style:name="P134" style:family="paragraph" style:parent-style-name="Table_20_Contents">
      <style:paragraph-properties fo:text-align="center" style:justify-single-word="false"/>
      <style:text-properties style:font-name="Arial1" officeooo:paragraph-rsid="0385e306"/>
    </style:style>
    <style:style style:name="P135" style:family="paragraph" style:parent-style-name="Table_20_Contents">
      <style:text-properties style:font-name="Arial1" officeooo:rsid="0385528b" officeooo:paragraph-rsid="0385e306"/>
    </style:style>
    <style:style style:name="P136" style:family="paragraph" style:parent-style-name="Text_20_body">
      <style:text-properties officeooo:rsid="038123a0" officeooo:paragraph-rsid="0385e306"/>
    </style:style>
    <style:style style:name="P137" style:family="paragraph" style:parent-style-name="Text_20_body">
      <style:paragraph-properties fo:text-align="start" style:justify-single-word="false"/>
      <style:text-properties officeooo:rsid="038123a0" officeooo:paragraph-rsid="038123a0"/>
    </style:style>
    <style:style style:name="P138" style:family="paragraph" style:parent-style-name="Text_20_body">
      <style:paragraph-properties fo:text-align="start" style:justify-single-word="false"/>
      <style:text-properties officeooo:rsid="0389d838" officeooo:paragraph-rsid="0389d838"/>
    </style:style>
    <style:style style:name="P139" style:family="paragraph" style:parent-style-name="Heading_20_1">
      <style:text-properties officeooo:rsid="042979a8" officeooo:paragraph-rsid="042979a8"/>
    </style:style>
    <style:style style:name="P140" style:family="paragraph" style:parent-style-name="Text_20_body">
      <style:paragraph-properties fo:text-align="center" style:justify-single-word="false"/>
      <style:text-properties officeooo:rsid="0380c1b9" officeooo:paragraph-rsid="042979a8"/>
    </style:style>
    <style:style style:name="P141" style:family="paragraph" style:parent-style-name="Table_20_Contents">
      <style:paragraph-properties fo:text-align="center" style:justify-single-word="false"/>
      <style:text-properties officeooo:paragraph-rsid="042979a8"/>
    </style:style>
    <style:style style:name="P142" style:family="paragraph" style:parent-style-name="Text_20_body">
      <style:text-properties officeooo:rsid="035c667f" officeooo:paragraph-rsid="042979a8"/>
    </style:style>
    <style:style style:name="P143" style:family="paragraph" style:parent-style-name="Table_20_Contents">
      <style:paragraph-properties fo:text-align="center" style:justify-single-word="false"/>
      <style:text-properties style:font-name="Arial1" officeooo:paragraph-rsid="043b0849"/>
    </style:style>
    <style:style style:name="P144" style:family="paragraph" style:parent-style-name="Table_20_Contents">
      <style:text-properties style:font-name="Arial1" fo:font-size="12pt" officeooo:rsid="0385528b" officeooo:paragraph-rsid="043b0849" style:font-size-asian="12pt" style:font-size-complex="12pt"/>
    </style:style>
    <style:style style:name="P145" style:family="paragraph" style:parent-style-name="Text_20_body">
      <style:text-properties officeooo:rsid="038123a0" officeooo:paragraph-rsid="043b0849"/>
    </style:style>
    <style:style style:name="P146" style:family="paragraph" style:parent-style-name="Text_20_body">
      <style:paragraph-properties fo:text-align="start" style:justify-single-word="false"/>
      <style:text-properties officeooo:rsid="04299665" officeooo:paragraph-rsid="043b0849"/>
    </style:style>
    <style:style style:name="P147" style:family="paragraph" style:parent-style-name="Table_20_Contents">
      <style:paragraph-properties fo:text-align="center" style:justify-single-word="false"/>
      <style:text-properties fo:font-size="10pt" officeooo:rsid="043b0849" officeooo:paragraph-rsid="043b0849" style:font-size-asian="10pt" style:font-size-complex="10pt"/>
    </style:style>
    <style:style style:name="P148" style:family="paragraph" style:parent-style-name="Table_20_Contents">
      <style:paragraph-properties fo:text-align="center" style:justify-single-word="false"/>
      <style:text-properties officeooo:paragraph-rsid="043b0849"/>
    </style:style>
    <style:style style:name="P149"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50" style:family="paragraph" style:parent-style-name="Text_20_body">
      <style:paragraph-properties fo:text-align="start" style:justify-single-word="false"/>
      <style:text-properties officeooo:rsid="04299665" officeooo:paragraph-rsid="04299665"/>
    </style:style>
    <style:style style:name="P151" style:family="paragraph" style:parent-style-name="Text_20_body">
      <style:paragraph-properties fo:text-align="center" style:justify-single-word="false"/>
      <style:text-properties officeooo:rsid="042f2b2f" officeooo:paragraph-rsid="042f2b2f"/>
    </style:style>
    <style:style style:name="P152" style:family="paragraph" style:parent-style-name="Text_20_body">
      <style:paragraph-properties fo:text-align="start" style:justify-single-word="false"/>
      <style:text-properties officeooo:rsid="04346f47" officeooo:paragraph-rsid="04346f47"/>
    </style:style>
    <style:style style:name="P153" style:family="paragraph" style:parent-style-name="Text_20_body">
      <style:paragraph-properties fo:text-align="center" style:justify-single-word="false"/>
    </style:style>
    <style:style style:name="P15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6" style:family="paragraph" style:parent-style-name="Heading_20_1">
      <style:text-properties officeooo:paragraph-rsid="02182c3c"/>
    </style:style>
    <style:style style:name="P15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8" style:family="paragraph" style:parent-style-name="Table_20_Contents">
      <style:paragraph-properties fo:text-align="start" style:justify-single-word="false"/>
      <style:text-properties officeooo:paragraph-rsid="02182c3c"/>
    </style:style>
    <style:style style:name="P159" style:family="paragraph" style:parent-style-name="Caption">
      <style:paragraph-properties fo:text-align="center" style:justify-single-word="false"/>
    </style:style>
    <style:style style:name="P160" style:family="paragraph" style:parent-style-name="Heading_20_1" style:list-style-name="">
      <style:text-properties officeooo:rsid="0054a0f2" officeooo:paragraph-rsid="0054a0f2"/>
    </style:style>
    <style:style style:name="P161" style:family="paragraph" style:parent-style-name="Text_20_body">
      <style:text-properties fo:font-size="10.5pt" officeooo:rsid="02165bcf" officeooo:paragraph-rsid="02165bcf" style:font-size-asian="10.5pt" style:font-size-complex="10.5pt"/>
    </style:style>
    <style:style style:name="P162" style:family="paragraph" style:parent-style-name="Table_20_Contents">
      <style:text-properties fo:font-size="10pt" style:font-size-asian="10pt" style:font-size-complex="10pt"/>
    </style:style>
    <style:style style:name="P163" style:family="paragraph" style:parent-style-name="Table_20_Contents">
      <style:text-properties fo:font-size="10pt" officeooo:rsid="02d08a9b" officeooo:paragraph-rsid="02d08a9b" style:font-size-asian="10pt" style:font-size-complex="10pt"/>
    </style:style>
    <style:style style:name="P164" style:family="paragraph" style:parent-style-name="Table_20_Contents">
      <style:text-properties officeooo:paragraph-rsid="00cd687d"/>
    </style:style>
    <style:style style:name="P165" style:family="paragraph" style:parent-style-name="Table_20_Contents">
      <style:text-properties fo:font-size="10pt" officeooo:rsid="00cd687d" officeooo:paragraph-rsid="00cd687d" style:font-size-asian="10pt" style:font-size-complex="10pt"/>
    </style:style>
    <style:style style:name="P166" style:family="paragraph" style:parent-style-name="Table_20_Contents">
      <style:text-properties fo:font-size="10pt" officeooo:rsid="01be848a" officeooo:paragraph-rsid="01be848a" style:font-size-asian="10pt" style:font-size-complex="10pt"/>
    </style:style>
    <style:style style:name="P167" style:family="paragraph" style:parent-style-name="Text_20_body">
      <style:text-properties officeooo:rsid="02165bcf" officeooo:paragraph-rsid="02165bcf"/>
    </style:style>
    <style:style style:name="P168" style:family="paragraph" style:parent-style-name="Table_20_Contents">
      <style:text-properties fo:font-size="10pt" officeooo:rsid="03225143" officeooo:paragraph-rsid="03225143" style:font-size-asian="10pt" style:font-size-complex="10pt"/>
    </style:style>
    <style:style style:name="P169" style:family="paragraph" style:parent-style-name="Table_20_Contents">
      <style:text-properties fo:font-size="10pt" officeooo:paragraph-rsid="02811464" style:font-size-asian="10pt" style:font-size-complex="10pt"/>
    </style:style>
    <style:style style:name="P170" style:family="paragraph" style:parent-style-name="Table_20_Contents">
      <style:text-properties fo:font-size="10pt" officeooo:paragraph-rsid="027f0755" style:font-size-asian="10pt" style:font-size-complex="10pt"/>
    </style:style>
    <style:style style:name="P171" style:family="paragraph" style:parent-style-name="Table_20_Contents">
      <style:text-properties fo:font-size="10pt" officeooo:rsid="03033894" officeooo:paragraph-rsid="03033894" style:font-size-asian="10pt" style:font-size-complex="10pt"/>
    </style:style>
    <style:style style:name="P172" style:family="paragraph" style:parent-style-name="Table_20_Contents">
      <style:text-properties officeooo:paragraph-rsid="008cecbd"/>
    </style:style>
    <style:style style:name="P173" style:family="paragraph" style:parent-style-name="Table_20_Contents">
      <style:text-properties officeooo:rsid="008cecbd" officeooo:paragraph-rsid="01e0d05d"/>
    </style:style>
    <style:style style:name="P174" style:family="paragraph" style:parent-style-name="Table_20_Contents">
      <style:text-properties officeooo:rsid="008cecbd" officeooo:paragraph-rsid="00a8c265"/>
    </style:style>
    <style:style style:name="P175" style:family="paragraph" style:parent-style-name="Table_20_Contents">
      <style:text-properties officeooo:paragraph-rsid="023603f2"/>
    </style:style>
    <style:style style:name="P176" style:family="paragraph" style:parent-style-name="Table_20_Contents">
      <style:text-properties style:use-window-font-color="true" loext:opacity="0%" fo:font-size="10pt" officeooo:rsid="01d4db50" officeooo:paragraph-rsid="023603f2" style:font-size-asian="10pt" style:font-size-complex="10pt"/>
    </style:style>
    <style:style style:name="P177" style:family="paragraph" style:parent-style-name="Table_20_Contents">
      <style:text-properties officeooo:rsid="008cecbd" officeooo:paragraph-rsid="00b24505"/>
    </style:style>
    <style:style style:name="P178" style:family="paragraph" style:parent-style-name="Table_20_Contents">
      <style:text-properties fo:font-size="10pt" officeooo:rsid="027be99f" officeooo:paragraph-rsid="027be99f" style:font-size-asian="10pt" style:font-size-complex="10pt"/>
    </style:style>
    <style:style style:name="P179" style:family="paragraph" style:parent-style-name="Table_20_Contents">
      <style:text-properties officeooo:rsid="02487bda" officeooo:paragraph-rsid="02487bda"/>
    </style:style>
    <style:style style:name="P180" style:family="paragraph" style:parent-style-name="Table_20_Contents">
      <style:text-properties officeooo:paragraph-rsid="02e49ff1"/>
    </style:style>
    <style:style style:name="P181" style:family="paragraph" style:parent-style-name="Table_20_Contents">
      <style:text-properties fo:font-size="10pt" officeooo:rsid="02e49ff1" officeooo:paragraph-rsid="02e49ff1" style:font-size-asian="10pt" style:font-size-complex="10pt"/>
    </style:style>
    <style:style style:name="P182" style:family="paragraph" style:parent-style-name="Table_20_Contents">
      <style:text-properties fo:font-size="10pt" officeooo:rsid="01e48e7d" officeooo:paragraph-rsid="027e7073" style:font-size-asian="10pt" style:font-size-complex="10pt"/>
    </style:style>
    <style:style style:name="P183" style:family="paragraph" style:parent-style-name="Table_20_Contents">
      <style:text-properties officeooo:paragraph-rsid="024901de"/>
    </style:style>
    <style:style style:name="P184" style:family="paragraph" style:parent-style-name="Table_20_Contents">
      <style:text-properties fo:font-size="10pt" officeooo:rsid="024901de" officeooo:paragraph-rsid="02c12f7c" style:font-size-asian="10pt" style:font-size-complex="10pt"/>
    </style:style>
    <style:style style:name="P185" style:family="paragraph" style:parent-style-name="Table_20_Contents">
      <style:text-properties officeooo:rsid="008cecbd" officeooo:paragraph-rsid="008cecbd"/>
    </style:style>
    <style:style style:name="P186" style:family="paragraph" style:parent-style-name="Table_20_Contents">
      <style:text-properties officeooo:rsid="008cecbd" officeooo:paragraph-rsid="0136fc43"/>
    </style:style>
    <style:style style:name="P187" style:family="paragraph" style:parent-style-name="Table_20_Contents">
      <style:text-properties fo:font-size="10pt" officeooo:rsid="02e68b4c" officeooo:paragraph-rsid="02e68b4c" style:font-size-asian="10pt" style:font-size-complex="10pt"/>
    </style:style>
    <style:style style:name="P188" style:family="paragraph" style:parent-style-name="Table_20_Contents">
      <style:text-properties fo:font-size="10pt" officeooo:paragraph-rsid="027d02a9" style:font-size-asian="10pt" style:font-size-complex="10pt"/>
    </style:style>
    <style:style style:name="P18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0" style:family="paragraph" style:parent-style-name="Table_20_Contents">
      <style:text-properties style:use-window-font-color="true" loext:opacity="0%" fo:font-size="10pt" officeooo:rsid="01d4db50" officeooo:paragraph-rsid="01d4db50" style:font-size-asian="10pt" style:font-size-complex="10pt"/>
    </style:style>
    <style:style style:name="P191" style:family="paragraph" style:parent-style-name="Table_20_Contents">
      <style:text-properties fo:font-size="10pt" officeooo:rsid="0164bf1d" officeooo:paragraph-rsid="0164bf1d" style:font-size-asian="10pt" style:font-size-complex="10pt"/>
    </style:style>
    <style:style style:name="P19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3" style:family="paragraph" style:parent-style-name="Table_20_Contents">
      <style:text-properties fo:font-size="10pt" officeooo:paragraph-rsid="02d4cf82" style:font-size-asian="10pt" style:font-size-complex="10pt"/>
    </style:style>
    <style:style style:name="P194" style:family="paragraph" style:parent-style-name="Table_20_Contents">
      <style:text-properties fo:font-size="10pt" officeooo:rsid="026e5d5e" officeooo:paragraph-rsid="026e5d5e" style:font-size-asian="10pt" style:font-size-complex="10pt"/>
    </style:style>
    <style:style style:name="P195" style:family="paragraph" style:parent-style-name="Table_20_Contents">
      <style:text-properties officeooo:paragraph-rsid="01093ef1"/>
    </style:style>
    <style:style style:name="P196" style:family="paragraph" style:parent-style-name="Table_20_Contents">
      <style:text-properties style:use-window-font-color="true" loext:opacity="0%" fo:font-size="10pt" officeooo:rsid="01093ef1" officeooo:paragraph-rsid="01093ef1" style:font-size-asian="10pt" style:font-size-complex="10pt"/>
    </style:style>
    <style:style style:name="P197" style:family="paragraph" style:parent-style-name="Table_20_Contents">
      <style:text-properties fo:font-size="10pt" officeooo:paragraph-rsid="027e7869" style:font-size-asian="10pt" style:font-size-complex="10pt"/>
    </style:style>
    <style:style style:name="P198" style:family="paragraph" style:parent-style-name="Table_20_Contents">
      <style:text-properties fo:font-size="10pt" officeooo:rsid="01918cc4" officeooo:paragraph-rsid="01918cc4" style:font-size-asian="10pt" style:font-size-complex="10pt"/>
    </style:style>
    <style:style style:name="P199" style:family="paragraph" style:parent-style-name="Table_20_Contents">
      <style:text-properties fo:font-size="10pt" officeooo:rsid="00db718f" officeooo:paragraph-rsid="00db718f" style:font-size-asian="10pt" style:font-size-complex="10pt"/>
    </style:style>
    <style:style style:name="P200" style:family="paragraph" style:parent-style-name="Table_20_Contents">
      <style:text-properties officeooo:paragraph-rsid="03225143"/>
    </style:style>
    <style:style style:name="P201" style:family="paragraph" style:parent-style-name="Table_20_Contents">
      <style:text-properties officeooo:rsid="008cecbd" officeooo:paragraph-rsid="00eaeb72"/>
    </style:style>
    <style:style style:name="P202" style:family="paragraph" style:parent-style-name="Table_20_Contents">
      <style:text-properties fo:font-size="10pt" officeooo:rsid="02e09028" officeooo:paragraph-rsid="035f0629" style:font-size-asian="10pt" style:font-size-complex="10pt"/>
    </style:style>
    <style:style style:name="P203" style:family="paragraph" style:parent-style-name="Text_20_body">
      <style:text-properties fo:font-size="11pt" officeooo:rsid="00bad3ef" officeooo:paragraph-rsid="00bad3ef" style:font-size-asian="11pt" style:font-size-complex="11pt"/>
    </style:style>
    <style:style style:name="P204" style:family="paragraph" style:parent-style-name="Table_20_Heading">
      <style:text-properties officeooo:rsid="00b9ef1e" officeooo:paragraph-rsid="00b9ef1e"/>
    </style:style>
    <style:style style:name="P205" style:family="paragraph" style:parent-style-name="Table_20_Contents">
      <style:text-properties fo:font-size="10pt" officeooo:rsid="01d4db50" officeooo:paragraph-rsid="01d4db50" style:font-size-asian="10pt" style:font-size-complex="10pt"/>
    </style:style>
    <style:style style:name="P206" style:family="paragraph" style:parent-style-name="Table_20_Contents">
      <style:text-properties fo:font-size="10pt" officeooo:rsid="024901de" officeooo:paragraph-rsid="02c605bf" style:font-size-asian="10pt" style:font-size-complex="10pt"/>
    </style:style>
    <style:style style:name="P207" style:family="paragraph" style:parent-style-name="Table_20_Contents">
      <style:text-properties officeooo:paragraph-rsid="02487bda"/>
    </style:style>
    <style:style style:name="P208" style:family="paragraph" style:parent-style-name="Table_20_Contents">
      <style:text-properties officeooo:rsid="0136fc43" officeooo:paragraph-rsid="01414e59"/>
    </style:style>
    <style:style style:name="P209" style:family="paragraph" style:parent-style-name="Table_20_Contents">
      <style:text-properties fo:font-size="10pt" officeooo:rsid="01093ef1" officeooo:paragraph-rsid="0116f5c2" style:font-size-asian="10pt" style:font-size-complex="10pt"/>
    </style:style>
    <style:style style:name="P210" style:family="paragraph" style:parent-style-name="Table_20_Contents">
      <style:text-properties officeooo:rsid="008cecbd" officeooo:paragraph-rsid="01b74e5e"/>
    </style:style>
    <style:style style:name="P211" style:family="paragraph" style:parent-style-name="Text_20_body">
      <style:text-properties fo:font-size="11pt" officeooo:rsid="00bc0cc6" officeooo:paragraph-rsid="00bc0cc6" style:font-size-asian="11pt" style:font-size-complex="11pt"/>
    </style:style>
    <style:style style:name="P212" style:family="paragraph" style:parent-style-name="Table_20_Heading">
      <style:text-properties officeooo:rsid="00bc0cc6" officeooo:paragraph-rsid="00bc0cc6"/>
    </style:style>
    <style:style style:name="P213" style:family="paragraph" style:parent-style-name="Table_20_Contents">
      <style:text-properties fo:font-size="10pt" officeooo:rsid="03225143" officeooo:paragraph-rsid="033e4412" style:font-size-asian="10pt" style:font-size-complex="10pt"/>
    </style:style>
    <style:style style:name="P214" style:family="paragraph" style:parent-style-name="Table_20_Contents">
      <style:text-properties fo:font-size="10pt" officeooo:rsid="01e48e7d" officeooo:paragraph-rsid="01e48e7d" style:font-size-asian="10pt" style:font-size-complex="10pt"/>
    </style:style>
    <style:style style:name="P215" style:family="paragraph" style:parent-style-name="Table_20_Contents">
      <style:text-properties officeooo:paragraph-rsid="01756d29"/>
    </style:style>
    <style:style style:name="P216" style:family="paragraph" style:parent-style-name="Table_20_Contents">
      <style:text-properties fo:font-size="10pt" officeooo:rsid="01756d29" officeooo:paragraph-rsid="01756d29" style:font-size-asian="10pt" style:font-size-complex="10pt"/>
    </style:style>
    <style:style style:name="P217" style:family="paragraph" style:parent-style-name="Table_20_Contents">
      <style:text-properties fo:font-size="10pt" officeooo:rsid="022bc517" officeooo:paragraph-rsid="022bc517" style:font-size-asian="10pt" style:font-size-complex="10pt"/>
    </style:style>
    <style:style style:name="P218" style:family="paragraph" style:parent-style-name="Text_20_body">
      <style:text-properties fo:font-size="11pt" officeooo:rsid="00bc0cc6" officeooo:paragraph-rsid="01fef4df" style:font-size-asian="11pt" style:font-size-complex="11pt"/>
    </style:style>
    <style:style style:name="P219" style:family="paragraph" style:parent-style-name="Table_20_Heading">
      <style:text-properties officeooo:rsid="00bc0cc6" officeooo:paragraph-rsid="01fef4df"/>
    </style:style>
    <style:style style:name="P220" style:family="paragraph" style:parent-style-name="Table_20_Contents">
      <style:text-properties officeooo:paragraph-rsid="01fef4df"/>
    </style:style>
    <style:style style:name="P221" style:family="paragraph" style:parent-style-name="Table_20_Contents">
      <style:text-properties fo:font-size="10pt" officeooo:paragraph-rsid="01fef4df" style:font-size-asian="10pt" style:font-size-complex="10pt"/>
    </style:style>
    <style:style style:name="P222" style:family="paragraph" style:parent-style-name="Table_20_Contents">
      <style:text-properties fo:font-size="10pt" officeooo:rsid="01e48e7d" officeooo:paragraph-rsid="01fef4df" style:font-size-asian="10pt" style:font-size-complex="10pt"/>
    </style:style>
    <style:style style:name="P223" style:family="paragraph" style:parent-style-name="Table_20_Contents">
      <style:text-properties officeooo:paragraph-rsid="01ff94a1"/>
    </style:style>
    <style:style style:name="P224" style:family="paragraph" style:parent-style-name="Table_20_Contents">
      <style:text-properties fo:font-size="10pt" officeooo:rsid="01756d29" officeooo:paragraph-rsid="01fef4df" style:font-size-asian="10pt" style:font-size-complex="10pt"/>
    </style:style>
    <style:style style:name="P225" style:family="paragraph" style:parent-style-name="Table_20_Contents">
      <style:text-properties officeooo:paragraph-rsid="0285074d"/>
    </style:style>
    <style:style style:name="P226" style:family="paragraph" style:parent-style-name="Table_20_Contents">
      <style:text-properties fo:font-size="10pt" officeooo:rsid="0285074d" officeooo:paragraph-rsid="0285074d" style:font-size-asian="10pt" style:font-size-complex="10pt"/>
    </style:style>
    <style:style style:name="P227" style:family="paragraph" style:parent-style-name="Text_20_body">
      <style:text-properties officeooo:paragraph-rsid="01fef4df"/>
    </style:style>
    <style:style style:name="P228" style:family="paragraph" style:parent-style-name="Heading_20_2">
      <style:text-properties officeooo:paragraph-rsid="018980e3"/>
    </style:style>
    <style:style style:name="P229" style:family="paragraph" style:parent-style-name="Standard" style:list-style-name="L11">
      <style:text-properties fo:font-size="11pt" officeooo:paragraph-rsid="0165ce71" style:font-size-asian="11pt" style:font-size-complex="11pt"/>
    </style:style>
    <style:style style:name="P230" style:family="paragraph" style:parent-style-name="Standard" style:list-style-name="L11">
      <style:text-properties fo:font-size="11pt" officeooo:paragraph-rsid="01d4db50" style:font-size-asian="11pt" style:font-size-complex="11pt"/>
    </style:style>
    <style:style style:name="P231" style:family="paragraph" style:parent-style-name="Standard" style:list-style-name="L11">
      <style:text-properties fo:font-size="11pt" officeooo:paragraph-rsid="023603f2" style:font-size-asian="11pt" style:font-size-complex="11pt"/>
    </style:style>
    <style:style style:name="P232" style:family="paragraph" style:parent-style-name="Standard" style:list-style-name="L11">
      <style:text-properties fo:font-size="11pt" officeooo:paragraph-rsid="024901de" style:font-size-asian="11pt" style:font-size-complex="11pt"/>
    </style:style>
    <style:style style:name="P233" style:family="paragraph" style:parent-style-name="Standard" style:list-style-name="L11">
      <style:text-properties fo:font-size="11pt" officeooo:paragraph-rsid="02e49ff1" style:font-size-asian="11pt" style:font-size-complex="11pt"/>
    </style:style>
    <style:style style:name="P234" style:family="paragraph" style:parent-style-name="Standard">
      <style:text-properties fo:font-style="italic" officeooo:rsid="00976b5e" officeooo:paragraph-rsid="0165ce71" style:font-style-asian="italic" style:font-style-complex="italic"/>
    </style:style>
    <style:style style:name="P235" style:family="paragraph" style:parent-style-name="Text_20_body">
      <style:text-properties officeooo:rsid="001d4422" officeooo:paragraph-rsid="030f8d57"/>
    </style:style>
    <style:style style:name="P236" style:family="paragraph" style:parent-style-name="Standard">
      <style:text-properties officeooo:paragraph-rsid="0186ec99"/>
    </style:style>
    <style:style style:name="P237" style:family="paragraph" style:parent-style-name="Standard">
      <style:text-properties officeooo:rsid="026d6163" officeooo:paragraph-rsid="026d6163"/>
    </style:style>
    <style:style style:name="P238" style:family="paragraph" style:parent-style-name="Standard">
      <style:text-properties fo:font-style="normal" officeooo:rsid="02c6d210" officeooo:paragraph-rsid="02c6d210" style:font-style-asian="normal" style:font-style-complex="normal"/>
    </style:style>
    <style:style style:name="P23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2"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3" style:family="paragraph" style:parent-style-name="Text_20_body">
      <style:text-properties officeooo:rsid="024a5a0f" officeooo:paragraph-rsid="0252c469"/>
    </style:style>
    <style:style style:name="P244" style:family="paragraph" style:parent-style-name="Text_20_body">
      <style:text-properties officeooo:rsid="026903cb" officeooo:paragraph-rsid="026903cb"/>
    </style:style>
    <style:style style:name="P245" style:family="paragraph" style:parent-style-name="Text_20_body">
      <style:text-properties officeooo:rsid="024a5a0f" officeooo:paragraph-rsid="0279f068"/>
    </style:style>
    <style:style style:name="P24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5" style:family="paragraph" style:parent-style-name="Text_20_body">
      <style:text-properties fo:font-size="11pt" officeooo:rsid="024c7ac3" officeooo:paragraph-rsid="024c7ac3" style:font-size-asian="11pt" style:font-size-complex="11pt"/>
    </style:style>
    <style:style style:name="P256" style:family="paragraph" style:parent-style-name="Table_20_Heading">
      <style:text-properties officeooo:rsid="024c7ac3" officeooo:paragraph-rsid="024c7ac3"/>
    </style:style>
    <style:style style:name="P25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8" style:family="paragraph" style:parent-style-name="Table_20_Contents">
      <style:text-properties fo:font-size="9pt" officeooo:rsid="024c7ac3" officeooo:paragraph-rsid="024c7ac3" style:font-size-asian="9pt" style:font-size-complex="9pt"/>
    </style:style>
    <style:style style:name="P259" style:family="paragraph" style:parent-style-name="Table_20_Contents">
      <style:text-properties fo:font-size="9pt" officeooo:rsid="024c7ac3" officeooo:paragraph-rsid="02b640c6" style:font-size-asian="9pt" style:font-size-complex="9pt"/>
    </style:style>
    <style:style style:name="P260" style:family="paragraph" style:parent-style-name="Table_20_Contents">
      <style:text-properties fo:font-size="9pt" officeooo:rsid="024c7ac3" officeooo:paragraph-rsid="024dd3a3" style:font-size-asian="9pt" style:font-size-complex="9pt"/>
    </style:style>
    <style:style style:name="P261" style:family="paragraph" style:parent-style-name="Text_20_body">
      <style:text-properties fo:font-weight="normal" officeooo:rsid="024d67b3" officeooo:paragraph-rsid="02683df8" style:font-weight-asian="normal" style:font-weight-complex="normal"/>
    </style:style>
    <style:style style:name="P262"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7"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9"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0"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5" style:family="paragraph" style:parent-style-name="Heading_20_3">
      <style:text-properties officeooo:rsid="026f4c45" officeooo:paragraph-rsid="026f4c45"/>
    </style:style>
    <style:style style:name="P276" style:family="paragraph" style:parent-style-name="Text_20_body">
      <style:text-properties officeooo:rsid="026f4c45" officeooo:paragraph-rsid="026f4c45"/>
    </style:style>
    <style:style style:name="P277" style:family="paragraph" style:parent-style-name="Text_20_body">
      <style:text-properties officeooo:rsid="02727f8f" officeooo:paragraph-rsid="02727f8f"/>
    </style:style>
    <style:style style:name="P27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1" style:family="paragraph" style:parent-style-name="Text_20_body">
      <style:text-properties officeooo:rsid="02727f8f" officeooo:paragraph-rsid="027434e4"/>
    </style:style>
    <style:style style:name="P28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3" style:family="paragraph" style:parent-style-name="Text_20_body">
      <style:text-properties officeooo:rsid="026f4c45" officeooo:paragraph-rsid="027434e4"/>
    </style:style>
    <style:style style:name="P284" style:family="paragraph" style:parent-style-name="Heading_20_3">
      <style:text-properties officeooo:paragraph-rsid="02f3e66e"/>
    </style:style>
    <style:style style:name="P285" style:family="paragraph" style:parent-style-name="Text_20_body">
      <style:text-properties officeooo:rsid="00a21c1d" officeooo:paragraph-rsid="02f3e66e"/>
    </style:style>
    <style:style style:name="P286"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8"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6" style:family="paragraph" style:parent-style-name="Text_20_body">
      <style:text-properties officeooo:rsid="01d4db50" officeooo:paragraph-rsid="01e332a1"/>
    </style:style>
    <style:style style:name="P29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9" style:family="paragraph" style:parent-style-name="Text_20_body">
      <style:text-properties officeooo:rsid="023603f2" officeooo:paragraph-rsid="023603f2"/>
    </style:style>
    <style:style style:name="P30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6" style:family="paragraph" style:parent-style-name="Standard">
      <style:text-properties officeooo:paragraph-rsid="0165ce71"/>
    </style:style>
    <style:style style:name="P30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9" style:family="paragraph" style:parent-style-name="Heading_20_3">
      <style:text-properties officeooo:paragraph-rsid="023cd631"/>
    </style:style>
    <style:style style:name="P310" style:family="paragraph" style:parent-style-name="Text_20_body">
      <style:text-properties officeooo:rsid="01f2f472" officeooo:paragraph-rsid="023cd631"/>
    </style:style>
    <style:style style:name="P311" style:family="paragraph" style:parent-style-name="Text_20_body">
      <style:text-properties fo:font-style="normal" officeooo:rsid="01f2f472" officeooo:paragraph-rsid="023cd631" style:font-style-asian="normal" style:font-style-complex="normal"/>
    </style:style>
    <style:style style:name="P312" style:family="paragraph" style:parent-style-name="Text_20_body">
      <style:text-properties fo:font-style="normal" officeooo:rsid="01f3700d" officeooo:paragraph-rsid="023cd631" style:font-style-asian="normal" style:font-style-complex="normal"/>
    </style:style>
    <style:style style:name="P31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8" style:family="paragraph" style:parent-style-name="Text_20_body">
      <style:text-properties fo:font-style="normal" officeooo:rsid="01f513d6" officeooo:paragraph-rsid="023cd631" style:font-style-asian="normal" style:font-style-complex="normal"/>
    </style:style>
    <style:style style:name="P319" style:family="paragraph" style:parent-style-name="Text_20_body">
      <style:text-properties fo:font-style="normal" officeooo:rsid="01f513d6" officeooo:paragraph-rsid="02a809a3" style:font-style-asian="normal" style:font-style-complex="normal"/>
    </style:style>
    <style:style style:name="P320" style:family="paragraph" style:parent-style-name="Text_20_body">
      <style:text-properties officeooo:rsid="02882066" officeooo:paragraph-rsid="02882066"/>
    </style:style>
    <style:style style:name="P32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3" style:family="paragraph" style:parent-style-name="Text_20_body">
      <style:text-properties officeooo:rsid="02882066" officeooo:paragraph-rsid="028a101a"/>
    </style:style>
    <style:style style:name="P324" style:family="paragraph" style:parent-style-name="Text_20_body">
      <style:text-properties officeooo:rsid="028a101a" officeooo:paragraph-rsid="028a101a"/>
    </style:style>
    <style:style style:name="P32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7" style:family="paragraph" style:parent-style-name="Text_20_body">
      <style:text-properties officeooo:rsid="028c523a" officeooo:paragraph-rsid="028c523a"/>
    </style:style>
    <style:style style:name="P328" style:family="paragraph" style:parent-style-name="Text_20_body">
      <style:text-properties officeooo:rsid="02de80f4" officeooo:paragraph-rsid="02de80f4"/>
    </style:style>
    <style:style style:name="P32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2" style:family="paragraph" style:parent-style-name="Text_20_body">
      <style:text-properties officeooo:rsid="02e09028" officeooo:paragraph-rsid="02e09028"/>
    </style:style>
    <style:style style:name="P333" style:family="paragraph" style:parent-style-name="Text_20_body">
      <style:text-properties officeooo:rsid="02e09028" officeooo:paragraph-rsid="031f815a"/>
    </style:style>
    <style:style style:name="P334"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39560b"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4" style:family="paragraph" style:parent-style-name="Text_20_body">
      <style:text-properties officeooo:rsid="043b67d9" officeooo:paragraph-rsid="0467670c"/>
    </style:style>
    <style:style style:name="P635"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6"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7" style:family="paragraph" style:parent-style-name="Table_20_Contents">
      <style:text-properties fo:font-size="12pt" officeooo:rsid="043fff7c" officeooo:paragraph-rsid="0446355e" style:font-size-asian="12pt" style:font-size-complex="12pt"/>
    </style:style>
    <style:style style:name="P638" style:family="paragraph" style:parent-style-name="Table_20_Contents">
      <style:text-properties fo:font-size="12pt" officeooo:rsid="043fff7c" officeooo:paragraph-rsid="044339b1" style:font-size-asian="12pt" style:font-size-complex="12pt"/>
    </style:style>
    <style:style style:name="P639"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0" style:family="paragraph" style:parent-style-name="Table_20_Contents">
      <style:text-properties fo:font-size="12pt" officeooo:rsid="043c4ace" officeooo:paragraph-rsid="0446355e" style:font-size-asian="12pt" style:font-size-complex="12pt"/>
    </style:style>
    <style:style style:name="P641"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2" style:family="paragraph" style:parent-style-name="Table_20_Contents">
      <style:text-properties officeooo:rsid="043c4ace" officeooo:paragraph-rsid="043c4ace"/>
    </style:style>
    <style:style style:name="P643" style:family="paragraph" style:parent-style-name="Table_20_Contents">
      <style:text-properties fo:font-size="12pt" officeooo:rsid="043c4ace" officeooo:paragraph-rsid="043c4ace" style:font-size-asian="12pt" style:font-size-complex="12pt"/>
    </style:style>
    <style:style style:name="P644" style:family="paragraph" style:parent-style-name="Table_20_Contents">
      <style:text-properties officeooo:rsid="043de877" officeooo:paragraph-rsid="043de877"/>
    </style:style>
    <style:style style:name="P645"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6" style:family="paragraph" style:parent-style-name="Table_20_Contents">
      <style:text-properties fo:font-size="12pt" officeooo:rsid="043de877" officeooo:paragraph-rsid="0446355e" style:font-size-asian="12pt" style:font-size-complex="12pt"/>
    </style:style>
    <style:style style:name="P647" style:family="paragraph" style:parent-style-name="Table_20_Contents">
      <style:text-properties fo:font-size="12pt" officeooo:rsid="043de877" officeooo:paragraph-rsid="043de877" style:font-size-asian="12pt" style:font-size-complex="12pt"/>
    </style:style>
    <style:style style:name="P648"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49" style:family="paragraph" style:parent-style-name="Table_20_Contents">
      <style:text-properties fo:font-size="12pt" officeooo:rsid="043fff7c" officeooo:paragraph-rsid="043fff7c" style:font-size-asian="12pt" style:font-size-complex="12pt"/>
    </style:style>
    <style:style style:name="P650"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1" style:family="paragraph" style:parent-style-name="Table_20_Contents">
      <style:text-properties officeooo:rsid="043de877" officeooo:paragraph-rsid="0446355e"/>
    </style:style>
    <style:style style:name="P652"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53" style:family="paragraph" style:parent-style-name="Table_20_Contents">
      <style:text-properties fo:font-size="12pt" officeooo:rsid="043f3b46" officeooo:paragraph-rsid="0446355e" style:font-size-asian="12pt" style:font-size-complex="12pt"/>
    </style:style>
    <style:style style:name="P654" style:family="paragraph" style:parent-style-name="Table_20_Contents">
      <style:text-properties fo:font-size="12pt" officeooo:rsid="043f3b46" officeooo:paragraph-rsid="043f3b46" style:font-size-asian="12pt" style:font-size-complex="12pt"/>
    </style:style>
    <style:style style:name="P655"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56" style:family="paragraph" style:parent-style-name="Heading_20_2">
      <style:text-properties officeooo:paragraph-rsid="0463e746"/>
    </style:style>
    <style:style style:name="P657" style:family="paragraph" style:parent-style-name="Text_20_body">
      <style:text-properties officeooo:rsid="04643e7e" officeooo:paragraph-rsid="0468143f"/>
    </style:style>
    <style:style style:name="P658"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59"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60"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61" style:family="paragraph" style:parent-style-name="Table_20_Contents">
      <style:paragraph-properties fo:text-align="start" style:justify-single-word="false"/>
      <style:text-properties officeooo:paragraph-rsid="0468143f"/>
    </style:style>
    <style:style style:name="P662"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63"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64"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65"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66" style:family="paragraph" style:parent-style-name="Table_20_Contents">
      <style:text-properties officeooo:paragraph-rsid="0468143f"/>
    </style:style>
    <style:style style:name="P667"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668"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669"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670" style:family="paragraph" style:parent-style-name="Table_20_Contents">
      <style:paragraph-properties fo:text-align="start" style:justify-single-word="false"/>
      <style:text-properties fo:font-size="12pt" officeooo:paragraph-rsid="0463e746" style:font-size-asian="12pt" style:font-size-complex="12pt"/>
    </style:style>
    <style:style style:name="P671"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672"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673"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674"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675"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676" style:family="paragraph" style:parent-style-name="Table_20_Contents">
      <style:text-properties officeooo:paragraph-rsid="0463e746"/>
    </style:style>
    <style:style style:name="P677" style:family="paragraph" style:parent-style-name="Text_20_body">
      <style:text-properties officeooo:paragraph-rsid="0463e746"/>
    </style:style>
    <style:style style:name="P678"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679"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680"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681"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682" style:family="paragraph" style:parent-style-name="Table_20_Contents">
      <style:paragraph-properties fo:text-align="start" style:justify-single-word="false"/>
      <style:text-properties officeooo:rsid="043acda5" officeooo:paragraph-rsid="0463e746"/>
    </style:style>
    <style:style style:name="P683"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684"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685"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686" style:family="paragraph" style:parent-style-name="Table_20_Contents">
      <style:paragraph-properties fo:text-align="start" style:justify-single-word="false"/>
      <style:text-properties officeooo:paragraph-rsid="0463e746"/>
    </style:style>
    <style:style style:name="P687"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689"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690"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691"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692"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693"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694"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695"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696" style:family="paragraph" style:parent-style-name="Text_20_body">
      <style:text-properties officeooo:rsid="039a11df" officeooo:paragraph-rsid="0463e746"/>
    </style:style>
    <style:style style:name="P697" style:family="paragraph" style:parent-style-name="Text_20_body">
      <style:text-properties officeooo:rsid="0465fcad" officeooo:paragraph-rsid="0465fcad"/>
    </style:style>
    <style:style style:name="P69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699"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0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01" style:family="paragraph" style:parent-style-name="Table_20_Contents">
      <style:paragraph-properties fo:text-align="start" style:justify-single-word="false"/>
      <style:text-properties officeooo:rsid="044f05fb" officeooo:paragraph-rsid="04509e0c"/>
    </style:style>
    <style:style style:name="P702"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03" style:family="paragraph" style:parent-style-name="Table_20_Contents">
      <style:paragraph-properties fo:text-align="start" style:justify-single-word="false"/>
      <style:text-properties fo:font-size="12pt" officeooo:paragraph-rsid="0439560b" style:font-size-asian="12pt" style:font-size-complex="12pt"/>
    </style:style>
    <style:style style:name="P704"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05"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06" style:family="paragraph" style:parent-style-name="Table_20_Contents">
      <style:paragraph-properties fo:text-align="start" style:justify-single-word="false"/>
      <style:text-properties officeooo:rsid="039bbf55" officeooo:paragraph-rsid="0439560b"/>
    </style:style>
    <style:style style:name="P707" style:family="paragraph" style:parent-style-name="Table_20_Contents">
      <style:paragraph-properties fo:text-align="start" style:justify-single-word="false"/>
      <style:text-properties officeooo:rsid="039a11df" officeooo:paragraph-rsid="0439560b"/>
    </style:style>
    <style:style style:name="P708"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09"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10" style:family="paragraph" style:parent-style-name="Text_20_body">
      <style:text-properties officeooo:paragraph-rsid="0439560b"/>
    </style:style>
    <style:style style:name="P71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12"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officeooo:rsid="044f05fb" officeooo:paragraph-rsid="0457b9c2"/>
    </style:style>
    <style:style style:name="P714"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15"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16"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17"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18" style:family="paragraph" style:parent-style-name="Table_20_Contents">
      <style:paragraph-properties fo:text-align="start" style:justify-single-word="false"/>
      <style:text-properties officeooo:paragraph-rsid="0439560b"/>
    </style:style>
    <style:style style:name="P719"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21"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2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officeooo:rsid="044c8de9" officeooo:paragraph-rsid="044c8de9"/>
    </style:style>
    <style:style style:name="P72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2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2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28"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729"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730"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731"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732"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734"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735"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736"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737" style:family="paragraph" style:parent-style-name="Table_20_Contents">
      <style:paragraph-properties fo:text-align="start" style:justify-single-word="false"/>
      <style:text-properties officeooo:rsid="044e7229" officeooo:paragraph-rsid="0453e838"/>
    </style:style>
    <style:style style:name="P738"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officeooo:rsid="044e7229" officeooo:paragraph-rsid="044e7229"/>
    </style:style>
    <style:style style:name="P740"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741"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officeooo:rsid="044e7229" officeooo:paragraph-rsid="045746ca"/>
    </style:style>
    <style:style style:name="P74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4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746"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748"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749"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75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officeooo:rsid="044f05fb" officeooo:paragraph-rsid="044f05fb"/>
    </style:style>
    <style:style style:name="P754" style:family="paragraph" style:parent-style-name="Table_20_Contents">
      <style:paragraph-properties fo:text-align="start"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55" style:family="paragraph" style:parent-style-name="Table_20_Contents">
      <style:paragraph-properties fo:text-align="start"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757"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758"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75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76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761"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76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763" style:family="paragraph" style:parent-style-name="Table_20_Contents">
      <style:paragraph-properties fo:text-align="start" style:justify-single-word="false"/>
      <style:text-properties officeooo:rsid="044e7229" officeooo:paragraph-rsid="04524046"/>
    </style:style>
    <style:style style:name="P764"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765"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766" style:family="paragraph" style:parent-style-name="Table_20_Contents">
      <style:paragraph-properties fo:text-align="start" style:justify-single-word="false"/>
      <style:text-properties officeooo:rsid="044f05fb" officeooo:paragraph-rsid="045581ab"/>
    </style:style>
    <style:style style:name="P767"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76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76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770"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77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77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77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77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77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officeooo:rsid="044e7229" officeooo:paragraph-rsid="0452cc0f"/>
    </style:style>
    <style:style style:name="P778" style:family="paragraph" style:parent-style-name="Table_20_Contents">
      <style:paragraph-properties fo:text-align="start"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779" style:family="paragraph" style:parent-style-name="Text_20_body">
      <style:text-properties officeooo:rsid="0468f1da" officeooo:paragraph-rsid="0468f1da"/>
    </style:style>
    <style:style style:name="P780" style:family="paragraph" style:parent-style-name="Text_20_body">
      <style:text-properties officeooo:rsid="046f31dd" officeooo:paragraph-rsid="046f31dd"/>
    </style:style>
    <style:style style:name="P781" style:family="paragraph" style:parent-style-name="Text_20_body">
      <style:text-properties officeooo:rsid="04726e35" officeooo:paragraph-rsid="04726e35"/>
    </style:style>
    <style:style style:name="P782"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783" style:family="paragraph" style:parent-style-name="Table_20_Contents">
      <style:text-properties officeooo:paragraph-rsid="0468f1da"/>
    </style:style>
    <style:style style:name="P784"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785" style:family="paragraph" style:parent-style-name="Text_20_body">
      <style:text-properties officeooo:rsid="00ded8b3" officeooo:paragraph-rsid="015d0d35"/>
    </style:style>
    <style:style style:name="P786" style:family="paragraph" style:parent-style-name="Heading_20_2">
      <style:text-properties officeooo:rsid="00e0c206" officeooo:paragraph-rsid="00e0c206"/>
    </style:style>
    <style:style style:name="P787" style:family="paragraph" style:parent-style-name="Text_20_body">
      <style:text-properties fo:font-weight="normal" officeooo:rsid="00ded8b3" officeooo:paragraph-rsid="00ded8b3" style:font-weight-asian="normal" style:font-weight-complex="normal"/>
    </style:style>
    <style:style style:name="P78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78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790"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791"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792"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793"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79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795"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796" style:family="paragraph" style:parent-style-name="Text_20_body">
      <style:text-properties officeooo:rsid="036bb0aa" officeooo:paragraph-rsid="036bb0aa"/>
    </style:style>
    <style:style style:name="P797" style:family="paragraph" style:parent-style-name="Text_20_body">
      <style:text-properties officeooo:rsid="036f7670" officeooo:paragraph-rsid="036f7670"/>
    </style:style>
    <style:style style:name="P798" style:family="paragraph" style:parent-style-name="Text_20_body" style:list-style-name="L30">
      <style:paragraph-properties fo:margin-top="0in" fo:margin-bottom="0in" style:contextual-spacing="false"/>
      <style:text-properties officeooo:rsid="036f7670" officeooo:paragraph-rsid="036f7670"/>
    </style:style>
    <style:style style:name="P799"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800"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801"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0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03" style:family="paragraph" style:parent-style-name="Heading_20_2">
      <style:text-properties officeooo:rsid="037377df" officeooo:paragraph-rsid="037377df"/>
    </style:style>
    <style:style style:name="P804"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805"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806"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807"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808"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809"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810"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811"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812"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813"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814"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b0849"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officeooo:rsid="04369161"/>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4349584" style:font-style-asian="normal" style:font-weight-asian="normal" style:font-style-complex="normal" style:font-weight-complex="normal"/>
    </style:style>
    <style:style style:name="T109" style:family="text">
      <style:text-properties officeooo:rsid="042f2b2f"/>
    </style:style>
    <style:style style:name="T110" style:family="text">
      <style:text-properties officeooo:rsid="0430c233"/>
    </style:style>
    <style:style style:name="T111" style:family="text">
      <style:text-properties fo:font-size="10pt" fo:font-style="italic" officeooo:rsid="04346f47" style:font-size-asian="10pt" style:font-style-asian="italic" style:font-size-complex="10pt" style:font-style-complex="italic"/>
    </style:style>
    <style:style style:name="T112" style:family="text">
      <style:text-properties officeooo:rsid="019082d2"/>
    </style:style>
    <style:style style:name="T113" style:family="text">
      <style:text-properties officeooo:rsid="02165bcf"/>
    </style:style>
    <style:style style:name="T114" style:family="text">
      <style:text-properties officeooo:rsid="021b8396"/>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dd324d" style:font-size-asian="12pt" style:font-weight-asian="bold" style:font-size-complex="12pt" style:font-weight-complex="bold"/>
    </style:style>
    <style:style style:name="T117" style:family="text">
      <style:text-properties fo:font-size="12pt" fo:font-weight="bold" officeooo:rsid="02e31f72" style:font-size-asian="12pt" style:font-weight-asian="bold" style:font-size-complex="12pt" style:font-weight-complex="bold"/>
    </style:style>
    <style:style style:name="T118" style:family="text">
      <style:text-properties officeooo:rsid="00dd324d"/>
    </style:style>
    <style:style style:name="T119" style:family="text">
      <style:text-properties officeooo:rsid="02ce59c8"/>
    </style:style>
    <style:style style:name="T120" style:family="text">
      <style:text-properties officeooo:rsid="02ce93f1"/>
    </style:style>
    <style:style style:name="T121" style:family="text">
      <style:text-properties fo:font-size="12pt" fo:font-weight="bold" officeooo:rsid="02d08a9b" style:font-size-asian="12pt" style:font-weight-asian="bold" style:font-size-complex="12pt" style:font-weight-complex="bold"/>
    </style:style>
    <style:style style:name="T122" style:family="text">
      <style:text-properties fo:font-size="12pt" fo:font-weight="bold" officeooo:rsid="00cd687d" style:font-size-asian="12pt" style:font-weight-asian="bold" style:font-size-complex="12pt" style:font-weight-complex="bold"/>
    </style:style>
    <style:style style:name="T123" style:family="text">
      <style:text-properties fo:font-size="12pt" fo:font-weight="bold" officeooo:rsid="023a5ff3" style:font-size-asian="12pt" style:font-weight-asian="bold" style:font-size-complex="12pt" style:font-weight-complex="bold"/>
    </style:style>
    <style:style style:name="T124" style:family="text">
      <style:text-properties officeooo:rsid="023a5ff3"/>
    </style:style>
    <style:style style:name="T125" style:family="text">
      <style:text-properties fo:font-size="12pt" fo:font-weight="bold" officeooo:rsid="01be848a" style:font-size-asian="12pt" style:font-weight-asian="bold" style:font-size-complex="12pt" style:font-weight-complex="bold"/>
    </style:style>
    <style:style style:name="T126" style:family="text">
      <style:text-properties officeooo:rsid="01c223ce"/>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2pt" fo:font-weight="bold" officeooo:rsid="02407986" style:font-size-asian="12pt" style:font-weight-asian="bold" style:font-size-complex="12pt" style:font-weight-complex="bold"/>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family="Alia" fo:font-size="10pt" fo:font-weight="normal" style:font-size-asian="10pt" style:font-weight-asian="normal" style:font-size-complex="10pt" style:font-weight-complex="normal"/>
    </style:style>
    <style:style style:name="T132" style:family="text">
      <style:text-properties style:font-name="Arial1" fo:font-size="10pt" fo:font-weight="normal" officeooo:rsid="02407986" style:font-size-asian="10pt" style:font-weight-asian="normal" style:font-size-complex="10pt" style:font-weight-complex="normal"/>
    </style:style>
    <style:style style:name="T133" style:family="text">
      <style:text-properties style:font-name="Liberation Mono" fo:font-size="10pt" fo:font-weight="bold" officeooo:rsid="02407986" style:font-size-asian="10pt" style:font-weight-asian="bold" style:font-size-complex="10pt" style:font-weight-complex="bold"/>
    </style:style>
    <style:style style:name="T134" style:family="text">
      <style:text-properties style:font-name="Arial1" fo:font-size="10pt" fo:font-weight="normal" officeooo:rsid="02ce201b" style:font-size-asian="10pt" style:font-weight-asian="normal" style:font-size-complex="10pt" style:font-weight-complex="normal"/>
    </style:style>
    <style:style style:name="T135" style:family="text">
      <style:text-properties style:font-name="Liberation Mono" fo:font-size="10pt" fo:font-weight="bold" officeooo:rsid="02ce201b" style:font-size-asian="10pt" style:font-weight-asian="bold" style:font-size-complex="10pt" style:font-weight-complex="bold"/>
    </style:style>
    <style:style style:name="T136" style:family="text">
      <style:text-properties fo:font-size="12pt" fo:font-weight="bold" officeooo:rsid="03225143" style:font-size-asian="12pt" style:font-weight-asian="bold" style:font-size-complex="12pt" style:font-weight-complex="bold"/>
    </style:style>
    <style:style style:name="T137" style:family="text">
      <style:text-properties officeooo:rsid="033e4412"/>
    </style:style>
    <style:style style:name="T138" style:family="text">
      <style:text-properties style:font-name="Liberation Mono" fo:font-weight="bold" officeooo:rsid="033e4412" style:font-weight-asian="bold" style:font-weight-complex="bold"/>
    </style:style>
    <style:style style:name="T139" style:family="text">
      <style:text-properties fo:font-size="12pt" fo:font-weight="bold" officeooo:rsid="02811464" style:font-size-asian="12pt" style:font-weight-asian="bold" style:font-size-complex="12pt" style:font-weight-complex="bold"/>
    </style:style>
    <style:style style:name="T140" style:family="text">
      <style:text-properties officeooo:rsid="01e48e7d"/>
    </style:style>
    <style:style style:name="T141" style:family="text">
      <style:text-properties style:font-name="Liberation Mono" fo:font-weight="bold" officeooo:rsid="027d02a9" style:font-weight-asian="bold" style:font-weight-complex="bold"/>
    </style:style>
    <style:style style:name="T142" style:family="text">
      <style:text-properties officeooo:rsid="027d02a9"/>
    </style:style>
    <style:style style:name="T143" style:family="text">
      <style:text-properties fo:font-size="12pt" fo:font-weight="bold" officeooo:rsid="01f8eba1" style:font-size-asian="12pt" style:font-weight-asian="bold" style:font-size-complex="12pt" style:font-weight-complex="bold"/>
    </style:style>
    <style:style style:name="T144" style:family="text">
      <style:text-properties officeooo:rsid="01f8eba1"/>
    </style:style>
    <style:style style:name="T145" style:family="text">
      <style:text-properties officeooo:rsid="027f0755"/>
    </style:style>
    <style:style style:name="T146" style:family="text">
      <style:text-properties fo:font-size="12pt" fo:font-weight="bold" officeooo:rsid="03033894" style:font-size-asian="12pt" style:font-weight-asian="bold" style:font-size-complex="12pt" style:font-weight-complex="bold"/>
    </style:style>
    <style:style style:name="T147" style:family="text">
      <style:text-properties fo:font-size="11pt" fo:font-weight="bold" style:font-size-asian="11pt" style:font-weight-asian="bold" style:font-size-complex="11pt" style:font-weight-complex="bold"/>
    </style:style>
    <style:style style:name="T148" style:family="text">
      <style:text-properties style:use-window-font-color="true" loext:opacity="0%" fo:font-size="12pt" fo:font-weight="bold" officeooo:rsid="00ab28f7" style:font-size-asian="12pt" style:font-weight-asian="bold" style:font-size-complex="12pt" style:font-weight-complex="bold"/>
    </style:style>
    <style:style style:name="T149" style:family="text">
      <style:text-properties style:use-window-font-color="true" loext:opacity="0%" fo:font-size="12pt" fo:font-weight="bold" style:font-size-asian="12pt" style:font-weight-asian="bold" style:font-size-complex="12pt" style:font-weight-complex="bold"/>
    </style:style>
    <style:style style:name="T150" style:family="text">
      <style:text-properties style:use-window-font-color="true" loext:opacity="0%" fo:font-size="10pt" style:font-size-asian="10pt" style:font-size-complex="10pt"/>
    </style:style>
    <style:style style:name="T151" style:family="text">
      <style:text-properties style:use-window-font-color="true" loext:opacity="0%" fo:font-size="10pt" fo:font-weight="bold" style:font-size-asian="10pt" style:font-weight-asian="bold" style:font-size-complex="10pt" style:font-weight-complex="bold"/>
    </style:style>
    <style:style style:name="T152" style:family="text">
      <style:text-properties fo:font-size="12pt" fo:font-weight="bold" officeooo:rsid="01e0d05d" style:font-size-asian="12pt" style:font-weight-asian="bold" style:font-size-complex="12pt" style:font-weight-complex="bold"/>
    </style:style>
    <style:style style:name="T153" style:family="text">
      <style:text-properties style:font-name="Arial1" fo:font-size="10pt" fo:font-weight="normal" officeooo:rsid="01e0d05d" style:font-size-asian="10pt" style:font-weight-asian="normal" style:font-size-complex="10pt" style:font-weight-complex="normal"/>
    </style:style>
    <style:style style:name="T154" style:family="text">
      <style:text-properties style:font-name="Liberation Mono" fo:font-size="10pt" fo:font-weight="bold" officeooo:rsid="01e0d05d" style:font-size-asian="10pt" style:font-weight-asian="bold" style:font-size-complex="10pt" style:font-weight-complex="bold"/>
    </style:style>
    <style:style style:name="T155" style:family="text">
      <style:text-properties officeooo:rsid="002404fd"/>
    </style:style>
    <style:style style:name="T156" style:family="text">
      <style:text-properties style:use-window-font-color="true" loext:opacity="0%" fo:font-size="12pt" fo:font-weight="bold" officeooo:rsid="00a8c265" style:font-size-asian="12pt" style:font-weight-asian="bold" style:font-size-complex="12pt" style:font-weight-complex="bold"/>
    </style:style>
    <style:style style:name="T15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8" style:family="text">
      <style:text-properties style:use-window-font-color="true" loext:opacity="0%" fo:font-size="12pt" fo:font-weight="bold" officeooo:rsid="023603f2" style:font-size-asian="12pt" style:font-weight-asian="bold" style:font-size-complex="12pt" style:font-weight-complex="bold"/>
    </style:style>
    <style:style style:name="T159" style:family="text">
      <style:text-properties style:font-name="Arial1" fo:font-weight="normal" officeooo:rsid="0237c5d3" style:font-weight-asian="normal" style:font-weight-complex="normal"/>
    </style:style>
    <style:style style:name="T160" style:family="text">
      <style:text-properties style:font-name="Arial1" fo:font-weight="normal" style:font-weight-asian="normal" style:font-weight-complex="normal"/>
    </style:style>
    <style:style style:name="T161" style:family="text">
      <style:text-properties style:font-name="Arial1" fo:font-weight="normal" officeooo:rsid="023603f2" style:font-weight-asian="normal" style:font-weight-complex="normal"/>
    </style:style>
    <style:style style:name="T162" style:family="text">
      <style:text-properties fo:font-size="12pt" fo:font-weight="bold" officeooo:rsid="00b24505" style:font-size-asian="12pt" style:font-weight-asian="bold" style:font-size-complex="12pt" style:font-weight-complex="bold"/>
    </style:style>
    <style:style style:name="T163" style:family="text">
      <style:text-properties style:font-name="Arial1" fo:font-size="10pt" fo:font-weight="normal" officeooo:rsid="00b24505" style:font-size-asian="10pt" style:font-weight-asian="normal" style:font-size-complex="10pt" style:font-weight-complex="normal"/>
    </style:style>
    <style:style style:name="T164" style:family="text">
      <style:text-properties style:font-name="Liberation Mono" fo:font-size="10pt" fo:font-weight="bold" officeooo:rsid="00b24505" style:font-size-asian="10pt" style:font-weight-asian="bold" style:font-size-complex="10pt" style:font-weight-complex="bold"/>
    </style:style>
    <style:style style:name="T165" style:family="text">
      <style:text-properties style:font-name="Arial1" fo:font-size="10pt" fo:font-weight="normal" officeooo:rsid="00b3fac2" style:font-size-asian="10pt" style:font-weight-asian="normal" style:font-size-complex="10pt" style:font-weight-complex="normal"/>
    </style:style>
    <style:style style:name="T166" style:family="text">
      <style:text-properties style:font-name="Arial1" fo:font-size="10pt" fo:font-weight="normal" officeooo:rsid="00b5bc0c" style:font-size-asian="10pt" style:font-weight-asian="normal" style:font-size-complex="10pt" style:font-weight-complex="normal"/>
    </style:style>
    <style:style style:name="T167" style:family="text">
      <style:text-properties style:font-name="Liberation Mono" fo:font-size="10pt" fo:font-weight="bold" officeooo:rsid="00b3fac2" style:font-size-asian="10pt" style:font-weight-asian="bold" style:font-size-complex="10pt" style:font-weight-complex="bold"/>
    </style:style>
    <style:style style:name="T168" style:family="text">
      <style:text-properties fo:font-size="12pt" fo:font-weight="bold" officeooo:rsid="029b9693" style:font-size-asian="12pt" style:font-weight-asian="bold" style:font-size-complex="12pt" style:font-weight-complex="bold"/>
    </style:style>
    <style:style style:name="T169" style:family="text">
      <style:text-properties officeooo:rsid="029b9693"/>
    </style:style>
    <style:style style:name="T170" style:family="text">
      <style:text-properties fo:font-size="12pt" fo:font-weight="bold" officeooo:rsid="027be99f" style:font-size-asian="12pt" style:font-weight-asian="bold" style:font-size-complex="12pt" style:font-weight-complex="bold"/>
    </style:style>
    <style:style style:name="T171" style:family="text">
      <style:text-properties fo:font-size="12pt" fo:font-weight="bold" officeooo:rsid="02487bda"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fo:font-size="12pt" fo:font-weight="bold" officeooo:rsid="02e49ff1" style:font-size-asian="12pt" style:font-weight-asian="bold" style:font-size-complex="12pt" style:font-weight-complex="bold"/>
    </style:style>
    <style:style style:name="T174" style:family="text">
      <style:text-properties fo:font-size="12pt" fo:font-weight="bold" officeooo:rsid="02e65490" style:font-size-asian="12pt" style:font-weight-asian="bold" style:font-size-complex="12pt" style:font-weight-complex="bold"/>
    </style:style>
    <style:style style:name="T175" style:family="text">
      <style:text-properties style:font-name="Liberation Mono" fo:font-weight="bold" officeooo:rsid="02e6380a" style:font-weight-asian="bold" style:font-weight-complex="bold"/>
    </style:style>
    <style:style style:name="T176" style:family="text">
      <style:text-properties fo:font-size="12pt" fo:font-weight="bold" officeooo:rsid="001d23a3" style:font-size-asian="12pt" style:font-weight-asian="bold" style:font-size-complex="12pt" style:font-weight-complex="bold"/>
    </style:style>
    <style:style style:name="T177" style:family="text">
      <style:text-properties fo:font-size="12pt" fo:font-weight="bold" officeooo:rsid="01e48e7d" style:font-size-asian="12pt" style:font-weight-asian="bold" style:font-size-complex="12pt" style:font-weight-complex="bold"/>
    </style:style>
    <style:style style:name="T178" style:family="text">
      <style:text-properties fo:font-size="12pt" fo:font-weight="bold" officeooo:rsid="01ef8f02" style:font-size-asian="12pt" style:font-weight-asian="bold" style:font-size-complex="12pt" style:font-weight-complex="bold"/>
    </style:style>
    <style:style style:name="T179" style:family="text">
      <style:text-properties fo:font-size="12pt" fo:font-weight="bold" officeooo:rsid="01ebe4b0" style:font-size-asian="12pt" style:font-weight-asian="bold" style:font-size-complex="12pt" style:font-weight-complex="bold"/>
    </style:style>
    <style:style style:name="T180" style:family="text">
      <style:text-properties officeooo:rsid="01ebe4b0"/>
    </style:style>
    <style:style style:name="T181" style:family="text">
      <style:text-properties fo:font-size="11pt" fo:font-weight="bold" officeooo:rsid="024f6b72" style:font-size-asian="11pt" style:font-weight-asian="bold" style:font-size-complex="11pt" style:font-weight-complex="bold"/>
    </style:style>
    <style:style style:name="T182" style:family="text">
      <style:text-properties fo:font-size="11pt" fo:font-weight="bold" officeooo:rsid="024901de" style:font-size-asian="11pt" style:font-weight-asian="bold" style:font-size-complex="11pt" style:font-weight-complex="bold"/>
    </style:style>
    <style:style style:name="T183" style:family="text">
      <style:text-properties style:font-name="Liberation Mono" fo:font-weight="bold" officeooo:rsid="02c605bf" style:font-weight-asian="bold" style:font-weight-complex="bold"/>
    </style:style>
    <style:style style:name="T184" style:family="text">
      <style:text-properties officeooo:rsid="02c605bf"/>
    </style:style>
    <style:style style:name="T185" style:family="text">
      <style:text-properties officeooo:rsid="02c69498"/>
    </style:style>
    <style:style style:name="T186" style:family="text">
      <style:text-properties fo:font-style="normal" officeooo:rsid="02c605bf" style:font-style-asian="normal" style:font-style-complex="normal"/>
    </style:style>
    <style:style style:name="T187" style:family="text">
      <style:text-properties officeooo:rsid="02c12f7c"/>
    </style:style>
    <style:style style:name="T188" style:family="text">
      <style:text-properties style:font-name="Liberation Mono" fo:font-weight="bold" officeooo:rsid="02c12f7c" style:font-weight-asian="bold" style:font-weight-complex="bold"/>
    </style:style>
    <style:style style:name="T189" style:family="text">
      <style:text-properties fo:font-size="12pt" fo:font-weight="bold" officeooo:rsid="008dfbe8" style:font-size-asian="12pt" style:font-weight-asian="bold" style:font-size-complex="12pt" style:font-weight-complex="bold"/>
    </style:style>
    <style:style style:name="T190" style:family="text">
      <style:text-properties fo:font-size="12pt" fo:font-weight="bold" officeooo:rsid="008cecbd" style:font-size-asian="12pt" style:font-weight-asian="bold" style:font-size-complex="12pt" style:font-weight-complex="bold"/>
    </style:style>
    <style:style style:name="T191" style:family="text">
      <style:text-properties style:font-name="Arial1" fo:font-size="10pt" fo:font-weight="normal" style:font-size-asian="10pt" style:font-weight-asian="normal" style:font-size-complex="10pt" style:font-weight-complex="normal"/>
    </style:style>
    <style:style style:name="T192" style:family="text">
      <style:text-properties style:font-name="Arial1" fo:font-size="10pt" fo:font-weight="normal" officeooo:rsid="01ae37c2" style:font-size-asian="10pt" style:font-weight-asian="normal" style:font-size-complex="10pt" style:font-weight-complex="normal"/>
    </style:style>
    <style:style style:name="T193" style:family="text">
      <style:text-properties style:font-name="Liberation Mono" fo:font-size="10pt" fo:font-weight="bold" officeooo:rsid="01ae37c2" style:font-size-asian="10pt" style:font-weight-asian="bold" style:font-size-complex="10pt" style:font-weight-complex="bold"/>
    </style:style>
    <style:style style:name="T194" style:family="text">
      <style:text-properties style:use-window-font-color="true" loext:opacity="0%" fo:font-size="12pt" fo:font-weight="bold" officeooo:rsid="0136fc43"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9" style:family="text">
      <style:text-properties fo:font-size="12pt" fo:font-weight="bold" officeooo:rsid="02e68b4c" style:font-size-asian="12pt" style:font-weight-asian="bold" style:font-size-complex="12pt" style:font-weight-complex="bold"/>
    </style:style>
    <style:style style:name="T200" style:family="text">
      <style:text-properties fo:font-size="12pt" fo:font-weight="bold" officeooo:rsid="02f4d5d5" style:font-size-asian="12pt" style:font-weight-asian="bold" style:font-size-complex="12pt" style:font-weight-complex="bold"/>
    </style:style>
    <style:style style:name="T201" style:family="text">
      <style:text-properties style:font-name="Liberation Mono" fo:font-weight="bold" officeooo:rsid="02f4d5d5" style:font-weight-asian="bold" style:font-weight-complex="bold"/>
    </style:style>
    <style:style style:name="T202" style:family="text">
      <style:text-properties style:font-name="Arial1" fo:font-weight="normal" officeooo:rsid="02f4d5d5" style:font-weight-asian="normal" style:font-weight-complex="normal"/>
    </style:style>
    <style:style style:name="T203" style:family="text">
      <style:text-properties fo:font-size="12pt" fo:font-weight="bold" officeooo:rsid="01ff94a1" style:font-size-asian="12pt" style:font-weight-asian="bold" style:font-size-complex="12pt" style:font-weight-complex="bold"/>
    </style:style>
    <style:style style:name="T204" style:family="text">
      <style:text-properties fo:font-size="12pt" fo:font-weight="bold" officeooo:rsid="0285f8e9" style:font-size-asian="12pt" style:font-weight-asian="bold" style:font-size-complex="12pt" style:font-weight-complex="bold"/>
    </style:style>
    <style:style style:name="T205" style:family="text">
      <style:text-properties fo:font-size="12pt" fo:font-weight="bold" officeooo:rsid="0285074d" style:font-size-asian="12pt" style:font-weight-asian="bold" style:font-size-complex="12pt" style:font-weight-complex="bold"/>
    </style:style>
    <style:style style:name="T206" style:family="text">
      <style:text-properties officeooo:rsid="0285f8e9"/>
    </style:style>
    <style:style style:name="T207" style:family="text">
      <style:text-properties style:font-name="Liberation Mono" fo:font-weight="bold" officeooo:rsid="0285f8e9" style:font-weight-asian="bold" style:font-weight-complex="bold"/>
    </style:style>
    <style:style style:name="T208" style:family="text">
      <style:text-properties fo:font-size="12pt" fo:font-weight="bold" officeooo:rsid="01a33059" style:font-size-asian="12pt" style:font-weight-asian="bold" style:font-size-complex="12pt" style:font-weight-complex="bold"/>
    </style:style>
    <style:style style:name="T209" style:family="text">
      <style:text-properties style:use-window-font-color="true" loext:opacity="0%" fo:font-size="12pt" fo:font-weight="bold" officeooo:rsid="01d4db50" style:font-size-asian="12pt" style:font-weight-asian="bold" style:font-size-complex="12pt" style:font-weight-complex="bold"/>
    </style:style>
    <style:style style:name="T210" style:family="text">
      <style:text-properties fo:font-size="12pt" fo:font-weight="bold" officeooo:rsid="00a11762" style:font-size-asian="12pt" style:font-weight-asian="bold" style:font-size-complex="12pt" style:font-weight-complex="bold"/>
    </style:style>
    <style:style style:name="T211" style:family="text">
      <style:text-properties officeooo:rsid="00a11762"/>
    </style:style>
    <style:style style:name="T212" style:family="text">
      <style:text-properties fo:font-size="12pt" fo:font-weight="bold" officeooo:rsid="0228fc61" style:font-size-asian="12pt" style:font-weight-asian="bold" style:font-size-complex="12pt" style:font-weight-complex="bold"/>
    </style:style>
    <style:style style:name="T213" style:family="text">
      <style:text-properties officeooo:rsid="0228fc61"/>
    </style:style>
    <style:style style:name="T214" style:family="text">
      <style:text-properties fo:font-size="12pt" fo:font-weight="bold" officeooo:rsid="0164bf1d" style:font-size-asian="12pt" style:font-weight-asian="bold" style:font-size-complex="12pt" style:font-weight-complex="bold"/>
    </style:style>
    <style:style style:name="T215" style:family="text">
      <style:text-properties fo:font-size="12pt" fo:font-weight="bold" officeooo:rsid="023f35a4" style:font-size-asian="12pt" style:font-weight-asian="bold" style:font-size-complex="12pt" style:font-weight-complex="bold"/>
    </style:style>
    <style:style style:name="T216" style:family="text">
      <style:text-properties officeooo:rsid="0280066d"/>
    </style:style>
    <style:style style:name="T217" style:family="text">
      <style:text-properties fo:font-size="12pt" fo:font-weight="bold" officeooo:rsid="02058d47" style:font-size-asian="12pt" style:font-weight-asian="bold" style:font-size-complex="12pt" style:font-weight-complex="bold"/>
    </style:style>
    <style:style style:name="T218" style:family="text">
      <style:text-properties fo:font-size="11pt" fo:font-weight="bold" officeooo:rsid="02d4cf82" style:font-size-asian="11pt" style:font-weight-asian="bold" style:font-size-complex="11pt" style:font-weight-complex="bold"/>
    </style:style>
    <style:style style:name="T219" style:family="text">
      <style:text-properties officeooo:rsid="02d4cf82"/>
    </style:style>
    <style:style style:name="T220" style:family="text">
      <style:text-properties fo:font-size="10.5pt" fo:font-weight="bold" style:font-size-asian="10.5pt" style:font-weight-asian="bold" style:font-size-complex="10.5pt" style:font-weight-complex="bold"/>
    </style:style>
    <style:style style:name="T221" style:family="text">
      <style:text-properties fo:font-size="10.5pt" fo:font-weight="bold" officeooo:rsid="02d4cf82" style:font-size-asian="10.5pt" style:font-weight-asian="bold" style:font-size-complex="10.5pt" style:font-weight-complex="bold"/>
    </style:style>
    <style:style style:name="T222" style:family="text">
      <style:text-properties fo:font-size="12pt" fo:font-weight="bold" officeooo:rsid="026e5d5e" style:font-size-asian="12pt" style:font-weight-asian="bold" style:font-size-complex="12pt" style:font-weight-complex="bold"/>
    </style:style>
    <style:style style:name="T223" style:family="text">
      <style:text-properties fo:font-size="10.5pt" fo:font-weight="bold" officeooo:rsid="026e5d5e" style:font-size-asian="10.5pt" style:font-weight-asian="bold" style:font-size-complex="10.5pt" style:font-weight-complex="bold"/>
    </style:style>
    <style:style style:name="T224" style:family="text">
      <style:text-properties fo:font-size="10.5pt" fo:font-weight="bold" officeooo:rsid="0285074d" style:font-size-asian="10.5pt" style:font-weight-asian="bold" style:font-size-complex="10.5pt" style:font-weight-complex="bold"/>
    </style:style>
    <style:style style:name="T225" style:family="text">
      <style:text-properties style:use-window-font-color="true" loext:opacity="0%" fo:font-size="12pt" fo:font-weight="bold" officeooo:rsid="01093ef1" style:font-size-asian="12pt" style:font-weight-asian="bold" style:font-size-complex="12pt" style:font-weight-complex="bold"/>
    </style:style>
    <style:style style:name="T226" style:family="text">
      <style:text-properties officeooo:rsid="0116f5c2"/>
    </style:style>
    <style:style style:name="T227" style:family="text">
      <style:text-properties fo:font-size="12pt" fo:font-weight="bold" officeooo:rsid="02015f3c" style:font-size-asian="12pt" style:font-weight-asian="bold" style:font-size-complex="12pt" style:font-weight-complex="bold"/>
    </style:style>
    <style:style style:name="T228" style:family="text">
      <style:text-properties officeooo:rsid="027e7869"/>
    </style:style>
    <style:style style:name="T229" style:family="text">
      <style:text-properties fo:font-size="12pt" fo:font-weight="bold" officeooo:rsid="01918cc4" style:font-size-asian="12pt" style:font-weight-asian="bold" style:font-size-complex="12pt" style:font-weight-complex="bold"/>
    </style:style>
    <style:style style:name="T230" style:family="text">
      <style:text-properties fo:font-size="12pt" fo:font-weight="bold" officeooo:rsid="00eaeb72" style:font-size-asian="12pt" style:font-weight-asian="bold" style:font-size-complex="12pt" style:font-weight-complex="bold"/>
    </style:style>
    <style:style style:name="T231" style:family="text">
      <style:text-properties officeooo:rsid="01012052"/>
    </style:style>
    <style:style style:name="T232" style:family="text">
      <style:text-properties style:font-name="Liberation Mono" fo:font-weight="bold" officeooo:rsid="01012052" style:font-weight-asian="bold" style:font-weight-complex="bold"/>
    </style:style>
    <style:style style:name="T233" style:family="text">
      <style:text-properties fo:font-size="12pt" fo:font-weight="bold" officeooo:rsid="00db718f" style:font-size-asian="12pt" style:font-weight-asian="bold" style:font-size-complex="12pt" style:font-weight-complex="bold"/>
    </style:style>
    <style:style style:name="T234" style:family="text">
      <style:text-properties officeooo:rsid="00dbbd99"/>
    </style:style>
    <style:style style:name="T235" style:family="text">
      <style:text-properties fo:font-size="12pt" fo:font-weight="bold" officeooo:rsid="01e822f7" style:font-size-asian="12pt" style:font-weight-asian="bold" style:font-size-complex="12pt" style:font-weight-complex="bold"/>
    </style:style>
    <style:style style:name="T236" style:family="text">
      <style:text-properties officeooo:rsid="01e94819"/>
    </style:style>
    <style:style style:name="T237" style:family="text">
      <style:text-properties officeooo:rsid="027f6c97"/>
    </style:style>
    <style:style style:name="T238" style:family="text">
      <style:text-properties fo:font-size="12pt" fo:font-weight="bold" officeooo:rsid="03128da9" style:font-size-asian="12pt" style:font-weight-asian="bold" style:font-size-complex="12pt" style:font-weight-complex="bold"/>
    </style:style>
    <style:style style:name="T239" style:family="text">
      <style:text-properties officeooo:rsid="03128da9"/>
    </style:style>
    <style:style style:name="T240" style:family="text">
      <style:text-properties fo:font-size="12pt" fo:font-weight="bold" officeooo:rsid="003fee34" style:font-size-asian="12pt" style:font-weight-asian="bold" style:font-size-complex="12pt" style:font-weight-complex="bold"/>
    </style:style>
    <style:style style:name="T241" style:family="text">
      <style:text-properties fo:font-size="10pt" officeooo:rsid="003fee34" style:font-size-asian="10pt" style:font-size-complex="10pt"/>
    </style:style>
    <style:style style:name="T242" style:family="text">
      <style:text-properties style:font-name="Arial1" fo:font-size="10pt" fo:font-weight="normal" officeooo:rsid="03225143" style:font-size-asian="10pt" style:font-weight-asian="normal" style:font-size-complex="10pt" style:font-weight-complex="normal"/>
    </style:style>
    <style:style style:name="T243" style:family="text">
      <style:text-properties style:font-name="Liberation Mono" fo:font-size="10pt" fo:font-weight="bold" officeooo:rsid="03225143" style:font-size-asian="10pt" style:font-weight-asian="bold" style:font-size-complex="10pt" style:font-weight-complex="bold"/>
    </style:style>
    <style:style style:name="T244" style:family="text">
      <style:text-properties style:font-name="Arial1" fo:font-size="10pt" fo:font-weight="normal" officeooo:rsid="00901491" style:font-size-asian="10pt" style:font-weight-asian="normal" style:font-size-complex="10pt" style:font-weight-complex="normal"/>
    </style:style>
    <style:style style:name="T245" style:family="text">
      <style:text-properties style:font-name="Liberation Mono" fo:font-size="10pt" fo:font-weight="bold" officeooo:rsid="00901491" style:font-size-asian="10pt" style:font-weight-asian="bold" style:font-size-complex="10pt" style:font-weight-complex="bold"/>
    </style:style>
    <style:style style:name="T246" style:family="text">
      <style:text-properties style:use-window-font-color="true" loext:opacity="0%" fo:font-size="12pt" fo:font-weight="bold" officeooo:rsid="00eaeb72"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1" style:family="text">
      <style:text-properties fo:font-size="12pt" fo:font-weight="bold" officeooo:rsid="02d79159" style:font-size-asian="12pt" style:font-weight-asian="bold" style:font-size-complex="12pt" style:font-weight-complex="bold"/>
    </style:style>
    <style:style style:name="T252" style:family="text">
      <style:text-properties officeooo:rsid="02d79159"/>
    </style:style>
    <style:style style:name="T253" style:family="text">
      <style:text-properties style:font-name="Liberation Mono" fo:font-weight="bold" officeooo:rsid="02d79159" style:font-weight-asian="bold" style:font-weight-complex="bold"/>
    </style:style>
    <style:style style:name="T254" style:family="text">
      <style:text-properties fo:font-size="12pt" fo:font-weight="bold" officeooo:rsid="01f837b4" style:font-size-asian="12pt" style:font-weight-asian="bold" style:font-size-complex="12pt" style:font-weight-complex="bold"/>
    </style:style>
    <style:style style:name="T255" style:family="text">
      <style:text-properties fo:font-size="12pt" fo:font-weight="bold" officeooo:rsid="02de80f4" style:font-size-asian="12pt" style:font-weight-asian="bold" style:font-size-complex="12pt" style:font-weight-complex="bold"/>
    </style:style>
    <style:style style:name="T256" style:family="text">
      <style:text-properties fo:font-size="12pt" fo:font-weight="bold" officeooo:rsid="02e09028" style:font-size-asian="12pt" style:font-weight-asian="bold" style:font-size-complex="12pt" style:font-weight-complex="bold"/>
    </style:style>
    <style:style style:name="T257" style:family="text">
      <style:text-properties style:font-name="Liberation Mono" fo:font-weight="bold" officeooo:rsid="038c265e" style:font-weight-asian="bold" style:font-weight-complex="bold"/>
    </style:style>
    <style:style style:name="T258" style:family="text">
      <style:text-properties style:font-name="Liberation Mono" fo:font-weight="bold" officeooo:rsid="030d5349" style:font-weight-asian="bold" style:font-weight-complex="bold"/>
    </style:style>
    <style:style style:name="T259" style:family="text">
      <style:text-properties style:font-name="Liberation Mono" fo:font-weight="bold" officeooo:rsid="030f4c0a" style:font-weight-asian="bold" style:font-weight-complex="bold"/>
    </style:style>
    <style:style style:name="T260" style:family="text">
      <style:text-properties style:font-name="Liberation Mono" fo:font-weight="bold" officeooo:rsid="030f8d57" style:font-weight-asian="bold" style:font-weight-complex="bold"/>
    </style:style>
    <style:style style:name="T261" style:family="text">
      <style:text-properties style:font-name="Liberation Mono" fo:font-weight="bold" officeooo:rsid="034bccca" style:font-weight-asian="bold" style:font-weight-complex="bold"/>
    </style:style>
    <style:style style:name="T262" style:family="text">
      <style:text-properties style:font-name="Arial1" fo:font-weight="normal" officeooo:rsid="034eb993" style:font-weight-asian="normal" style:font-weight-complex="normal"/>
    </style:style>
    <style:style style:name="T263" style:family="text">
      <style:text-properties style:font-name="Liberation Mono" fo:font-weight="bold" officeooo:rsid="035f0629" style:font-weight-asian="bold" style:font-weight-complex="bold"/>
    </style:style>
    <style:style style:name="T264" style:family="text">
      <style:text-properties style:font-name="Liberation Mono" fo:font-weight="bold" officeooo:rsid="0356fc56" style:font-weight-asian="bold" style:font-weight-complex="bold"/>
    </style:style>
    <style:style style:name="T265" style:family="text">
      <style:text-properties style:font-name="Arial1" fo:font-weight="normal" officeooo:rsid="0356fc56" style:font-weight-asian="normal" style:font-weight-complex="normal"/>
    </style:style>
    <style:style style:name="T266" style:family="text">
      <style:text-properties style:font-name="Liberation Mono" fo:font-weight="bold" officeooo:rsid="031c42dd" style:font-weight-asian="bold" style:font-weight-complex="bold"/>
    </style:style>
    <style:style style:name="T267" style:family="text">
      <style:text-properties style:font-name="Arial1" fo:font-weight="normal" officeooo:rsid="034bccca" style:font-weight-asian="normal" style:font-weight-complex="normal"/>
    </style:style>
    <style:style style:name="T268" style:family="text">
      <style:text-properties style:font-name="Arial1" fo:font-weight="normal" officeooo:rsid="031c42dd" style:font-weight-asian="normal" style:font-weight-complex="normal"/>
    </style:style>
    <style:style style:name="T269" style:family="text">
      <style:text-properties style:font-name="Liberation Mono" fo:font-weight="bold" officeooo:rsid="031c7296" style:font-weight-asian="bold" style:font-weight-complex="bold"/>
    </style:style>
    <style:style style:name="T270" style:family="text">
      <style:text-properties style:font-name="Arial1" fo:font-weight="normal" officeooo:rsid="031c7296" style:font-weight-asian="normal" style:font-weight-complex="normal"/>
    </style:style>
    <style:style style:name="T271" style:family="text">
      <style:text-properties fo:font-size="12pt" fo:font-weight="bold" officeooo:rsid="00ab28f7" style:font-size-asian="12pt" style:font-weight-asian="bold" style:font-size-complex="12pt" style:font-weight-complex="bold"/>
    </style:style>
    <style:style style:name="T272" style:family="text">
      <style:text-properties fo:font-size="12pt" fo:font-weight="bold" officeooo:rsid="00a8c265" style:font-size-asian="12pt" style:font-weight-asian="bold" style:font-size-complex="12pt" style:font-weight-complex="bold"/>
    </style:style>
    <style:style style:name="T273" style:family="text">
      <style:text-properties style:font-name="Arial1" fo:font-size="10pt" fo:font-weight="normal" officeooo:rsid="00a8c265" style:font-size-asian="10pt" style:font-weight-asian="normal" style:font-size-complex="10pt" style:font-weight-complex="normal"/>
    </style:style>
    <style:style style:name="T274" style:family="text">
      <style:text-properties fo:font-size="12pt" fo:font-weight="bold" officeooo:rsid="023603f2" style:font-size-asian="12pt" style:font-weight-asian="bold" style:font-size-complex="12pt" style:font-weight-complex="bold"/>
    </style:style>
    <style:style style:name="T275" style:family="text">
      <style:text-properties fo:font-size="12pt" fo:font-weight="bold" officeooo:rsid="01d4db50" style:font-size-asian="12pt" style:font-weight-asian="bold" style:font-size-complex="12pt" style:font-weight-complex="bold"/>
    </style:style>
    <style:style style:name="T276" style:family="text">
      <style:text-properties officeooo:rsid="0237c5d3"/>
    </style:style>
    <style:style style:name="T277" style:family="text">
      <style:text-properties officeooo:rsid="023603f2"/>
    </style:style>
    <style:style style:name="T278" style:family="text">
      <style:text-properties fo:font-size="12pt" fo:font-weight="bold" officeooo:rsid="0136fc43" style:font-size-asian="12pt" style:font-weight-asian="bold" style:font-size-complex="12pt" style:font-weight-complex="bold"/>
    </style:style>
    <style:style style:name="T279" style:family="text">
      <style:text-properties style:font-name="Arial1" fo:font-size="10pt" fo:font-weight="normal" officeooo:rsid="01414e59" style:font-size-asian="10pt" style:font-weight-asian="normal" style:font-size-complex="10pt" style:font-weight-complex="normal"/>
    </style:style>
    <style:style style:name="T280" style:family="text">
      <style:text-properties style:font-name="Arial1" fo:font-size="10pt" fo:font-weight="normal" officeooo:rsid="020344e8" style:font-size-asian="10pt" style:font-weight-asian="normal" style:font-size-complex="10pt" style:font-weight-complex="normal"/>
    </style:style>
    <style:style style:name="T281" style:family="text">
      <style:text-properties fo:font-size="12pt" fo:font-weight="bold" officeooo:rsid="01093ef1" style:font-size-asian="12pt" style:font-weight-asian="bold" style:font-size-complex="12pt" style:font-weight-complex="bold"/>
    </style:style>
    <style:style style:name="T282" style:family="text">
      <style:text-properties style:font-name="Arial1" fo:font-size="10pt" fo:font-weight="normal" officeooo:rsid="00eeaeae" style:font-size-asian="10pt" style:font-weight-asian="normal" style:font-size-complex="10pt" style:font-weight-complex="normal"/>
    </style:style>
    <style:style style:name="T283" style:family="text">
      <style:text-properties style:font-name="Arial1" fo:font-size="10pt" fo:font-weight="normal" officeooo:rsid="00eaeb72" style:font-size-asian="10pt" style:font-weight-asian="normal" style:font-size-complex="10pt" style:font-weight-complex="normal"/>
    </style:style>
    <style:style style:name="T284" style:family="text">
      <style:text-properties style:font-name="Liberation Mono" fo:font-size="10pt" fo:font-weight="bold" officeooo:rsid="00eaeb72" style:font-size-asian="10pt" style:font-weight-asian="bold" style:font-size-complex="10pt" style:font-weight-complex="bold"/>
    </style:style>
    <style:style style:name="T285" style:family="text">
      <style:text-properties style:font-name="Arial1" fo:font-size="10pt" fo:font-weight="normal" officeooo:rsid="01b74e5e" style:font-size-asian="10pt" style:font-weight-asian="normal" style:font-size-complex="10pt" style:font-weight-complex="normal"/>
    </style:style>
    <style:style style:name="T286" style:family="text">
      <style:text-properties officeooo:rsid="00c93a55"/>
    </style:style>
    <style:style style:name="T287" style:family="text">
      <style:text-properties officeooo:rsid="00c6ddd1"/>
    </style:style>
    <style:style style:name="T288" style:family="text">
      <style:text-properties officeooo:rsid="00c5746a"/>
    </style:style>
    <style:style style:name="T289" style:family="text">
      <style:text-properties fo:font-size="12pt" fo:font-weight="bold" officeooo:rsid="01756d29" style:font-size-asian="12pt" style:font-weight-asian="bold" style:font-size-complex="12pt" style:font-weight-complex="bold"/>
    </style:style>
    <style:style style:name="T290" style:family="text">
      <style:text-properties fo:font-size="12pt" fo:font-weight="bold" officeooo:rsid="022bc517" style:font-size-asian="12pt" style:font-weight-asian="bold" style:font-size-complex="12pt" style:font-weight-complex="bold"/>
    </style:style>
    <style:style style:name="T291" style:family="text">
      <style:text-properties officeooo:rsid="0285074d"/>
    </style:style>
    <style:style style:name="T292" style:family="text">
      <style:text-properties officeooo:rsid="027be99f"/>
    </style:style>
    <style:style style:name="T293" style:family="text">
      <style:text-properties officeooo:rsid="01fef4df"/>
    </style:style>
    <style:style style:name="T294" style:family="text">
      <style:text-properties officeooo:rsid="034eb993"/>
    </style:style>
    <style:style style:name="T295" style:family="text">
      <style:text-properties style:font-name="Liberation Mono" fo:font-weight="bold" officeooo:rsid="034eb993" style:font-weight-asian="bold" style:font-weight-complex="bold"/>
    </style:style>
    <style:style style:name="T296" style:family="text">
      <style:text-properties fo:font-size="12pt" fo:font-weight="bold" officeooo:rsid="01fef4df" style:font-size-asian="12pt" style:font-weight-asian="bold" style:font-size-complex="12pt" style:font-weight-complex="bold"/>
    </style:style>
    <style:style style:name="T297" style:family="text">
      <style:text-properties officeooo:rsid="020344e8"/>
    </style:style>
    <style:style style:name="T298" style:family="text">
      <style:text-properties officeooo:rsid="018980e3"/>
    </style:style>
    <style:style style:name="T299" style:family="text">
      <style:text-properties officeooo:rsid="00976b5e"/>
    </style:style>
    <style:style style:name="T300" style:family="text">
      <style:text-properties fo:font-style="italic" fo:font-weight="bold" officeooo:rsid="00976b5e" style:font-style-asian="italic" style:font-weight-asian="bold" style:font-style-complex="italic" style:font-weight-complex="bold"/>
    </style:style>
    <style:style style:name="T301" style:family="text">
      <style:text-properties fo:font-style="italic" officeooo:rsid="00976b5e" style:font-style-asian="italic" style:font-style-complex="italic"/>
    </style:style>
    <style:style style:name="T302" style:family="text">
      <style:text-properties style:font-name="Liberation Mono" fo:font-weight="bold" officeooo:rsid="00ab28f7" style:font-weight-asian="bold" style:font-weight-complex="bold"/>
    </style:style>
    <style:style style:name="T303" style:family="text">
      <style:text-properties style:font-name="Liberation Mono" fo:font-weight="bold" officeooo:rsid="00a8c265" style:font-weight-asian="bold" style:font-weight-complex="bold"/>
    </style:style>
    <style:style style:name="T304" style:family="text">
      <style:text-properties style:font-name="Liberation Mono" fo:font-weight="bold" officeooo:rsid="00eaeb72" style:font-weight-asian="bold" style:font-weight-complex="bold"/>
    </style:style>
    <style:style style:name="T305" style:family="text">
      <style:text-properties style:font-name="Liberation Mono" fo:font-weight="bold" officeooo:rsid="01093ef1" style:font-weight-asian="bold" style:font-weight-complex="bold"/>
    </style:style>
    <style:style style:name="T306" style:family="text">
      <style:text-properties style:font-name="Liberation Mono" fo:font-weight="bold" officeooo:rsid="0136fc43" style:font-weight-asian="bold" style:font-weight-complex="bold"/>
    </style:style>
    <style:style style:name="T307" style:family="text">
      <style:text-properties style:font-name="Liberation Mono" fo:font-weight="bold" officeooo:rsid="01d4db50" style:font-weight-asian="bold" style:font-weight-complex="bold"/>
    </style:style>
    <style:style style:name="T308" style:family="text">
      <style:text-properties style:font-name="Liberation Mono" fo:font-weight="bold" officeooo:rsid="023603f2" style:font-weight-asian="bold" style:font-weight-complex="bold"/>
    </style:style>
    <style:style style:name="T309" style:family="text">
      <style:text-properties style:font-name="Liberation Mono" fo:font-weight="bold" officeooo:rsid="024901de" style:font-weight-asian="bold" style:font-weight-complex="bold"/>
    </style:style>
    <style:style style:name="T310" style:family="text">
      <style:text-properties style:font-name="Liberation Mono" fo:font-weight="bold" officeooo:rsid="02e49ff1" style:font-weight-asian="bold" style:font-weight-complex="bold"/>
    </style:style>
    <style:style style:name="T311" style:family="text">
      <style:text-properties officeooo:rsid="012bd22b"/>
    </style:style>
    <style:style style:name="T312" style:family="text">
      <style:text-properties officeooo:rsid="02e49ff1"/>
    </style:style>
    <style:style style:name="T313" style:family="text">
      <style:text-properties style:font-name="Arial1" fo:font-weight="normal" officeooo:rsid="00eaeb72" style:font-weight-asian="normal" style:font-weight-complex="normal"/>
    </style:style>
    <style:style style:name="T314" style:family="text">
      <style:text-properties style:font-name="Arial1" fo:font-weight="normal" officeooo:rsid="01093ef1" style:font-weight-asian="normal" style:font-weight-complex="normal"/>
    </style:style>
    <style:style style:name="T315" style:family="text">
      <style:text-properties style:font-name="Arial1" fo:font-weight="normal" officeooo:rsid="0136fc43" style:font-weight-asian="normal" style:font-weight-complex="normal"/>
    </style:style>
    <style:style style:name="T316" style:family="text">
      <style:text-properties style:font-name="Arial1" fo:font-weight="normal" officeooo:rsid="01d4db50" style:font-weight-asian="normal" style:font-weight-complex="normal"/>
    </style:style>
    <style:style style:name="T317" style:family="text">
      <style:text-properties style:font-name="Arial1" fo:font-weight="normal" officeooo:rsid="024901de" style:font-weight-asian="normal" style:font-weight-complex="normal"/>
    </style:style>
    <style:style style:name="T318" style:family="text">
      <style:text-properties style:font-name="Arial1" fo:font-weight="normal" officeooo:rsid="02e49ff1" style:font-weight-asian="normal" style:font-weight-complex="normal"/>
    </style:style>
    <style:style style:name="T319" style:family="text">
      <style:text-properties style:font-name="Arial1" fo:font-weight="normal" officeooo:rsid="00a9bbb8" style:font-weight-asian="normal" style:font-weight-complex="normal"/>
    </style:style>
    <style:style style:name="T320" style:family="text">
      <style:text-properties style:font-name="Liberation Mono" fo:font-weight="bold" officeooo:rsid="00a9bbb8" style:font-weight-asian="bold" style:font-weight-complex="bold"/>
    </style:style>
    <style:style style:name="T321" style:family="text">
      <style:text-properties officeooo:rsid="03668a28"/>
    </style:style>
    <style:style style:name="T322" style:family="text">
      <style:text-properties officeooo:rsid="0186ec99"/>
    </style:style>
    <style:style style:name="T323" style:family="text">
      <style:text-properties style:font-name="Liberation Mono" fo:font-weight="bold" officeooo:rsid="0186ec99" style:font-weight-asian="bold" style:font-weight-complex="bold"/>
    </style:style>
    <style:style style:name="T324" style:family="text">
      <style:text-properties officeooo:rsid="01dd4aab"/>
    </style:style>
    <style:style style:name="T325" style:family="text">
      <style:text-properties style:font-name="Liberation Mono" fo:font-weight="bold" officeooo:rsid="01dd4aab" style:font-weight-asian="bold" style:font-weight-complex="bold"/>
    </style:style>
    <style:style style:name="T326" style:family="text">
      <style:text-properties style:font-name="Liberation Mono" fo:font-weight="bold" officeooo:rsid="01f10c17" style:font-weight-asian="bold" style:font-weight-complex="bold"/>
    </style:style>
    <style:style style:name="T327" style:family="text">
      <style:text-properties officeooo:rsid="01f10c17"/>
    </style:style>
    <style:style style:name="T328" style:family="text">
      <style:text-properties style:font-name="Liberation Mono" fo:font-weight="bold" officeooo:rsid="01f8eba1" style:font-weight-asian="bold" style:font-weight-complex="bold"/>
    </style:style>
    <style:style style:name="T329" style:family="text">
      <style:text-properties style:font-name="Liberation Mono" fo:font-weight="bold" officeooo:rsid="022bc517" style:font-weight-asian="bold" style:font-weight-complex="bold"/>
    </style:style>
    <style:style style:name="T330" style:family="text">
      <style:text-properties officeooo:rsid="022bc517"/>
    </style:style>
    <style:style style:name="T331" style:family="text">
      <style:text-properties style:font-name="Liberation Mono" fo:font-weight="bold" officeooo:rsid="0285074d" style:font-weight-asian="bold" style:font-weight-complex="bold"/>
    </style:style>
    <style:style style:name="T332" style:family="text">
      <style:text-properties style:font-name="Liberation Mono" fo:font-weight="bold" officeooo:rsid="028b62d3" style:font-weight-asian="bold" style:font-weight-complex="bold"/>
    </style:style>
    <style:style style:name="T333" style:family="text">
      <style:text-properties officeooo:rsid="028b62d3"/>
    </style:style>
    <style:style style:name="T334" style:family="text">
      <style:text-properties style:font-name="Liberation Mono" fo:font-weight="bold" officeooo:rsid="029c1003" style:font-weight-asian="bold" style:font-weight-complex="bold"/>
    </style:style>
    <style:style style:name="T335" style:family="text">
      <style:text-properties officeooo:rsid="029c1003"/>
    </style:style>
    <style:style style:name="T336" style:family="text">
      <style:text-properties style:font-name="Liberation Mono" fo:font-weight="bold" officeooo:rsid="012bd22b" style:font-weight-asian="bold" style:font-weight-complex="bold"/>
    </style:style>
    <style:style style:name="T337" style:family="text">
      <style:text-properties fo:font-style="italic" officeooo:rsid="012bd22b" style:font-style-asian="italic" style:font-style-complex="italic"/>
    </style:style>
    <style:style style:name="T338" style:family="text">
      <style:text-properties fo:font-style="italic" officeooo:rsid="012bfcbe" style:font-style-asian="italic" style:font-style-complex="italic"/>
    </style:style>
    <style:style style:name="T339" style:family="text">
      <style:text-properties officeooo:rsid="012bfcbe"/>
    </style:style>
    <style:style style:name="T340" style:family="text">
      <style:text-properties officeooo:rsid="018078f3"/>
    </style:style>
    <style:style style:name="T341" style:family="text">
      <style:text-properties style:font-name="Liberation Mono" fo:font-weight="bold" officeooo:rsid="018078f3" style:font-weight-asian="bold" style:font-weight-complex="bold"/>
    </style:style>
    <style:style style:name="T342" style:family="text">
      <style:text-properties style:font-name="Liberation Mono" fo:font-style="normal" fo:font-weight="bold" officeooo:rsid="00a9bbb8" style:font-style-asian="normal" style:font-weight-asian="bold" style:font-style-complex="normal" style:font-weight-complex="bold"/>
    </style:style>
    <style:style style:name="T343" style:family="text">
      <style:text-properties fo:font-style="normal" officeooo:rsid="02713358" style:font-style-asian="normal" style:font-style-complex="normal"/>
    </style:style>
    <style:style style:name="T344" style:family="text">
      <style:text-properties style:font-name="Liberation Mono" fo:font-style="normal" fo:font-weight="bold" officeooo:rsid="02713358" style:font-style-asian="normal" style:font-weight-asian="bold" style:font-style-complex="normal" style:font-weight-complex="bold"/>
    </style:style>
    <style:style style:name="T345" style:family="text">
      <style:text-properties officeooo:rsid="02c6d210"/>
    </style:style>
    <style:style style:name="T346" style:family="text">
      <style:text-properties style:font-name="Liberation Mono" fo:font-weight="bold" officeooo:rsid="02c7df05" style:font-weight-asian="bold" style:font-weight-complex="bold"/>
    </style:style>
    <style:style style:name="T347" style:family="text">
      <style:text-properties officeooo:rsid="02c7df05"/>
    </style:style>
    <style:style style:name="T348" style:family="text">
      <style:text-properties style:font-name="Arial1" fo:font-weight="normal" officeooo:rsid="010b0576" style:font-weight-asian="normal" style:font-weight-complex="normal"/>
    </style:style>
    <style:style style:name="T349" style:family="text">
      <style:text-properties officeooo:rsid="0252c469"/>
    </style:style>
    <style:style style:name="T350" style:family="text">
      <style:text-properties style:font-name="Liberation Mono" fo:font-weight="bold" officeooo:rsid="0252c469" style:font-weight-asian="bold" style:font-weight-complex="bold"/>
    </style:style>
    <style:style style:name="T351" style:family="text">
      <style:text-properties officeooo:rsid="0299ea32"/>
    </style:style>
    <style:style style:name="T352" style:family="text">
      <style:text-properties style:font-name="Liberation Mono" fo:font-weight="bold" officeooo:rsid="0299ea32" style:font-weight-asian="bold" style:font-weight-complex="bold"/>
    </style:style>
    <style:style style:name="T353" style:family="text">
      <style:text-properties style:font-name="Liberation Mono" fo:font-weight="bold" officeooo:rsid="024a5a0f" style:font-weight-asian="bold" style:font-weight-complex="bold"/>
    </style:style>
    <style:style style:name="T354" style:family="text">
      <style:text-properties officeooo:rsid="026d199a"/>
    </style:style>
    <style:style style:name="T355" style:family="text">
      <style:text-properties style:font-name="Liberation Mono" fo:font-weight="bold" officeooo:rsid="026d199a" style:font-weight-asian="bold" style:font-weight-complex="bold"/>
    </style:style>
    <style:style style:name="T356" style:family="text">
      <style:text-properties officeooo:rsid="026f4c45"/>
    </style:style>
    <style:style style:name="T357" style:family="text">
      <style:text-properties style:font-name="Liberation Mono" fo:font-weight="bold" officeooo:rsid="026f4c45" style:font-weight-asian="bold" style:font-weight-complex="bold"/>
    </style:style>
    <style:style style:name="T358" style:family="text">
      <style:text-properties officeooo:rsid="024a5a0f"/>
    </style:style>
    <style:style style:name="T359" style:family="text">
      <style:text-properties style:font-name="Liberation Mono" fo:font-style="normal" officeooo:rsid="0253c787" style:font-style-asian="normal" style:font-style-complex="normal"/>
    </style:style>
    <style:style style:name="T360" style:family="text">
      <style:text-properties fo:font-style="normal" fo:font-weight="normal" officeooo:rsid="0253c787" style:font-style-asian="normal" style:font-weight-asian="normal" style:font-style-complex="normal" style:font-weight-complex="normal"/>
    </style:style>
    <style:style style:name="T361" style:family="text">
      <style:text-properties style:font-name="Liberation Mono" fo:font-style="normal" style:font-style-asian="normal" style:font-style-complex="normal"/>
    </style:style>
    <style:style style:name="T362" style:family="text">
      <style:text-properties officeooo:rsid="024c7ac3"/>
    </style:style>
    <style:style style:name="T363" style:family="text">
      <style:text-properties fo:font-weight="normal" officeooo:rsid="02c605bf" style:font-weight-asian="normal" style:font-weight-complex="normal"/>
    </style:style>
    <style:style style:name="T364" style:family="text">
      <style:text-properties officeooo:rsid="02b640c6"/>
    </style:style>
    <style:style style:name="T365" style:family="text">
      <style:text-properties fo:font-style="normal" officeooo:rsid="02b640c6" style:font-style-asian="normal" style:font-style-complex="normal"/>
    </style:style>
    <style:style style:name="T366" style:family="text">
      <style:text-properties officeooo:rsid="024dd3a3"/>
    </style:style>
    <style:style style:name="T367" style:family="text">
      <style:text-properties officeooo:rsid="02c256ec"/>
    </style:style>
    <style:style style:name="T368" style:family="text">
      <style:text-properties style:font-name="Liberation Mono" fo:font-size="11pt" fo:font-weight="bold" style:font-size-asian="11pt" style:font-weight-asian="bold" style:font-size-complex="11pt" style:font-weight-complex="bold"/>
    </style:style>
    <style:style style:name="T369" style:family="text">
      <style:text-properties style:font-name="Liberation Mono" fo:font-size="11pt" fo:font-weight="bold" officeooo:rsid="024c7ac3" style:font-size-asian="11pt" style:font-weight-asian="bold" style:font-size-complex="11pt" style:font-weight-complex="bold"/>
    </style:style>
    <style:style style:name="T370" style:family="text">
      <style:text-properties fo:font-size="11pt" officeooo:rsid="024dd3a3" style:font-size-asian="11pt" style:font-size-complex="11pt"/>
    </style:style>
    <style:style style:name="T371" style:family="text">
      <style:text-properties fo:font-size="11pt" fo:font-style="italic" officeooo:rsid="024dd3a3" style:font-size-asian="11pt" style:font-style-asian="italic" style:font-size-complex="11pt" style:font-style-complex="italic"/>
    </style:style>
    <style:style style:name="T372" style:family="text">
      <style:text-properties style:font-name="Liberation Mono" fo:font-size="11pt" fo:font-weight="bold" officeooo:rsid="024dd3a3" style:font-size-asian="11pt" style:font-weight-asian="bold" style:font-size-complex="11pt" style:font-weight-complex="bold"/>
    </style:style>
    <style:style style:name="T373" style:family="text">
      <style:text-properties fo:font-size="11pt" officeooo:rsid="02683df8" style:font-size-asian="11pt" style:font-size-complex="11pt"/>
    </style:style>
    <style:style style:name="T374" style:family="text">
      <style:text-properties fo:font-size="11pt" officeooo:rsid="026d199a" style:font-size-asian="11pt" style:font-size-complex="11pt"/>
    </style:style>
    <style:style style:name="T375" style:family="text">
      <style:text-properties style:font-name="Liberation Mono" fo:font-size="11pt" fo:font-weight="bold" officeooo:rsid="026d199a" style:font-size-asian="11pt" style:font-weight-asian="bold" style:font-size-complex="11pt" style:font-weight-complex="bold"/>
    </style:style>
    <style:style style:name="T376" style:family="text">
      <style:text-properties officeooo:rsid="026d77b1"/>
    </style:style>
    <style:style style:name="T377" style:family="text">
      <style:text-properties officeooo:rsid="024e2530"/>
    </style:style>
    <style:style style:name="T378" style:family="text">
      <style:text-properties style:font-name="Liberation Mono" fo:font-weight="bold" officeooo:rsid="024e2530" style:font-weight-asian="bold" style:font-weight-complex="bold"/>
    </style:style>
    <style:style style:name="T379" style:family="text">
      <style:text-properties style:font-name="Liberation Mono" fo:font-size="12pt" fo:font-weight="bold" style:font-size-asian="12pt" style:font-weight-asian="bold" style:font-size-complex="12pt" style:font-weight-complex="bold"/>
    </style:style>
    <style:style style:name="T380" style:family="text">
      <style:text-properties officeooo:rsid="02ccb346"/>
    </style:style>
    <style:style style:name="T381" style:family="text">
      <style:text-properties officeooo:rsid="022d2c79"/>
    </style:style>
    <style:style style:name="T382" style:family="text">
      <style:text-properties style:font-name="Liberation Mono" officeooo:rsid="022d2c79"/>
    </style:style>
    <style:style style:name="T383" style:family="text">
      <style:text-properties style:font-name="Arial1" fo:font-style="normal" fo:font-weight="normal" officeooo:rsid="00a36d74" style:font-style-asian="normal" style:font-weight-asian="normal" style:font-style-complex="normal" style:font-weight-complex="normal"/>
    </style:style>
    <style:style style:name="T384" style:family="text">
      <style:text-properties style:font-name="Arial1" fo:font-style="normal" fo:font-weight="normal" officeooo:rsid="022e0499" style:font-style-asian="normal" style:font-weight-asian="normal" style:font-style-complex="normal" style:font-weight-complex="normal"/>
    </style:style>
    <style:style style:name="T385" style:family="text">
      <style:text-properties officeooo:rsid="00a21c1d"/>
    </style:style>
    <style:style style:name="T386" style:family="text">
      <style:text-properties officeooo:rsid="00368350"/>
    </style:style>
    <style:style style:name="T387" style:family="text">
      <style:text-properties officeooo:rsid="00a36d74"/>
    </style:style>
    <style:style style:name="T388" style:family="text">
      <style:text-properties officeooo:rsid="022f3d0d"/>
    </style:style>
    <style:style style:name="T389" style:family="text">
      <style:text-properties fo:font-style="normal" officeooo:rsid="00a21c1d" style:font-style-asian="normal" style:font-style-complex="normal"/>
    </style:style>
    <style:style style:name="T390" style:family="text">
      <style:text-properties fo:font-style="normal" officeooo:rsid="022f3d0d" style:font-style-asian="normal" style:font-style-complex="normal"/>
    </style:style>
    <style:style style:name="T391" style:family="text">
      <style:text-properties fo:font-style="italic" officeooo:rsid="00a21c1d" style:font-style-asian="italic" style:font-style-complex="italic"/>
    </style:style>
    <style:style style:name="T392" style:family="text">
      <style:text-properties fo:font-style="italic" officeooo:rsid="022f3d0d" style:font-style-asian="italic" style:font-style-complex="italic"/>
    </style:style>
    <style:style style:name="T393" style:family="text">
      <style:text-properties style:font-name="Arial1"/>
    </style:style>
    <style:style style:name="T394" style:family="text">
      <style:text-properties style:font-name="Arial1" officeooo:rsid="01e332a1"/>
    </style:style>
    <style:style style:name="T395" style:family="text">
      <style:text-properties style:font-name="Liberation Mono" fo:font-weight="bold" officeooo:rsid="01e332a1" style:font-weight-asian="bold" style:font-weight-complex="bold"/>
    </style:style>
    <style:style style:name="T396" style:family="text">
      <style:text-properties style:font-name="Arial1" fo:font-weight="bold" officeooo:rsid="01e332a1" style:font-weight-asian="bold" style:font-weight-complex="bold"/>
    </style:style>
    <style:style style:name="T397" style:family="text">
      <style:text-properties style:font-name="Arial1" fo:font-weight="bold" officeooo:rsid="023603f2" style:font-weight-asian="bold" style:font-weight-complex="bold"/>
    </style:style>
    <style:style style:name="T398" style:family="text">
      <style:text-properties officeooo:rsid="0236e13c"/>
    </style:style>
    <style:style style:name="T399" style:family="text">
      <style:text-properties officeooo:rsid="0117d40e"/>
    </style:style>
    <style:style style:name="T400" style:family="text">
      <style:text-properties style:font-name="Liberation Mono" fo:font-weight="bold" officeooo:rsid="0117d40e" style:font-weight-asian="bold" style:font-weight-complex="bold"/>
    </style:style>
    <style:style style:name="T401" style:family="text">
      <style:text-properties officeooo:rsid="020b837c"/>
    </style:style>
    <style:style style:name="T402" style:family="text">
      <style:text-properties officeooo:rsid="020d64a8"/>
    </style:style>
    <style:style style:name="T403" style:family="text">
      <style:text-properties officeooo:rsid="01d4db50"/>
    </style:style>
    <style:style style:name="T404" style:family="text">
      <style:text-properties officeooo:rsid="01e332a1"/>
    </style:style>
    <style:style style:name="T405" style:family="text">
      <style:text-properties officeooo:rsid="017d8c90"/>
    </style:style>
    <style:style style:name="T406" style:family="text">
      <style:text-properties style:font-name="Liberation Mono" fo:font-weight="bold" officeooo:rsid="017d8c90" style:font-weight-asian="bold" style:font-weight-complex="bold"/>
    </style:style>
    <style:style style:name="T407" style:family="text">
      <style:text-properties officeooo:rsid="013db13c"/>
    </style:style>
    <style:style style:name="T408" style:family="text">
      <style:text-properties officeooo:rsid="013ae7df"/>
    </style:style>
    <style:style style:name="T409" style:family="text">
      <style:text-properties officeooo:rsid="014034e9"/>
    </style:style>
    <style:style style:name="T410" style:family="text">
      <style:text-properties style:font-name="Liberation Mono" fo:font-weight="bold" officeooo:rsid="017a4a35" style:font-weight-asian="bold" style:font-weight-complex="bold"/>
    </style:style>
    <style:style style:name="T411" style:family="text">
      <style:text-properties officeooo:rsid="017a4a35"/>
    </style:style>
    <style:style style:name="T412" style:family="text">
      <style:text-properties officeooo:rsid="034b8017"/>
    </style:style>
    <style:style style:name="T413" style:family="text">
      <style:text-properties style:font-name="Liberation Mono" officeooo:rsid="01f8eba1"/>
    </style:style>
    <style:style style:name="T414" style:family="text">
      <style:text-properties officeooo:rsid="01fb4b50"/>
    </style:style>
    <style:style style:name="T415" style:family="text">
      <style:text-properties fo:font-style="italic" officeooo:rsid="01fb4b50" style:font-style-asian="italic" style:font-style-complex="italic"/>
    </style:style>
    <style:style style:name="T416" style:family="text">
      <style:text-properties fo:font-style="normal" officeooo:rsid="01fb4b50" style:font-style-asian="normal" style:font-style-complex="normal"/>
    </style:style>
    <style:style style:name="T417" style:family="text">
      <style:text-properties style:font-name="Liberation Mono" fo:font-style="normal" fo:font-weight="bold" officeooo:rsid="01fb4b50" style:font-style-asian="normal" style:font-weight-asian="bold" style:font-style-complex="normal" style:font-weight-complex="bold"/>
    </style:style>
    <style:style style:name="T418" style:family="text">
      <style:text-properties style:font-name="Liberation Mono" fo:font-style="normal" fo:font-weight="bold" officeooo:rsid="02050f1e" style:font-style-asian="normal" style:font-weight-asian="bold" style:font-style-complex="normal" style:font-weight-complex="bold"/>
    </style:style>
    <style:style style:name="T419" style:family="text">
      <style:text-properties fo:font-style="normal" officeooo:rsid="02050f1e" style:font-style-asian="normal" style:font-style-complex="normal"/>
    </style:style>
    <style:style style:name="T420" style:family="text">
      <style:text-properties fo:font-style="italic" officeooo:rsid="02a6cfe8" style:font-style-asian="italic" style:font-style-complex="italic"/>
    </style:style>
    <style:style style:name="T421" style:family="text">
      <style:text-properties fo:font-style="italic" officeooo:rsid="02050f1e" style:font-style-asian="italic" style:font-style-complex="italic"/>
    </style:style>
    <style:style style:name="T422" style:family="text">
      <style:text-properties fo:font-style="normal" officeooo:rsid="02a722cf" style:font-style-asian="normal" style:font-style-complex="normal"/>
    </style:style>
    <style:style style:name="T423" style:family="text">
      <style:text-properties style:font-name="Liberation Mono" fo:font-style="normal" fo:font-weight="bold" officeooo:rsid="02a722cf" style:font-style-asian="normal" style:font-weight-asian="bold" style:font-style-complex="normal" style:font-weight-complex="bold"/>
    </style:style>
    <style:style style:name="T424" style:family="text">
      <style:text-properties style:font-name="Liberation Mono" fo:font-weight="bold" officeooo:rsid="02a809a3" style:font-weight-asian="bold" style:font-weight-complex="bold"/>
    </style:style>
    <style:style style:name="T425" style:family="text">
      <style:text-properties officeooo:rsid="02a501be"/>
    </style:style>
    <style:style style:name="T426" style:family="text">
      <style:text-properties fo:font-weight="bold" officeooo:rsid="02a501be" style:font-weight-asian="bold" style:font-weight-complex="bold"/>
    </style:style>
    <style:style style:name="T427" style:family="text">
      <style:text-properties fo:font-weight="normal" officeooo:rsid="02a501be" style:font-weight-asian="normal" style:font-weight-complex="normal"/>
    </style:style>
    <style:style style:name="T428" style:family="text">
      <style:text-properties fo:font-weight="normal" officeooo:rsid="02a5a6d3" style:font-weight-asian="normal" style:font-weight-complex="normal"/>
    </style:style>
    <style:style style:name="T429" style:family="text">
      <style:text-properties style:font-name="Liberation Mono" fo:font-weight="bold" officeooo:rsid="02a5a6d3" style:font-weight-asian="bold" style:font-weight-complex="bold"/>
    </style:style>
    <style:style style:name="T430" style:family="text">
      <style:text-properties officeooo:rsid="01f513d6"/>
    </style:style>
    <style:style style:name="T431" style:family="text">
      <style:text-properties style:font-name="Liberation Mono" fo:font-weight="bold" officeooo:rsid="01f513d6" style:font-weight-asian="bold" style:font-weight-complex="bold"/>
    </style:style>
    <style:style style:name="T432" style:family="text">
      <style:text-properties officeooo:rsid="01f6b37a"/>
    </style:style>
    <style:style style:name="T433" style:family="text">
      <style:text-properties style:font-name="Liberation Mono" fo:font-weight="bold" officeooo:rsid="01f6b37a" style:font-weight-asian="bold" style:font-weight-complex="bold"/>
    </style:style>
    <style:style style:name="T434" style:family="text">
      <style:text-properties officeooo:rsid="02a809a3"/>
    </style:style>
    <style:style style:name="T435" style:family="text">
      <style:text-properties officeooo:rsid="028c523a"/>
    </style:style>
    <style:style style:name="T436" style:family="text">
      <style:text-properties style:font-name="Liberation Mono" fo:font-weight="bold" officeooo:rsid="028c523a" style:font-weight-asian="bold" style:font-weight-complex="bold"/>
    </style:style>
    <style:style style:name="T437" style:family="text">
      <style:text-properties style:font-name="Arial1" officeooo:rsid="028c523a"/>
    </style:style>
    <style:style style:name="T438" style:family="text">
      <style:text-properties style:font-name="Liberation Mono" officeooo:rsid="028c523a"/>
    </style:style>
    <style:style style:name="T439" style:family="text">
      <style:text-properties officeooo:rsid="02882066"/>
    </style:style>
    <style:style style:name="T440" style:family="text">
      <style:text-properties officeooo:rsid="028a101a"/>
    </style:style>
    <style:style style:name="T441" style:family="text">
      <style:text-properties officeooo:rsid="02de80f4"/>
    </style:style>
    <style:style style:name="T442" style:family="text">
      <style:text-properties officeooo:rsid="031f05d9"/>
    </style:style>
    <style:style style:name="T443" style:family="text">
      <style:text-properties style:font-name="Liberation Mono" fo:font-weight="bold" officeooo:rsid="02882066" style:font-weight-asian="bold" style:font-weight-complex="bold"/>
    </style:style>
    <style:style style:name="T444" style:family="text">
      <style:text-properties officeooo:rsid="038c265e"/>
    </style:style>
    <style:style style:name="T445" style:family="text">
      <style:text-properties officeooo:rsid="02e1aab5"/>
    </style:style>
    <style:style style:name="T446" style:family="text">
      <style:text-properties officeooo:rsid="030bccb2"/>
    </style:style>
    <style:style style:name="T447" style:family="text">
      <style:text-properties officeooo:rsid="030f4c0a"/>
    </style:style>
    <style:style style:name="T448" style:family="text">
      <style:text-properties officeooo:rsid="03116c75"/>
    </style:style>
    <style:style style:name="T449" style:family="text">
      <style:text-properties style:font-name="Liberation Mono" fo:font-weight="bold" officeooo:rsid="03116c75" style:font-weight-asian="bold" style:font-weight-complex="bold"/>
    </style:style>
    <style:style style:name="T450" style:family="text">
      <style:text-properties officeooo:rsid="03172518"/>
    </style:style>
    <style:style style:name="T451" style:family="text">
      <style:text-properties style:font-name="Liberation Mono" fo:font-weight="bold" officeooo:rsid="03172518" style:font-weight-asian="bold" style:font-weight-complex="bold"/>
    </style:style>
    <style:style style:name="T452" style:family="text">
      <style:text-properties style:font-name="Arial1" fo:font-weight="normal" officeooo:rsid="03172518" style:font-weight-asian="normal" style:font-weight-complex="normal"/>
    </style:style>
    <style:style style:name="T453" style:family="text">
      <style:text-properties officeooo:rsid="031f815a"/>
    </style:style>
    <style:style style:name="T454" style:family="text">
      <style:text-properties fo:font-weight="normal" officeooo:rsid="031f815a" style:font-weight-asian="normal" style:font-weight-complex="normal"/>
    </style:style>
    <style:style style:name="T455" style:family="text">
      <style:text-properties fo:font-weight="normal" officeooo:rsid="02de80f4" style:font-weight-asian="normal" style:font-weight-complex="normal"/>
    </style:style>
    <style:style style:name="T456" style:family="text">
      <style:text-properties officeooo:rsid="034cb3e0"/>
    </style:style>
    <style:style style:name="T457" style:family="text">
      <style:text-properties fo:font-weight="normal" officeooo:rsid="034cb3e0" style:font-weight-asian="normal" style:font-weight-complex="normal"/>
    </style:style>
    <style:style style:name="T458" style:family="text">
      <style:text-properties officeooo:rsid="03608b6c"/>
    </style:style>
    <style:style style:name="T459" style:family="text">
      <style:text-properties fo:font-weight="normal" officeooo:rsid="03608b6c" style:font-weight-asian="normal" style:font-weight-complex="normal"/>
    </style:style>
    <style:style style:name="T460" style:family="text">
      <style:text-properties officeooo:rsid="031c42dd"/>
    </style:style>
    <style:style style:name="T461" style:family="text">
      <style:text-properties officeooo:rsid="031e0d58"/>
    </style:style>
    <style:style style:name="T462" style:family="text">
      <style:text-properties officeooo:rsid="03223b6c"/>
    </style:style>
    <style:style style:name="T463" style:family="text">
      <style:text-properties style:font-name="Liberation Mono" fo:font-weight="bold" officeooo:rsid="031e0d58" style:font-weight-asian="bold" style:font-weight-complex="bold"/>
    </style:style>
    <style:style style:name="T464" style:family="text">
      <style:text-properties officeooo:rsid="031fde7b"/>
    </style:style>
    <style:style style:name="T465" style:family="text">
      <style:text-properties fo:font-weight="normal" officeooo:rsid="031fde7b" style:font-weight-asian="normal" style:font-weight-complex="normal"/>
    </style:style>
    <style:style style:name="T466" style:family="text">
      <style:text-properties officeooo:rsid="035962cd"/>
    </style:style>
    <style:style style:name="T467" style:family="text">
      <style:text-properties fo:font-weight="normal" officeooo:rsid="035962cd" style:font-weight-asian="normal" style:font-weight-complex="normal"/>
    </style:style>
    <style:style style:name="T468" style:family="text">
      <style:text-properties officeooo:rsid="0321da35"/>
    </style:style>
    <style:style style:name="T469" style:family="text">
      <style:text-properties style:font-name="Arial1" fo:font-weight="normal" officeooo:rsid="0321da35" style:font-weight-asian="normal" style:font-weight-complex="normal"/>
    </style:style>
    <style:style style:name="T470" style:family="text">
      <style:text-properties officeooo:rsid="01851064"/>
    </style:style>
    <style:style style:name="T471" style:family="text">
      <style:text-properties style:font-name="Liberation Mono" fo:font-weight="bold" officeooo:rsid="01851064" style:font-weight-asian="bold" style:font-weight-complex="bold"/>
    </style:style>
    <style:style style:name="T472" style:family="text">
      <style:text-properties fo:font-style="italic" officeooo:rsid="01851064" style:font-style-asian="italic" style:font-style-complex="italic"/>
    </style:style>
    <style:style style:name="T473" style:family="text">
      <style:text-properties officeooo:rsid="01addbcf"/>
    </style:style>
    <style:style style:name="T474" style:family="text">
      <style:text-properties style:font-name="Liberation Mono" fo:font-weight="bold" officeooo:rsid="01addbcf" style:font-weight-asian="bold" style:font-weight-complex="bold"/>
    </style:style>
    <style:style style:name="T475" style:family="text">
      <style:text-properties officeooo:rsid="035c667f"/>
    </style:style>
    <style:style style:name="T476" style:family="text">
      <style:text-properties officeooo:rsid="035d2d5a"/>
    </style:style>
    <style:style style:name="T477" style:family="text">
      <style:text-properties officeooo:rsid="01afa184"/>
    </style:style>
    <style:style style:name="T478" style:family="text">
      <style:text-properties officeooo:rsid="03883ee5"/>
    </style:style>
    <style:style style:name="T47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0" style:family="text">
      <style:text-properties fo:font-style="normal" style:text-underline-style="none" fo:font-weight="normal" style:font-style-asian="normal" style:font-weight-asian="normal" style:font-style-complex="normal" style:font-weight-complex="normal"/>
    </style:style>
    <style:style style:name="T481" style:family="text">
      <style:text-properties style:font-name="Liberation Mono" fo:font-size="12pt" fo:font-weight="bold" officeooo:rsid="00368350" style:font-size-asian="12pt" style:font-weight-asian="bold" style:font-size-complex="12pt" style:font-weight-complex="bold"/>
    </style:style>
    <style:style style:name="T482" style:family="text">
      <style:text-properties style:font-name="Arial1" fo:font-size="12pt" style:font-size-asian="12pt" style:font-size-complex="12pt"/>
    </style:style>
    <style:style style:name="T483" style:family="text">
      <style:text-properties style:font-name="Arial1" fo:font-size="12pt" officeooo:rsid="01a895ac" style:font-size-asian="12pt" style:font-size-complex="12pt"/>
    </style:style>
    <style:style style:name="T484" style:family="text">
      <style:text-properties officeooo:rsid="01812956"/>
    </style:style>
    <style:style style:name="T485" style:family="text">
      <style:text-properties style:font-name="Liberation Mono" fo:font-weight="bold" officeooo:rsid="01812956" style:font-weight-asian="bold" style:font-weight-complex="bold"/>
    </style:style>
    <style:style style:name="T486" style:family="text">
      <style:text-properties officeooo:rsid="036e13b1"/>
    </style:style>
    <style:style style:name="T487" style:family="text">
      <style:text-properties officeooo:rsid="0302cccd"/>
    </style:style>
    <style:style style:name="T488" style:family="text">
      <style:text-properties style:font-name="Liberation Mono" fo:font-weight="bold" officeooo:rsid="0302cccd" style:font-weight-asian="bold" style:font-weight-complex="bold"/>
    </style:style>
    <style:style style:name="T489" style:family="text">
      <style:text-properties officeooo:rsid="0306f932"/>
    </style:style>
    <style:style style:name="T490" style:family="text">
      <style:text-properties fo:font-weight="normal" officeooo:rsid="03520d16" style:font-weight-asian="normal" style:font-weight-complex="normal"/>
    </style:style>
    <style:style style:name="T491" style:family="text">
      <style:text-properties style:font-name="Liberation Mono" officeooo:rsid="03520d16"/>
    </style:style>
    <style:style style:name="T492" style:family="text">
      <style:text-properties fo:font-weight="normal" officeooo:rsid="036bb0aa" style:font-weight-asian="normal" style:font-weight-complex="normal"/>
    </style:style>
    <style:style style:name="T493" style:family="text">
      <style:text-properties fo:font-weight="normal" officeooo:rsid="037da6b8" style:font-weight-asian="normal" style:font-weight-complex="normal"/>
    </style:style>
    <style:style style:name="T494" style:family="text">
      <style:text-properties fo:font-style="italic" fo:font-weight="normal" officeooo:rsid="03520d16" style:font-style-asian="italic" style:font-weight-asian="normal" style:font-style-complex="italic" style:font-weight-complex="normal"/>
    </style:style>
    <style:style style:name="T495" style:family="text">
      <style:text-properties style:font-name="Liberation Mono" officeooo:rsid="035962cd"/>
    </style:style>
    <style:style style:name="T496" style:family="text">
      <style:text-properties style:font-name="Liberation Mono" fo:font-weight="bold" officeooo:rsid="02d92b59" style:font-weight-asian="bold" style:font-weight-complex="bold"/>
    </style:style>
    <style:style style:name="T497" style:family="text">
      <style:text-properties officeooo:rsid="02d92b59"/>
    </style:style>
    <style:style style:name="T498" style:family="text">
      <style:text-properties style:font-name="Liberation Mono" fo:font-weight="bold" officeooo:rsid="028d3d50" style:font-weight-asian="bold" style:font-weight-complex="bold"/>
    </style:style>
    <style:style style:name="T499" style:family="text">
      <style:text-properties officeooo:rsid="02d9c76c"/>
    </style:style>
    <style:style style:name="T500" style:family="text">
      <style:text-properties style:font-name="Liberation Mono" officeooo:rsid="03516673"/>
    </style:style>
    <style:style style:name="T501" style:family="text">
      <style:text-properties style:font-name="Arial1" officeooo:rsid="03516673"/>
    </style:style>
    <style:style style:name="T502" style:family="text">
      <style:text-properties officeooo:rsid="0383802a"/>
    </style:style>
    <style:style style:name="T503" style:family="text">
      <style:text-properties style:font-name="Liberation Mono" fo:font-weight="bold" officeooo:rsid="02d9c76c" style:font-weight-asian="bold" style:font-weight-complex="bold"/>
    </style:style>
    <style:style style:name="T504" style:family="text">
      <style:text-properties fo:font-style="normal" officeooo:rsid="02d9c76c" style:font-style-asian="normal" style:font-style-complex="normal"/>
    </style:style>
    <style:style style:name="T505" style:family="text">
      <style:text-properties officeooo:rsid="023cd631"/>
    </style:style>
    <style:style style:name="T506" style:family="text">
      <style:text-properties officeooo:rsid="0181d7fa"/>
    </style:style>
    <style:style style:name="T507" style:family="text">
      <style:text-properties officeooo:rsid="01ac1400"/>
    </style:style>
    <style:style style:name="T508" style:family="text">
      <style:text-properties style:font-name="Liberation Mono" officeooo:rsid="01e0d05d"/>
    </style:style>
    <style:style style:name="T509" style:family="text">
      <style:text-properties officeooo:rsid="01e0d05d"/>
    </style:style>
    <style:style style:name="T510" style:family="text">
      <style:text-properties fo:font-style="normal" officeooo:rsid="0247a6f0" style:font-style-asian="normal" style:font-style-complex="normal"/>
    </style:style>
    <style:style style:name="T511" style:family="text">
      <style:text-properties officeooo:rsid="02f542b4"/>
    </style:style>
    <style:style style:name="T512" style:family="text">
      <style:text-properties style:font-name="Liberation Mono" fo:font-weight="bold" officeooo:rsid="02f542b4" style:font-weight-asian="bold" style:font-weight-complex="bold"/>
    </style:style>
    <style:style style:name="T513" style:family="text">
      <style:text-properties officeooo:rsid="02fb5689"/>
    </style:style>
    <style:style style:name="T514" style:family="text">
      <style:text-properties style:font-name="Liberation Mono" fo:font-weight="bold" officeooo:rsid="02fb5689" style:font-weight-asian="bold" style:font-weight-complex="bold"/>
    </style:style>
    <style:style style:name="T515" style:family="text">
      <style:text-properties officeooo:rsid="02e9df92"/>
    </style:style>
    <style:style style:name="T516" style:family="text">
      <style:text-properties style:font-name="Liberation Mono" fo:font-weight="bold" officeooo:rsid="02e9df92" style:font-weight-asian="bold" style:font-weight-complex="bold"/>
    </style:style>
    <style:style style:name="T517" style:family="text">
      <style:text-properties officeooo:rsid="02ead613"/>
    </style:style>
    <style:style style:name="T518" style:family="text">
      <style:text-properties officeooo:rsid="02f6f4be"/>
    </style:style>
    <style:style style:name="T519" style:family="text">
      <style:text-properties fo:font-style="italic" officeooo:rsid="02f6f4be" style:font-style-asian="italic" style:font-style-complex="italic"/>
    </style:style>
    <style:style style:name="T520" style:family="text">
      <style:text-properties fo:font-style="normal" officeooo:rsid="02f6f4be" style:font-style-asian="normal" style:font-style-complex="normal"/>
    </style:style>
    <style:style style:name="T521" style:family="text">
      <style:text-properties style:font-name="Liberation Mono" fo:font-style="normal" fo:font-weight="bold" officeooo:rsid="02f542b4" style:font-style-asian="normal" style:font-weight-asian="bold" style:font-style-complex="normal" style:font-weight-complex="bold"/>
    </style:style>
    <style:style style:name="T522" style:family="text">
      <style:text-properties style:font-name="Liberation Mono" fo:font-weight="bold" officeooo:rsid="02ead613" style:font-weight-asian="bold" style:font-weight-complex="bold"/>
    </style:style>
    <style:style style:name="T523" style:family="text">
      <style:text-properties officeooo:rsid="02ef2ac0"/>
    </style:style>
    <style:style style:name="T524" style:family="text">
      <style:text-properties style:font-name="Liberation Mono" fo:font-weight="bold" officeooo:rsid="02ef2ac0" style:font-weight-asian="bold" style:font-weight-complex="bold"/>
    </style:style>
    <style:style style:name="T525" style:family="text">
      <style:text-properties officeooo:rsid="02f0ef9e"/>
    </style:style>
    <style:style style:name="T526" style:family="text">
      <style:text-properties officeooo:rsid="0326f8e4"/>
    </style:style>
    <style:style style:name="T527" style:family="text">
      <style:text-properties officeooo:rsid="032612d4"/>
    </style:style>
    <style:style style:name="T528" style:family="text">
      <style:text-properties officeooo:rsid="03268d6a"/>
    </style:style>
    <style:style style:name="T529" style:family="text">
      <style:text-properties style:font-name="Liberation Mono" fo:font-weight="bold" officeooo:rsid="03268d6a" style:font-weight-asian="bold" style:font-weight-complex="bold"/>
    </style:style>
    <style:style style:name="T530" style:family="text">
      <style:text-properties fo:font-style="normal" officeooo:rsid="0339a642" style:font-style-asian="normal" style:font-style-complex="normal"/>
    </style:style>
    <style:style style:name="T531" style:family="text">
      <style:text-properties fo:font-style="normal" officeooo:rsid="033a7740" style:font-style-asian="normal" style:font-style-complex="normal"/>
    </style:style>
    <style:style style:name="T532" style:family="text">
      <style:text-properties fo:font-style="normal" officeooo:rsid="0344bedb" style:font-style-asian="normal" style:font-style-complex="normal"/>
    </style:style>
    <style:style style:name="T533" style:family="text">
      <style:text-properties fo:font-style="italic" officeooo:rsid="0344bedb" style:font-style-asian="italic" style:font-style-complex="italic"/>
    </style:style>
    <style:style style:name="T534" style:family="text">
      <style:text-properties officeooo:rsid="033ebdc7"/>
    </style:style>
    <style:style style:name="T535" style:family="text">
      <style:text-properties style:font-name="Liberation Mono" fo:font-weight="bold" officeooo:rsid="033ebdc7" style:font-weight-asian="bold" style:font-weight-complex="bold"/>
    </style:style>
    <style:style style:name="T536" style:family="text">
      <style:text-properties officeooo:rsid="0339f51f"/>
    </style:style>
    <style:style style:name="T537" style:family="text">
      <style:text-properties fo:font-weight="bold" officeooo:rsid="0339c5f4" style:font-weight-asian="bold" style:font-weight-complex="bold"/>
    </style:style>
    <style:style style:name="T538" style:family="text">
      <style:text-properties style:font-name="Liberation Mono" fo:font-weight="bold" officeooo:rsid="0326f8e4" style:font-weight-asian="bold" style:font-weight-complex="bold"/>
    </style:style>
    <style:style style:name="T539" style:family="text">
      <style:text-properties fo:font-size="12pt" officeooo:rsid="033b62c6" style:font-size-asian="12pt" style:font-size-complex="12pt"/>
    </style:style>
    <style:style style:name="T540" style:family="text">
      <style:text-properties fo:font-size="12pt" officeooo:rsid="033ebdc7" style:font-size-asian="12pt" style:font-size-complex="12pt"/>
    </style:style>
    <style:style style:name="T541" style:family="text">
      <style:text-properties fo:font-size="12pt" officeooo:rsid="033f1b19" style:font-size-asian="12pt" style:font-size-complex="12pt"/>
    </style:style>
    <style:style style:name="T542" style:family="text">
      <style:text-properties fo:font-size="12pt" officeooo:rsid="034085dc" style:font-size-asian="12pt" style:font-size-complex="12pt"/>
    </style:style>
    <style:style style:name="T543" style:family="text">
      <style:text-properties fo:font-size="12pt" officeooo:rsid="0342d3c4" style:font-size-asian="12pt" style:font-size-complex="12pt"/>
    </style:style>
    <style:style style:name="T544" style:family="text">
      <style:text-properties officeooo:rsid="031abcc6"/>
    </style:style>
    <style:style style:name="T545" style:family="text">
      <style:text-properties officeooo:rsid="0031efbd"/>
    </style:style>
    <style:style style:name="T546" style:family="text">
      <style:text-properties officeooo:rsid="010e9068"/>
    </style:style>
    <style:style style:name="T547" style:family="text">
      <style:text-properties fo:font-style="normal" officeooo:rsid="0031efbd" style:font-style-asian="normal" style:font-style-complex="normal"/>
    </style:style>
    <style:style style:name="T54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9" style:family="text">
      <style:text-properties fo:font-style="normal" style:text-underline-style="none" fo:font-weight="normal" officeooo:rsid="0031efbd" style:font-style-asian="normal" style:font-weight-asian="normal" style:font-style-complex="normal" style:font-weight-complex="normal"/>
    </style:style>
    <style:style style:name="T550" style:family="text">
      <style:text-properties fo:font-style="normal" style:text-underline-style="none" fo:font-weight="normal" officeooo:rsid="0034f062" style:font-style-asian="normal" style:font-weight-asian="normal" style:font-style-complex="normal" style:font-weight-complex="normal"/>
    </style:style>
    <style:style style:name="T55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3" style:family="text">
      <style:text-properties officeooo:rsid="01056527"/>
    </style:style>
    <style:style style:name="T554" style:family="text">
      <style:text-properties style:font-name="Liberation Mono" fo:font-weight="bold" officeooo:rsid="01056527" style:font-weight-asian="bold" style:font-weight-complex="bold"/>
    </style:style>
    <style:style style:name="T555" style:family="text">
      <style:text-properties officeooo:rsid="0038571b"/>
    </style:style>
    <style:style style:name="T55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57" style:family="text">
      <style:text-properties fo:font-style="normal" fo:font-weight="normal" officeooo:rsid="0128483e" style:font-style-asian="normal" style:font-weight-asian="normal" style:font-style-complex="normal" style:font-weight-complex="normal"/>
    </style:style>
    <style:style style:name="T558" style:family="text">
      <style:text-properties style:font-name="Liberation Mono" fo:font-style="normal" fo:font-weight="bold" officeooo:rsid="0128483e" style:font-style-asian="normal" style:font-weight-asian="bold" style:font-style-complex="normal" style:font-weight-complex="bold"/>
    </style:style>
    <style:style style:name="T55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0" style:family="text">
      <style:text-properties fo:font-style="normal" fo:font-weight="normal" officeooo:rsid="019da6a6" style:font-style-asian="normal" style:font-weight-asian="normal" style:font-style-complex="normal" style:font-weight-complex="normal"/>
    </style:style>
    <style:style style:name="T561" style:family="text">
      <style:text-properties style:font-name="Liberation Mono" fo:font-weight="bold" officeooo:rsid="031abcc6" style:font-weight-asian="bold" style:font-weight-complex="bold"/>
    </style:style>
    <style:style style:name="T562" style:family="text">
      <style:text-properties officeooo:rsid="01a75993"/>
    </style:style>
    <style:style style:name="T563" style:family="text">
      <style:text-properties fo:font-style="italic" fo:font-weight="bold" officeooo:rsid="019d59f5" style:font-style-asian="italic" style:font-weight-asian="bold" style:font-style-complex="italic" style:font-weight-complex="bold"/>
    </style:style>
    <style:style style:name="T564" style:family="text">
      <style:text-properties style:font-name="Liberation Mono" fo:font-weight="bold" officeooo:rsid="0060d47d" style:font-weight-asian="bold" style:font-weight-complex="bold"/>
    </style:style>
    <style:style style:name="T565" style:family="text">
      <style:text-properties style:font-name="Liberation Mono" fo:font-weight="bold" officeooo:rsid="00eeaeae" style:font-weight-asian="bold" style:font-weight-complex="bold"/>
    </style:style>
    <style:style style:name="T566" style:family="text">
      <style:text-properties officeooo:rsid="0136fc43"/>
    </style:style>
    <style:style style:name="T567" style:family="text">
      <style:text-properties style:font-name="Liberation Mono" fo:font-weight="bold" officeooo:rsid="020e1b14" style:font-weight-asian="bold" style:font-weight-complex="bold"/>
    </style:style>
    <style:style style:name="T568" style:family="text">
      <style:text-properties officeooo:rsid="017caf5f"/>
    </style:style>
    <style:style style:name="T569" style:family="text">
      <style:text-properties officeooo:rsid="019260c7"/>
    </style:style>
    <style:style style:name="T570" style:family="text">
      <style:text-properties fo:font-style="italic" officeooo:rsid="019260c7" style:font-style-asian="italic" style:font-style-complex="italic"/>
    </style:style>
    <style:style style:name="T571" style:family="text">
      <style:text-properties fo:font-style="normal" officeooo:rsid="019260c7" style:font-style-asian="normal" style:font-style-complex="normal"/>
    </style:style>
    <style:style style:name="T572" style:family="text">
      <style:text-properties style:font-name="Liberation Mono" fo:font-style="normal" fo:font-weight="bold" officeooo:rsid="019260c7" style:font-style-asian="normal" style:font-weight-asian="bold" style:font-style-complex="normal" style:font-weight-complex="bold"/>
    </style:style>
    <style:style style:name="T573" style:family="text">
      <style:text-properties fo:font-style="normal" officeooo:rsid="0193c10d" style:font-style-asian="normal" style:font-style-complex="normal"/>
    </style:style>
    <style:style style:name="T574" style:family="text">
      <style:text-properties style:font-name="Liberation Mono" fo:font-size="12pt" fo:font-weight="bold" officeooo:rsid="025af99b" style:font-size-asian="12pt" style:font-weight-asian="bold" style:font-size-complex="12pt" style:font-weight-complex="bold"/>
    </style:style>
    <style:style style:name="T575" style:family="text">
      <style:text-properties officeooo:rsid="0129e43d"/>
    </style:style>
    <style:style style:name="T576" style:family="text">
      <style:text-properties officeooo:rsid="0062148a"/>
    </style:style>
    <style:style style:name="T577" style:family="text">
      <style:text-properties officeooo:rsid="0264cd13"/>
    </style:style>
    <style:style style:name="T578" style:family="text">
      <style:text-properties style:font-name="Liberation Mono" fo:font-weight="bold" officeooo:rsid="0264cd13" style:font-weight-asian="bold" style:font-weight-complex="bold"/>
    </style:style>
    <style:style style:name="T579" style:family="text">
      <style:text-properties officeooo:rsid="0197416b"/>
    </style:style>
    <style:style style:name="T580" style:family="text">
      <style:text-properties style:font-name="Liberation Mono" fo:font-weight="bold" officeooo:rsid="0197416b" style:font-weight-asian="bold" style:font-weight-complex="bold"/>
    </style:style>
    <style:style style:name="T581" style:family="text">
      <style:text-properties officeooo:rsid="01af59b2"/>
    </style:style>
    <style:style style:name="T582" style:family="text">
      <style:text-properties officeooo:rsid="019d2cfa"/>
    </style:style>
    <style:style style:name="T583" style:family="text">
      <style:text-properties officeooo:rsid="019a75f9"/>
    </style:style>
    <style:style style:name="T584" style:family="text">
      <style:text-properties style:font-name="Liberation Mono" fo:font-weight="bold" officeooo:rsid="019a75f9" style:font-weight-asian="bold" style:font-weight-complex="bold"/>
    </style:style>
    <style:style style:name="T585" style:family="text">
      <style:text-properties fo:font-style="italic" officeooo:rsid="019a75f9" style:font-style-asian="italic" style:font-style-complex="italic"/>
    </style:style>
    <style:style style:name="T586" style:family="text">
      <style:text-properties fo:font-style="normal" officeooo:rsid="019a75f9" style:font-style-asian="normal" style:font-style-complex="normal"/>
    </style:style>
    <style:style style:name="T587" style:family="text">
      <style:text-properties officeooo:rsid="0028d2e1"/>
    </style:style>
    <style:style style:name="T588" style:family="text">
      <style:text-properties officeooo:rsid="0019e3ff"/>
    </style:style>
    <style:style style:name="T589" style:family="text">
      <style:text-properties officeooo:rsid="00224fc1"/>
    </style:style>
    <style:style style:name="T590" style:family="text">
      <style:text-properties officeooo:rsid="004bbbd8"/>
    </style:style>
    <style:style style:name="T591" style:family="text">
      <style:text-properties fo:font-style="normal" officeooo:rsid="005f8bdf" style:font-style-asian="normal" style:font-style-complex="normal"/>
    </style:style>
    <style:style style:name="T592" style:family="text">
      <style:text-properties fo:font-style="normal" officeooo:rsid="017647ff" style:font-style-asian="normal" style:font-style-complex="normal"/>
    </style:style>
    <style:style style:name="T593" style:family="text">
      <style:text-properties officeooo:rsid="00282d3a"/>
    </style:style>
    <style:style style:name="T594" style:family="text">
      <style:text-properties officeooo:rsid="009b17ac"/>
    </style:style>
    <style:style style:name="T595" style:family="text">
      <style:text-properties officeooo:rsid="0112a87f"/>
    </style:style>
    <style:style style:name="T596" style:family="text">
      <style:text-properties officeooo:rsid="0220b418"/>
    </style:style>
    <style:style style:name="T597" style:family="text">
      <style:text-properties style:text-underline-style="none"/>
    </style:style>
    <style:style style:name="T598" style:family="text">
      <style:text-properties style:text-underline-style="none" officeooo:rsid="0119fa3a"/>
    </style:style>
    <style:style style:name="T599" style:family="text">
      <style:text-properties style:font-name="Liberation Mono" style:text-underline-style="none" fo:font-weight="bold" officeooo:rsid="0119fa3a" style:font-weight-asian="bold" style:font-weight-complex="bold"/>
    </style:style>
    <style:style style:name="T600" style:family="text">
      <style:text-properties fo:font-style="italic" style:text-underline-style="none" officeooo:rsid="0119fa3a" style:font-style-asian="italic" style:font-style-complex="italic"/>
    </style:style>
    <style:style style:name="T601" style:family="text">
      <style:text-properties officeooo:rsid="02da8c9a"/>
    </style:style>
    <style:style style:name="T602" style:family="text">
      <style:text-properties officeooo:rsid="0368a051"/>
    </style:style>
    <style:style style:name="T603" style:family="text">
      <style:text-properties style:font-name="Liberation Mono" fo:font-weight="bold" officeooo:rsid="0368a051" style:font-weight-asian="bold" style:font-weight-complex="bold"/>
    </style:style>
    <style:style style:name="T604" style:family="text">
      <style:text-properties officeooo:rsid="012e1bc8"/>
    </style:style>
    <style:style style:name="T605" style:family="text">
      <style:text-properties officeooo:rsid="00109264"/>
    </style:style>
    <style:style style:name="T606" style:family="text">
      <style:text-properties officeooo:rsid="019c3142"/>
    </style:style>
    <style:style style:name="T607" style:family="text">
      <style:text-properties fo:font-style="normal" officeooo:rsid="003e56c2" style:font-style-asian="normal" style:font-style-complex="normal"/>
    </style:style>
    <style:style style:name="T608" style:family="text">
      <style:text-properties fo:font-style="italic" fo:font-weight="bold" officeooo:rsid="003e56c2" style:font-style-asian="italic" style:font-weight-asian="bold" style:font-style-complex="italic" style:font-weight-complex="bold"/>
    </style:style>
    <style:style style:name="T609" style:family="text">
      <style:text-properties fo:font-style="normal" fo:font-weight="normal" officeooo:rsid="003e56c2" style:font-style-asian="normal" style:font-weight-asian="normal" style:font-style-complex="normal" style:font-weight-complex="normal"/>
    </style:style>
    <style:style style:name="T610" style:family="text">
      <style:text-properties fo:font-style="normal" fo:font-weight="normal" officeooo:rsid="02f8a593" style:font-style-asian="normal" style:font-weight-asian="normal" style:font-style-complex="normal" style:font-weight-complex="normal"/>
    </style:style>
    <style:style style:name="T611" style:family="text">
      <style:text-properties fo:font-style="normal" fo:font-weight="normal" officeooo:rsid="02fb5689" style:font-style-asian="normal" style:font-weight-asian="normal" style:font-style-complex="normal" style:font-weight-complex="normal"/>
    </style:style>
    <style:style style:name="T612" style:family="text">
      <style:text-properties officeooo:rsid="00413634"/>
    </style:style>
    <style:style style:name="T613" style:family="text">
      <style:text-properties style:font-name="Liberation Mono" fo:font-weight="bold" officeooo:rsid="00413634" style:font-weight-asian="bold" style:font-weight-complex="bold"/>
    </style:style>
    <style:style style:name="T614" style:family="text">
      <style:text-properties officeooo:rsid="002ac448"/>
    </style:style>
    <style:style style:name="T615" style:family="text">
      <style:text-properties fo:font-style="italic" fo:font-weight="bold" officeooo:rsid="00431f99" style:font-style-asian="italic" style:font-weight-asian="bold" style:font-style-complex="italic" style:font-weight-complex="bold"/>
    </style:style>
    <style:style style:name="T616" style:family="text">
      <style:text-properties fo:font-style="normal" officeooo:rsid="0223e883" style:font-style-asian="normal" style:font-style-complex="normal"/>
    </style:style>
    <style:style style:name="T617" style:family="text">
      <style:text-properties fo:font-style="normal" officeooo:rsid="009b17ac" style:font-style-asian="normal" style:font-style-complex="normal"/>
    </style:style>
    <style:style style:name="T618" style:family="text">
      <style:text-properties fo:font-style="normal" officeooo:rsid="0040232c" style:font-style-asian="normal" style:font-style-complex="normal"/>
    </style:style>
    <style:style style:name="T619" style:family="text">
      <style:text-properties style:font-name="Liberation Mono" fo:font-style="normal" fo:font-weight="bold" officeooo:rsid="0040232c" style:font-style-asian="normal" style:font-weight-asian="bold" style:font-style-complex="normal" style:font-weight-complex="bold"/>
    </style:style>
    <style:style style:name="T620" style:family="text">
      <style:text-properties fo:font-style="normal" style:text-underline-style="none" fo:font-weight="normal" officeooo:rsid="00413634" style:font-style-asian="normal" style:font-weight-asian="normal" style:font-style-complex="normal" style:font-weight-complex="normal"/>
    </style:style>
    <style:style style:name="T62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2" style:family="text">
      <style:text-properties fo:font-size="12pt" officeooo:rsid="003e56c2" style:font-size-asian="12pt" style:font-size-complex="12pt"/>
    </style:style>
    <style:style style:name="T623" style:family="text">
      <style:text-properties fo:font-size="12pt" officeooo:rsid="00155a94" style:font-size-asian="12pt" style:font-size-complex="12pt"/>
    </style:style>
    <style:style style:name="T624" style:family="text">
      <style:text-properties fo:font-size="12pt" officeooo:rsid="00fa8500" style:font-size-asian="12pt" style:font-size-complex="12pt"/>
    </style:style>
    <style:style style:name="T625" style:family="text">
      <style:text-properties style:font-name="Arial1" fo:font-size="12pt" fo:font-weight="normal" officeooo:rsid="01086aeb" style:font-size-asian="12pt" style:font-weight-asian="normal" style:font-size-complex="12pt" style:font-weight-complex="normal"/>
    </style:style>
    <style:style style:name="T62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27" style:family="text">
      <style:text-properties fo:font-size="12pt" officeooo:rsid="0101177b" style:font-size-asian="12pt" style:font-size-complex="12pt"/>
    </style:style>
    <style:style style:name="T628" style:family="text">
      <style:text-properties fo:font-size="12pt" officeooo:rsid="02326a31" style:font-size-asian="12pt" style:font-size-complex="12pt"/>
    </style:style>
    <style:style style:name="T629" style:family="text">
      <style:text-properties officeooo:rsid="01cd6cec"/>
    </style:style>
    <style:style style:name="T630" style:family="text">
      <style:text-properties officeooo:rsid="00fe1e10"/>
    </style:style>
    <style:style style:name="T631" style:family="text">
      <style:text-properties officeooo:rsid="01c5dc0a"/>
    </style:style>
    <style:style style:name="T632" style:family="text">
      <style:text-properties style:font-name="Liberation Mono" fo:font-weight="bold" officeooo:rsid="01cd6cec" style:font-weight-asian="bold" style:font-weight-complex="bold"/>
    </style:style>
    <style:style style:name="T633" style:family="text">
      <style:text-properties officeooo:rsid="01b76858"/>
    </style:style>
    <style:style style:name="T634" style:family="text">
      <style:text-properties officeooo:rsid="02b49196"/>
    </style:style>
    <style:style style:name="T635" style:family="text">
      <style:text-properties officeooo:rsid="02b0d6e2"/>
    </style:style>
    <style:style style:name="T636" style:family="text">
      <style:text-properties officeooo:rsid="00155a94"/>
    </style:style>
    <style:style style:name="T637" style:family="text">
      <style:text-properties officeooo:rsid="02ae0d3f"/>
    </style:style>
    <style:style style:name="T638" style:family="text">
      <style:text-properties officeooo:rsid="01bbb125"/>
    </style:style>
    <style:style style:name="T639" style:family="text">
      <style:text-properties officeooo:rsid="0292b96c"/>
    </style:style>
    <style:style style:name="T640" style:family="text">
      <style:text-properties officeooo:rsid="01ba22c6"/>
    </style:style>
    <style:style style:name="T641" style:family="text">
      <style:text-properties officeooo:rsid="00fa8500"/>
    </style:style>
    <style:style style:name="T642" style:family="text">
      <style:text-properties officeooo:rsid="01373e1b"/>
    </style:style>
    <style:style style:name="T643" style:family="text">
      <style:text-properties style:font-name="Liberation Mono" fo:font-weight="bold" officeooo:rsid="01373e1b" style:font-weight-asian="bold" style:font-weight-complex="bold"/>
    </style:style>
    <style:style style:name="T644" style:family="text">
      <style:text-properties officeooo:rsid="01393063"/>
    </style:style>
    <style:style style:name="T645" style:family="text">
      <style:text-properties style:font-name="Liberation Mono" fo:font-weight="bold" officeooo:rsid="01393063" style:font-weight-asian="bold" style:font-weight-complex="bold"/>
    </style:style>
    <style:style style:name="T646" style:family="text">
      <style:text-properties style:font-name="Liberation Mono" fo:font-weight="bold" officeooo:rsid="01c5dc0a" style:font-weight-asian="bold" style:font-weight-complex="bold"/>
    </style:style>
    <style:style style:name="T647" style:family="text">
      <style:text-properties officeooo:rsid="02b8d04d"/>
    </style:style>
    <style:style style:name="T648" style:family="text">
      <style:text-properties fo:font-weight="bold" officeooo:rsid="01c5dc0a" style:font-weight-asian="bold" style:font-weight-complex="bold"/>
    </style:style>
    <style:style style:name="T649" style:family="text">
      <style:text-properties officeooo:rsid="02b2d016"/>
    </style:style>
    <style:style style:name="T650" style:family="text">
      <style:text-properties officeooo:rsid="01ca0c0f"/>
    </style:style>
    <style:style style:name="T651" style:family="text">
      <style:text-properties officeooo:rsid="0295de59"/>
    </style:style>
    <style:style style:name="T652" style:family="text">
      <style:text-properties officeooo:rsid="02b169dc"/>
    </style:style>
    <style:style style:name="T653" style:family="text">
      <style:text-properties officeooo:rsid="001746b3"/>
    </style:style>
    <style:style style:name="T654" style:family="text">
      <style:text-properties officeooo:rsid="02329648"/>
    </style:style>
    <style:style style:name="T655" style:family="text">
      <style:text-properties officeooo:rsid="0234a724"/>
    </style:style>
    <style:style style:name="T656" style:family="text">
      <style:text-properties officeooo:rsid="0232e3d7"/>
    </style:style>
    <style:style style:name="T657" style:family="text">
      <style:text-properties officeooo:rsid="02b5e7ef"/>
    </style:style>
    <style:style style:name="T658" style:family="text">
      <style:text-properties officeooo:rsid="01c91b4e"/>
    </style:style>
    <style:style style:name="T659" style:family="text">
      <style:text-properties officeooo:rsid="02b7b10d"/>
    </style:style>
    <style:style style:name="T660" style:family="text">
      <style:text-properties officeooo:rsid="02b802b0"/>
    </style:style>
    <style:style style:name="T661" style:family="text">
      <style:text-properties style:font-name="Liberation Mono" fo:font-weight="bold" officeooo:rsid="02b802b0" style:font-weight-asian="bold" style:font-weight-complex="bold"/>
    </style:style>
    <style:style style:name="T662" style:family="text">
      <style:text-properties officeooo:rsid="01bb6779"/>
    </style:style>
    <style:style style:name="T663" style:family="text">
      <style:text-properties officeooo:rsid="02ba4344"/>
    </style:style>
    <style:style style:name="T664" style:family="text">
      <style:text-properties style:font-name="Liberation Mono" fo:font-weight="bold" officeooo:rsid="00155a94" style:font-weight-asian="bold" style:font-weight-complex="bold"/>
    </style:style>
    <style:style style:name="T665" style:family="text">
      <style:text-properties officeooo:rsid="0293e882"/>
    </style:style>
    <style:style style:name="T666" style:family="text">
      <style:text-properties officeooo:rsid="002e6e2a"/>
    </style:style>
    <style:style style:name="T667" style:family="text">
      <style:text-properties officeooo:rsid="0026c97f"/>
    </style:style>
    <style:style style:name="T668" style:family="text">
      <style:text-properties officeooo:rsid="01b801c6"/>
    </style:style>
    <style:style style:name="T669" style:family="text">
      <style:text-properties officeooo:rsid="00ebe991"/>
    </style:style>
    <style:style style:name="T670" style:family="text">
      <style:text-properties officeooo:rsid="0103c302"/>
    </style:style>
    <style:style style:name="T671" style:family="text">
      <style:text-properties fo:font-style="italic" officeooo:rsid="0103c302" style:font-style-asian="italic" style:font-style-complex="italic"/>
    </style:style>
    <style:style style:name="T672" style:family="text">
      <style:text-properties fo:font-style="normal" officeooo:rsid="0103c302" style:font-style-asian="normal" style:font-style-complex="normal"/>
    </style:style>
    <style:style style:name="T673" style:family="text">
      <style:text-properties officeooo:rsid="00eeaeae"/>
    </style:style>
    <style:style style:name="T674" style:family="text">
      <style:text-properties officeooo:rsid="01142763"/>
    </style:style>
    <style:style style:name="T675" style:family="text">
      <style:text-properties style:font-name="Liberation Mono" fo:font-weight="bold" officeooo:rsid="01142763" style:font-weight-asian="bold" style:font-weight-complex="bold"/>
    </style:style>
    <style:style style:name="T676" style:family="text">
      <style:text-properties officeooo:rsid="01c440c1"/>
    </style:style>
    <style:style style:name="T677" style:family="text">
      <style:text-properties style:font-name="Liberation Mono" fo:font-weight="bold" officeooo:rsid="01c440c1" style:font-weight-asian="bold" style:font-weight-complex="bold"/>
    </style:style>
    <style:style style:name="T678" style:family="text">
      <style:text-properties officeooo:rsid="01c119eb"/>
    </style:style>
    <style:style style:name="T679" style:family="text">
      <style:text-properties officeooo:rsid="00ec5fa1"/>
    </style:style>
    <style:style style:name="T680" style:family="text">
      <style:text-properties officeooo:rsid="00ecb9f5"/>
    </style:style>
    <style:style style:name="T681" style:family="text">
      <style:text-properties style:font-name="Liberation Mono" fo:font-weight="bold" officeooo:rsid="00ebe991" style:font-weight-asian="bold" style:font-weight-complex="bold"/>
    </style:style>
    <style:style style:name="T682" style:family="text">
      <style:text-properties style:font-name="Liberation Mono" fo:font-weight="bold" officeooo:rsid="00ec5fa1" style:font-weight-asian="bold" style:font-weight-complex="bold"/>
    </style:style>
    <style:style style:name="T683" style:family="text">
      <style:text-properties fo:font-style="normal" officeooo:rsid="010362df" style:font-style-asian="normal" style:font-style-complex="normal"/>
    </style:style>
    <style:style style:name="T684" style:family="text">
      <style:text-properties style:font-name="Liberation Mono" fo:font-style="normal" fo:font-weight="bold" officeooo:rsid="010362df" style:font-style-asian="normal" style:font-weight-asian="bold" style:font-style-complex="normal" style:font-weight-complex="bold"/>
    </style:style>
    <style:style style:name="T685" style:family="text">
      <style:text-properties fo:font-style="italic" officeooo:rsid="010362df" style:font-style-asian="italic" style:font-style-complex="italic"/>
    </style:style>
    <style:style style:name="T686" style:family="text">
      <style:text-properties fo:font-style="normal" officeooo:rsid="01092803" style:font-style-asian="normal" style:font-style-complex="normal"/>
    </style:style>
    <style:style style:name="T687" style:family="text">
      <style:text-properties style:font-name="Liberation Mono" fo:font-style="normal" fo:font-weight="bold" officeooo:rsid="01c5dc0a" style:font-style-asian="normal" style:font-weight-asian="bold" style:font-style-complex="normal" style:font-weight-complex="bold"/>
    </style:style>
    <style:style style:name="T688" style:family="text">
      <style:text-properties style:font-name="Liberation Mono" fo:font-style="normal" fo:font-weight="bold" officeooo:rsid="00ff8988" style:font-style-asian="normal" style:font-weight-asian="bold" style:font-style-complex="normal" style:font-weight-complex="bold"/>
    </style:style>
    <style:style style:name="T689" style:family="text">
      <style:text-properties style:font-name="Arial1" fo:font-style="normal" fo:font-weight="normal" officeooo:rsid="00ff8988" style:font-style-asian="normal" style:font-weight-asian="normal" style:font-style-complex="normal" style:font-weight-complex="normal"/>
    </style:style>
    <style:style style:name="T690" style:family="text">
      <style:text-properties style:font-name="Arial1" fo:font-style="normal" fo:font-weight="normal" officeooo:rsid="01092803" style:font-style-asian="normal" style:font-weight-asian="normal" style:font-style-complex="normal" style:font-weight-complex="normal"/>
    </style:style>
    <style:style style:name="T691" style:family="text">
      <style:text-properties fo:font-style="normal" officeooo:rsid="010685b6" style:font-style-asian="normal" style:font-style-complex="normal"/>
    </style:style>
    <style:style style:name="T692" style:family="text">
      <style:text-properties fo:font-style="italic" officeooo:rsid="010685b6" style:font-style-asian="italic" style:font-style-complex="italic"/>
    </style:style>
    <style:style style:name="T693" style:family="text">
      <style:text-properties fo:font-style="normal" officeooo:rsid="01c5dc0a" style:font-style-asian="normal" style:font-style-complex="normal"/>
    </style:style>
    <style:style style:name="T694" style:family="text">
      <style:text-properties officeooo:rsid="013ea788"/>
    </style:style>
    <style:style style:name="T695" style:family="text">
      <style:text-properties style:font-name="Liberation Mono" fo:font-weight="bold" officeooo:rsid="013ea788" style:font-weight-asian="bold" style:font-weight-complex="bold"/>
    </style:style>
    <style:style style:name="T696" style:family="text">
      <style:text-properties fo:font-style="italic" officeooo:rsid="013ea788" style:font-style-asian="italic" style:font-style-complex="italic"/>
    </style:style>
    <style:style style:name="T697" style:family="text">
      <style:text-properties fo:font-style="normal" officeooo:rsid="013ea788" style:font-style-asian="normal" style:font-style-complex="normal"/>
    </style:style>
    <style:style style:name="T698" style:family="text">
      <style:text-properties style:font-name="Liberation Mono" fo:font-style="normal" fo:font-weight="bold" officeooo:rsid="013ea788" style:font-style-asian="normal" style:font-weight-asian="bold" style:font-style-complex="normal" style:font-weight-complex="bold"/>
    </style:style>
    <style:style style:name="T699" style:family="text">
      <style:text-properties officeooo:rsid="003aa9c6"/>
    </style:style>
    <style:style style:name="T700" style:family="text">
      <style:text-properties fo:font-style="normal" officeooo:rsid="002dd125" style:font-style-asian="normal" style:font-style-complex="normal"/>
    </style:style>
    <style:style style:name="T701" style:family="text">
      <style:text-properties fo:font-style="normal" officeooo:rsid="010a61b9" style:font-style-asian="normal" style:font-style-complex="normal"/>
    </style:style>
    <style:style style:name="T702" style:family="text">
      <style:text-properties style:font-name="Liberation Mono" fo:font-style="normal" fo:font-weight="bold" officeooo:rsid="010a61b9" style:font-style-asian="normal" style:font-weight-asian="bold" style:font-style-complex="normal" style:font-weight-complex="bold"/>
    </style:style>
    <style:style style:name="T703" style:family="text">
      <style:text-properties fo:font-style="normal" officeooo:rsid="010ab99a" style:font-style-asian="normal" style:font-style-complex="normal"/>
    </style:style>
    <style:style style:name="T704" style:family="text">
      <style:text-properties officeooo:rsid="01ae77e3"/>
    </style:style>
    <style:style style:name="T705" style:family="text">
      <style:text-properties officeooo:rsid="002dd125"/>
    </style:style>
    <style:style style:name="T706" style:family="text">
      <style:text-properties officeooo:rsid="00ab28f7"/>
    </style:style>
    <style:style style:name="T707" style:family="text">
      <style:text-properties officeooo:rsid="002e4e8c"/>
    </style:style>
    <style:style style:name="T708" style:family="text">
      <style:text-properties officeooo:rsid="0046990c"/>
    </style:style>
    <style:style style:name="T709" style:family="text">
      <style:text-properties officeooo:rsid="011dd59f"/>
    </style:style>
    <style:style style:name="T710" style:family="text">
      <style:text-properties officeooo:rsid="011ec924"/>
    </style:style>
    <style:style style:name="T711" style:family="text">
      <style:text-properties officeooo:rsid="032e5ab5"/>
    </style:style>
    <style:style style:name="T712" style:family="text">
      <style:text-properties officeooo:rsid="032f64e2"/>
    </style:style>
    <style:style style:name="T713" style:family="text">
      <style:text-properties officeooo:rsid="011fc51f"/>
    </style:style>
    <style:style style:name="T714" style:family="text">
      <style:text-properties officeooo:rsid="012084da"/>
    </style:style>
    <style:style style:name="T715" style:family="text">
      <style:text-properties officeooo:rsid="011efad6"/>
    </style:style>
    <style:style style:name="T716" style:family="text">
      <style:text-properties officeooo:rsid="018c4f21"/>
    </style:style>
    <style:style style:name="T717" style:family="text">
      <style:text-properties style:font-name="Liberation Mono" fo:font-weight="bold" officeooo:rsid="018c4f21" style:font-weight-asian="bold" style:font-weight-complex="bold"/>
    </style:style>
    <style:style style:name="T718" style:family="text">
      <style:text-properties style:font-name="Liberation Mono" fo:font-style="normal" fo:font-weight="bold" officeooo:rsid="018a5174" style:font-style-asian="normal" style:font-weight-asian="bold" style:font-style-complex="normal" style:font-weight-complex="bold"/>
    </style:style>
    <style:style style:name="T719" style:family="text">
      <style:text-properties officeooo:rsid="018ca16b"/>
    </style:style>
    <style:style style:name="T720" style:family="text">
      <style:text-properties style:font-name="Liberation Mono" fo:font-weight="bold" officeooo:rsid="018ca16b" style:font-weight-asian="bold" style:font-weight-complex="bold"/>
    </style:style>
    <style:style style:name="T721" style:family="text">
      <style:text-properties officeooo:rsid="02245816"/>
    </style:style>
    <style:style style:name="T722" style:family="text">
      <style:text-properties officeooo:rsid="01b0f6f7"/>
    </style:style>
    <style:style style:name="T723" style:family="text">
      <style:text-properties style:font-name="Liberation Mono" fo:font-size="10pt" fo:font-weight="bold" officeooo:rsid="01373e1b" style:font-size-asian="10pt" style:font-weight-asian="bold" style:font-size-complex="10pt" style:font-weight-complex="bold"/>
    </style:style>
    <style:style style:name="T72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5" style:family="text">
      <style:text-properties fo:font-style="normal" fo:font-weight="normal" officeooo:rsid="01b0f6f7" style:font-style-asian="normal" style:font-weight-asian="normal" style:font-style-complex="normal" style:font-weight-complex="normal"/>
    </style:style>
    <style:style style:name="T726" style:family="text">
      <style:text-properties style:font-name="Liberation Mono" fo:font-style="normal" fo:font-weight="bold" officeooo:rsid="01b0f6f7" style:font-style-asian="normal" style:font-weight-asian="bold" style:font-style-complex="normal" style:font-weight-complex="bold"/>
    </style:style>
    <style:style style:name="T727" style:family="text">
      <style:text-properties officeooo:rsid="02262d6a"/>
    </style:style>
    <style:style style:name="T728" style:family="text">
      <style:text-properties style:font-name="Liberation Mono" fo:font-weight="bold" officeooo:rsid="02262d6a" style:font-weight-asian="bold" style:font-weight-complex="bold"/>
    </style:style>
    <style:style style:name="T729" style:family="text">
      <style:text-properties officeooo:rsid="021ee1c9"/>
    </style:style>
    <style:style style:name="T730" style:family="text">
      <style:text-properties officeooo:rsid="02619f4a"/>
    </style:style>
    <style:style style:name="T731" style:family="text">
      <style:text-properties officeooo:rsid="027805eb"/>
    </style:style>
    <style:style style:name="T732" style:family="text">
      <style:text-properties officeooo:rsid="0262dd83"/>
    </style:style>
    <style:style style:name="T733" style:family="text">
      <style:text-properties fo:font-style="normal" fo:font-weight="normal" officeooo:rsid="021ee1c9" style:font-style-asian="normal" style:font-weight-asian="normal" style:font-style-complex="normal" style:font-weight-complex="normal"/>
    </style:style>
    <style:style style:name="T734" style:family="text">
      <style:text-properties style:font-name="Liberation Mono" fo:font-weight="bold" officeooo:rsid="032e5ab5" style:font-weight-asian="bold" style:font-weight-complex="bold"/>
    </style:style>
    <style:style style:name="T735" style:family="text">
      <style:text-properties fo:font-style="normal" fo:font-weight="normal" officeooo:rsid="025feba3" style:font-style-asian="normal" style:font-weight-asian="normal" style:font-style-complex="normal" style:font-weight-complex="normal"/>
    </style:style>
    <style:style style:name="T736" style:family="text">
      <style:text-properties officeooo:rsid="02ef1c1b"/>
    </style:style>
    <style:style style:name="T737" style:family="text">
      <style:text-properties style:font-name="Liberation Mono" fo:font-weight="bold" officeooo:rsid="02987b82" style:font-weight-asian="bold" style:font-weight-complex="bold"/>
    </style:style>
    <style:style style:name="T738" style:family="text">
      <style:text-properties officeooo:rsid="02987b82"/>
    </style:style>
    <style:style style:name="T739" style:family="text">
      <style:text-properties style:font-name="Liberation Mono" fo:font-weight="bold" officeooo:rsid="02ef1c1b" style:font-weight-asian="bold" style:font-weight-complex="bold"/>
    </style:style>
    <style:style style:name="T740" style:family="text">
      <style:text-properties officeooo:rsid="03516673"/>
    </style:style>
    <style:style style:name="T741" style:family="text">
      <style:text-properties style:font-name="Arial1" officeooo:rsid="02ffd114"/>
    </style:style>
    <style:style style:name="T742" style:family="text">
      <style:text-properties officeooo:rsid="02fd49dd"/>
    </style:style>
    <style:style style:name="T743" style:family="text">
      <style:text-properties fo:font-style="normal" fo:font-weight="normal" officeooo:rsid="02fd49dd" style:font-style-asian="normal" style:font-weight-asian="normal" style:font-style-complex="normal" style:font-weight-complex="normal"/>
    </style:style>
    <style:style style:name="T744" style:family="text">
      <style:text-properties officeooo:rsid="042dc8ed"/>
    </style:style>
    <style:style style:name="T745" style:family="text">
      <style:text-properties style:font-name="Liberation Mono" fo:font-weight="bold" officeooo:rsid="042dc8ed" style:font-weight-asian="bold" style:font-weight-complex="bold"/>
    </style:style>
    <style:style style:name="T746" style:family="text">
      <style:text-properties officeooo:rsid="04259a15"/>
    </style:style>
    <style:style style:name="T747" style:family="text">
      <style:text-properties fo:font-style="italic" officeooo:rsid="04259a15" style:font-style-asian="italic" style:font-style-complex="italic"/>
    </style:style>
    <style:style style:name="T748" style:family="text">
      <style:text-properties officeooo:rsid="0394cf93"/>
    </style:style>
    <style:style style:name="T749" style:family="text">
      <style:text-properties style:font-name="Liberation Mono" fo:font-weight="bold" officeooo:rsid="0394cf93" style:font-weight-asian="bold" style:font-weight-complex="bold"/>
    </style:style>
    <style:style style:name="T750" style:family="text">
      <style:text-properties officeooo:rsid="03969b6a"/>
    </style:style>
    <style:style style:name="T751" style:family="text">
      <style:text-properties officeooo:rsid="03eb463f"/>
    </style:style>
    <style:style style:name="T75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54" style:family="text">
      <style:text-properties officeooo:rsid="03ae9f0a"/>
    </style:style>
    <style:style style:name="T755" style:family="text">
      <style:text-properties officeooo:rsid="03985a35"/>
    </style:style>
    <style:style style:name="T756" style:family="text">
      <style:text-properties style:font-name="Liberation Mono" fo:font-weight="bold" officeooo:rsid="03985a35" style:font-weight-asian="bold" style:font-weight-complex="bold"/>
    </style:style>
    <style:style style:name="T757" style:family="text">
      <style:text-properties style:font-name="Arial1" fo:font-size="12pt" officeooo:rsid="042979a8" style:font-size-asian="12pt" style:font-size-complex="12pt"/>
    </style:style>
    <style:style style:name="T758" style:family="text">
      <style:text-properties style:font-name="Liberation Mono" fo:font-size="12pt" fo:font-weight="bold" officeooo:rsid="042979a8" style:font-size-asian="12pt" style:font-weight-asian="bold" style:font-size-complex="12pt" style:font-weight-complex="bold"/>
    </style:style>
    <style:style style:name="T759" style:family="text">
      <style:text-properties style:font-name="Arial1" fo:font-size="12pt" officeooo:rsid="04368606" style:font-size-asian="12pt" style:font-size-complex="12pt"/>
    </style:style>
    <style:style style:name="T760" style:family="text">
      <style:text-properties officeooo:rsid="04583acc"/>
    </style:style>
    <style:style style:name="T761" style:family="text">
      <style:text-properties style:font-name="Liberation Mono" fo:font-weight="bold" officeooo:rsid="0399d42d" style:font-weight-asian="bold" style:font-weight-complex="bold"/>
    </style:style>
    <style:style style:name="T762" style:family="text">
      <style:text-properties officeooo:rsid="0399d42d"/>
    </style:style>
    <style:style style:name="T763" style:family="text">
      <style:text-properties officeooo:rsid="03bcb60a"/>
    </style:style>
    <style:style style:name="T764" style:family="text">
      <style:text-properties officeooo:rsid="04156b23"/>
    </style:style>
    <style:style style:name="T765" style:family="text">
      <style:text-properties officeooo:rsid="03be8a34"/>
    </style:style>
    <style:style style:name="T766" style:family="text">
      <style:text-properties officeooo:rsid="03c992c9"/>
    </style:style>
    <style:style style:name="T767" style:family="text">
      <style:text-properties officeooo:rsid="0424f0a7"/>
    </style:style>
    <style:style style:name="T768" style:family="text">
      <style:text-properties style:font-name="Liberation Mono" fo:font-weight="bold" officeooo:rsid="0465fcad" style:font-weight-asian="bold" style:font-weight-complex="bold"/>
    </style:style>
    <style:style style:name="T769" style:family="text">
      <style:text-properties officeooo:rsid="045edc0b"/>
    </style:style>
    <style:style style:name="T770" style:family="text">
      <style:text-properties style:font-name="Liberation Mono" fo:font-weight="bold" officeooo:rsid="045edc0b" style:font-weight-asian="bold" style:font-weight-complex="bold"/>
    </style:style>
    <style:style style:name="T771" style:family="text">
      <style:text-properties officeooo:rsid="0467670c"/>
    </style:style>
    <style:style style:name="T772" style:family="text">
      <style:text-properties style:font-name="Arial1" fo:font-weight="normal" officeooo:rsid="0465fcad" style:font-weight-asian="normal" style:font-weight-complex="normal"/>
    </style:style>
    <style:style style:name="T773" style:family="text">
      <style:text-properties style:font-name="Liberation Mono" fo:font-weight="bold" officeooo:rsid="043c4ace" style:font-weight-asian="bold" style:font-weight-complex="bold"/>
    </style:style>
    <style:style style:name="T774" style:family="text">
      <style:text-properties officeooo:rsid="044339b1"/>
    </style:style>
    <style:style style:name="T775" style:family="text">
      <style:text-properties officeooo:rsid="0441600d"/>
    </style:style>
    <style:style style:name="T776" style:family="text">
      <style:text-properties style:font-name="Liberation Mono" fo:font-weight="bold" officeooo:rsid="043fff7c" style:font-weight-asian="bold" style:font-weight-complex="bold"/>
    </style:style>
    <style:style style:name="T777" style:family="text">
      <style:text-properties officeooo:rsid="043de877"/>
    </style:style>
    <style:style style:name="T778" style:family="text">
      <style:text-properties officeooo:rsid="04480dcf"/>
    </style:style>
    <style:style style:name="T779" style:family="text">
      <style:text-properties style:font-name="Liberation Mono" fo:font-weight="bold" officeooo:rsid="043f3b46" style:font-weight-asian="bold" style:font-weight-complex="bold"/>
    </style:style>
    <style:style style:name="T780" style:family="text">
      <style:text-properties style:font-name="Liberation Mono" fo:font-size="12pt" fo:font-weight="bold" officeooo:rsid="043f3b46" style:font-size-asian="12pt" style:font-weight-asian="bold" style:font-size-complex="12pt" style:font-weight-complex="bold"/>
    </style:style>
    <style:style style:name="T781" style:family="text">
      <style:text-properties style:font-name="Liberation Mono" officeooo:rsid="043fff7c"/>
    </style:style>
    <style:style style:name="T782" style:family="text">
      <style:text-properties fo:font-weight="normal" officeooo:rsid="0446355e" style:font-weight-asian="normal" style:font-weight-complex="normal"/>
    </style:style>
    <style:style style:name="T783" style:family="text">
      <style:text-properties officeooo:rsid="0468143f"/>
    </style:style>
    <style:style style:name="T784" style:family="text">
      <style:text-properties fo:font-size="12pt" officeooo:rsid="03d57e39" style:font-size-asian="12pt" style:font-size-complex="12pt"/>
    </style:style>
    <style:style style:name="T785" style:family="text">
      <style:text-properties style:font-name="Liberation Mono" fo:font-weight="bold" officeooo:rsid="03d57e39" style:font-weight-asian="bold" style:font-weight-complex="bold"/>
    </style:style>
    <style:style style:name="T786" style:family="text">
      <style:text-properties officeooo:rsid="0467802f"/>
    </style:style>
    <style:style style:name="T787" style:family="text">
      <style:text-properties fo:font-size="12pt" officeooo:rsid="045c8541" style:font-size-asian="12pt" style:font-size-complex="12pt"/>
    </style:style>
    <style:style style:name="T788" style:family="text">
      <style:text-properties officeooo:rsid="045c8541"/>
    </style:style>
    <style:style style:name="T789" style:family="text">
      <style:text-properties officeooo:rsid="03e6e464"/>
    </style:style>
    <style:style style:name="T790" style:family="text">
      <style:text-properties officeooo:rsid="039a11df"/>
    </style:style>
    <style:style style:name="T791" style:family="text">
      <style:text-properties officeooo:rsid="039b69d0"/>
    </style:style>
    <style:style style:name="T792" style:family="text">
      <style:text-properties officeooo:rsid="043acda5"/>
    </style:style>
    <style:style style:name="T793" style:family="text">
      <style:text-properties officeooo:rsid="03b0002c"/>
    </style:style>
    <style:style style:name="T794" style:family="text">
      <style:text-properties officeooo:rsid="03e19c87"/>
    </style:style>
    <style:style style:name="T795" style:family="text">
      <style:text-properties fo:font-size="12pt" officeooo:rsid="039a11df" style:font-size-asian="12pt" style:font-size-complex="12pt"/>
    </style:style>
    <style:style style:name="T796" style:family="text">
      <style:text-properties fo:font-size="12pt" officeooo:rsid="03b0002c" style:font-size-asian="12pt" style:font-size-complex="12pt"/>
    </style:style>
    <style:style style:name="T797" style:family="text">
      <style:text-properties style:font-name="Liberation Mono" fo:font-weight="bold" officeooo:rsid="0467802f" style:font-weight-asian="bold" style:font-weight-complex="bold"/>
    </style:style>
    <style:style style:name="T798" style:family="text">
      <style:text-properties officeooo:rsid="0460275d"/>
    </style:style>
    <style:style style:name="T799" style:family="text">
      <style:text-properties style:font-name="Liberation Mono" fo:font-weight="bold" officeooo:rsid="0460275d" style:font-weight-asian="bold" style:font-weight-complex="bold"/>
    </style:style>
    <style:style style:name="T800" style:family="text">
      <style:text-properties officeooo:rsid="03d88b98"/>
    </style:style>
    <style:style style:name="T801" style:family="text">
      <style:text-properties style:font-name="Liberation Mono" fo:font-weight="bold" officeooo:rsid="03d88b98" style:font-weight-asian="bold" style:font-weight-complex="bold"/>
    </style:style>
    <style:style style:name="T802" style:family="text">
      <style:text-properties fo:font-style="normal" officeooo:rsid="04679235" style:font-style-asian="normal" style:font-style-complex="normal"/>
    </style:style>
    <style:style style:name="T803" style:family="text">
      <style:text-properties style:font-name="Liberation Mono" fo:font-style="normal" fo:font-weight="bold" officeooo:rsid="04679235" style:font-style-asian="normal" style:font-weight-asian="bold" style:font-style-complex="normal" style:font-weight-complex="bold"/>
    </style:style>
    <style:style style:name="T804" style:family="text">
      <style:text-properties officeooo:rsid="03a4d92e"/>
    </style:style>
    <style:style style:name="T805" style:family="text">
      <style:text-properties officeooo:rsid="039bbf55"/>
    </style:style>
    <style:style style:name="T806" style:family="text">
      <style:text-properties officeooo:rsid="039ff046"/>
    </style:style>
    <style:style style:name="T807" style:family="text">
      <style:text-properties officeooo:rsid="04509e0c"/>
    </style:style>
    <style:style style:name="T808" style:family="text">
      <style:text-properties officeooo:rsid="0453e838"/>
    </style:style>
    <style:style style:name="T809" style:family="text">
      <style:text-properties officeooo:rsid="03a95844"/>
    </style:style>
    <style:style style:name="T810" style:family="text">
      <style:text-properties officeooo:rsid="03ef8a61"/>
    </style:style>
    <style:style style:name="T811" style:family="text">
      <style:text-properties officeooo:rsid="03ddad3c"/>
    </style:style>
    <style:style style:name="T812" style:family="text">
      <style:text-properties officeooo:rsid="03f43c33"/>
    </style:style>
    <style:style style:name="T813" style:family="text">
      <style:text-properties officeooo:rsid="0457b9c2"/>
    </style:style>
    <style:style style:name="T814" style:family="text">
      <style:text-properties officeooo:rsid="03cf7887"/>
    </style:style>
    <style:style style:name="T815" style:family="text">
      <style:text-properties officeooo:rsid="040cc068"/>
    </style:style>
    <style:style style:name="T816" style:family="text">
      <style:text-properties officeooo:rsid="044c8de9"/>
    </style:style>
    <style:style style:name="T817" style:family="text">
      <style:text-properties officeooo:rsid="0410eebc"/>
    </style:style>
    <style:style style:name="T818" style:family="text">
      <style:text-properties style:font-name="Liberation Mono" fo:font-weight="bold" officeooo:rsid="04679235" style:font-weight-asian="bold" style:font-weight-complex="bold"/>
    </style:style>
    <style:style style:name="T819" style:family="text">
      <style:text-properties officeooo:rsid="04679235"/>
    </style:style>
    <style:style style:name="T820" style:family="text">
      <style:text-properties officeooo:rsid="041c48c1"/>
    </style:style>
    <style:style style:name="T821" style:family="text">
      <style:text-properties officeooo:rsid="04218477"/>
    </style:style>
    <style:style style:name="T822" style:family="text">
      <style:text-properties style:font-name="Liberation Mono" fo:font-weight="bold" officeooo:rsid="04218477" style:font-weight-asian="bold" style:font-weight-complex="bold"/>
    </style:style>
    <style:style style:name="T823" style:family="text">
      <style:text-properties officeooo:rsid="04231a8e"/>
    </style:style>
    <style:style style:name="T824" style:family="text">
      <style:text-properties officeooo:rsid="03f62ca2"/>
    </style:style>
    <style:style style:name="T825" style:family="text">
      <style:text-properties officeooo:rsid="03a2fd82"/>
    </style:style>
    <style:style style:name="T826" style:family="text">
      <style:text-properties officeooo:rsid="044e7229"/>
    </style:style>
    <style:style style:name="T827" style:family="text">
      <style:text-properties officeooo:rsid="03b67cc0"/>
    </style:style>
    <style:style style:name="T828" style:family="text">
      <style:text-properties officeooo:rsid="03b80340"/>
    </style:style>
    <style:style style:name="T829" style:family="text">
      <style:text-properties officeooo:rsid="045746ca"/>
    </style:style>
    <style:style style:name="T830" style:family="text">
      <style:text-properties officeooo:rsid="03d06bfa"/>
    </style:style>
    <style:style style:name="T831" style:family="text">
      <style:text-properties officeooo:rsid="0412ff67"/>
    </style:style>
    <style:style style:name="T832" style:family="text">
      <style:text-properties officeooo:rsid="044f05fb"/>
    </style:style>
    <style:style style:name="T833" style:family="text">
      <style:text-properties officeooo:rsid="03c0b35b"/>
    </style:style>
    <style:style style:name="T834" style:family="text">
      <style:text-properties officeooo:rsid="03c1e0c2"/>
    </style:style>
    <style:style style:name="T835" style:family="text">
      <style:text-properties officeooo:rsid="041ee583"/>
    </style:style>
    <style:style style:name="T836" style:family="text">
      <style:text-properties officeooo:rsid="0420e006"/>
    </style:style>
    <style:style style:name="T837" style:family="text">
      <style:text-properties officeooo:rsid="04524046"/>
    </style:style>
    <style:style style:name="T838" style:family="text">
      <style:text-properties officeooo:rsid="045581ab"/>
    </style:style>
    <style:style style:name="T839" style:family="text">
      <style:text-properties officeooo:rsid="03fb6a8a"/>
    </style:style>
    <style:style style:name="T840" style:family="text">
      <style:text-properties officeooo:rsid="03feda85"/>
    </style:style>
    <style:style style:name="T841" style:family="text">
      <style:text-properties fo:font-style="italic" officeooo:rsid="03feda85" style:font-style-asian="italic" style:font-style-complex="italic"/>
    </style:style>
    <style:style style:name="T842" style:family="text">
      <style:text-properties fo:font-style="normal" officeooo:rsid="03feda85" style:font-style-asian="normal" style:font-style-complex="normal"/>
    </style:style>
    <style:style style:name="T843" style:family="text">
      <style:text-properties fo:font-style="normal" officeooo:rsid="0400a696" style:font-style-asian="normal" style:font-style-complex="normal"/>
    </style:style>
    <style:style style:name="T844" style:family="text">
      <style:text-properties officeooo:rsid="03b59411"/>
    </style:style>
    <style:style style:name="T845" style:family="text">
      <style:text-properties officeooo:rsid="03fce06b"/>
    </style:style>
    <style:style style:name="T846" style:family="text">
      <style:text-properties officeooo:rsid="0452cc0f"/>
    </style:style>
    <style:style style:name="T847" style:family="text">
      <style:text-properties officeooo:rsid="03c552cb"/>
    </style:style>
    <style:style style:name="T848" style:family="text">
      <style:text-properties officeooo:rsid="03c55d50"/>
    </style:style>
    <style:style style:name="T849" style:family="text">
      <style:text-properties officeooo:rsid="046f31dd"/>
    </style:style>
    <style:style style:name="T850" style:family="text">
      <style:text-properties style:font-name="Liberation Mono" fo:font-weight="bold" officeooo:rsid="0468f1da" style:font-weight-asian="bold" style:font-weight-complex="bold"/>
    </style:style>
    <style:style style:name="T851" style:family="text">
      <style:text-properties officeooo:rsid="0473e08c"/>
    </style:style>
    <style:style style:name="T852" style:family="text">
      <style:text-properties style:font-name="Arial1" fo:font-weight="normal" officeooo:rsid="0473e08c" style:font-weight-asian="normal" style:font-weight-complex="normal"/>
    </style:style>
    <style:style style:name="T853" style:family="text">
      <style:text-properties style:font-name="Liberation Mono" fo:font-weight="bold" officeooo:rsid="0473e08c" style:font-weight-asian="bold" style:font-weight-complex="bold"/>
    </style:style>
    <style:style style:name="T854" style:family="text">
      <style:text-properties fo:font-style="normal" officeooo:rsid="047573a5" style:font-style-asian="normal" style:font-style-complex="normal"/>
    </style:style>
    <style:style style:name="T855" style:family="text">
      <style:text-properties style:font-name="Liberation Mono" fo:font-style="normal" fo:font-weight="bold" officeooo:rsid="047573a5" style:font-style-asian="normal" style:font-weight-asian="bold" style:font-style-complex="normal" style:font-weight-complex="bold"/>
    </style:style>
    <style:style style:name="T856" style:family="text">
      <style:text-properties officeooo:rsid="0468f1da"/>
    </style:style>
    <style:style style:name="T857" style:family="text">
      <style:text-properties officeooo:rsid="046ec683"/>
    </style:style>
    <style:style style:name="T858" style:family="text">
      <style:text-properties officeooo:rsid="046bd3f3"/>
    </style:style>
    <style:style style:name="T859" style:family="text">
      <style:text-properties fo:font-weight="normal" officeooo:rsid="00e27b6b" style:font-weight-asian="normal" style:font-weight-complex="normal"/>
    </style:style>
    <style:style style:name="T860" style:family="text">
      <style:text-properties fo:font-weight="normal" officeooo:rsid="018d34e5" style:font-weight-asian="normal" style:font-weight-complex="normal"/>
    </style:style>
    <style:style style:name="T861" style:family="text">
      <style:text-properties fo:font-style="italic" fo:font-weight="bold" officeooo:rsid="018d34e5" style:font-style-asian="italic" style:font-weight-asian="bold" style:font-style-complex="italic" style:font-weight-complex="bold"/>
    </style:style>
    <style:style style:name="T862" style:family="text">
      <style:text-properties officeooo:rsid="00df9b9f"/>
    </style:style>
    <style:style style:name="T863" style:family="text">
      <style:text-properties fo:font-style="normal" officeooo:rsid="00e27b6b" style:font-style-asian="normal" style:font-style-complex="normal"/>
    </style:style>
    <style:style style:name="T864" style:family="text">
      <style:text-properties fo:font-style="normal" style:text-underline-style="solid" style:text-underline-width="auto" style:text-underline-color="font-color" officeooo:rsid="00e27b6b" style:font-style-asian="normal" style:font-style-complex="normal"/>
    </style:style>
    <style:style style:name="T865" style:family="text">
      <style:text-properties fo:font-weight="normal" officeooo:rsid="00e2c56b" style:font-weight-asian="normal" style:font-weight-complex="normal"/>
    </style:style>
    <style:style style:name="T866" style:family="text">
      <style:text-properties style:text-underline-style="solid" style:text-underline-width="auto" style:text-underline-color="font-color"/>
    </style:style>
    <style:style style:name="T86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68" style:family="text">
      <style:text-properties style:text-underline-style="none" fo:font-weight="normal" style:font-weight-asian="normal" style:font-weight-complex="normal"/>
    </style:style>
    <style:style style:name="T869" style:family="text">
      <style:text-properties style:text-underline-style="none" fo:font-weight="normal" officeooo:rsid="011bc0cb" style:font-weight-asian="normal" style:font-weight-complex="normal"/>
    </style:style>
    <style:style style:name="T870" style:family="text">
      <style:text-properties officeooo:rsid="036f8cae"/>
    </style:style>
    <style:style style:name="T871" style:family="text">
      <style:text-properties style:font-name="Liberation Mono" officeooo:rsid="036f8cae"/>
    </style:style>
    <style:style style:name="T872" style:family="text">
      <style:text-properties style:font-name="Liberation Mono" fo:font-weight="bold" officeooo:rsid="0377dfeb" style:font-weight-asian="bold" style:font-weight-complex="bold"/>
    </style:style>
    <style:style style:name="T873" style:family="text">
      <style:text-properties officeooo:rsid="0377dfeb"/>
    </style:style>
    <style:style style:name="T874" style:family="text">
      <style:text-properties style:font-name="Arial1" fo:font-weight="bold" style:font-weight-asian="bold" style:font-weight-complex="bold"/>
    </style:style>
    <style:style style:name="T875" style:family="text">
      <style:text-properties fo:font-style="italic" officeooo:rsid="036f8cae" style:font-style-asian="italic" style:font-style-complex="italic"/>
    </style:style>
    <style:style style:name="T876" style:family="text">
      <style:text-properties fo:font-style="italic" officeooo:rsid="0376b597" style:font-style-asian="italic" style:font-style-complex="italic"/>
    </style:style>
    <style:style style:name="T877" style:family="text">
      <style:text-properties fo:font-style="italic" officeooo:rsid="03772cc3" style:font-style-asian="italic" style:font-style-complex="italic"/>
    </style:style>
    <style:style style:name="T878" style:family="text">
      <style:text-properties style:font-name="Liberation Mono" fo:font-style="italic" fo:font-weight="bold" style:font-style-asian="italic" style:font-weight-asian="bold" style:font-style-complex="italic" style:font-weight-complex="bold"/>
    </style:style>
    <style:style style:name="T879" style:family="text">
      <style:text-properties style:font-name="Liberation Mono" fo:font-style="normal" fo:font-weight="bold" officeooo:rsid="036bb0aa" style:font-style-asian="normal" style:font-weight-asian="bold" style:font-style-complex="normal" style:font-weight-complex="bold"/>
    </style:style>
    <style:style style:name="T880" style:family="text">
      <style:text-properties style:font-name="Liberation Mono" fo:font-style="normal" fo:font-weight="bold" officeooo:rsid="038ac379" style:font-style-asian="normal" style:font-weight-asian="bold" style:font-style-complex="normal" style:font-weight-complex="bold"/>
    </style:style>
    <style:style style:name="T881" style:family="text">
      <style:text-properties officeooo:rsid="038ac379"/>
    </style:style>
    <style:style style:name="T882" style:family="text">
      <style:text-properties officeooo:rsid="038df4db"/>
    </style:style>
    <style:style style:name="T883" style:family="text">
      <style:text-properties officeooo:rsid="03f11e48"/>
    </style:style>
    <style:style style:name="T884" style:family="text">
      <style:text-properties officeooo:rsid="03ddb86c"/>
    </style:style>
    <style:style style:name="T885" style:family="text">
      <style:text-properties officeooo:rsid="040ea21b"/>
    </style:style>
    <style:style style:name="T886" style:family="text">
      <style:text-properties officeooo:rsid="041c3c06"/>
    </style:style>
    <style:style style:name="T887" style:family="text">
      <style:text-properties officeooo:rsid="042224fe"/>
    </style:style>
    <style:style style:name="T888" style:family="text">
      <style:text-properties officeooo:rsid="03f4b87f"/>
    </style:style>
    <style:style style:name="T889" style:family="text">
      <style:text-properties officeooo:rsid="03d139e9"/>
    </style:style>
    <style:style style:name="T890" style:family="text">
      <style:text-properties officeooo:rsid="0414d9b6"/>
    </style:style>
    <style:style style:name="T891" style:family="text">
      <style:text-properties officeooo:rsid="03cdacac"/>
    </style:style>
    <style:style style:name="T892" style:family="text">
      <style:text-properties officeooo:rsid="03f8f227"/>
    </style:style>
    <style:style style:name="T893"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08T10:20:45.216921111">Saturday, November 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3</text:a></text:p>
          <text:p text:style-name="P10"><text:a xlink:type="simple" xlink:href="#__RefHeading___Toc4840_3140508971" office:name="Running MERK" text:style-name="Index_20_Link" text:visited-style-name="Index_20_Link">Running MERK<text:tab/>4</text:a></text:p>
          <text:p text:style-name="P11"><text:a xlink:type="simple" xlink:href="#__RefHeading___Toc4842_3140508971" office:name="PyInstaller Version" text:style-name="Index_20_Link" text:visited-style-name="Index_20_Link">PyInstaller Version<text:tab/>4</text:a></text:p>
          <text:p text:style-name="P11"><text:a xlink:type="simple" xlink:href="#__RefHeading___Toc4844_3140508971" office:name="Python Version" text:style-name="Index_20_Link" text:visited-style-name="Index_20_Link">Python Version<text:tab/>4</text:a></text:p>
          <text:p text:style-name="P10"><text:a xlink:type="simple" xlink:href="#__RefHeading___Toc7910_3140508971" office:name="Updating MERK" text:style-name="Index_20_Link" text:visited-style-name="Index_20_Link">Updating MERK<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5256_3140508971" office:name="Command-Line Arguments and Options" text:style-name="Index_20_Link" text:visited-style-name="Index_20_Link">Command-Line Arguments and Options<text:tab/>6</text:a></text:p>
          <text:p text:style-name="P11"><text:a xlink:type="simple" xlink:href="#__RefHeading___Toc5561_3140508971" office:name="Using Command-Line Options" text:style-name="Index_20_Link" text:visited-style-name="Index_20_Link">Using Command-Line Options<text:tab/>7</text:a></text:p>
          <text:p text:style-name="P11"><text:a xlink:type="simple" xlink:href="#__RefHeading___Toc6701_3140508971" office:name="Resetting MERK to Default Settings" text:style-name="Index_20_Link" text:visited-style-name="Index_20_Link">Resetting MERK to Default Settings<text:tab/>8</text:a></text:p>
          <text:p text:style-name="P10"><text:a xlink:type="simple" xlink:href="#__RefHeading___Toc1236_1884355855" office:name="Directories and Configuration Files" text:style-name="Index_20_Link" text:visited-style-name="Index_20_Link">Directories and Configuration Files<text:tab/>9</text:a></text:p>
          <text:p text:style-name="P10"><text:a xlink:type="simple" xlink:href="#__RefHeading___Toc1773_3442402527" office:name="New User Help" text:style-name="Index_20_Link" text:visited-style-name="Index_20_Link">New User Help<text:tab/>10</text:a></text:p>
          <text:p text:style-name="P10"><text:a xlink:type="simple" xlink:href="#__RefHeading___Toc7842_893872742" office:name="Connection Dialog" text:style-name="Index_20_Link" text:visited-style-name="Index_20_Link">Connection Dialog<text:tab/>11</text:a></text:p>
          <text:p text:style-name="P10"><text:a xlink:type="simple" xlink:href="#__RefHeading___Toc1780_1146469727" office:name="Server Windows" text:style-name="Index_20_Link" text:visited-style-name="Index_20_Link">Server Windows<text:tab/>12</text:a></text:p>
          <text:p text:style-name="P10"><text:a xlink:type="simple" xlink:href="#__RefHeading___Toc1823_1146469727" office:name="Channel Windows" text:style-name="Index_20_Link" text:visited-style-name="Index_20_Link">Channel Windows<text:tab/>13</text:a></text:p>
          <text:p text:style-name="P10"><text:a xlink:type="simple" xlink:href="#__RefHeading___Toc2771_2292760420" office:name="Private Chat Windows" text:style-name="Index_20_Link" text:visited-style-name="Index_20_Link">Private Chat Windows<text:tab/>14</text:a></text:p>
          <text:p text:style-name="P10"><text:a xlink:type="simple" xlink:href="#__RefHeading___Toc1584_1146469727" office:name="Style Editor" text:style-name="Index_20_Link" text:visited-style-name="Index_20_Link">Style Editor<text:tab/>15</text:a></text:p>
          <text:p text:style-name="P11"><text:a xlink:type="simple" xlink:href="#__RefHeading___Toc1656_1146469727" office:name="How Text Styles Are Applied" text:style-name="Index_20_Link" text:visited-style-name="Index_20_Link">How Text Styles Are Applied<text:tab/>16</text:a></text:p>
          <text:p text:style-name="P10"><text:a xlink:type="simple" xlink:href="#__RefHeading___Toc1203_1884355855" office:name="Script Editor" text:style-name="Index_20_Link" text:visited-style-name="Index_20_Link">Script Editor<text:tab/>17</text:a></text:p>
          <text:p text:style-name="P10"><text:a xlink:type="simple" xlink:href="#__RefHeading___Toc1753_3343064203" office:name="Log Manager" text:style-name="Index_20_Link" text:visited-style-name="Index_20_Link">Log Manager<text:tab/>18</text:a></text:p>
          <text:p text:style-name="P10"><text:a xlink:type="simple" xlink:href="#__RefHeading___Toc1753_3343064203%20Copy%201" office:name="Hotkeys" text:style-name="Index_20_Link" text:visited-style-name="Index_20_Link">Hotkeys<text:tab/>20</text:a></text:p>
          <text:p text:style-name="P10"><text:a xlink:type="simple" xlink:href="#__RefHeading___Toc1753_3343064203%20Copy%201%20Copy%201" office:name="Ignores" text:style-name="Index_20_Link" text:visited-style-name="Index_20_Link">Ignores<text:tab/>21</text:a></text:p>
          <text:p text:style-name="P10"><text:a xlink:type="simple" xlink:href="#__RefHeading___Toc1753_3343064203%20Copy%201%20Copy%201%20Copy%201" office:name="Plugins" text:style-name="Index_20_Link" text:visited-style-name="Index_20_Link">Plugins<text:tab/>22</text:a></text:p>
          <text:p text:style-name="P10"><text:a xlink:type="simple" xlink:href="#__RefHeading___Toc12698_3140508971" office:name="The Windowbar" text:style-name="Index_20_Link" text:visited-style-name="Index_20_Link">The Windowbar<text:tab/>24</text:a></text:p>
          <text:p text:style-name="P10"><text:a xlink:type="simple" xlink:href="#__RefHeading___Toc3051_1336413707" office:name="Regular and Dark Mode" text:style-name="Index_20_Link" text:visited-style-name="Index_20_Link">Regular and Dark Mode<text:tab/>25</text:a></text:p>
          <text:p text:style-name="P10"><text:a xlink:type="simple" xlink:href="#__RefHeading___Toc1488_1146469727" office:name="Commands and Scripting Guide" text:style-name="Index_20_Link" text:visited-style-name="Index_20_Link">Commands and Scripting Guide<text:tab/>27</text:a></text:p>
          <text:p text:style-name="P11"><text:a xlink:type="simple" xlink:href="#__RefHeading___Toc1943_2675067569" office:name="Command List" text:style-name="Index_20_Link" text:visited-style-name="Index_20_Link">Command List<text:tab/>27</text:a></text:p>
          <text:p text:style-name="P12"><text:a xlink:type="simple" xlink:href="#__RefHeading___Toc2472_3187777835" office:name="IRC Commands" text:style-name="Index_20_Link" text:visited-style-name="Index_20_Link">IRC Commands<text:tab/>27</text:a></text:p>
          <text:p text:style-name="P12"><text:a xlink:type="simple" xlink:href="#__RefHeading___Toc9169_893872742" office:name="All Other Commands" text:style-name="Index_20_Link" text:visited-style-name="Index_20_Link">All Other Commands<text:tab/>29</text:a></text:p>
          <text:p text:style-name="P13"><text:a xlink:type="simple" xlink:href="#__RefHeading___Toc2474_3187777835" office:name="Script-Only Commands" text:style-name="Index_20_Link" text:visited-style-name="Index_20_Link">Script-Only Commands<text:tab/>33</text:a></text:p>
          <text:p text:style-name="P13"><text:a xlink:type="simple" xlink:href="#__RefHeading___Toc2563_3187777835" office:name="Context-less Commands" text:style-name="Index_20_Link" text:visited-style-name="Index_20_Link">Context-less Commands<text:tab/>34</text:a></text:p>
          <text:p text:style-name="P13"><text:a xlink:type="simple" xlink:href="#__RefHeading___Toc2563_3187777835%20Copy%201" office:name="Subwindow and Window Management Commands" text:style-name="Index_20_Link" text:visited-style-name="Index_20_Link">Subwindow and Window Management Commands<text:tab/>35</text:a></text:p>
          <text:p text:style-name="P11"><text:a xlink:type="simple" xlink:href="#__RefHeading___Toc1697_1383137307" office:name="Additional Command Help" text:style-name="Index_20_Link" text:visited-style-name="Index_20_Link">Additional Command Help<text:tab/>36</text:a></text:p>
          <text:p text:style-name="P12"><text:a xlink:type="simple" xlink:href="#__RefHeading___Toc8359_3479806783" office:name="goto" text:style-name="Index_20_Link" text:visited-style-name="Index_20_Link">goto<text:tab/>38</text:a></text:p>
          <text:p text:style-name="P12"><text:a xlink:type="simple" xlink:href="#__RefHeading___Toc9114_3479806783" office:name="if" text:style-name="Index_20_Link" text:visited-style-name="Index_20_Link">if<text:tab/>39</text:a></text:p>
          <text:p text:style-name="P12"><text:a xlink:type="simple" xlink:href="#__RefHeading___Toc10805_3479806783" office:name="/rem" text:style-name="Index_20_Link" text:visited-style-name="Index_20_Link">/rem<text:tab/>41</text:a></text:p>
          <text:p text:style-name="P12"><text:a xlink:type="simple" xlink:href="#__RefHeading___Toc10855_3140508971" office:name="/print and /prints" text:style-name="Index_20_Link" text:visited-style-name="Index_20_Link">/print and /prints<text:tab/>41</text:a></text:p>
          <text:p text:style-name="P12"><text:a xlink:type="simple" xlink:href="#__RefHeading___Toc10853_3140508971" office:name="restrict, only, and exclude" text:style-name="Index_20_Link" text:visited-style-name="Index_20_Link">restrict, only, and exclude<text:tab/>42</text:a></text:p>
          <text:p text:style-name="P12"><text:a xlink:type="simple" xlink:href="#__RefHeading___Toc12533_3140508971" office:name="insert" text:style-name="Index_20_Link" text:visited-style-name="Index_20_Link">insert<text:tab/>43</text:a></text:p>
          <text:p text:style-name="P12"><text:a xlink:type="simple" xlink:href="#__RefHeading___Toc7071_4014455665" office:name="/show, /hide, /close, and context" text:style-name="Index_20_Link" text:visited-style-name="Index_20_Link">/show, /hide, /close, and context<text:tab/>44</text:a></text:p>
          <text:p text:style-name="P12"><text:a xlink:type="simple" xlink:href="#__RefHeading___Toc8986_378786963" office:name="/resize, /move, and /window" text:style-name="Index_20_Link" text:visited-style-name="Index_20_Link">/resize, /move, and /window<text:tab/>45</text:a></text:p>
          <text:p text:style-name="P12"><text:a xlink:type="simple" xlink:href="#__RefHeading___Toc10851_3140508971" office:name="/ignore" text:style-name="Index_20_Link" text:visited-style-name="Index_20_Link">/ignore<text:tab/>47</text:a></text:p>
          <text:p text:style-name="P12"><text:a xlink:type="simple" xlink:href="#__RefHeading___Toc10469_3140508971" office:name="/config" text:style-name="Index_20_Link" text:visited-style-name="Index_20_Link">/config<text:tab/>48</text:a></text:p>
          <text:p text:style-name="P12"><text:a xlink:type="simple" xlink:href="#__RefHeading___Toc11135_3108099764" office:name="/user" text:style-name="Index_20_Link" text:visited-style-name="Index_20_Link">/user<text:tab/>49</text:a></text:p>
          <text:p text:style-name="P12"><text:a xlink:type="simple" xlink:href="#__RefHeading___Toc8062_605356033" office:name="/connect, /connectssl, /xconnect, and xconnectssl" text:style-name="Index_20_Link" text:visited-style-name="Index_20_Link">/connect, /connectssl, /xconnect, and xconnectssl<text:tab/>50</text:a></text:p>
          <text:p text:style-name="P12"><text:a xlink:type="simple" xlink:href="#__RefHeading___Toc8719_1647306902" office:name="/quit and /quitall" text:style-name="Index_20_Link" text:visited-style-name="Index_20_Link">/quit and /quitall<text:tab/>50</text:a></text:p>
          <text:p text:style-name="P12"><text:a xlink:type="simple" xlink:href="#__RefHeading___Toc10768_3140508971" office:name="/shell" text:style-name="Index_20_Link" text:visited-style-name="Index_20_Link">/shell<text:tab/>51</text:a></text:p>
          <text:p text:style-name="P12"><text:a xlink:type="simple" xlink:href="#__RefHeading___Toc7353_2319073125" office:name="/reclaim" text:style-name="Index_20_Link" text:visited-style-name="Index_20_Link">/reclaim<text:tab/>51</text:a></text:p>
          <text:p text:style-name="P12"><text:a xlink:type="simple" xlink:href="#__RefHeading___Toc7851_548103271%20Copy%201" office:name="/delay" text:style-name="Index_20_Link" text:visited-style-name="Index_20_Link">/delay<text:tab/>51</text:a></text:p>
          <text:p text:style-name="P12"><text:a xlink:type="simple" xlink:href="#__RefHeading___Toc10724_1988702042" office:name="/macro" text:style-name="Index_20_Link" text:visited-style-name="Index_20_Link">/macro<text:tab/>52</text:a></text:p>
          <text:p text:style-name="P12"><text:a xlink:type="simple" xlink:href="#__RefHeading___Toc10705_678466166" office:name="/bind and /unbind" text:style-name="Index_20_Link" text:visited-style-name="Index_20_Link">/bind and /unbind<text:tab/>54</text:a></text:p>
          <text:p text:style-name="P11"><text:a xlink:type="simple" xlink:href="#__RefHeading___Toc894_362215326" office:name="Scripting MERK" text:style-name="Index_20_Link" text:visited-style-name="Index_20_Link">Scripting MERK<text:tab/>56</text:a></text:p>
          <text:p text:style-name="P12"><text:a xlink:type="simple" xlink:href="#__RefHeading___Toc1078_48191583" office:name="Connection Scripts" text:style-name="Index_20_Link" text:visited-style-name="Index_20_Link">Connection Scripts<text:tab/>56</text:a></text:p>
          <text:p text:style-name="P12"><text:a xlink:type="simple" xlink:href="#__RefHeading___Toc1080_48191583" office:name="All Other Scripts" text:style-name="Index_20_Link" text:visited-style-name="Index_20_Link">All Other Scripts<text:tab/>56</text:a></text:p>
          <text:p text:style-name="P12"><text:a xlink:type="simple" xlink:href="#__RefHeading___Toc1614_2499962574" office:name="Errors" text:style-name="Index_20_Link" text:visited-style-name="Index_20_Link">Errors<text:tab/>57</text:a></text:p>
          <text:p text:style-name="P12"><text:a xlink:type="simple" xlink:href="#__RefHeading___Toc727_362215326" office:name="Context" text:style-name="Index_20_Link" text:visited-style-name="Index_20_Link">Context<text:tab/>58</text:a></text:p>
          <text:p text:style-name="P12"><text:a xlink:type="simple" xlink:href="#__RefHeading___Toc102_1446586609" office:name="Aliases" text:style-name="Index_20_Link" text:visited-style-name="Index_20_Link">Aliases<text:tab/>60</text:a></text:p>
          <text:p text:style-name="P12"><text:a xlink:type="simple" xlink:href="#__RefHeading___Toc104_1446586609" office:name="Built-In Aliases" text:style-name="Index_20_Link" text:visited-style-name="Index_20_Link">Built-In Aliases<text:tab/>61</text:a></text:p>
          <text:p text:style-name="P12"><text:a xlink:type="simple" xlink:href="#__RefHeading___Toc3116_1913693588" office:name="Script Arguments" text:style-name="Index_20_Link" text:visited-style-name="Index_20_Link">Script Arguments<text:tab/>63</text:a></text:p>
          <text:p text:style-name="P12"><text:a xlink:type="simple" xlink:href="#__RefHeading___Toc862_362215326" office:name="Writing Connection Scripts" text:style-name="Index_20_Link" text:visited-style-name="Index_20_Link">Writing Connection Scripts<text:tab/>65</text:a></text:p>
          <text:p text:style-name="P11"><text:a xlink:type="simple" xlink:href="#__RefHeading___Toc4345_4060769487" office:name="Example Scripts" text:style-name="Index_20_Link" text:visited-style-name="Index_20_Link">Example Scripts<text:tab/>67</text:a></text:p>
          <text:p text:style-name="P12"><text:a xlink:type="simple" xlink:href="#__RefHeading___Toc4347_4060769487" office:name="Wave" text:style-name="Index_20_Link" text:visited-style-name="Index_20_Link">Wave<text:tab/>67</text:a></text:p>
          <text:p text:style-name="P12"><text:a xlink:type="simple" xlink:href="#__RefHeading___Toc4349_4060769487" office:name="Greeting" text:style-name="Index_20_Link" text:visited-style-name="Index_20_Link">Greeting<text:tab/>68</text:a></text:p>
          <text:p text:style-name="P12"><text:a xlink:type="simple" xlink:href="#__RefHeading___Toc4600_4060769487" office:name="Example Connection Script" text:style-name="Index_20_Link" text:visited-style-name="Index_20_Link">Example Connection Script<text:tab/>69</text:a></text:p>
          <text:p text:style-name="P12"><text:a xlink:type="simple" xlink:href="#__RefHeading___Toc4333_3140508971" office:name="Inserting Files" text:style-name="Index_20_Link" text:visited-style-name="Index_20_Link">Inserting Files<text:tab/>70</text:a></text:p>
          <text:p text:style-name="P12"><text:a xlink:type="simple" xlink:href="#__RefHeading___Toc12166_3140508971" office:name="Showing the Local Temperature" text:style-name="Index_20_Link" text:visited-style-name="Index_20_Link">Showing the Local Temperature<text:tab/>71</text:a></text:p>
          <text:p text:style-name="P12"><text:a xlink:type="simple" xlink:href="#__RefHeading___Toc12166_3140508971%20Copy%201" office:name="Connecting to Servers" text:style-name="Index_20_Link" text:visited-style-name="Index_20_Link">Connecting to Servers<text:tab/>72</text:a></text:p>
          <text:p text:style-name="P12"><text:a xlink:type="simple" xlink:href="#__RefHeading___Toc12166_3140508971%20Copy%201%20Copy%201" office:name="Dice Rolling Script" text:style-name="Index_20_Link" text:visited-style-name="Index_20_Link">Dice Rolling Script<text:tab/>73</text:a></text:p>
          <text:p text:style-name="P12"><text:a xlink:type="simple" xlink:href="#__RefHeading___Toc9608_378786963" office:name="Custom Day-of-the-Week Away Message" text:style-name="Index_20_Link" text:visited-style-name="Index_20_Link">Custom Day-of-the-Week Away Message<text:tab/>75</text:a></text:p>
          <text:p text:style-name="P12"><text:a xlink:type="simple" xlink:href="#__RefHeading___Toc12166_3140508971%20Copy%201%20Copy%201%20Copy%201" office:name="&quot;Trout&quot; Macro" text:style-name="Index_20_Link" text:visited-style-name="Index_20_Link">"Trout" Macro<text:tab/>76</text:a></text:p>
          <text:p text:style-name="P10"><text:a xlink:type="simple" xlink:href="#__RefHeading___Toc12076_2324336856" office:name="Plugins and Plugin Development" text:style-name="Index_20_Link" text:visited-style-name="Index_20_Link">Plugins and Plugin Development<text:tab/>77</text:a></text:p>
          <text:p text:style-name="P11"><text:a xlink:type="simple" xlink:href="#__RefHeading___Toc12376_2324336856" office:name="Introduction" text:style-name="Index_20_Link" text:visited-style-name="Index_20_Link">Introduction<text:tab/>77</text:a></text:p>
          <text:p text:style-name="P11"><text:a xlink:type="simple" xlink:href="#__RefHeading___Toc15467_1041129398" office:name="MERK Window Class" text:style-name="Index_20_Link" text:visited-style-name="Index_20_Link">MERK Window Class<text:tab/>80</text:a></text:p>
          <text:p text:style-name="P12"><text:a xlink:type="simple" xlink:href="#__RefHeading___Toc15469_1041129398" office:name="Methods" text:style-name="Index_20_Link" text:visited-style-name="Index_20_Link">Methods<text:tab/>80</text:a></text:p>
          <text:p text:style-name="P11"><text:a xlink:type="simple" xlink:href="#__RefHeading___Toc12597_2324336856" office:name="Built-In Methods" text:style-name="Index_20_Link" text:visited-style-name="Index_20_Link">Built-In Methods<text:tab/>83</text:a></text:p>
          <text:p text:style-name="P11"><text:a xlink:type="simple" xlink:href="#__RefHeading___Toc12595_2324336856" office:name="Event Methods" text:style-name="Index_20_Link" text:visited-style-name="Index_20_Link">Event Methods<text:tab/>85</text:a></text:p>
          <text:p text:style-name="P11"><text:a xlink:type="simple" xlink:href="#__RefHeading___Toc18627_1041129398" office:name="Example Plugin" text:style-name="Index_20_Link" text:visited-style-name="Index_20_Link">Example Plugin<text:tab/>94</text:a></text:p>
          <text:p text:style-name="P10"><text:a xlink:type="simple" xlink:href="#__RefHeading___Toc4367_737576689" office:name="Advanced Settings" text:style-name="Index_20_Link" text:visited-style-name="Index_20_Link">Advanced Settings<text:tab/>95</text:a></text:p>
          <text:p text:style-name="P11"><text:a xlink:type="simple" xlink:href="#__RefHeading___Toc4369_737576689" office:name="Options" text:style-name="Index_20_Link" text:visited-style-name="Index_20_Link">Options<text:tab/>95</text:a></text:p>
          <text:p text:style-name="P10"><text:a xlink:type="simple" xlink:href="#__RefHeading___Toc11573_3926766685" office:name="Settings Editable by /config" text:style-name="Index_20_Link" text:visited-style-name="Index_20_Link">Settings Editable by /config<text:tab/>97</text:a></text:p>
          <text:p text:style-name="P11"><text:a xlink:type="simple" xlink:href="#__RefHeading___Toc12017_3926766685" office:name="Settings and Default Values" text:style-name="Index_20_Link" text:visited-style-name="Index_20_Link">Settings and Default Values<text:tab/>98</text:a></text:p>
        </text:index-body>
      </text:table-of-content>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1"><text:span text:style-name="T8">qt5reactor</text:span><text:span text:style-name="T9">, for getting PyQt and Twisted to work together</text:span></text:p>
        </text:list-item>
        <text:list-item>
          <text:p text:style-name="P21"><text:span text:style-name="T8">pyspellchecker</text:span><text:span text:style-name="T9">, which provides the spellchecking mechanism</text:span></text:p>
        </text:list-item>
        <text:list-item>
          <text:p text:style-name="P21"><text:span text:style-name="T8">emoji</text:span><text:span text:style-name="T9">, providing support for emoji shortcodes</text:span></text:p>
        </text:list-item>
        <text:list-item>
          <text:p text:style-name="P22"><text:span text:style-name="T8">pike</text:span>, providing support for plugins</text:p>
        </text:list-item>
      </text:list>
      <text:p text:style-name="P23"><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4">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5"/>
      <text:h text:style-name="Heading_20_1" text:outline-level="1" text:is-list-header="true"><text:bookmark-start text:name="__RefHeading___Toc4840_3140508971"/><text:soft-page-break/>Running MERK<text:bookmark-end text:name="__RefHeading___Toc4840_3140508971"/></text:h>
      <text:p text:style-name="P26">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7"><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8">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9">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30">pip install PyQt</text:p>
            <text:p text:style-name="P30">pip install Twisted</text:p>
            <text:p text:style-name="P30">pip install PyOpenSSL</text:p>
            <text:p text:style-name="P30">pip install service_identity</text:p>
          </table:table-cell>
        </table:table-row>
      </table:table>
      <text:p text:style-name="P31"/>
      <text:p text:style-name="P29">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30">pip install pywin32</text:p>
          </table:table-cell>
        </table:table-row>
      </table:table>
      <text:p text:style-name="P31"/>
      <text:p text:style-name="P2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30">python merk.py</text:p>
          </table:table-cell>
        </table:table-row>
      </table:table>
      <text:p text:style-name="P31"/>
      <text:p text:style-name="P29"/>
      <text:p text:style-name="P29"/>
      <text:p text:style-name="P29"/>
      <text:h text:style-name="P32" text:outline-level="1" text:is-list-header="true"><text:bookmark-start text:name="__RefHeading___Toc7910_3140508971"/><text:soft-page-break/>Updating MERK<text:bookmark-end text:name="__RefHeading___Toc7910_3140508971"/></text:h>
      <text:p text:style-name="P33">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3">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3">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5256_3140508971"/><text:soft-page-break/>Command-Line Arguments <text:span text:style-name="T19">and Options</text:span><text:bookmark-end text:name="__RefHeading___Toc5256_3140508971"/></text:h>
      <text:p text:style-name="P3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5">usage: python merk.py [--ssl] [-p PASSWORD] [-c CHANNEL[:KEY]] [-C SERVER:PORT[:PASSWORD]] </text:p>
            <text:p text:style-name="P35"><text:s text:c="22"/>[-S SERVER:PORT[:PASSWORD]] [-n NICKNAME] [-u USERNAME] [-a NICKNAME]</text:p>
            <text:p text:style-name="P36"><text:s text:c="22"/>[-r REALNAME] [-h] [-d] [-x] [-t] [-R] [-o] [-<text:span text:style-name="T20">f</text:span>] [-s FILE]</text:p>
            <text:p text:style-name="P35"><text:s text:c="22"/>[--config-name NAME] [--config-directory DIRECTORY] [--config-local]</text:p>
            <text:p text:style-name="P35"><text:s text:c="22"/>[--scripts-directory DIRECTORY] [--user-file FILE]</text:p>
            <text:p text:style-name="P35"><text:s text:c="22"/>[--config-file FILE] [--reset] [--reset-user]</text:p>
            <text:p text:style-name="P35"><text:s text:c="22"/>[--reset-all] [-Q NAME] [-D] [-L]</text:p>
            <text:p text:style-name="P35"><text:s text:c="22"/>[SERVER] [PORT]</text:p>
            <text:p text:style-name="P37"/>
            <text:p text:style-name="P37">Connection:</text:p>
            <text:p text:style-name="P37"><text:s text:c="2"/>SERVER <text:s text:c="15"/>Server to connect to</text:p>
            <text:p text:style-name="P37"><text:s text:c="2"/>PORT <text:s text:c="17"/>Server port to connect to (6667)</text:p>
            <text:p text:style-name="P37"><text:s text:c="2"/>--ssl, --tls <text:s text:c="9"/>Use SSL/TLS to connect to IRC</text:p>
            <text:p text:style-name="P37"><text:s text:c="2"/>-p, --password PASSWORD</text:p>
            <text:p text:style-name="P37"><text:s text:c="24"/>Use server password to connect</text:p>
            <text:p text:style-name="P37"><text:s text:c="2"/>-c, --channel CHANNEL[:KEY]</text:p>
            <text:p text:style-name="P37"><text:s text:c="24"/>Join channel on connection</text:p>
            <text:p text:style-name="P37"><text:s text:c="2"/>-C, --connect SERVER:PORT[:PASSWORD]</text:p>
            <text:p text:style-name="P37"><text:s text:c="24"/>Connect to server via TCP/IP</text:p>
            <text:p text:style-name="P37"><text:s text:c="2"/>-S, --connectssl SERVER:PORT[:PASSWORD]</text:p>
            <text:p text:style-name="P37"><text:s text:c="24"/>Connect to server via SSL/TLS</text:p>
            <text:p text:style-name="P37"/>
            <text:p text:style-name="P37">User Information:</text:p>
            <text:p text:style-name="P37"><text:s text:c="2"/>-n, --nickname NICKNAME</text:p>
            <text:p text:style-name="P37"><text:s text:c="24"/>Use this nickname to connect</text:p>
            <text:p text:style-name="P37"><text:s text:c="2"/>-u, --username USERNAME</text:p>
            <text:p text:style-name="P37"><text:s text:c="24"/>Use this username to connect</text:p>
            <text:p text:style-name="P37"><text:s text:c="2"/>-a, --alternate NICKNAME</text:p>
            <text:p text:style-name="P37"><text:s text:c="24"/>Use this alternate nickname to connect</text:p>
            <text:p text:style-name="P37"><text:s text:c="2"/>-r, --realname REALNAME</text:p>
            <text:p text:style-name="P37"><text:s text:c="24"/>Use this realname to connect</text:p>
            <text:p text:style-name="P37"/>
            <text:p text:style-name="P37">Options:</text:p>
            <text:p text:style-name="P37"><text:s text:c="2"/>-h, --help <text:s text:c="11"/>Show help and usage information</text:p>
            <text:p text:style-name="P37"><text:s text:c="2"/>-d, --donotsave <text:s text:c="6"/>Do not save new user settings</text:p>
            <text:p text:style-name="P37"><text:s text:c="2"/>-x, --donotexecute <text:s text:c="3"/>Do not execute connection script</text:p>
            <text:p text:style-name="P37"><text:s text:c="2"/>-t, --reconnect <text:s text:c="6"/>Reconnect to servers on disconnection</text:p>
            <text:p text:style-name="P37"><text:s text:c="2"/>-R, --run <text:s text:c="12"/>Don't ask for connection information on start</text:p>
            <text:p text:style-name="P37"><text:s text:c="2"/>-o, --on-top <text:s text:c="9"/>Application window always on top</text:p>
            <text:p text:style-name="P38"><text:s text:c="2"/>-<text:span text:style-name="T20">f</text:span>, --<text:span text:style-name="T20">full-screen</text:span> <text:s text:c="4"/>Application window <text:span text:style-name="T20">displays full screen</text:span></text:p>
            <text:p text:style-name="P37"><text:s text:c="2"/>-s, --script FILE <text:s text:c="4"/>Use a file as a connection script</text:p>
            <text:p text:style-name="P37"/>
            <text:p text:style-name="P37">Files and Directories:</text:p>
            <text:p text:style-name="P37"><text:s text:c="2"/>--config-name NAME <text:s text:c="3"/>Name of the configuration file directory (default: .merk)</text:p>
            <text:p text:style-name="P37"><text:s text:c="2"/>--config-directory DIRECTORY</text:p>
            <text:p text:style-name="P37"><text:s text:c="24"/>Location to store configuration files</text:p>
            <text:p text:style-name="P37"><text:s text:c="2"/>--config-local <text:s text:c="7"/>Store configuration files in install directory</text:p>
            <text:p text:style-name="P37"><text:s text:c="2"/>--scripts-directory DIRECTORY</text:p>
            <text:p text:style-name="P37"><text:s text:c="24"/>Location to look for script files</text:p>
            <text:p text:style-name="P37"><text:s text:c="2"/>--user-file FILE <text:s text:c="5"/>File to use for user data</text:p>
            <text:p text:style-name="P37"><text:s text:c="2"/>--config-file FILE <text:s text:c="3"/>File to use for configuration data</text:p>
            <text:p text:style-name="P37"><text:s text:c="2"/>--reset <text:s text:c="14"/>Reset configuration file to default values</text:p>
            <text:p text:style-name="P37"><text:s text:c="2"/>--reset-user <text:s text:c="9"/>Reset user file to default values</text:p>
            <text:p text:style-name="P37"><text:s text:c="2"/>--reset-all <text:s text:c="10"/>Reset all configuration files to default values</text:p>
            <text:p text:style-name="P37"/>
            <text:p text:style-name="P37">Appearance:</text:p>
            <text:p text:style-name="P37"><text:s text:c="2"/>-Q, --qtstyle NAME <text:s text:c="3"/>Set Qt widget style (default: Windows)</text:p>
            <text:p text:style-name="P37"><text:s text:c="2"/>-D, --dark <text:s text:c="11"/>Run in dark mode</text:p>
            <text:p text:style-name="P3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9">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3">us.dal.net</text:span> 66<text:span text:style-name="T23">8</text:span>7</text:p>
          </table:table-cell>
        </table:table-row>
      </table:table>
      <text:p text:style-name="P42"/>
      <text:p text:style-name="P42">This will automatically connect to <text:span text:style-name="T2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3">us.dal.net</text:span> 66<text:span text:style-name="T23">6</text:span>7</text:p>
          </table:table-cell>
        </table:table-row>
      </table:table>
      <text:p text:style-name="P42"/>
      <text:p text:style-name="P42">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6">--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5">merk.exe </text:span><text:span text:style-name="Source_20_Text">--config-local</text:span></text:p>
          </table:table-cell>
        </table:table-row>
      </table:table>
      <text:p text:style-name="P43"/>
      <text:p text:style-name="P49">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27">user</text:span></text:p>
          </table:table-cell>
        </table:table-row>
      </table:table>
      <text:p text:style-name="P55"><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2">merk.exe --reset-<text:span text:style-name="T27">all</text:span></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8">MERK stores all its settings in a directory it creates in the user's home directory, named <text:span text:style-name="T16">.merk</text:span>. Inside this directory, MERK creates:</text:p>
      <text:list text:style-name="L2">
        <text:list-item>
          <text:p text:style-name="P59"><text:span text:style-name="T16">logs</text:span>. This <text:span text:style-name="T33">directory</text:span> is where MERK stores channel and private chat logs.</text:p>
        </text:list-item>
        <text:list-item>
          <text:p text:style-name="P59"><text:span text:style-name="T16">styles</text:span>. This <text:span text:style-name="T33">directory</text:span> is where MERK stores text style files, and the palette used for dark mode.</text:p>
        </text:list-item>
        <text:list-item>
          <text:p text:style-name="P59"><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60"><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1"><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2"><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3"/>
      <text:p text:style-name="P64">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4"/>
      <text:list text:style-name="L4">
        <text:list-item>
          <text:p text:style-name="P65">The <text:span text:style-name="T16">scripts</text:span> directory.</text:p>
        </text:list-item>
        <text:list-item>
          <text:p text:style-name="P65">The settings directory (by default, <text:span text:style-name="T16">.merk</text:span> in the user's home directory<text:span text:style-name="T35">)</text:span>.</text:p>
        </text:list-item>
        <text:list-item>
          <text:p text:style-name="P65">The application's installation directory.</text:p>
        </text:list-item>
      </text:list>
      <text:p text:style-name="P64"/>
      <text:p text:style-name="P64">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6"/>
      <text:list xml:id="list2050432730" text:style-name="List_20_1">
        <text:list-header>
          <text:p text:style-name="P67"><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8"><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3"/>
      <text:p text:style-name="P63"/>
      <text:p text:style-name="P63"/>
      <text:p text:style-name="P63"/>
      <text:h text:style-name="P69" text:outline-level="1"><text:bookmark-start text:name="__RefHeading___Toc1773_3442402527"/><text:soft-page-break/>New User Help<text:bookmark-end text:name="__RefHeading___Toc1773_3442402527"/></text:h>
      <text:p text:style-name="P70">Most dialogs feature text explaining how the dialog or the settings in it work.</text:p>
      <text:p text:style-name="P70"/>
      <text:p text:style-name="P70"><draw:frame draw:style-name="fr2" draw:name="Frame5" text:anchor-type="as-char" svg:width="6.8445in" draw:z-index="1"><draw:text-box fo:min-height="1.9689in"><text:p text:style-name="P71"><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0"/>
      <text:p text:style-name="P70">While new users of MERK may find the<text:span text:style-name="T43">se</text:span> helpful, experienced users may not want to see them. To hide the help text on dialogs, turn on "Simplified dialogs" in the settings menu or the settings dialog:</text:p>
      <text:p text:style-name="P70"/>
      <text:p text:style-name="P72"><draw:frame draw:style-name="fr2" draw:name="Frame6" text:anchor-type="as-char" svg:width="3.2811in" draw:z-index="3"><draw:text-box fo:min-height="0.9063in"><text:p text:style-name="P73"><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0"/>
      <text:p text:style-name="P70"/>
      <text:p text:style-name="P66"><draw:frame draw:style-name="fr2" draw:name="Frame7" text:anchor-type="as-char" svg:width="2.5in" draw:z-index="5"><draw:text-box fo:min-height="0.7189in"><text:p text:style-name="P73"><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4"/>
      <text:p text:style-name="P75">"Simplified dialogs" is turned off by default, showing the help text on dialogs every time a dialog is opened.</text:p>
      <text:p text:style-name="P75"/>
      <text:p text:style-name="P76"/>
      <text:p text:style-name="P76"/>
      <text:p text:style-name="P76"/>
      <text:p text:style-name="P77"/>
      <text:h text:style-name="Heading_20_1" text:outline-level="1"><text:bookmark-start text:name="__RefHeading___Toc7842_893872742"/><text:soft-page-break/>Connection Dialog<text:bookmark-end text:name="__RefHeading___Toc7842_893872742"/></text:h>
      <text:p text:style-name="P78">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9"><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9"><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9"><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0"/>
      <text:list text:continue-numbering="true" text:style-name="List_20_1">
        <text:list-item>
          <text:p text:style-name="P81"><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1"><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1"><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2"><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3"><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4" text:outline-level="1"><text:bookmark-start text:name="__RefHeading___Toc1780_1146469727"/><text:soft-page-break/>Server Windows<text:bookmark-end text:name="__RefHeading___Toc1780_1146469727"/></text:h>
      <text:p text:style-name="P85"><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6"><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7"><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8"><text:span text:style-name="T52">Connection uptime</text:span><text:span text:style-name="T53">. This displays how long MERK has been connected to the server.</text:span></text:p>
        </text:list-item>
        <text:list-item>
          <text:p text:style-name="P88"><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8"><text:span text:style-name="T52">Display</text:span><text:span text:style-name="T53">. Displays any messages from the server, as well as notices, outgoing private messages, and the like.</text:span></text:p>
        </text:list-item>
        <text:list-item>
          <text:p text:style-name="P88"><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8"><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9" text:outline-level="1" text:is-list-header="true"><text:bookmark-start text:name="__RefHeading___Toc1823_1146469727"/><text:soft-page-break/>Channel Windows<text:bookmark-end text:name="__RefHeading___Toc1823_1146469727"/></text:h>
      <text:p text:style-name="P90">Closing a channel window leaves the channel.</text:p>
      <text:p text:style-name="P91"><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2"/>
      <text:list text:style-name="L6">
        <text:list-item>
          <text:p text:style-name="P93"><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3"><text:span text:style-name="T56">Name and mode display</text:span><text:span text:style-name="T57">. Here, the channel name and any channel modes are displayed.</text:span></text:p>
        </text:list-item>
        <text:list-item>
          <text:p text:style-name="P93"><text:span text:style-name="T56">Topic</text:span><text:span text:style-name="T57">. The channels topic is displayed here. Click on the topic to edit it, and press enter to send any changes to the server.</text:span></text:p>
        </text:list-item>
        <text:list-item>
          <text:p text:style-name="P93"><text:span text:style-name="T58">User count</text:span><text:span text:style-name="T59">. How many users are currently in the channel</text:span></text:p>
        </text:list-item>
        <text:list-item>
          <text:p text:style-name="P93"><text:span text:style-name="T56">Chat display</text:span><text:span text:style-name="T57">. Channel chat, as well as system messages, are displayed here.</text:span></text:p>
        </text:list-item>
        <text:list-item>
          <text:p text:style-name="P93"><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3"><text:span text:style-name="T56">Nickname</text:span><text:span text:style-name="T57">. This displays the currently used nickname, and any user modes set.</text:span></text:p>
        </text:list-item>
        <text:list-item>
          <text:p text:style-name="P93"><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3"><text:span text:style-name="T56">Uptime</text:span><text:span text:style-name="T57">. This displays how long the client has been connected to the channel. </text:span></text:p>
        </text:list-item>
        <text:list-item>
          <text:p text:style-name="P94"><text:span text:style-name="T52">Input menu</text:span><text:span text:style-name="T61">. Clicking on this brings up a menu that allows you to do various tasks, like changing the spellchecker's language.</text:span></text:p>
        </text:list-item>
      </text:list>
      <text:h text:style-name="P95" text:outline-level="1"><text:bookmark-start text:name="__RefHeading___Toc2771_2292760420"/><text:soft-page-break/>Private Chat Windows<text:bookmark-end text:name="__RefHeading___Toc2771_2292760420"/></text:h>
      <text:p text:style-name="P96">Closing a private chat window does not leave the chat, or block the sender; it only closes the window.</text:p>
      <text:p text:style-name="P86"><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7"><text:span text:style-name="T8">Chat display</text:span>. Private chat is displayed here, as well as system messages.</text:p>
        </text:list-item>
        <text:list-item>
          <text:p text:style-name="P97"><text:span text:style-name="T8">Nickname</text:span>. This displays the currently used nickname, <text:span text:style-name="T62">and </text:span>any user modes set.</text:p>
        </text:list-item>
        <text:list-item>
          <text:p text:style-name="P97"><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7"><text:span text:style-name="T8">Input menu</text:span>. Clicking on this brings up a menu that allows you to do various tasks, like changing the spellchecker's language.</text:p>
        </text:list-item>
      </text:list>
      <text:p text:style-name="P98"/>
      <text:p text:style-name="P98"/>
      <text:p text:style-name="P98"/>
      <text:p text:style-name="P98"/>
      <text:p text:style-name="P98"/>
      <text:p text:style-name="P98"/>
      <text:h text:style-name="P99" text:outline-level="1"><text:bookmark-start text:name="__RefHeading___Toc1584_1146469727"/><text:soft-page-break/>Style Editor<text:bookmark-end text:name="__RefHeading___Toc1584_1146469727"/></text:h>
      <text:p text:style-name="P100">MERK has a text style engine that colors <text:span text:style-name="T65">and styles</text:span> all chat text, and can be edited by users with the style editor.</text:p>
      <text:p text:style-name="P101"><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2"><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3"><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text:span text:style-name="T66">Background and foreground color</text:span><text:span text:style-name="T67">. Set the color of the text and the background color here.</text:span></text:p>
        </text:list-item>
        <text:list-item>
          <text:p text:style-name="P103"><text:span text:style-name="T66">Message styles</text:span><text:span text:style-name="T67">. Change the color and style of individual message types here.</text:span></text:p>
        </text:list-item>
        <text:list-item>
          <text:p text:style-name="P103"><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3"><text:span text:style-name="T68">Load</text:span><text:span text:style-name="T66"> style</text:span><text:span text:style-name="T67">. Here, you can open any existing MERK style file for editing. Colors and styles will be loaded and displayed.</text:span></text:p>
        </text:list-item>
        <text:list-item>
          <text:p text:style-name="P104"><text:span text:style-name="T8">Load default</text:span>. This will load in whatever style the user has set as the default text style. <text:span text:style-name="T70">This button is disabled when editing the default text style.</text:span></text:p>
        </text:list-item>
        <text:list-item>
          <text:p text:style-name="P103"><text:span text:style-name="T66">Save </text:span><text:span text:style-name="T68">style </text:span><text:span text:style-name="T66">as…</text:span><text:span text:style-name="T67">. Save this style to a file. It will not be applied, only saved to a file.</text:span></text:p>
        </text:list-item>
        <text:list-item>
          <text:p text:style-name="P103"><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5"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6"><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7"><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8"/>
      <text:p text:style-name="P109"><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10">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1"/>
      <text:p text:style-name="P111"/>
      <text:p text:style-name="P111"/>
      <text:p text:style-name="P111"/>
      <text:p text:style-name="P111"/>
      <text:p text:style-name="P111"/>
      <text:p text:style-name="P111"/>
      <text:p text:style-name="P111"/>
      <text:p text:style-name="P111"/>
      <text:h text:style-name="P11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3">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7"><draw:frame draw:style-name="fr1" draw:name="Image1" text:anchor-type="as-char" svg:width="1.7319in" svg:height="2.3799in" draw:z-index="16"><draw:image xlink:href="Pictures/10000001000000F30000014ED8F413E3.png" xlink:type="simple" xlink:show="embed" xlink:actuate="onLoad" draw:mime-type="image/png"/></draw:frame></text:p>
          </table:table-cell>
        </table:table-row>
      </table:table>
      <text:p text:style-name="P114"><text:line-break/><draw:frame draw:style-name="fr1" draw:name="Image3" text:anchor-type="as-char" svg:width="3.4626in" svg:height="2.6in" draw:z-index="17"><draw:image xlink:href="Pictures/1000000100000280000001E1D1836CED.png" xlink:type="simple" xlink:show="embed" xlink:actuate="onLoad" draw:mime-type="image/png"/></draw:frame></text:p>
      <text:list text:style-name="L9">
        <text:list-item>
          <text:p text:style-name="P115"><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5"><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5"><text:span text:style-name="T77">Aliases</text:span><text:span text:style-name="T78">. Insert built-in aliases into the script.</text:span></text:p>
        </text:list-item>
        <text:list-item>
          <text:p text:style-name="P115"><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5"><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5"><text:span text:style-name="T77">Filename</text:span><text:span text:style-name="T78">. The currently open script's filename is displayed here.</text:span></text:p>
        </text:list-item>
        <text:list-item>
          <text:p text:style-name="P115"><text:span text:style-name="T8">Line number</text:span>. The line number the cursor is currently on.</text:p>
        </text:list-item>
      </text:list>
      <text:p text:style-name="P116"/>
      <text:p text:style-name="P117"><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8">The log manager allows users to view, delete, and export MERK logs. <text:span text:style-name="T85">It can be launched from the "Tools" menu</text:span></text:p>
          </table:table-cell>
          <table:table-cell table:style-name="Table16.A1" office:value-type="string">
            <text:p text:style-name="P107"><draw:frame draw:style-name="fr1" draw:name="Image11" text:anchor-type="as-char" svg:width="1.7319in" svg:height="2.3799in" draw:z-index="18"><draw:image xlink:href="Pictures/10000001000000F30000014EBFD4B895.png" xlink:type="simple" xlink:show="embed" xlink:actuate="onLoad" draw:mime-type="image/png"/></draw:frame></text:p>
          </table:table-cell>
        </table:table-row>
      </table:table>
      <text:p text:style-name="P118"/>
      <text:p text:style-name="P119"><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20"><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20"><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1"><text:span text:style-name="T8">Next Result</text:span> and <text:span text:style-name="T8">Previous Result</text:span>. Move forward and backwards in the word search results.</text:p>
        </text:list-item>
        <text:list-item>
          <text:p text:style-name="P120"><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20"><text:span text:style-name="T86">Log display</text:span><text:span text:style-name="T87">. Logs are loaded in full for viewing. For longer logs, this may take some time. Logs use the whatever default text style the user has set.</text:span></text:p>
        </text:list-item>
        <text:list-item>
          <text:p text:style-name="P120"><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20"><text:span text:style-name="T86">Log filename</text:span><text:span text:style-name="T87">. The full filename of the current log.</text:span></text:p>
        </text:list-item>
      </text:list>
      <text:p text:style-name="P122"/>
      <text:p text:style-name="P122"><text:soft-page-break/>Additional log options can be seen by right-clicking on the log's name:</text:p>
      <text:p text:style-name="P123"><draw:frame draw:style-name="fr1" draw:name="Image13" text:anchor-type="as-char" svg:width="3.2508in" svg:height="1.5626in" draw:z-index="33"><draw:image xlink:href="Pictures/100000010000013800000096C8DA5235.png" xlink:type="simple" xlink:show="embed" xlink:actuate="onLoad" draw:mime-type="image/png"/></draw:frame></text:p>
      <text:p text:style-name="P124">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5">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26"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7">The hotkey manager allows users to add or delete hotkeys that execute commands on whatever active subwindow has focus.</text:p>
          </table:table-cell>
          <table:table-cell table:style-name="Table45.A1" office:value-type="string">
            <text:p text:style-name="P128"><draw:frame draw:style-name="fr1" draw:name="Image30" text:anchor-type="as-char" svg:width="1.7319in" svg:height="2.3799in" draw:z-index="34"><draw:image xlink:href="Pictures/10000001000000F30000014EA23C9C2B.png" xlink:type="simple" xlink:show="embed" xlink:actuate="onLoad" draw:mime-type="image/png"/></draw:frame></text:p>
          </table:table-cell>
        </table:table-row>
      </table:table>
      <text:p text:style-name="P129"/>
      <table:table table:name="Table94" table:style-name="Table94">
        <table:table-column table:style-name="Table94.A"/>
        <table:table-column table:style-name="Table94.B"/>
        <table:table-row table:style-name="Table94.1">
          <table:table-cell table:style-name="Table94.A1" office:value-type="string">
            <text:p text:style-name="P79"><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9"><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30"/>
      <text:p text:style-name="P130"><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1">Commands executed by hotkeys are treated <text:span text:style-name="T29">exactly</text:span><text:span text:style-name="T30"> as if the command was typed into a subwindow's text input widget and the return key was pressed.</text:span></text:p>
      <text:h text:style-name="P132"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7">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8"><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3"><text:span text:style-name="T98"/></text:p>
      <table:table table:name="Table93" table:style-name="Table93">
        <table:table-column table:style-name="Table93.A"/>
        <table:table-column table:style-name="Table93.B"/>
        <table:table-row>
          <table:table-cell table:style-name="Table93.A1" office:value-type="string">
            <text:p text:style-name="P134"><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5">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6"/>
      <text:p text:style-name="P137">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8">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7"/>
      <text:p text:style-name="P137"/>
      <text:h text:style-name="P139"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0">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1"><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2"><text:span text:style-name="T98"/></text:p>
      <table:table table:name="Table186" table:style-name="Table186">
        <table:table-column table:style-name="Table186.A"/>
        <table:table-column table:style-name="Table186.B"/>
        <table:table-row>
          <table:table-cell table:style-name="Table186.A1" office:value-type="string">
            <text:p text:style-name="P143"><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4">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folder</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span text:style-name="T105">Double-click on a plugin entry to edit that plugin in the Python editor.</text:span></text:p>
          </table:table-cell>
        </table:table-row>
      </table:table>
      <text:p text:style-name="P145"/>
      <text:p text:style-name="P146">For more information on how plugins work, and what they can do, please see <text:a xlink:type="simple" xlink:href="#10.Plugins and Plugin Development|outline" text:style-name="Internet_20_link" text:visited-style-name="Visited_20_Internet_20_Link"><text:span text:style-name="T106">Plugins and Plugin Development</text:span></text:a><text:span text:style-name="T107">.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7">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8"><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9"/>
      <text:p text:style-name="P150"><text:span text:style-name="T107">To install a plugin, simply copy the Python file for the plugin into the </text:span><text:span text:style-name="T31">plugins</text:span><text:span text:style-name="T107"> directory, located in the same </text:span><text:a xlink:type="simple" xlink:href="#1.Directories and Configuration Files|outline" text:style-name="Internet_20_link" text:visited-style-name="Visited_20_Internet_20_Link"><text:span text:style-name="T107">directory where MERK stores configuration files, logs, scripts, and styles</text:span></text:a><text:span text:style-name="T107">. </text:span><text:span text:style-name="T108">P</text:span><text:span text:style-name="T107">ress the "refresh" button in the plugin manager, or restart MERK to load the plugin into </text:span><text:soft-page-break/><text:span text:style-name="T107">memory. </text:span><text:span text:style-name="T108">The other option is to press the "Import Plugin" button in the manager, which allows the user to select a file to move into the plugins directory before automatically loading it.</text:span><text:span text:style-name="T109"><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09">script editor</text:span></text:a><text:span text:style-name="T109"> for Python code, and load in a skeleton</text:span><text:span text:style-name="T109"><text:note text:id="ftn3" text:note-class="footnote"><text:note-citation>3</text:note-citation><text:note-body><text:p text:style-name="Footnote"><text:span text:style-name="T29"><text:s/>A program skeleton may also be utilized as a template that reflects syntax and structures...</text:span><text:span text:style-name="T110"> </text:span><text:a xlink:type="simple" xlink:href="https://en.wikipedia.org/wiki/Skeleton_(computer_programming)" text:style-name="Internet_20_link" text:visited-style-name="Visited_20_Internet_20_Link"><text:span text:style-name="T110">Wikipedia</text:span></text:a></text:p></text:note-body></text:note></text:span><text:span text:style-name="T109"> </text:span><text:span text:style-name="T110">plugin for the user to edit. The skeleton plugin has all plugin events pre-defined, and more information about writing plugins is in the comments of the skeleton.<text:line-break/></text:span></text:p>
      <text:p text:style-name="P151"><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1">A plugin skeleton, open in the Python version of the script editor.<text:line-break/></text:span></text:p>
      <text:p text:style-name="P152">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2"/>
      <text:h text:style-name="Heading_20_1" text:outline-level="1" text:is-list-header="true"><text:bookmark-start text:name="__RefHeading___Toc12698_3140508971"/><text:soft-page-break/>The Windowbar<text:bookmark-end text:name="__RefHeading___Toc12698_3140508971"/></text:h>
      <text:p text:style-name="P153"><draw:frame draw:style-name="fr1" draw:name="Image24" text:anchor-type="as-char" svg:width="4.7299in" svg:height="1.302in" draw:z-index="19"><draw:image xlink:href="Pictures/10000001000001C60000007DA7F4073F.png" xlink:type="simple" xlink:show="embed" xlink:actuate="onLoad" draw:mime-type="image/png"/></draw:frame></text:p>
      <text:p text:style-name="P154">The "windowbar" is a widget that is located by default on the top of the main window that displays a list of open subwindows. Clicking on a window's name switches "focus" to that window, bringing it to the front; <text:span text:style-name="T11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9"><draw:frame draw:style-name="fr2" draw:name="Frame11" text:anchor-type="as-char" svg:width="3.0008in" draw:z-index="21"><draw:text-box fo:min-height="2.198in"><text:p text:style-name="P71"><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4"/>
      <text:p text:style-name="P154">Although immobile by default, the right click menu and the "Settings" dialog can make the windowbar movable; the windowbar can float, or be "docked" at the bottom or the top of MERK's main window.</text:p>
      <text:p text:style-name="P154"/>
      <text:p text:style-name="P154"/>
      <text:p text:style-name="P154"/>
      <text:p text:style-name="P154"/>
      <text:p text:style-name="P154"/>
      <text:p text:style-name="P154"/>
      <text:h text:style-name="P156" text:outline-level="1" text:is-list-header="true"><text:bookmark-start text:name="__RefHeading___Toc3051_1336413707"/><text:soft-page-break/>Regular and Dark Mode<text:bookmark-end text:name="__RefHeading___Toc3051_1336413707"/></text:h>
      <text:p text:style-name="P157"/>
      <table:table table:name="Table20" table:style-name="Table20">
        <table:table-column table:style-name="Table20.A"/>
        <table:table-column table:style-name="Table20.B"/>
        <table:table-row>
          <table:table-cell table:style-name="Table20.A1" office:value-type="string">
            <text:p text:style-name="P158"><draw:frame draw:style-name="fr2" draw:name="Frame1" text:anchor-type="as-char" svg:width="3.4626in" draw:z-index="23"><draw:text-box fo:min-height="4.8854in"><text:p text:style-name="P159"><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8"><draw:frame draw:style-name="fr2" draw:name="Frame3" text:anchor-type="as-char" svg:width="3.4626in" draw:z-index="25"><draw:text-box fo:min-height="4.8854in"><text:p text:style-name="P159"><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7"/>
      <text:p text:style-name="P157">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7"/>
      <text:p text:style-name="P157">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7"/>
      <text:p text:style-name="P157"/>
      <text:p text:style-name="P157"/>
      <text:p text:style-name="P157"/>
      <text:h text:style-name="P16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3">IRC</text:span> Commands<text:bookmark-end text:name="__RefHeading___Toc2472_3187777835"/></text:h>
      <text:p text:style-name="P161">All of these commands are related to IRC, in some way, shape, or form. Most of them are present in most <text:span text:style-name="T11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5">/away [MESSAGE]</text:span></text:span></text:p>
          </table:table-cell>
          <table:table-cell table:style-name="Table1.B2" office:value-type="string">
            <text:p text:style-name="P162">Sets status as "away"</text:p>
          </table:table-cell>
        </table:table-row>
        <table:table-row table:style-name="Table1.1">
          <table:table-cell table:style-name="Table1.A2" office:value-type="string">
            <text:p text:style-name="Table_20_Contents"><text:span text:style-name="Source_20_Text"><text:span text:style-name="T115">/back</text:span></text:span></text:p>
          </table:table-cell>
          <table:table-cell table:style-name="Table1.B2" office:value-type="string">
            <text:p text:style-name="P162">Sets status as "back"</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16">ctcp REQUEST </text:span></text:span><text:span text:style-name="Source_20_Text"><text:span text:style-name="T117">USER</text:span></text:span></text:p>
          </table:table-cell>
          <table:table-cell table:style-name="Table1.B2" office:value-type="string">
            <text:p text:style-name="P162">Se<text:span text:style-name="T118">nds a CTCP request to a user. Valid requests are TIME, VERSION, </text:span><text:span text:style-name="T119">USERINFO, </text:span><text:span text:style-name="T120">SOURCE,</text:span><text:span text:style-name="T118"> or FINGER</text:span></text:p>
          </table:table-cell>
        </table:table-row>
        <table:table-row table:style-name="Table1.1">
          <table:table-cell table:style-name="Table1.A2" office:value-type="string">
            <text:p text:style-name="Table_20_Contents"><text:span text:style-name="Source_20_Text"><text:span text:style-name="T115">/invite NICKNAME CHANNEL</text:span></text:span></text:p>
          </table:table-cell>
          <table:table-cell table:style-name="Table1.B2" office:value-type="string">
            <text:p text:style-name="P162">Sends a channel invitation</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finger TEXT...</text:span></text:span></text:p>
          </table:table-cell>
          <table:table-cell table:style-name="Table1.B2" office:value-type="string">
            <text:p text:style-name="P163">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5">/join CHANNEL [KEY]</text:span></text:span></text:p>
          </table:table-cell>
          <table:table-cell table:style-name="Table1.B2" office:value-type="string">
            <text:p text:style-name="P162">Joins a channel</text:p>
          </table:table-cell>
        </table:table-row>
        <table:table-row table:style-name="Table1.1">
          <table:table-cell table:style-name="Table1.A2" office:value-type="string">
            <text:p text:style-name="Table_20_Contents"><text:span text:style-name="Source_20_Text"><text:span text:style-name="T115">/kick CHANNEL NICKNAME [MESSAGE]</text:span></text:span></text:p>
          </table:table-cell>
          <table:table-cell table:style-name="Table1.B2" office:value-type="string">
            <text:p text:style-name="P162">Kicks a user from a channel</text:p>
          </table:table-cell>
        </table:table-row>
        <table:table-row table:style-name="Table1.1">
          <table:table-cell table:style-name="Table1.A2" office:value-type="string">
            <text:p text:style-name="Table_20_Contents"><text:span text:style-name="Source_20_Text"><text:span text:style-name="T115">/knock CHANNEL [MESSAGE]</text:span></text:span></text:p>
          </table:table-cell>
          <table:table-cell table:style-name="Table1.B2" office:value-type="string">
            <text:p text:style-name="P162">Requests an invitation to a channel</text:p>
          </table:table-cell>
        </table:table-row>
        <table:table-row table:style-name="Table1.1">
          <table:table-cell table:style-name="Table1.A2" office:value-type="string">
            <text:p text:style-name="Table_20_Contents"><text:span text:style-name="Source_20_Text"><text:span text:style-name="T115">/list [TERMS]</text:span></text:span></text:p>
          </table:table-cell>
          <table:table-cell table:style-name="Table1.B2" office:value-type="string">
            <text:p text:style-name="P16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5">/me MESSAGE...</text:span></text:span></text:p>
          </table:table-cell>
          <table:table-cell table:style-name="Table1.B2" office:value-type="string">
            <text:p text:style-name="P162">Sends a CTCP action message to the current chat</text:p>
          </table:table-cell>
        </table:table-row>
        <table:table-row table:style-name="Table1.1">
          <table:table-cell table:style-name="Table1.A2" office:value-type="string">
            <text:p text:style-name="Table_20_Contents"><text:span text:style-name="Source_20_Text"><text:span text:style-name="T115">/mode TARGET MODE...</text:span></text:span></text:p>
          </table:table-cell>
          <table:table-cell table:style-name="Table1.B2" office:value-type="string">
            <text:p text:style-name="P162">Sets a mode on a channel or user</text:p>
          </table:table-cell>
        </table:table-row>
        <table:table-row table:style-name="Table1.1">
          <table:table-cell table:style-name="Table1.A2" office:value-type="string">
            <text:p text:style-name="Table_20_Contents"><text:span text:style-name="Source_20_Text"><text:span text:style-name="T115">/msg TARGET MESSAGE...</text:span></text:span></text:p>
          </table:table-cell>
          <table:table-cell table:style-name="Table1.B2" office:value-type="string">
            <text:p text:style-name="P162">Sends a message</text:p>
          </table:table-cell>
        </table:table-row>
        <table:table-row table:style-name="Table1.1">
          <table:table-cell table:style-name="Table1.A2" office:value-type="string">
            <text:p text:style-name="Table_20_Contents"><text:span text:style-name="Source_20_Text"><text:span text:style-name="T115">/nick NEW_NICKNAME</text:span></text:span></text:p>
          </table:table-cell>
          <table:table-cell table:style-name="Table1.B2" office:value-type="string">
            <text:p text:style-name="P162">Changes your nickname</text:p>
          </table:table-cell>
        </table:table-row>
        <table:table-row table:style-name="Table1.1">
          <table:table-cell table:style-name="Table1.A2" office:value-type="string">
            <text:p text:style-name="Table_20_Contents"><text:span text:style-name="Source_20_Text"><text:span text:style-name="T115">/notice TARGET MESSAGE...</text:span></text:span></text:p>
          </table:table-cell>
          <table:table-cell table:style-name="Table1.B2" office:value-type="string">
            <text:p text:style-name="P162">Sends a notice</text:p>
          </table:table-cell>
        </table:table-row>
        <table:table-row table:style-name="Table1.1">
          <table:table-cell table:style-name="Table1.A2" office:value-type="string">
            <text:p text:style-name="Table_20_Contents"><text:span text:style-name="Source_20_Text"><text:span text:style-name="T115">/oper USERNAME PASSWORD</text:span></text:span></text:p>
          </table:table-cell>
          <table:table-cell table:style-name="Table1.B2" office:value-type="string">
            <text:p text:style-name="P162">Logs into an operator account</text:p>
          </table:table-cell>
        </table:table-row>
        <table:table-row table:style-name="Table1.1">
          <table:table-cell table:style-name="Table1.A2" office:value-type="string">
            <text:p text:style-name="Table_20_Contents"><text:span text:style-name="Source_20_Text"><text:span text:style-name="T115">/part CHANNEL [MESSAGE]</text:span></text:span></text:p>
          </table:table-cell>
          <table:table-cell table:style-name="Table1.B2" office:value-type="string">
            <text:p text:style-name="P162">Leaves a channel</text:p>
          </table:table-cell>
        </table:table-row>
        <table:table-row table:style-name="Table1.1">
          <table:table-cell table:style-name="Table1.A2" office:value-type="string">
            <text:p text:style-name="P164"><text:span text:style-name="Source_20_Text"><text:span text:style-name="T115">/</text:span></text:span><text:span text:style-name="Source_20_Text"><text:span text:style-name="T122">ping</text:span></text:span><text:span text:style-name="Source_20_Text"><text:span text:style-name="T115"> </text:span></text:span><text:span text:style-name="Source_20_Text"><text:span text:style-name="T122">USER [TEXT]</text:span></text:span></text:p>
          </table:table-cell>
          <table:table-cell table:style-name="Table1.B2" office:value-type="string">
            <text:p text:style-name="P165">Sends a CTCP ping to a user</text:p>
          </table:table-cell>
        </table:table-row>
        <table:table-row table:style-name="Table1.1">
          <table:table-cell table:style-name="Table1.A2" office:value-type="string">
            <text:p text:style-name="Table_20_Contents"><text:span text:style-name="Source_20_Text"><text:span text:style-name="T115">/quit [MESSAGE]</text:span></text:span></text:p>
          </table:table-cell>
          <table:table-cell table:style-name="Table1.B2" office:value-type="string">
            <text:p text:style-name="P162">Disconnects from the current IRC server</text:p>
          </table:table-cell>
        </table:table-row>
        <table:table-row table:style-name="Table1.1">
          <table:table-cell table:style-name="Table1.A2" office:value-type="string">
            <text:p text:style-name="Table_20_Contents"><text:span text:style-name="Source_20_Text"><text:span text:style-name="T115">/quit</text:span></text:span><text:span text:style-name="Source_20_Text"><text:span text:style-name="T123">all</text:span></text:span><text:span text:style-name="Source_20_Text"><text:span text:style-name="T115"> [MESSAGE]</text:span></text:span></text:p>
          </table:table-cell>
          <table:table-cell table:style-name="Table1.B2" office:value-type="string">
            <text:p text:style-name="P162">Disconnects from <text:span text:style-name="T124">all</text:span> IRC server<text:span text:style-name="T124">s</text:span></text:p>
          </table:table-cell>
        </table:table-row>
        <table:table-row table:style-name="Table1.1">
          <table:table-cell table:style-name="Table1.A2" office:value-type="string">
            <text:p text:style-name="Table_20_Contents"><text:span text:style-name="Source_20_Text"><text:span text:style-name="T115">/raw TEXT...</text:span></text:span></text:p>
          </table:table-cell>
          <table:table-cell table:style-name="Table1.B2" office:value-type="string">
            <text:p text:style-name="P162">Sends unprocessed data to the server</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5">reclaim</text:span></text:span><text:span text:style-name="Source_20_Text"><text:span text:style-name="T115"> </text:span></text:span><text:span text:style-name="Source_20_Text"><text:span text:style-name="T125">NICKNAME</text:span></text:span></text:p>
          </table:table-cell>
          <table:table-cell table:style-name="Table1.B2" office:value-type="string">
            <text:p text:style-name="P166"><text:span text:style-name="T126">Repeatedly a</text:span>ttempts to change nickname to <text:span text:style-name="T16">NICKNAME</text:span> until <text:span text:style-name="T12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5">/refresh</text:span></text:span></text:p>
          </table:table-cell>
          <table:table-cell table:style-name="Table1.B2" office:value-type="string">
            <text:p text:style-name="P162">Requests a new list of channels from the server</text:p>
          </table:table-cell>
        </table:table-row>
        <table:table-row table:style-name="Table1.1">
          <table:table-cell table:style-name="Table1.A2" office:value-type="string">
            <text:p text:style-name="Table_20_Contents"><text:span text:style-name="Source_20_Text"><text:span text:style-name="T115">/time</text:span></text:span></text:p>
          </table:table-cell>
          <table:table-cell table:style-name="Table1.B2" office:value-type="string">
            <text:p text:style-name="P162">Requests server time</text:p>
          </table:table-cell>
        </table:table-row>
        <table:table-row table:style-name="Table1.1">
          <table:table-cell table:style-name="Table1.A2" office:value-type="string">
            <text:p text:style-name="Table_20_Contents"><text:span text:style-name="Source_20_Text"><text:span text:style-name="T115">/topic CHANNEL NEW_TOPIC</text:span></text:span></text:p>
          </table:table-cell>
          <table:table-cell table:style-name="Table1.B2" office:value-type="string">
            <text:p text:style-name="P162">Sets a channel topic</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userinfo TEXT...</text:span></text:span></text:p>
          </table:table-cell>
          <table:table-cell table:style-name="Table1.B2" office:value-type="string">
            <text:p text:style-name="P163">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5">/version [SERVER]</text:span></text:span></text:p>
          </table:table-cell>
          <table:table-cell table:style-name="Table1.B2" office:value-type="string">
            <text:p text:style-name="P162">Requests server version</text:p>
          </table:table-cell>
        </table:table-row>
        <text:soft-page-break/>
        <table:table-row table:style-name="Table1.1">
          <table:table-cell table:style-name="Table1.A2" office:value-type="string">
            <text:p text:style-name="Table_20_Contents"><text:span text:style-name="Source_20_Text"><text:span text:style-name="T115">/who NICKNAME [o]</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is NICKNAME [SERVER]</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was NICKNAME [COUNT] [SERVER]</text:span></text:span></text:p>
          </table:table-cell>
          <table:table-cell table:style-name="Table1.B2" office:value-type="string">
            <text:p text:style-name="P162">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7"><text:span text:style-name="T41">These commands are specific to MERK, and are for using and manipulating the client. Commands with a gray background are for use in scripts</text:span><text:span text:style-name="T127"> only</text:span><text:span text:style-name="T128">; they cannot be used in the text input widget, and will only produce an error. </text:span><text:a xlink:type="simple" xlink:href="#9.1.3.Non-Script Commands|outline" text:style-name="Internet_20_link" text:visited-style-name="Visited_20_Internet_20_Link"><text:span text:style-name="T128">Some of these commands cannot be used in scripts</text:span></text:a><text:span text:style-name="T128">.</text:span><text:span text:style-name="T12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5">/alias </text:span></text:span><text:span text:style-name="Source_20_Text"><text:span text:style-name="T129">[</text:span></text:span><text:span text:style-name="Source_20_Text"><text:span text:style-name="T115">TOKEN</text:span></text:span><text:span text:style-name="Source_20_Text"><text:span text:style-name="T129">]</text:span></text:span><text:span text:style-name="Source_20_Text"><text:span text:style-name="T115"> </text:span></text:span><text:span text:style-name="Source_20_Text"><text:span text:style-name="T129">[</text:span></text:span><text:span text:style-name="Source_20_Text"><text:span text:style-name="T115">TEXT...</text:span></text:span><text:span text:style-name="Source_20_Text"><text:span text:style-name="T129">]</text:span></text:span></text:p>
          </table:table-cell>
          <table:table-cell table:style-name="Table60.B2" office:value-type="string">
            <text:p text:style-name="Table_20_Contents"><text:span text:style-name="T4">Creates an alias that can be referenced by </text:span><text:span text:style-name="Source_20_Text"><text:span text:style-name="T130">$TOKEN</text:span></text:span><text:span text:style-name="Source_20_Text"><text:span text:style-name="T131">. </text:span></text:span><text:span text:style-name="Source_20_Text"><text:span text:style-name="T132">Call with only </text:span></text:span><text:span text:style-name="Source_20_Text"><text:span text:style-name="T133">TOKEN</text:span></text:span><text:span text:style-name="Source_20_Text"><text:span text:style-name="T132"> as the argument to see </text:span></text:span><text:span text:style-name="Source_20_Text"><text:span text:style-name="T133">TOKEN</text:span></text:span><text:span text:style-name="Source_20_Text"><text:span text:style-name="T132">'s value. </text:span></text:span><text:span text:style-name="Source_20_Text"><text:span text:style-name="T134">If </text:span></text:span><text:span text:style-name="Source_20_Text"><text:span text:style-name="T135">TEXT</text:span></text:span><text:span text:style-name="Source_20_Text"><text:span text:style-name="T134"> is a mathematical statement, it will be evaluated, with the resulting value stored as the alias' value. </text:span></text:span><text:span text:style-name="Source_20_Text"><text:span text:style-name="T13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60.B2" office:value-type="string">
            <text:p text:style-name="P168">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60.A2" office:value-type="string">
            <text:p text:style-name="Table_20_Contents"><text:span text:style-name="Source_20_Text"><text:span text:style-name="T115">/clear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Clears a window's chat display<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43">close [SERVER]</text:span></text:span><text:span text:style-name="Source_20_Text"><text:span text:style-name="T115"> [WINDOW]</text:span></text:span></text:p>
          </table:table-cell>
          <table:table-cell table:style-name="Table60.B2" office:value-type="string">
            <text:p text:style-name="P170">Cl<text:span text:style-name="T144">oses a </text:span><text:span text:style-name="T145">sub</text:span><text:span text:style-name="T144">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config [SETTING] [VALUE...]</text:span></text:span></text:p>
          </table:table-cell>
          <table:table-cell table:style-name="Table60.B2" office:value-type="string">
            <text:p text:style-name="P162">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export [FILENAME]</text:span></text:span></text:p>
          </table:table-cell>
          <table:table-cell table:style-name="Table60.B2" office:value-type="string">
            <text:p text:style-name="P171">Exports the current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import [FILENAME]</text:span></text:span></text:p>
          </table:table-cell>
          <table:table-cell table:style-name="Table60.B2" office:value-type="string">
            <text:p text:style-name="P171">Imports a configuration file into settings</text:p>
          </table:table-cell>
        </table:table-row>
        <table:table-row>
          <table:table-cell table:style-name="Table60.A2" office:value-type="string">
            <text:p text:style-name="Table_20_Contents"><text:span text:style-name="Source_20_Text"><text:span text:style-name="T115">/connect SERVER [PORT] [PASSWORD]</text:span></text:span></text:p>
          </table:table-cell>
          <table:table-cell table:style-name="Table60.B2" office:value-type="string">
            <text:p text:style-name="P162">Connects to an IRC server</text:p>
          </table:table-cell>
        </table:table-row>
        <table:table-row>
          <table:table-cell table:style-name="Table60.A2" office:value-type="string">
            <text:p text:style-name="Table_20_Contents"><text:span text:style-name="Source_20_Text"><text:span text:style-name="T147">/connectssl SERVER [PORT] [PASSWORD]</text:span></text:span></text:p>
          </table:table-cell>
          <table:table-cell table:style-name="Table60.B2" office:value-type="string">
            <text:p text:style-name="P162">Connects to an IRC server via SSL</text:p>
          </table:table-cell>
        </table:table-row>
        <table:table-row table:style-name="Table60.11">
          <table:table-cell table:style-name="Table60.A11" office:value-type="string">
            <text:p text:style-name="Table_20_Contents"><text:span text:style-name="Source_20_Text"><text:span text:style-name="T148">context</text:span></text:span><text:span text:style-name="Source_20_Text"><text:span text:style-name="T149"> WINDOW_NAME</text:span></text:span></text:p>
          </table:table-cell>
          <table:table-cell table:style-name="Table60.B11" office:value-type="string">
            <text:p text:style-name="Table_20_Contents"><text:span text:style-name="T150">Moves execution of the script to </text:span><text:span text:style-name="Source_20_Text"><text:span text:style-name="T151">WINDOW_NAME</text:span></text:span><text:span text:style-name="T150">; can only be called from scripts</text:span></text:p>
          </table:table-cell>
        </table:table-row>
        <table:table-row>
          <table:table-cell table:style-name="Table60.A2" office:value-type="string">
            <text:p text:style-name="P172"><text:span text:style-name="Source_20_Text"><text:span text:style-name="T115">/</text:span></text:span><text:span text:style-name="Source_20_Text"><text:span text:style-name="T152">delay SECONDS COMMAND...</text:span></text:span></text:p>
          </table:table-cell>
          <table:table-cell table:style-name="Table60.B2" office:value-type="string">
            <text:p text:style-name="P173"><text:span text:style-name="Source_20_Text"><text:span text:style-name="T153">Executes </text:span></text:span><text:span text:style-name="Source_20_Text"><text:span text:style-name="T154">COMMAND</text:span></text:span><text:span text:style-name="Source_20_Text"><text:span text:style-name="T153"> after </text:span></text:span><text:span text:style-name="Source_20_Text"><text:span text:style-name="T154">SECONDS</text:span></text:span><text:span text:style-name="Source_20_Text"><text:span text:style-name="T153"> seconds</text:span></text:span></text:p>
          </table:table-cell>
        </table:table-row>
        <table:table-row>
          <table:table-cell table:style-name="Table60.A2" office:value-type="string">
            <text:p text:style-name="Table_20_Contents"><text:span text:style-name="Source_20_Text"><text:span text:style-name="T115">/edit [FILENAME]</text:span></text:span></text:p>
          </table:table-cell>
          <table:table-cell table:style-name="Table60.B2" office:value-type="string">
            <text:p text:style-name="P162">Opens a script in the editor; <text:span text:style-name="T155">if called without an argument, opens an editor window</text:span></text:p>
          </table:table-cell>
        </table:table-row>
        <table:table-row table:style-name="Table60.14">
          <table:table-cell table:style-name="Table60.A11" office:value-type="string">
            <text:p text:style-name="P172"><text:span text:style-name="Source_20_Text"><text:span text:style-name="T156">end</text:span></text:span></text:p>
          </table:table-cell>
          <table:table-cell table:style-name="Table60.B11" office:value-type="string">
            <text:p text:style-name="P174"><text:span text:style-name="Source_20_Text"><text:span text:style-name="T157">Immediately ends a script. Can only be called from scripts.</text:span></text:span></text:p>
          </table:table-cell>
        </table:table-row>
        <table:table-row table:style-name="Table60.15">
          <table:table-cell table:style-name="Table60.A11" office:value-type="string">
            <text:p text:style-name="P175"><text:span text:style-name="Source_20_Text"><text:span text:style-name="T158">exclude WINDOW...</text:span></text:span></text:p>
          </table:table-cell>
          <table:table-cell table:style-name="Table60.B11" office:value-type="string">
            <text:p text:style-name="P176"><text:span text:style-name="Source_20_Text"><text:span text:style-name="T159">Prevents</text:span></text:span><text:span text:style-name="Source_20_Text"><text:span text:style-name="T160"> a script </text:span></text:span><text:span text:style-name="Source_20_Text"><text:span text:style-name="T161">from</text:span></text:span><text:span text:style-name="Source_20_Text"><text:span text:style-name="T160"> executing in </text:span></text:span><text:span text:style-name="Source_20_Text"><text:span text:style-name="T16">WINDOW</text:span></text:span><text:span text:style-name="Source_20_Text"><text:span text:style-name="T160">'s context. Multiple </text:span></text:span><text:span text:style-name="Source_20_Text"><text:span text:style-name="T16">WINDOW</text:span></text:span><text:span text:style-name="Source_20_Text"><text:span text:style-name="T160">s can be specified. Can only be called from scripts.</text:span></text:span></text:p>
          </table:table-cell>
        </table:table-row>
        <table:table-row>
          <table:table-cell table:style-name="Table60.A2" office:value-type="string">
            <text:p text:style-name="Table_20_Contents"><text:span text:style-name="Source_20_Text"><text:span text:style-name="T11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0">SECONDS</text:span></text:span><text:span text:style-name="T4"> before exit</text:span></text:p>
          </table:table-cell>
        </table:table-row>
        <table:table-row>
          <table:table-cell table:style-name="Table60.A2" office:value-type="string">
            <text:p text:style-name="P172"><text:span text:style-name="Source_20_Text"><text:span text:style-name="T115">/</text:span></text:span><text:span text:style-name="Source_20_Text"><text:span text:style-name="T162">find [TERMS]</text:span></text:span></text:p>
          </table:table-cell>
          <table:table-cell table:style-name="Table60.B2" office:value-type="string">
            <text:p text:style-name="P177"><text:span text:style-name="Source_20_Text"><text:span text:style-name="T163">Finds filenames that can be found by other commands, like </text:span></text:span><text:span text:style-name="Source_20_Text"><text:span text:style-name="T164">/script</text:span></text:span><text:span text:style-name="Source_20_Text"><text:span text:style-name="T163"> or </text:span></text:span><text:span text:style-name="Source_20_Text"><text:span text:style-name="T164">/edit</text:span></text:span><text:span text:style-name="Source_20_Text"><text:span text:style-name="T163">. </text:span></text:span><text:span text:style-name="Source_20_Text"><text:span text:style-name="T165">I</text:span></text:span><text:span text:style-name="Source_20_Text"><text:span text:style-name="T166">f</text:span></text:span><text:span text:style-name="Source_20_Text"><text:span text:style-name="T165"> called without any arguments, </text:span></text:span><text:span text:style-name="Source_20_Text"><text:span text:style-name="T167">/find</text:span></text:span><text:span text:style-name="Source_20_Text"><text:span text:style-name="T165"> will list all files visible to commands. Can use </text:span></text:span><text:span text:style-name="Source_20_Text"><text:span text:style-name="T167">*</text:span></text:span><text:span text:style-name="Source_20_Text"><text:span text:style-name="T165"> for multi-character wildcards and </text:span></text:span><text:span text:style-name="Source_20_Text"><text:span text:style-name="T167">?</text:span></text:span><text:span text:style-name="Source_20_Text"><text:span text:style-name="T165"> for single character wildcards.</text:span></text:span></text:p>
          </table:table-cell>
        </table:table-row>
        <text:soft-page-break/>
        <table:table-row>
          <table:table-cell table:style-name="Table60.A2" office:value-type="string">
            <text:p text:style-name="Table_20_Contents"><text:span text:style-name="Source_20_Text"><text:span text:style-name="T115">/</text:span></text:span><text:span text:style-name="Source_20_Text"><text:span text:style-name="T168">focus</text:span></text:span><text:span text:style-name="Source_20_Text"><text:span text:style-name="T115">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text:span text:style-name="T169">Sets focus on a sub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0">fullscreen</text:span></text:span></text:p>
          </table:table-cell>
          <table:table-cell table:style-name="Table60.B2" office:value-type="string">
            <text:p text:style-name="P178">Toggles full screen mode</text:p>
          </table:table-cell>
        </table:table-row>
        <table:table-row table:style-name="Table60.20">
          <table:table-cell table:style-name="Table60.A11" office:value-type="string">
            <text:p text:style-name="Table_20_Contents"><text:span text:style-name="Source_20_Text"><text:span text:style-name="T171">goto</text:span></text:span><text:span text:style-name="Source_20_Text"><text:span text:style-name="T115"> </text:span></text:span><text:span text:style-name="Source_20_Text"><text:span text:style-name="T171">LINE_NUMBER</text:span></text:span></text:p>
          </table:table-cell>
          <table:table-cell table:style-name="Table60.B11" office:value-type="string">
            <text:p text:style-name="P179"><text:span text:style-name="T4">Moves execution of the script to </text:span><text:span text:style-name="T172">LINE_NUMBER</text:span><text:span text:style-name="T4">. The only script-only command that can be issued from an </text:span><text:span text:style-name="T172">if</text:span><text:span text:style-name="T4"> command. Can only be called from scripts.</text:span></text:p>
          </table:table-cell>
        </table:table-row>
        <table:table-row table:style-name="Table60.21">
          <table:table-cell table:style-name="Table60.A11"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60.B11" office:value-type="string">
            <text:p text:style-name="P181">Halts a script's execution, and displays an error <text:span text:style-name="T17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5">/help </text:span></text:span><text:span text:style-name="Source_20_Text"><text:span text:style-name="T176">[COMMAND]</text:span></text:span></text:p>
          </table:table-cell>
          <table:table-cell table:style-name="Table60.B2" office:value-type="string">
            <text:p text:style-name="P162">Displays command usage information</text:p>
          </table:table-cell>
        </table:table-row>
        <table:table-row table:style-name="Table60.23">
          <table:table-cell table:style-name="Table60.A2" office:value-type="string">
            <text:p text:style-name="Table_20_Contents"><text:span text:style-name="Source_20_Text"><text:span text:style-name="T115">/h</text:span></text:span><text:span text:style-name="Source_20_Text"><text:span text:style-name="T177">ide </text:span></text:span><text:span text:style-name="Source_20_Text"><text:span text:style-name="T178">[SERVER] </text:span></text:span><text:span text:style-name="Source_20_Text"><text:span text:style-name="T179">[WINDOW]</text:span></text:span></text:p>
          </table:table-cell>
          <table:table-cell table:style-name="Table60.B2" office:value-type="string">
            <text:p text:style-name="P182">Hides <text:span text:style-name="T180">a</text:span> subwindow. <text:span text:style-name="T141">SERVER</text:span><text:span text:style-name="T142"> is optional if </text:span><text:span text:style-name="T141">WINDOW</text:span><text:span text:style-name="T142"> belongs to the same context.</text:span></text:p>
          </table:table-cell>
        </table:table-row>
        <table:table-row table:style-name="Table60.24">
          <table:table-cell table:style-name="Table60.A11"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60.B11" office:value-type="string">
            <text:p text:style-name="P184">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style-name="Table60.25">
          <table:table-cell table:style-name="Table60.A2" office:value-type="string">
            <text:p text:style-name="P172"><text:span text:style-name="Source_20_Text"><text:span text:style-name="T115">/</text:span></text:span><text:span text:style-name="Source_20_Text"><text:span text:style-name="T189">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192">Use </text:span></text:span><text:span text:style-name="Source_20_Text"><text:span text:style-name="T193">*</text:span></text:span><text:span text:style-name="Source_20_Text"><text:span text:style-name="T192"> as multiple character wildcards, and </text:span></text:span><text:span text:style-name="Source_20_Text"><text:span text:style-name="T193">?</text:span></text:span><text:span text:style-name="Source_20_Text"><text:span text:style-name="T192"> as single character wildcards.</text:span></text:span></text:p>
          </table:table-cell>
        </table:table-row>
        <table:table-row table:style-name="Table60.26">
          <table:table-cell table:style-name="Table60.A11" office:value-type="string">
            <text:p text:style-name="P172"><text:span text:style-name="Source_20_Text"><text:span text:style-name="T194">insert FILE [FILE...]</text:span></text:span></text:p>
          </table:table-cell>
          <table:table-cell table:style-name="Table60.B11" office:value-type="string">
            <text:p text:style-name="P186"><text:span text:style-name="Source_20_Text"><text:span text:style-name="T195">Inserts the contents of </text:span></text:span><text:span text:style-name="Source_20_Text"><text:span text:style-name="T196">FILE</text:span></text:span><text:span text:style-name="Source_20_Text"><text:span text:style-name="T195"> where it appears in the script. </text:span></text:span><text:span text:style-name="Source_20_Text"><text:span text:style-name="T196">FILE</text:span></text:span><text:span text:style-name="Source_20_Text"><text:span text:style-name="T195"> should be a MERK script. </text:span></text:span><text:span text:style-name="Source_20_Text"><text:span text:style-name="T197">If a filename contains spaces, put it in quotation marks.</text:span></text:span><text:span text:style-name="Source_20_Text"><text:span text:style-name="T195"> </text:span></text:span><text:span text:style-name="Source_20_Text"><text:span text:style-name="T198">Multiple files can be passed as arguments. </text:span></text:span><text:span text:style-name="Source_20_Text"><text:span text:style-name="T195">Can only be called from scripts.</text:span></text:span></text:p>
          </table:table-cell>
        </table:table-row>
        <table:table-row>
          <table:table-cell table:style-name="Table60.A2" office:value-type="string">
            <text:p text:style-name="Table_20_Contents"><text:span text:style-name="Source_20_Text"><text:span text:style-name="T115">/ma</text:span></text:span><text:span text:style-name="Source_20_Text"><text:span text:style-name="T199">cro NAME SCRIP</text:span></text:span><text:span text:style-name="Source_20_Text"><text:span text:style-name="T200">T [USAGE] [HELP]</text:span></text:span></text:p>
          </table:table-cell>
          <table:table-cell table:style-name="Table60.B2" office:value-type="string">
            <text:p text:style-name="P187">Creates a macro, executable with <text:span text:style-name="T16">/NAME</text:span>, that executes <text:span text:style-name="T16">SCRIPT</text:span><text:span text:style-name="T160">. </text:span><text:span text:style-name="T201">USAGE</text:span><text:span text:style-name="T202"> and </text:span><text:span text:style-name="T201">HELP</text:span><text:span text:style-name="T202"> are used for the command list displayed with <text:s/></text:span><text:span text:style-name="T201">/help</text:span><text:span text:style-name="T202">.</text:span></text:p>
          </table:table-cell>
        </table:table-row>
        <table:table-row>
          <table:table-cell table:style-name="Table60.A2" office:value-type="string">
            <text:p text:style-name="Table_20_Contents"><text:span text:style-name="Source_20_Text"><text:span text:style-name="T115">/max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62">Max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min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88">Min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6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 <text:span text:style-name="T141">SERVER</text:span> is optional if <text:span text:style-name="T141">WINDOW</text:span> belongs to the same context.</text:p>
          </table:table-cell>
        </table:table-row>
        <table:table-row>
          <table:table-cell table:style-name="Table60.A2" office:value-type="string">
            <text:p text:style-name="Table_20_Contents"><text:span text:style-name="Source_20_Text"><text:span text:style-name="T115">/m</text:span></text:span><text:span text:style-name="Source_20_Text"><text:span text:style-name="T208">sgbox MESSAGE...</text:span></text:span></text:p>
          </table:table-cell>
          <table:table-cell table:style-name="Table60.B2" office:value-type="string">
            <text:p text:style-name="P162">Displays a messagebox with a short message</text:p>
          </table:table-cell>
        </table:table-row>
        <table:table-row table:style-name="Table60.32">
          <table:table-cell table:style-name="Table60.A11" office:value-type="string">
            <text:p text:style-name="Table_20_Contents"><text:span text:style-name="Source_20_Text"><text:span text:style-name="T209">only WINDOW...</text:span></text:span></text:p>
          </table:table-cell>
          <table:table-cell table:style-name="Table60.B11" office:value-type="string">
            <text:p text:style-name="P190">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5">/play FILENAME</text:span></text:span></text:p>
          </table:table-cell>
          <table:table-cell table:style-name="Table60.B2" office:value-type="string">
            <text:p text:style-name="P162">Plays a WAV file</text:p>
          </table:table-cell>
        </table:table-row>
        <table:table-row>
          <table:table-cell table:style-name="Table60.A2" office:value-type="string">
            <text:p text:style-name="Table_20_Contents"><text:span text:style-name="Source_20_Text"><text:span text:style-name="T115">/print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 to <text:span text:style-name="T211">a</text:span> window</text:p>
          </table:table-cell>
        </table:table-row>
        <table:table-row>
          <table:table-cell table:style-name="Table60.A2" office:value-type="string">
            <text:p text:style-name="Table_20_Contents"><text:span text:style-name="Source_20_Text"><text:span text:style-name="T115">/print</text:span></text:span><text:span text:style-name="Source_20_Text"><text:span text:style-name="T212">s</text:span></text:span><text:span text:style-name="Source_20_Text"><text:span text:style-name="T115">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span text:style-name="T213">a system message</text:span> to <text:span text:style-name="T211">a</text:span> window</text:p>
          </table:table-cell>
        </table:table-row>
        <table:table-row>
          <table:table-cell table:style-name="Table60.A2" office:value-type="string">
            <text:p text:style-name="Table_20_Contents"><text:span text:style-name="Source_20_Text"><text:span text:style-name="T115">/pri</text:span></text:span><text:span text:style-name="Source_20_Text"><text:span text:style-name="T214">vate NICKNAME </text:span></text:span><text:span text:style-name="Source_20_Text"><text:span text:style-name="T215">[MESSAGE]</text:span></text:span></text:p>
          </table:table-cell>
          <table:table-cell table:style-name="Table60.B2" office:value-type="string">
            <text:p text:style-name="P191">Opens a private chat <text:span text:style-name="T216">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5">/</text:span></text:span><text:span text:style-name="Source_20_Text"><text:span text:style-name="T217">random ALIAS LOW HIGH</text:span></text:span></text:p>
          </table:table-cell>
          <table:table-cell table:style-name="Table60.B2" office:value-type="string">
            <text:p text:style-name="P192">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7">/</text:span></text:span><text:span text:style-name="Source_20_Text"><text:span text:style-name="T218">re</text:span></text:span><text:span text:style-name="Source_20_Text"><text:span text:style-name="T147">connect SERVER [PORT] [PASSWORD]</text:span></text:span></text:p>
          </table:table-cell>
          <table:table-cell table:style-name="Table60.B2" office:value-type="string">
            <text:p text:style-name="P162">Connects to an IRC server, <text:span text:style-name="T219">reconnecting on disconnection</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text:span text:style-name="T219">reconnecting on disconnectio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22">rem [TEXT...]</text:span></text:span></text:p>
          </table:table-cell>
          <table:table-cell table:style-name="Table60.B2" office:value-type="string">
            <text:p text:style-name="P194">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60.B2" office:value-type="string">
            <text:p text:style-name="P189">Resizes a subwindow. <text:span text:style-name="T141">SERVER</text:span> is optional if <text:span text:style-name="T141">WINDOW</text:span> belongs to the same context.</text:p>
          </table:table-cell>
        </table:table-row>
        <table:table-row table:style-name="Table60.42">
          <table:table-cell table:style-name="Table60.A11" office:value-type="string">
            <text:p text:style-name="P195"><text:span text:style-name="Source_20_Text"><text:span text:style-name="T149">re</text:span></text:span><text:span text:style-name="Source_20_Text"><text:span text:style-name="T225">strict channel|server|private</text:span></text:span></text:p>
          </table:table-cell>
          <table:table-cell table:style-name="Table60.B11" office:value-type="string">
            <text:p text:style-name="P196">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5">/restore [SERVER] </text:span></text:span><text:span text:style-name="Source_20_Text"><text:span text:style-name="T227">[</text:span></text:span><text:span text:style-name="Source_20_Text"><text:span text:style-name="T115">WINDOW</text:span></text:span><text:span text:style-name="Source_20_Text"><text:span text:style-name="T227">]</text:span></text:span></text:p>
          </table:table-cell>
          <table:table-cell table:style-name="Table60.B2" office:value-type="string">
            <text:p text:style-name="P197">Restores a <text:span text:style-name="T228">sub</text:span>window<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style-name="Table60.44">
          <table:table-cell table:style-name="Table60.A2" office:value-type="string">
            <text:p text:style-name="Table_20_Contents"><text:span text:style-name="Source_20_Text"><text:span text:style-name="T115">/</text:span></text:span><text:span text:style-name="Source_20_Text"><text:span text:style-name="T229">s FILENAME [ARGUMENTS]</text:span></text:span></text:p>
          </table:table-cell>
          <table:table-cell table:style-name="Table60.B2" office:value-type="string">
            <text:p text:style-name="P198">A shortcut for the <text:span text:style-name="T16">/script</text:span> command.</text:p>
          </table:table-cell>
        </table:table-row>
        <table:table-row>
          <table:table-cell table:style-name="Table60.A2" office:value-type="string">
            <text:p text:style-name="Table_20_Contents"><text:span text:style-name="Source_20_Text"><text:span text:style-name="T115">/script FILENAME </text:span></text:span><text:span text:style-name="Source_20_Text"><text:span text:style-name="T230">[ARGUMENTS]</text:span></text:span></text:p>
          </table:table-cell>
          <table:table-cell table:style-name="Table60.B2" office:value-type="string">
            <text:p text:style-name="P162">Executes a list of commands in a file. <text:span text:style-name="T231">If the script has a file extension of </text:span><text:span text:style-name="T232">.merk</text:span><text:span text:style-name="T231">, it may be omitted from </text:span><text:span text:style-name="T232">FILENAME</text:span><text:span text:style-name="T231">.</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33">shell ALIAS COMMAND...</text:span></text:span></text:p>
          </table:table-cell>
          <table:table-cell table:style-name="Table60.B2" office:value-type="string">
            <text:p text:style-name="P199">Executes an external program, and stores the <text:span text:style-name="T234">output</text:span> in an alias</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7">show </text:span></text:span><text:span text:style-name="Source_20_Text"><text:span text:style-name="T178">[SERVER] </text:span></text:span><text:span text:style-name="Source_20_Text"><text:span text:style-name="T235">[WINDOW]</text:span></text:span></text:p>
          </table:table-cell>
          <table:table-cell table:style-name="Table60.B2" office:value-type="string">
            <text:p text:style-name="P182">Shows <text:span text:style-name="T236">a</text:span> subwindow, if hidden; otherwise, shifts focus to that <text:span text:style-name="T237">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60.B2" office:value-type="string">
            <text:p text:style-name="P162"><text:span text:style-name="T239">Opens a window's text style editor</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40">un</text:span></text:span><text:span text:style-name="Source_20_Text"><text:span text:style-name="T115">alias TOKEN</text:span></text:span></text:p>
          </table:table-cell>
          <table:table-cell table:style-name="Table60.B2" office:value-type="string">
            <text:p text:style-name="Table_20_Contents"><text:span text:style-name="T241">Deletes the</text:span><text:span text:style-name="T4"> alias referenced by </text:span><text:span text:style-name="Source_20_Text"><text:span text:style-name="T130">$TOKEN</text:spa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60.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row table:style-name="Table60.51">
          <table:table-cell table:style-name="Table60.A2" office:value-type="string">
            <text:p text:style-name="P172"><text:span text:style-name="Source_20_Text"><text:span text:style-name="T115">/</text:span></text:span><text:span text:style-name="Source_20_Text"><text:span text:style-name="T189">un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Un-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244">To un-hide all users, use </text:span></text:span><text:span text:style-name="Source_20_Text"><text:span text:style-name="T245">*</text:span></text:span><text:span text:style-name="Source_20_Text"><text:span text:style-name="T244"> as the argument.</text:span></text:span></text:p>
          </table:table-cell>
        </table:table-row>
        <table:table-row table:style-name="Table60.52">
          <table:table-cell table:style-name="Table60.A11" office:value-type="string">
            <text:p text:style-name="P172"><text:span text:style-name="Source_20_Text"><text:span text:style-name="T246">usage</text:span></text:span><text:span text:style-name="Source_20_Text"><text:span text:style-name="T149"> </text:span></text:span><text:span text:style-name="Source_20_Text"><text:span text:style-name="T246">NUMBER [MESSAGE...]</text:span></text:span></text:p>
          </table:table-cell>
          <table:table-cell table:style-name="Table60.B11" office:value-type="string">
            <text:p text:style-name="P201"><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and displays </text:span></text:span><text:span text:style-name="Source_20_Text"><text:span text:style-name="T249">MESSAGE</text:span></text:span><text:span text:style-name="Source_20_Text"><text:span text:style-name="T248">.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5">/</text:span></text:span><text:span text:style-name="Source_20_Text"><text:span text:style-name="T251">user</text:span></text:span><text:span text:style-name="Source_20_Text"><text:span text:style-name="T115"> [SETTING] [VALUE...]</text:span></text:span></text:p>
          </table:table-cell>
          <table:table-cell table:style-name="Table60.B2" office:value-type="string">
            <text:p text:style-name="P162">Changes a <text:span text:style-name="T252">user </text:span>setting, or searches and displays one or all settings in the <text:span text:style-name="T252">user</text:span> file. <text:span text:style-name="T252">Pass </text:span><text:span text:style-name="T253">*</text:span><text:span text:style-name="T252"> as </text:span><text:span text:style-name="T253">VALUE</text:span><text:span text:style-name="T252"> to set a setting as blank</text:span></text:p>
          </table:table-cell>
        </table:table-row>
        <table:table-row table:style-name="Table60.54">
          <table:table-cell table:style-name="Table60.A11" office:value-type="string">
            <text:p text:style-name="Table_20_Contents"><text:span text:style-name="Source_20_Text"><text:span text:style-name="T149">wait SECONDS</text:span></text:span></text:p>
          </table:table-cell>
          <table:table-cell table:style-name="Table60.B11" office:value-type="string">
            <text:p text:style-name="Table_20_Contents"><text:span text:style-name="T150">Pauses script execution for </text:span><text:span text:style-name="Source_20_Text"><text:span text:style-name="T150">SECONDS</text:span></text:span><text:span text:style-name="T150">; can only be called from scripts</text:span></text:p>
          </table:table-cell>
        </table:table-row>
        <text:soft-page-break/>
        <table:table-row>
          <table:table-cell table:style-name="Table6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6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restart</text:span><text:span text:style-name="T265">, </text:span><text:span text:style-name="T266">cascade</text:span><text:span text:style-name="T267">,</text:span><text:span text:style-name="T268"> </text:span><text:span text:style-name="T266">tile</text:span><text:span text:style-name="T160">, </text:span><text:span text:style-name="T269">next</text:span><text:span text:style-name="T270">, </text:span><text:span text:style-name="T269">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5">/xconnect SERVER [PORT] [PASSWORD]</text:span></text:span></text:p>
          </table:table-cell>
          <table:table-cell table:style-name="Table60.B2" office:value-type="string">
            <text:p text:style-name="P162">Connects to an IRC server &amp; executes connection script</text:p>
          </table:table-cell>
        </table:table-row>
        <table:table-row>
          <table:table-cell table:style-name="Table60.A2" office:value-type="string">
            <text:p text:style-name="Table_20_Contents"><text:span text:style-name="Source_20_Text"><text:span text:style-name="T220">/xconnectssl SERVER [PORT] [PASSWORD]</text:span></text:span></text:p>
          </table:table-cell>
          <table:table-cell table:style-name="Table60.B2" office:value-type="string">
            <text:p text:style-name="P162">Connects to an IRC server via SSL &amp; executes connection script</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 SERVER [PORT] [PASSWORD]</text:span></text:span></text:p>
          </table:table-cell>
          <table:table-cell table:style-name="Table60.B2" office:value-type="string">
            <text:p text:style-name="P162">Connects to an IRC server &amp; executes connection script, <text:span text:style-name="T219">reconnecting on disconnection</text:span></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amp; executes connection script, <text:span text:style-name="T21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4">Command</text:p>
            </table:table-cell>
            <table:table-cell table:style-name="Table15.B1" office:value-type="string">
              <text:p text:style-name="P204">Description</text:p>
            </table:table-cell>
          </table:table-row>
        </table:table-header-rows>
        <table:table-row>
          <table:table-cell table:style-name="Table15.A2" office:value-type="string">
            <text:p text:style-name="Table_20_Contents"><text:span text:style-name="Source_20_Text"><text:span text:style-name="T271">context</text:span></text:span><text:span text:style-name="Source_20_Text"><text:span text:style-name="T115"> WINDOW_NAME</text:span></text:span></text:p>
          </table:table-cell>
          <table:table-cell table:style-name="Table15.B2" office:value-type="string">
            <text:p text:style-name="Table_20_Contents"><text:span text:style-name="T4">Moves execution of the script to </text:span><text:span text:style-name="Source_20_Text"><text:span text:style-name="T130">WINDOW_NAME</text:span></text:span><text:span text:style-name="T4">; can only be called from scripts</text:span></text:p>
          </table:table-cell>
        </table:table-row>
        <table:table-row>
          <table:table-cell table:style-name="Table15.A2" office:value-type="string">
            <text:p text:style-name="P172"><text:span text:style-name="Source_20_Text"><text:span text:style-name="T272">end</text:span></text:span></text:p>
          </table:table-cell>
          <table:table-cell table:style-name="Table15.B2" office:value-type="string">
            <text:p text:style-name="P174"><text:span text:style-name="Source_20_Text"><text:span text:style-name="T27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4">exclude</text:span></text:span><text:span text:style-name="Source_20_Text"><text:span text:style-name="T275"> WINDOW...</text:span></text:span></text:p>
          </table:table-cell>
          <table:table-cell table:style-name="Table15.B2" office:value-type="string">
            <text:p text:style-name="P205"><text:span text:style-name="T276">Prevents</text:span> a script <text:span text:style-name="T277">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15.B2" office:value-type="string">
            <text:p text:style-name="P206">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table-cell table:style-name="Table15.A2" office:value-type="string">
            <text:p text:style-name="P207"><text:span text:style-name="Source_20_Text"><text:span text:style-name="T171">goto LINE_NUMBER</text:span></text:span></text:p>
          </table:table-cell>
          <table:table-cell table:style-name="Table15.B2" office:value-type="string">
            <text:p text:style-name="P179"><text:span text:style-name="Source_20_Text"><text:span text:style-name="T191">Moves execution of the script to </text:span></text:span><text:span text:style-name="Source_20_Text"><text:span text:style-name="T172">LINE_NUMBER</text:span></text:span><text:span text:style-name="Source_20_Text"><text:span text:style-name="T191">. The only script-only command that can be issued from an </text:span></text:span><text:span text:style-name="Source_20_Text"><text:span text:style-name="T172">if</text:span></text:span><text:span text:style-name="Source_20_Text"><text:span text:style-name="T191"> command. Can only be called from scripts.</text:span></text:span></text:p>
          </table:table-cell>
        </table:table-row>
        <table:table-row>
          <table:table-cell table:style-name="Table15.A2"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15.B2" office:value-type="string">
            <text:p text:style-name="P181">Halts a script's execution, and displays an error <text:span text:style-name="T17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8">insert FILE [FILE...]</text:span></text:span></text:p>
          </table:table-cell>
          <table:table-cell table:style-name="Table15.B2" office:value-type="string">
            <text:p text:style-name="P208"><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279">If a filename contains spaces, put it in quotation marks. </text:span></text:span><text:span text:style-name="Source_20_Text"><text:span text:style-name="T28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5">only WINDOW...</text:span></text:span></text:p>
          </table:table-cell>
          <table:table-cell table:style-name="Table15.B2" office:value-type="string">
            <text:p text:style-name="P205">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5"><text:span text:style-name="Source_20_Text"><text:span text:style-name="T115">re</text:span></text:span><text:span text:style-name="Source_20_Text"><text:span text:style-name="T281">strict channel|server|private</text:span></text:span></text:p>
          </table:table-cell>
          <table:table-cell table:style-name="Table15.B2" office:value-type="string">
            <text:p text:style-name="P209">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15.A2" office:value-type="string">
            <text:p text:style-name="P172"><text:span text:style-name="Source_20_Text"><text:span text:style-name="T230">usage NUMBER [MESSAGE...]</text:span></text:span></text:p>
          </table:table-cell>
          <table:table-cell table:style-name="Table15.B2" office:value-type="string">
            <text:p text:style-name="P210"><text:span text:style-name="Source_20_Text"><text:span text:style-name="T282">Prevents</text:span></text:span><text:span text:style-name="Source_20_Text"><text:span text:style-name="T283"> a script </text:span></text:span><text:span text:style-name="Source_20_Text"><text:span text:style-name="T282">from running</text:span></text:span><text:span text:style-name="Source_20_Text"><text:span text:style-name="T283"> unless </text:span></text:span><text:span text:style-name="Source_20_Text"><text:span text:style-name="T284">NUMBER</text:span></text:span><text:span text:style-name="Source_20_Text"><text:span text:style-name="T283"> </text:span></text:span><text:span text:style-name="Source_20_Text"><text:span text:style-name="T285">or more </text:span></text:span><text:span text:style-name="Source_20_Text"><text:span text:style-name="T283">arguments are passed to it, displaying </text:span></text:span><text:span text:style-name="Source_20_Text"><text:span text:style-name="T284">MESSAGE</text:span></text:span><text:span text:style-name="Source_20_Text"><text:span text:style-name="T273">. </text:span></text:span><text:span text:style-name="Source_20_Text"><text:span text:style-name="T283">Can only be called from scripts.</text:span></text:span></text:p>
          </table:table-cell>
        </table:table-row>
        <table:table-row table:style-name="Table15.12">
          <table:table-cell table:style-name="Table15.A2" office:value-type="string">
            <text:p text:style-name="Table_20_Contents"><text:span text:style-name="Source_20_Text"><text:span text:style-name="T115">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1">These commands can be called without specifying the channel, chat, or window they are for. They will run in the current context. <text:span text:style-name="T28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2">Command</text:p>
            </table:table-cell>
            <table:table-cell table:style-name="Table17.B1" office:value-type="string">
              <text:p text:style-name="P212">Description</text:p>
            </table:table-cell>
          </table:table-row>
        </table:table-header-rows>
        <table:table-row>
          <table:table-cell table:style-name="Table17.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17.B2" office:value-type="string">
            <text:p text:style-name="P213">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17.A2" office:value-type="string">
            <text:p text:style-name="Table_20_Contents"><text:span text:style-name="Source_20_Text"><text:span text:style-name="T115">/clear</text:span></text:span></text:p>
          </table:table-cell>
          <table:table-cell table:style-name="Table17.B2" office:value-type="string">
            <text:p text:style-name="P162">Clears <text:span text:style-name="T287">the current</text:span> window's chat display</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43">close</text:span></text:span></text:p>
          </table:table-cell>
          <table:table-cell table:style-name="Table17.B2" office:value-type="string">
            <text:p text:style-name="P162">Cl<text:span text:style-name="T144">oses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68">focus</text:span></text:span></text:p>
          </table:table-cell>
          <table:table-cell table:style-name="Table17.B2" office:value-type="string">
            <text:p text:style-name="P162"><text:span text:style-name="T169">Sets focus on</text:span><text:span text:style-name="T144">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77">hide</text:span></text:span></text:p>
          </table:table-cell>
          <table:table-cell table:style-name="Table17.B2" office:value-type="string">
            <text:p text:style-name="P214">Hides the current subwindow</text:p>
          </table:table-cell>
        </table:table-row>
        <table:table-row>
          <table:table-cell table:style-name="Table17.A7" office:value-type="string">
            <text:p text:style-name="Table_20_Contents"><text:span text:style-name="Source_20_Text"><text:span text:style-name="T115">/invite NICKNAME</text:span></text:span></text:p>
          </table:table-cell>
          <table:table-cell table:style-name="Table17.B7" office:value-type="string">
            <text:p text:style-name="P162">Sends a channel invitation <text:span text:style-name="T288">to the current channel</text:span></text:p>
          </table:table-cell>
        </table:table-row>
        <table:table-row>
          <table:table-cell table:style-name="Table17.A7" office:value-type="string">
            <text:p text:style-name="Table_20_Contents"><text:span text:style-name="Source_20_Text"><text:span text:style-name="T115">/kick NICKNAME [MESSAGE]</text:span></text:span></text:p>
          </table:table-cell>
          <table:table-cell table:style-name="Table17.B7" office:value-type="string">
            <text:p text:style-name="P162">Kicks a user from <text:span text:style-name="T288">the</text:span> channel</text:p>
          </table:table-cell>
        </table:table-row>
        <table:table-row>
          <table:table-cell table:style-name="Table17.A2" office:value-type="string">
            <text:p text:style-name="Table_20_Contents"><text:span text:style-name="Source_20_Text"><text:span text:style-name="T115">/maximize</text:span></text:span></text:p>
          </table:table-cell>
          <table:table-cell table:style-name="Table17.B2" office:value-type="string">
            <text:p text:style-name="P162">Maximizes <text:span text:style-name="T142">the current subwindow</text:span></text:p>
          </table:table-cell>
        </table:table-row>
        <table:table-row>
          <table:table-cell table:style-name="Table17.A7" office:value-type="string">
            <text:p text:style-name="Table_20_Contents"><text:span text:style-name="Source_20_Text"><text:span text:style-name="T115">/me MESSAGE...</text:span></text:span></text:p>
          </table:table-cell>
          <table:table-cell table:style-name="Table17.B7" office:value-type="string">
            <text:p text:style-name="P162">Sends a CTCP action message to the current chat</text:p>
          </table:table-cell>
        </table:table-row>
        <table:table-row>
          <table:table-cell table:style-name="Table17.A2" office:value-type="string">
            <text:p text:style-name="P215"><text:span text:style-name="Source_20_Text"><text:span text:style-name="T115">/m</text:span></text:span><text:span text:style-name="Source_20_Text"><text:span text:style-name="T289">inimize</text:span></text:span></text:p>
          </table:table-cell>
          <table:table-cell table:style-name="Table17.B2" office:value-type="string">
            <text:p text:style-name="P216">Minimizes <text:span text:style-name="T142">the current subwindow</text:span></text:p>
          </table:table-cell>
        </table:table-row>
        <table:table-row>
          <table:table-cell table:style-name="Table17.A7" office:value-type="string">
            <text:p text:style-name="Table_20_Contents"><text:span text:style-name="Source_20_Text"><text:span text:style-name="T115">/mode MODE...</text:span></text:span></text:p>
          </table:table-cell>
          <table:table-cell table:style-name="Table17.B7" office:value-type="string">
            <text:p text:style-name="P162">Sets a mode on <text:span text:style-name="T288">the current channel</text:span></text:p>
          </table:table-cell>
        </table:table-row>
        <table:table-row>
          <table:table-cell table:style-name="Table17.A13"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17.B13" office:value-type="string">
            <text:p text:style-name="P189"><text:span text:style-name="T206">Moves</text:span> <text:span text:style-name="T206">the current</text:span>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17.A7" office:value-type="string">
            <text:p text:style-name="Table_20_Contents"><text:span text:style-name="Source_20_Text"><text:span text:style-name="T115">/part [MESSAGE]</text:span></text:span></text:p>
          </table:table-cell>
          <table:table-cell table:style-name="Table17.B7" office:value-type="string">
            <text:p text:style-name="P162">Leaves <text:span text:style-name="T288">the</text:span> channel</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0">print TEXT...</text:span></text:span></text:p>
          </table:table-cell>
          <table:table-cell table:style-name="Table17.B2" office:value-type="string">
            <text:p text:style-name="P217">Prints text to the current window</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0">prints TEXT...</text:span></text:span></text:p>
          </table:table-cell>
          <table:table-cell table:style-name="Table17.B2" office:value-type="string">
            <text:p text:style-name="P217">Prints a system message to the current window</text:p>
          </table:table-cell>
        </table:table-row>
        <table:table-row>
          <table:table-cell table:style-name="Table17.A2" office:value-type="string">
            <text:p text:style-name="P215"><text:span text:style-name="Source_20_Text"><text:span text:style-name="T115">/</text:span></text:span><text:span text:style-name="Source_20_Text"><text:span text:style-name="T205">resize WIDTH HEIGHT</text:span></text:span></text:p>
          </table:table-cell>
          <table:table-cell table:style-name="Table17.B2" office:value-type="string">
            <text:p text:style-name="P216"><text:span text:style-name="T291">Resizes</text:span> <text:span text:style-name="T292">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289">restore</text:span></text:span></text:p>
          </table:table-cell>
          <table:table-cell table:style-name="Table17.B2" office:value-type="string">
            <text:p text:style-name="P216">Restores <text:span text:style-name="T292">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177">show</text:span></text:span></text:p>
          </table:table-cell>
          <table:table-cell table:style-name="Table17.B2" office:value-type="string">
            <text:p text:style-name="P214">Shows the current subwindow, if hidden</text:p>
          </table:table-cell>
        </table:table-row>
        <table:table-row>
          <table:table-cell table:style-name="Table17.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17.B2" office:value-type="string">
            <text:p text:style-name="P162"><text:span text:style-name="T239">Opens a window's text style editor</text:span>.</text:p>
          </table:table-cell>
        </table:table-row>
        <table:table-row table:style-name="Table17.21">
          <table:table-cell table:style-name="Table17.A7" office:value-type="string">
            <text:p text:style-name="Table_20_Contents"><text:span text:style-name="Source_20_Text"><text:span text:style-name="T115">/topic NEW_TOPIC</text:span></text:span></text:p>
          </table:table-cell>
          <table:table-cell table:style-name="Table17.B7" office:value-type="string">
            <text:p text:style-name="P162">Sets <text:span text:style-name="T288">the current</text:span> channel'<text:span text:style-name="T288">s</text:span> topic</text:p>
          </table:table-cell>
        </table:table-row>
        <table:table-row table:style-name="Table17.21">
          <table:table-cell table:style-name="Table17.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17.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3">Subwindow </text:span><text:span text:style-name="T294">and Window </text:span><text:span text:style-name="T293">Management</text:span> Commands<text:bookmark-end text:name="__RefHeading___Toc2563_3187777835 Copy 1"/></text:h>
      <text:p text:style-name="P218">These commands <text:span text:style-name="T294">are used to manipulate both the main application window, and the subwindows it contains. For all of these commands except for </text:span><text:span text:style-name="T295">/window</text:span><text:span text:style-name="T294">, if the </text:span><text:span text:style-name="T295">SERVER</text:span><text:span text:style-name="T294"> and </text:span><text:span text:style-name="T295">WINDOW</text:span><text:span text:style-name="T29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9">Command</text:p>
            </table:table-cell>
            <table:table-cell table:style-name="Table50.B1" office:value-type="string">
              <text:p text:style-name="P219">Description</text:p>
            </table:table-cell>
          </table:table-row>
        </table:table-header-rows>
        <table:table-row>
          <table:table-cell table:style-name="Table50.A2" office:value-type="string">
            <text:p text:style-name="P220"><text:span text:style-name="Source_20_Text"><text:span text:style-name="T115">/</text:span></text:span><text:span text:style-name="Source_20_Text"><text:span text:style-name="T143">close </text:span></text:span><text:span text:style-name="Source_20_Text"><text:span text:style-name="T296">[SERVER] [WINDOW]</text:span></text:span></text:p>
          </table:table-cell>
          <table:table-cell table:style-name="Table50.B2" office:value-type="string">
            <text:p text:style-name="P221">Cl<text:span text:style-name="T144">oses </text:span><text:span text:style-name="T293">a</text:span><text:span text:style-name="T144"> subwindow</text:span></text:p>
          </table:table-cell>
        </table:table-row>
        <table:table-row>
          <table:table-cell table:style-name="Table50.A2" office:value-type="string">
            <text:p text:style-name="P220"><text:span text:style-name="Source_20_Text"><text:span text:style-name="T115">/</text:span></text:span><text:span text:style-name="Source_20_Text"><text:span text:style-name="T168">focus</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text:span text:style-name="T169">Sets focus on</text:span> <text:span text:style-name="T297">a</text:span>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177">hid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Hides <text:span text:style-name="T297">a</text:span> subwindow</text:p>
          </table:table-cell>
        </table:table-row>
        <table:table-row>
          <table:table-cell table:style-name="Table50.A2" office:value-type="string">
            <text:p text:style-name="P223"><text:span text:style-name="Source_20_Text"><text:span text:style-name="T115">/maximiz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1">Maximizes a window</text:p>
          </table:table-cell>
        </table:table-row>
        <table:table-row>
          <table:table-cell table:style-name="Table50.A2" office:value-type="string">
            <text:p text:style-name="P223"><text:span text:style-name="Source_20_Text"><text:span text:style-name="T115">/m</text:span></text:span><text:span text:style-name="Source_20_Text"><text:span text:style-name="T289">inimiz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4">Minimizes a window</text:p>
          </table:table-cell>
        </table:table-row>
        <table:table-row>
          <table:table-cell table:style-name="Table5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5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50.A2" office:value-type="string">
            <text:p text:style-name="P225"><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50.B2" office:value-type="string">
            <text:p text:style-name="P226">Resizes a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289">restore </text:span></text:span><text:span text:style-name="Source_20_Text"><text:span text:style-name="T227">[SERVER] [WINDOW]</text:span></text:span></text:p>
          </table:table-cell>
          <table:table-cell table:style-name="Table50.B2" office:value-type="string">
            <text:p text:style-name="P224">Restores a window</text:p>
          </table:table-cell>
        </table:table-row>
        <table:table-row>
          <table:table-cell table:style-name="Table50.A2" office:value-type="string">
            <text:p text:style-name="P220"><text:span text:style-name="Source_20_Text"><text:span text:style-name="T115">/</text:span></text:span><text:span text:style-name="Source_20_Text"><text:span text:style-name="T177">show</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Shows <text:span text:style-name="T297">a</text:span> subwindow, if hidden</text:p>
          </table:table-cell>
        </table:table-row>
        <table:table-row table:style-name="Table50.11">
          <table:table-cell table:style-name="Table5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5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restart</text:span><text:span text:style-name="T265">, </text:span><text:span text:style-name="T266">cascade</text:span><text:span text:style-name="T267">,</text:span><text:span text:style-name="T268"> </text:span><text:span text:style-name="T266">tile</text:span><text:span text:style-name="T160">, </text:span><text:span text:style-name="T269">next</text:span><text:span text:style-name="T270">, </text:span><text:span text:style-name="T269">previous</text:span>. Call with no arguments to see window information and a list of subwindows.</text:p>
          </table:table-cell>
        </table:table-row>
      </table:table>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228" text:outline-level="2" text:is-list-header="true"><text:bookmark-start text:name="__RefHeading___Toc1697_1383137307"/><text:soft-page-break/><text:span text:style-name="T298">Additional Command Help</text:span><text:bookmark-end text:name="__RefHeading___Toc1697_1383137307"/></text:h>
      <text:list text:style-name="L11">
        <text:list-item>
          <text:p text:style-name="P229"><text:span text:style-name="T16">wait</text:span><text:span text:style-name="T299"> – </text:span><text:span text:style-name="T300">Can only</text:span><text:span text:style-name="T301"> be called from </text:span><text:span text:style-name="T300">scripts</text:span></text:p>
        </text:list-item>
        <text:list-item>
          <text:p text:style-name="P229"><text:span text:style-name="T302">context</text:span><text:span text:style-name="T299"> – </text:span><text:span text:style-name="T300">Can only</text:span><text:span text:style-name="T301"> be called from </text:span><text:span text:style-name="T300">scripts</text:span></text:p>
        </text:list-item>
        <text:list-item>
          <text:p text:style-name="P229"><text:span text:style-name="T303">end</text:span><text:span text:style-name="T299"> – </text:span><text:span text:style-name="T300">Can only</text:span><text:span text:style-name="T301"> be called from </text:span><text:span text:style-name="T300">scripts</text:span></text:p>
        </text:list-item>
        <text:list-item>
          <text:p text:style-name="P229"><text:span text:style-name="T304">usage</text:span><text:span text:style-name="T299"> – </text:span><text:span text:style-name="T300">Can only</text:span><text:span text:style-name="T301"> be called from </text:span><text:span text:style-name="T300">scripts</text:span></text:p>
        </text:list-item>
        <text:list-item>
          <text:p text:style-name="P229"><text:span text:style-name="T305">restrict</text:span><text:span text:style-name="T299"> – </text:span><text:span text:style-name="T300">Can only</text:span><text:span text:style-name="T301"> be called from </text:span><text:span text:style-name="T300">scripts</text:span></text:p>
        </text:list-item>
        <text:list-item>
          <text:p text:style-name="P229"><text:span text:style-name="T306">insert</text:span> – <text:span text:style-name="T106">Can only</text:span><text:span text:style-name="T29"> be called from </text:span><text:span text:style-name="T106">scripts</text:span></text:p>
        </text:list-item>
        <text:list-item>
          <text:p text:style-name="P230"><text:span text:style-name="T307">only</text:span> – <text:span text:style-name="T106">Can only</text:span><text:span text:style-name="T29"> be called from </text:span><text:span text:style-name="T106">scripts</text:span></text:p>
        </text:list-item>
        <text:list-item>
          <text:p text:style-name="P231"><text:span text:style-name="T308">exclude</text:span> – <text:span text:style-name="T106">Can only</text:span><text:span text:style-name="T29"> be called from </text:span><text:span text:style-name="T106">scripts</text:span></text:p>
        </text:list-item>
        <text:list-item>
          <text:p text:style-name="P232"><text:span text:style-name="T309">if</text:span> – <text:span text:style-name="T106">Can only</text:span><text:span text:style-name="T29"> be called from </text:span><text:span text:style-name="T106">scripts</text:span></text:p>
        </text:list-item>
        <text:list-item>
          <text:p text:style-name="P232"><text:span text:style-name="T309">goto</text:span> – <text:span text:style-name="T106">Can only</text:span><text:span text:style-name="T29"> be called from </text:span><text:span text:style-name="T106">scripts</text:span></text:p>
        </text:list-item>
        <text:list-item>
          <text:p text:style-name="P233"><text:span text:style-name="T310">halt</text:span> – <text:span text:style-name="T106">Can only</text:span><text:span text:style-name="T29"> be called from </text:span><text:span text:style-name="T106">scripts</text:span></text:p>
        </text:list-item>
      </text:list>
      <text:p text:style-name="P234"/>
      <text:p text:style-name="P235"><text:span text:style-name="T311">Most commands can be issued in both the text input widget and scripts</text:span>. There are <text:span text:style-name="T312">eleven</text:span> commands, however, that can <text:span text:style-name="T29">only</text:span> be issued in scripts: <text:span text:style-name="T16">wait</text:span>, <text:span text:style-name="T302">context</text:span><text:span text:style-name="T160">, </text:span><text:span text:style-name="T304">usage</text:span><text:span text:style-name="T313">, </text:span><text:span text:style-name="T305">restrict</text:span><text:span text:style-name="T314">,</text:span><text:span text:style-name="T313"> </text:span><text:span text:style-name="T306">insert</text:span><text:span text:style-name="T315">, </text:span><text:span text:style-name="T307">only</text:span><text:span text:style-name="T316">, </text:span><text:span text:style-name="T308">exclude</text:span><text:span text:style-name="T161">, </text:span><text:span text:style-name="T309">if</text:span><text:span text:style-name="T317">, </text:span><text:span text:style-name="T309">goto</text:span><text:span text:style-name="T317">,</text:span><text:span text:style-name="T161"> </text:span><text:span text:style-name="T310">halt</text:span><text:span text:style-name="T318">, </text:span><text:span text:style-name="T319">and </text:span><text:span text:style-name="T320">end</text:span><text:span text:style-name="T319">.</text:span> These <text:span text:style-name="T321">eleven</text:span> commands <text:span text:style-name="T29">cannot</text:span><text:span text:style-name="T30"> be used in the text input widget.</text:span></text:p>
      <text:p text:style-name="P236">Most commands require a context to be executed in (see <text:a xlink:type="simple" xlink:href="#8.3.Context|outline" text:style-name="Internet_20_link" text:visited-style-name="Visited_20_Internet_20_Link"><text:span text:style-name="T106">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2">, </text:span><text:span text:style-name="T323">/maximize</text:span><text:span text:style-name="T322">, </text:span><text:span text:style-name="T323">/minimize</text:span><text:span text:style-name="T324">, </text:span><text:span text:style-name="T325">/</text:span><text:span text:style-name="T326">hide</text:span><text:span text:style-name="T327">, </text:span><text:span text:style-name="T326">/show</text:span><text:span text:style-name="T327">,</text:span><text:span text:style-name="T322"> </text:span><text:span text:style-name="T323">/</text:span><text:span text:style-name="T328">close</text:span><text:span text:style-name="T144">, </text:span><text:span text:style-name="T328">/</text:span><text:span text:style-name="T329">print</text:span><text:span text:style-name="T330">, </text:span><text:span text:style-name="T329">/prints</text:span><text:span text:style-name="T330">, </text:span><text:span text:style-name="T329">/</text:span><text:span text:style-name="T331">resize</text:span><text:span text:style-name="T291">,</text:span><text:span text:style-name="T144"> </text:span><text:span text:style-name="T328">/</text:span><text:span text:style-name="T332">move</text:span><text:span text:style-name="T333">, </text:span><text:span text:style-name="T332">/</text:span><text:span text:style-name="T334">focus</text:span><text:span text:style-name="T335">,</text:span><text:span text:style-name="T333"> </text:span><text:span text:style-name="T322">and </text:span><text:span text:style-name="T323">/restore</text:span>; they will be executed in whatever the current context is, and may not function correctly if the current context does not support that command (for example, calling <text:span text:style-name="T16">/invite</text:span> from a server window). <text:span text:style-name="T311">The only exception is </text:span><text:span text:style-name="T336">/me</text:span><text:span text:style-name="T311">: if called from the text input widget of a channel or private chat window, it will send a CTCP action to the current window, using </text:span><text:span text:style-name="T337">all</text:span><text:span text:style-name="T311"> arguments as the text to send in the message. If </text:span><text:span text:style-name="T336">/me</text:span><text:span text:style-name="T311"> is called from a server window, the first argument specifies the channel or private chat to send the CTCP message to. For example, to send a CTCP message containing "is using MERK" to the </text:span><text:span text:style-name="T336">#merk</text:span><text:span text:style-name="T311"> channel, you could call </text:span><text:span text:style-name="T336">/me #merk is using MERK</text:span><text:span text:style-name="T311"> from a server window. When calling </text:span><text:span text:style-name="T336">/me</text:span><text:span text:style-name="T311"> from a script, </text:span><text:span text:style-name="T337">the command will always send </text:span><text:span text:style-name="T338">to the current chat if running in a channel or private chat window, and must specify the context if running in a server window</text:span><text:span text:style-name="T339">. </text:span><text:span text:style-name="T340">If a context is specified as the first argument to </text:span><text:span text:style-name="T341">/me</text:span><text:span text:style-name="T340">, and the command is executed in a channel or private chat window, the specified context will be sent as part of the CTCP action message.</text:span></text:p>
      <text:p text:style-name="P236"/>
      <text:p text:style-name="P237">The <text:a xlink:type="simple" xlink:href="#8.1.3.goto|outline" text:style-name="Internet_20_link" text:visited-style-name="Visited_20_Internet_20_Link"><text:span text:style-name="T309">goto</text:span> command</text:a> cannot be used to "jump" to a line that contains any script-only command other than <text:span text:style-name="T320">end</text:span>. If the "jumped to" line contains <text:span text:style-name="T29">any</text:span><text:span text:style-name="T30"> script-only command besides </text:span><text:span text:style-name="T342">end</text:span><text:span text:style-name="T30">, the script will display an error and end execution. </text:span><text:span text:style-name="T343">Use the </text:span><text:a xlink:type="simple" xlink:href="#8.1.4./rem|outline" text:style-name="Internet_20_link" text:visited-style-name="Visited_20_Internet_20_Link"><text:span text:style-name="T344">/rem</text:span><text:span text:style-name="T343"> command</text:span></text:a><text:span text:style-name="T343"> for a target line that "does nothing".</text:span></text:p>
      <text:p text:style-name="P238">Most commands that require a numerical argument require an integer; that is, a whole or natural number<text:note text:id="ftn4" text:note-class="footnote"><text:note-citation>4</text:note-citation><text:note-body><text:p text:style-name="Footnote">...<text:span text:style-name="T345">N</text:span>atural numbers are the numbers 0, 1, 2, 3, and so on. <text:a xlink:type="simple" xlink:href="https://en.wikipedia.org/wiki/Natural_number" text:style-name="Internet_20_link" text:visited-style-name="Visited_20_Internet_20_Link"><text:span text:style-name="T345">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5">Wikipedia article on floating-point arithmetic</text:span></text:a></text:p></text:note-body></text:note> as arguments, allowing for fractional numbers: <text:span text:style-name="T346">if</text:span><text:span text:style-name="T347">, </text:span><text:span text:style-name="T16">wait</text:span>, <text:span text:style-name="T16">/delay</text:span>, and <text:span text:style-name="T16">/exit</text:span>. As <text:span text:style-name="T347">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8"><text:line-break/></text:span></text:p>
      <table:table table:name="Table67" table:style-name="Table67">
        <table:table-column table:style-name="Table67.A"/>
        <table:table-row>
          <table:table-cell table:style-name="Table67.A1" office:value-type="string">
            <text:p text:style-name="P239">wait 0.5</text:p>
          </table:table-cell>
        </table:table-row>
      </table:table>
      <text:p text:style-name="P240"/>
      <text:p text:style-name="P241">To convert milliseconds into seconds, divide the number of milliseconds by 1000 to determine the number of seconds. 1 millisecond is 0.001 seconds, 2ms is 0.002 seconds, and so o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
      <text:p text:style-name="P242"/>
      <text:p text:style-name="P242"/>
      <text:p text:style-name="P242"/>
      <text:p text:style-name="P242"/>
      <text:p text:style-name="P242"/>
      <text:p text:style-name="P242"/>
      <text:p text:style-name="P241"/>
      <text:p text:style-name="P241"/>
      <text:p text:style-name="P241"/>
      <text:h text:style-name="Heading_20_3" text:outline-level="3"><text:bookmark-start text:name="__RefHeading___Toc8359_3479806783"/><text:soft-page-break/><text:span text:style-name="T25">goto</text:span><text:bookmark-end text:name="__RefHeading___Toc8359_3479806783"/></text:h>
      <text:p text:style-name="P243">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49">Using the </text:span><text:span text:style-name="T350">insert</text:span><text:span text:style-name="T349"> command can also alter the line count of a script, so </text:span><text:span text:style-name="T16">goto</text:span><text:span text:style-name="T349"> should not be used in scripts that use </text:span><text:span text:style-name="T350">insert</text:span><text:span text:style-name="T349">. </text:span><text:span text:style-name="T351">Instead, if your script has </text:span><text:span text:style-name="T352">insert</text:span><text:span text:style-name="T351"> or comments, execute scripts with </text:span><text:span text:style-name="T352">goto</text:span><text:span text:style-name="T351"> using the </text:span><text:span text:style-name="T352">/script</text:span><text:span text:style-name="T351"> command.</text:span></text:p>
      <text:p text:style-name="P244"><text:span text:style-name="T353">goto</text:span> cannot be used to "jump" to a line that contains a script-only command <text:span text:style-name="T354">other than </text:span><text:span text:style-name="T355">end</text:span>. If <text:span text:style-name="T353">goto</text:span> is used in this way, an error will be raised, and script execution will halt. <text:span text:style-name="T356">The </text:span><text:a xlink:type="simple" xlink:href="#8.1.3.Using the /rem Command|outline" text:style-name="Internet_20_link" text:visited-style-name="Visited_20_Internet_20_Link"><text:span text:style-name="T357">/rem</text:span><text:span text:style-name="T356"> command</text:span></text:a><text:span text:style-name="T356"> can be used as a target, as the command is not a script-only command, and does nothing.</text:span></text:p>
      <text:p text:style-name="P245">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6">1</text:p>
          </table:table-cell>
          <table:table-cell table:style-name="Table66.B1" office:value-type="string">
            <text:p text:style-name="P247">/<text:span text:style-name="T358">print This is the beginning of the script!</text:span></text:p>
          </table:table-cell>
        </table:table-row>
        <table:table-row>
          <table:table-cell table:style-name="Table66.A2" office:value-type="string">
            <text:p text:style-name="P246">2</text:p>
          </table:table-cell>
          <table:table-cell table:style-name="Table66.B2" office:value-type="string">
            <text:p text:style-name="P248">goto 4</text:p>
          </table:table-cell>
        </table:table-row>
        <table:table-row>
          <table:table-cell table:style-name="Table66.A2" office:value-type="string">
            <text:p text:style-name="P246">3</text:p>
          </table:table-cell>
          <table:table-cell table:style-name="Table66.B3" office:value-type="string">
            <text:p text:style-name="P249">/print This line will never be executed.</text:p>
          </table:table-cell>
        </table:table-row>
        <table:table-row table:style-name="Table66.4">
          <table:table-cell table:style-name="Table66.A2" office:value-type="string">
            <text:p text:style-name="P246">4</text:p>
          </table:table-cell>
          <table:table-cell table:style-name="Table66.B4" office:value-type="string">
            <text:p text:style-name="P249">/print This line will ALWAYS be executed!</text:p>
          </table:table-cell>
        </table:table-row>
        <table:table-row table:style-name="Table66.4">
          <table:table-cell table:style-name="Table66.A2" office:value-type="string">
            <text:p text:style-name="P250">5</text:p>
          </table:table-cell>
          <table:table-cell table:style-name="Table66.B5" office:value-type="string">
            <text:p text:style-name="P248">end</text:p>
          </table:table-cell>
        </table:table-row>
      </table:table>
      <text:p text:style-name="P251"><text:line-break/>This script:</text:p>
      <text:list text:style-name="L12">
        <text:list-item>
          <text:p text:style-name="P252">Prints "This is the beginning of the script!" to the current window</text:p>
        </text:list-item>
        <text:list-item>
          <text:p text:style-name="P252">"Jumps" immediately to line 4</text:p>
        </text:list-item>
        <text:list-item>
          <text:p text:style-name="P252">Prints "This line will ALWAYS be executed!" to the current window, which is the result of the command on line 4.</text:p>
        </text:list-item>
        <text:list-item>
          <text:p text:style-name="P252">End the script.<text:line-break/></text:p>
        </text:list-item>
      </text:list>
      <text:p text:style-name="P251">With the <text:span text:style-name="T16">goto</text:span> command in place, line 3 will never be executed, as the <text:span text:style-name="T16">goto</text:span> command skips right over it.</text:p>
      <text:p text:style-name="P253"><text:span text:style-name="T353">goto</text:span> is the only script-only command that can be called from an <text:span text:style-name="T16">if</text:span> command; all other script-only commands are forbidden, and will display an error. </text:p>
      <text:p text:style-name="P254">WARNING!<text:span text:style-name="T107"> There are no protections in place preventing a script from entering an infinite loop</text:span><text:span text:style-name="T107"><text:note text:id="ftn6" text:note-class="footnote"><text:note-citation>6</text:note-citation><text:note-body><text:p text:style-name="Footnote">...<text:span text:style-name="T35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8">Wikipedia</text:span></text:a></text:p></text:note-body></text:note></text:span><text:span text:style-name="T107">. </text:span><text:span text:style-name="T359">goto</text:span><text:span text:style-name="T360"> can lock up or crash MERK.</text:span></text:p>
      <text:p text:style-name="P254"><text:span text:style-name="T107">Please use </text:span><text:span text:style-name="T361">goto</text:span><text:span text:style-name="T107"> carefully and sparingly.</text:span></text:p>
      <text:p text:style-name="P251"/>
      <text:h text:style-name="Heading_20_3" text:outline-level="3" text:is-list-header="true"><text:bookmark-start text:name="__RefHeading___Toc9114_3479806783"/><text:soft-page-break/><text:span text:style-name="T25">if</text:span><text:bookmark-end text:name="__RefHeading___Toc9114_3479806783"/></text:h>
      <text:p text:style-name="P255">The <text:span text:style-name="T16">if</text:span> command allows MERK scripts to have a small amount of flow control<text:note text:id="ftn7" text:note-class="footnote"><text:note-citation>7</text:note-citation><text:note-body><text:p text:style-name="Footnote">...<text:span text:style-name="T362">C</text:span>ontrol flow (or flow of control) describes how execution progresses from one command to the next. <text:a xlink:type="simple" xlink:href="https://en.wikipedia.org/wiki/Control_flow" text:style-name="Internet_20_link" text:visited-style-name="Visited_20_Internet_20_Link"><text:span text:style-name="T362">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3">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6">Operator</text:p>
            </table:table-cell>
            <table:table-cell table:style-name="Table65.B1" office:value-type="string">
              <text:p text:style-name="P256">Description</text:p>
            </table:table-cell>
          </table:table-row>
        </table:table-header-rows>
        <table:table-row>
          <table:table-cell table:style-name="Table65.A2" office:value-type="string">
            <text:p text:style-name="P257">(is)</text:p>
          </table:table-cell>
          <table:table-cell table:style-name="Table65.B2" office:value-type="string">
            <text:p text:style-name="P258">True if the first value is equal to the second value. <text:span text:style-name="T364">Values are treated as strings, and are case in-sensitive.</text:span></text:p>
          </table:table-cell>
        </table:table-row>
        <table:table-row>
          <table:table-cell table:style-name="Table65.A2" office:value-type="string">
            <text:p text:style-name="P257">(not)</text:p>
          </table:table-cell>
          <table:table-cell table:style-name="Table65.B2" office:value-type="string">
            <text:p text:style-name="P259">True if the first value is <text:span text:style-name="T29">not</text:span><text:span text:style-name="T30"> equal to the second value. </text:span><text:span text:style-name="T365">Values are treated as strings, and are case in-sensitive.</text:span></text:p>
          </table:table-cell>
        </table:table-row>
        <table:table-row>
          <table:table-cell table:style-name="Table65.A2" office:value-type="string">
            <text:p text:style-name="P257">(in)</text:p>
          </table:table-cell>
          <table:table-cell table:style-name="Table65.B2" office:value-type="string">
            <text:p text:style-name="P259">True if the first value is contained in the second value; for example, <text:span text:style-name="T16">o (in) pop</text:span> evaluates to true because "pop" has "o" in it. <text:span text:style-name="T364">Values are treated as strings, and are case in-sensitive.</text:span></text:p>
          </table:table-cell>
        </table:table-row>
        <table:table-row>
          <table:table-cell table:style-name="Table65.A2" office:value-type="string">
            <text:p text:style-name="P257">(lt)</text:p>
          </table:table-cell>
          <table:table-cell table:style-name="Table65.B2" office:value-type="string">
            <text:p text:style-name="P258">True if the both values are numbers, and the first value is less than the second value. <text:span text:style-name="T366">If either value is not a number, an error is displayed and script execution stops.</text:span></text:p>
          </table:table-cell>
        </table:table-row>
        <table:table-row>
          <table:table-cell table:style-name="Table65.A2" office:value-type="string">
            <text:p text:style-name="P257">(gt)</text:p>
          </table:table-cell>
          <table:table-cell table:style-name="Table65.B2" office:value-type="string">
            <text:p text:style-name="P260">True if both values are numbers, and the first value if greater than the second value. <text:span text:style-name="T366">If either value is not a number, an error is displayed and script execution stops.</text:span></text:p>
          </table:table-cell>
        </table:table-row>
        <table:table-row>
          <table:table-cell table:style-name="Table65.A2" office:value-type="string">
            <text:p text:style-name="P257">(<text:span text:style-name="T367">eq</text:span>)</text:p>
          </table:table-cell>
          <table:table-cell table:style-name="Table65.B2" office:value-type="string">
            <text:p text:style-name="P260">True if both values are numbers, and the first value i<text:span text:style-name="T367">s equal to</text:span> the second value. <text:span text:style-name="T366">If either value is not a number, an error is displayed and script execution stops.</text:span></text:p>
          </table:table-cell>
        </table:table-row>
        <table:table-row>
          <table:table-cell table:style-name="Table65.A2" office:value-type="string">
            <text:p text:style-name="P257">(<text:span text:style-name="T184">ne</text:span>)</text:p>
          </table:table-cell>
          <table:table-cell table:style-name="Table65.B2" office:value-type="string">
            <text:p text:style-name="P260">True if both values are numbers, and the first value i<text:span text:style-name="T367">s </text:span><text:span text:style-name="T184">not </text:span><text:span text:style-name="T367">equal to</text:span> the second value. <text:span text:style-name="T366">If either value is not a number, an error is displayed and script execution stops.</text:span></text:p>
          </table:table-cell>
        </table:table-row>
      </table:table>
      <text:p text:style-name="P261"><text:line-break/><text:span text:style-name="T41">The first value is passed as the first argument, followed by the </text:span><text:span text:style-name="T368">OPERATOR</text:span><text:span text:style-name="T41">, followed by the second value. All other arguments should contain the command to execute if the comparison is true. </text:span><text:span text:style-name="T369">if</text:span><text:span text:style-name="T370"> can execute almost any command available, with one major exception: </text:span><text:span text:style-name="T369">if</text:span><text:span text:style-name="T371"> cannot execute any script-only command other than </text:span><text:span text:style-name="T372">goto</text:span><text:span text:style-name="T370">. Any attempt to use </text:span><text:span text:style-name="T369">if</text:span><text:span text:style-name="T370"> to execute a script-only command besides </text:span><text:span text:style-name="T372">goto</text:span><text:span text:style-name="T370"> will result in a "Line contains no command" error, and script execution will be halted. </text:span><text:span text:style-name="T373">Remember, </text:span><text:span text:style-name="T372">goto</text:span><text:span text:style-name="T373"> cannot be used to "jump" to a line with a</text:span><text:span text:style-name="T374">ny</text:span><text:span text:style-name="T373"> script-only command </text:span><text:span text:style-name="T374">other than </text:span><text:span text:style-name="T375">end</text:span><text:span text:style-name="T374">.</text:span></text:p>
      <text:p text:style-name="P262">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3">1</text:p>
          </table:table-cell>
          <table:table-cell table:style-name="Table68.B1" office:value-type="string">
            <text:p text:style-name="P264">if merk (is) $_NICKNAME goto <text:span text:style-name="T376">4</text:span></text:p>
          </table:table-cell>
        </table:table-row>
        <table:table-row>
          <table:table-cell table:style-name="Table68.A2" office:value-type="string">
            <text:p text:style-name="P263">2</text:p>
          </table:table-cell>
          <table:table-cell table:style-name="Table68.B2" office:value-type="string">
            <text:p text:style-name="P264">/print "merk" nickname in use, trying to reclaim it…</text:p>
          </table:table-cell>
        </table:table-row>
        <table:table-row>
          <table:table-cell table:style-name="Table68.A2" office:value-type="string">
            <text:p text:style-name="P263">3</text:p>
          </table:table-cell>
          <table:table-cell table:style-name="Table68.B3" office:value-type="string">
            <text:p text:style-name="P264">/reclaim merk</text:p>
          </table:table-cell>
        </table:table-row>
        <table:table-row table:style-name="Table68.4">
          <table:table-cell table:style-name="Table68.A2" office:value-type="string">
            <text:p text:style-name="P263">4</text:p>
          </table:table-cell>
          <table:table-cell table:style-name="Table68.B4" office:value-type="string">
            <text:p text:style-name="P265">end</text:p>
          </table:table-cell>
        </table:table-row>
      </table:table>
      <text:p text:style-name="P266"><text:line-break/>This script:</text:p>
      <text:list text:style-name="L13">
        <text:list-item>
          <text:p text:style-name="P267">Tests if the user's current nickname is <text:span text:style-name="T16">merk</text:span>, and if it is, <text:span text:style-name="T377">calls </text:span><text:span text:style-name="T378">goto</text:span><text:span text:style-name="T377"> to </text:span>move execution to line 4, which ends the script</text:p>
        </text:list-item>
        <text:list-item>
          <text:p text:style-name="P267">Prints a message to the user telling them that the script is going to use the /reclaim command</text:p>
        </text:list-item>
        <text:list-item>
          <text:p text:style-name="P267">Issues the <text:span text:style-name="T16">/reclaim</text:span> command to reclaim the <text:span text:style-name="T16">merk</text:span> nickname</text:p>
        </text:list-item>
        <text:list-item>
          <text:p text:style-name="P267">Ends the script</text:p>
        </text:list-item>
      </text:list>
      <text:p text:style-name="P268"><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79">if</text:span><text:span text:style-name="T83"> statement's operator. For example, let's assume that you have a number stored in an alias named </text:span><text:span text:style-name="T379">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9">1</text:p>
          </table:table-cell>
          <table:table-cell table:style-name="Table75.B1" office:value-type="string">
            <text:p text:style-name="P270">if "<text:span text:style-name="T380">$mynum % 2" (eq) 0 goto 4</text:span></text:p>
          </table:table-cell>
        </table:table-row>
        <table:table-row>
          <table:table-cell table:style-name="Table75.A2" office:value-type="string">
            <text:p text:style-name="P269">2</text:p>
          </table:table-cell>
          <table:table-cell table:style-name="Table75.B2" office:value-type="string">
            <text:p text:style-name="P270">/print <text:span text:style-name="T380">$mynum is odd</text:span></text:p>
          </table:table-cell>
        </table:table-row>
        <table:table-row>
          <table:table-cell table:style-name="Table75.A2" office:value-type="string">
            <text:p text:style-name="P269">3</text:p>
          </table:table-cell>
          <table:table-cell table:style-name="Table75.B3" office:value-type="string">
            <text:p text:style-name="P271">end</text:p>
          </table:table-cell>
        </table:table-row>
        <table:table-row table:style-name="Table75.4">
          <table:table-cell table:style-name="Table75.A2" office:value-type="string">
            <text:p text:style-name="P269">4</text:p>
          </table:table-cell>
          <table:table-cell table:style-name="Table75.B4" office:value-type="string">
            <text:p text:style-name="P272">/<text:span text:style-name="T380">print $mynum is even</text:span></text:p>
          </table:table-cell>
        </table:table-row>
        <table:table-row table:style-name="Table75.4">
          <table:table-cell table:style-name="Table75.A2" office:value-type="string">
            <text:p text:style-name="P273">5</text:p>
          </table:table-cell>
          <table:table-cell table:style-name="Table75.B5" office:value-type="string">
            <text:p text:style-name="P271">end</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75" text:outline-level="3"><text:bookmark-start text:name="__RefHeading___Toc10805_3479806783"/><text:soft-page-break/><text:span text:style-name="T25">/rem</text:span><text:bookmark-end text:name="__RefHeading___Toc10805_3479806783"/></text:h>
      <text:p text:style-name="P276">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8">1</text:p>
          </table:table-cell>
          <table:table-cell table:style-name="Table71.B1" office:value-type="string">
            <text:p text:style-name="P279">goto 3</text:p>
          </table:table-cell>
        </table:table-row>
        <table:table-row>
          <table:table-cell table:style-name="Table71.A2" office:value-type="string">
            <text:p text:style-name="P278">2</text:p>
          </table:table-cell>
          <table:table-cell table:style-name="Table71.B2" office:value-type="string">
            <text:p text:style-name="P279">/print This will never display</text:p>
          </table:table-cell>
        </table:table-row>
        <table:table-row>
          <table:table-cell table:style-name="Table71.A2" office:value-type="string">
            <text:p text:style-name="P278">3</text:p>
          </table:table-cell>
          <table:table-cell table:style-name="Table71.B3" office:value-type="string">
            <text:p text:style-name="P279">goto 4</text:p>
          </table:table-cell>
        </table:table-row>
        <table:table-row table:style-name="Table71.4">
          <table:table-cell table:style-name="Table71.A2" office:value-type="string">
            <text:p text:style-name="P278">4</text:p>
          </table:table-cell>
          <table:table-cell table:style-name="Table71.B4" office:value-type="string">
            <text:p text:style-name="P279">/print This will display</text:p>
          </table:table-cell>
        </table:table-row>
      </table:table>
      <text:p text:style-name="P280"/>
      <text:p text:style-name="P281">As line 3, the target the <text:span text:style-name="T357">goto</text:span> command "jumps" to in line 1, contains a script-only command (another <text:span text:style-name="T357">goto</text:span>), an error will be displayed and the script will exit. To make this script work in exactly the same way (other than updating the target of the second <text:span text:style-name="T357">goto</text:span> command), we can use the <text:span text:style-name="T357">/rem</text:span> command:</text:p>
      <table:table table:name="Table69" table:style-name="Table69">
        <table:table-column table:style-name="Table69.A"/>
        <table:table-column table:style-name="Table69.B"/>
        <table:table-row>
          <table:table-cell table:style-name="Table69.A1" office:value-type="string">
            <text:p text:style-name="P278">1</text:p>
          </table:table-cell>
          <table:table-cell table:style-name="Table69.B1" office:value-type="string">
            <text:p text:style-name="P279">goto 3</text:p>
          </table:table-cell>
        </table:table-row>
        <table:table-row>
          <table:table-cell table:style-name="Table69.A2" office:value-type="string">
            <text:p text:style-name="P278">2</text:p>
          </table:table-cell>
          <table:table-cell table:style-name="Table69.B2" office:value-type="string">
            <text:p text:style-name="P279">/print This will never display</text:p>
          </table:table-cell>
        </table:table-row>
        <table:table-row>
          <table:table-cell table:style-name="Table69.A2" office:value-type="string">
            <text:p text:style-name="P278">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78">4</text:p>
          </table:table-cell>
          <table:table-cell table:style-name="Table69.B4" office:value-type="string">
            <text:p text:style-name="P282">goto 5</text:p>
          </table:table-cell>
        </table:table-row>
        <table:table-row table:style-name="Table69.4">
          <table:table-cell table:style-name="Table69.A2" office:value-type="string">
            <text:p text:style-name="P278">5</text:p>
          </table:table-cell>
          <table:table-cell table:style-name="Table69.B5" office:value-type="string">
            <text:p text:style-name="P282">/print This will display</text:p>
          </table:table-cell>
        </table:table-row>
      </table:table>
      <text:p text:style-name="P283"/>
      <text:h text:style-name="P284" text:outline-level="3"><text:bookmark-start text:name="__RefHeading___Toc10855_3140508971"/><text:span text:style-name="T25">/print</text:span> <text:span text:style-name="T381">and </text:span><text:span text:style-name="T382">/prints</text:span><text:bookmark-end text:name="__RefHeading___Toc10855_3140508971"/></text:h>
      <text:p text:style-name="P285"><text:span text:style-name="T98">The </text:span><text:span text:style-name="T31">/print</text:span><text:span text:style-name="T98"> command can be used to print text to the current or another window; use the name of the window context </text:span><text:span text:style-name="T383">as the first argument to print to another window</text:span><text:span text:style-name="T98">. If this window cannot be found, the text will print to whatever the current window context is. </text:span><text:span text:style-name="T384">The window specified by the first command must be "connected" to the current context (that is, they share an IRC server connection).</text:span></text:p>
      <text:p text:style-name="P286">The <text:span text:style-name="T16">/prints</text:span> command works exactly the same way, only it prints a "system" message, like the messages emitted by most commands.</text:p>
      <text:p text:style-name="P287"/>
      <text:p text:style-name="P288">Both <text:span text:style-name="T16">/print</text:span> and <text:span text:style-name="T16">/prints</text:span> can print HTML, and are not written to the log.</text:p>
      <text:p text:style-name="P288"/>
      <table:table table:name="Table14" table:style-name="Table14">
        <table:table-column table:style-name="Table14.A"/>
        <table:table-row>
          <table:table-cell table:style-name="Table14.A1" office:value-type="string">
            <text:p text:style-name="P289">/* <text:span text:style-name="T385">This will print to the current window</text:span> <text:span text:style-name="T386">*/</text:span></text:p>
            <text:p text:style-name="P290">/<text:span text:style-name="T385">print Hello world!</text:span></text:p>
            <text:p text:style-name="P291"/>
            <text:p text:style-name="P289">/* <text:span text:style-name="T385">This will print to the #merk channel window.</text:span></text:p>
            <text:p text:style-name="P289"><text:s text:c="3"/><text:span text:style-name="T385">If the client is not </text:span><text:span text:style-name="T387">in</text:span><text:span text:style-name="T385"> #merk, it will print to the current window.</text:span> */</text:p>
            <text:p text:style-name="P291">/<text:span text:style-name="T385">print #merk Hello world!</text:span></text:p>
            <text:p text:style-name="P291"/>
            <text:p text:style-name="P289">/* <text:span text:style-name="T385">This will print </text:span><text:span text:style-name="T388">some HTML as a system message</text:span> */</text:p>
            <text:p text:style-name="P291"><text:span text:style-name="T389">/print</text:span><text:span text:style-name="T390">s</text:span><text:span text:style-name="T391"> </text:span><text:span text:style-name="T389">&lt;</text:span><text:span text:style-name="T390">i&gt;This is in italics!</text:span><text:span text:style-name="T392">&lt;</text:span><text:span text:style-name="T390">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3">,</text:span><text:span text:style-name="T394"> </text:span><text:span text:style-name="T395">only</text:span><text:span text:style-name="T396">, </text:span><text:span text:style-name="T397">and </text:span><text:span text:style-name="T308">exclude</text:span><text:bookmark-end text:name="__RefHeading___Toc10853_3140508971"/></text:h>
      <text:p text:style-name="P292">The <text:span text:style-name="T16">restrict</text:span> <text:span text:style-name="T398">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399">Up to two context types can be passed, so </text:span><text:span text:style-name="T400">restrict private channel</text:span><text:span text:style-name="T399"> would prevent a script from being executed in server windows. </text:span><text:span text:style-name="T401">So, to restrict a script's execution to chat windows only, you could use:</text:span></text:p>
      <table:table table:name="Table51" table:style-name="Table51">
        <table:table-column table:style-name="Table51.A"/>
        <table:table-row>
          <table:table-cell table:style-name="Table51.A1" office:value-type="string">
            <text:p text:style-name="P293"><text:span text:style-name="T402">r</text:span>estrict private channel</text:p>
            <text:p text:style-name="P294">/<text:span text:style-name="T403">print This will only print to </text:span><text:span text:style-name="T401">chat windows</text:span></text:p>
          </table:table-cell>
        </table:table-row>
      </table:table>
      <text:p text:style-name="P295"/>
      <text:p text:style-name="P296">The <text:span text:style-name="T404">similar</text:span> <text:span text:style-name="T16">only</text:span> <text:span text:style-name="T39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7">only #merk #merkirc</text:p>
            <text:p text:style-name="P298">/<text:span text:style-name="T403">print This will only print to windows named #merk or #merkirc</text:span></text:p>
          </table:table-cell>
        </table:table-row>
      </table:table>
      <text:p text:style-name="Text_20_body"/>
      <text:p text:style-name="P299">The <text:span text:style-name="T16">exclude</text:span> <text:span text:style-name="T398">script-only </text:span>command works just like the <text:span text:style-name="T16">only</text:span> command, only it prevents a script from executing in specific contexts. <text:span text:style-name="T403">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0"><text:span text:style-name="T277">exclude</text:span> #merk #merkirc</text:p>
            <text:p text:style-name="P301">/<text:span text:style-name="T403">print This will </text:span><text:span text:style-name="T277">not</text:span><text:span text:style-name="T403">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2">The <text:span text:style-name="T16">insert</text:span> <text:span text:style-name="T39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6">Built-In Aliases</text:span></text:a>) in the inserted script will reference the script <text:span text:style-name="T405">being executed, not the script being </text:span><text:span text:style-name="T406">insert</text:span><text:span text:style-name="T405">ed</text:span>, <text:span text:style-name="T407">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3">/<text:span text:style-name="T408">print Hello from </text:span><text:span text:style-name="T405">$_SCRIPT</text:span><text:span text:style-name="T408">!</text:span></text:p>
          </table:table-cell>
        </table:table-row>
      </table:table>
      <text:p text:style-name="P304"/>
      <text:p text:style-name="P302">In another script, we use the <text:span text:style-name="T16">insert</text:span> command to insert this file into the script <text:span text:style-name="T341">test.merk</text:span>:</text:p>
      <table:table table:name="Table32" table:style-name="Table32">
        <table:table-column table:style-name="Table32.A"/>
        <table:table-row>
          <table:table-cell table:style-name="Table32.A1" office:value-type="string">
            <text:p text:style-name="P303">/<text:span text:style-name="T408">print This is my main script!</text:span></text:p>
            <text:p text:style-name="P305">insert stuff.merk</text:p>
            <text:p text:style-name="P303">/<text:span text:style-name="T408">print And now my script is complete!</text:span></text:p>
          </table:table-cell>
        </table:table-row>
      </table:table>
      <text:p text:style-name="P306"/>
      <text:p text:style-name="P306">Once processed, the script that will be executed will look like:</text:p>
      <text:p text:style-name="P306"/>
      <table:table table:name="Table33" table:style-name="Table33">
        <table:table-column table:style-name="Table33.A"/>
        <table:table-row>
          <table:table-cell table:style-name="Table33.A1" office:value-type="string">
            <text:p text:style-name="P303">/<text:span text:style-name="T408">print This is my main script!</text:span></text:p>
            <text:p text:style-name="P303">/<text:span text:style-name="T408">print Hello from </text:span><text:span text:style-name="T340">test.merk!</text:span></text:p>
            <text:p text:style-name="P303">/<text:span text:style-name="T408">print And now my script is complete!</text:span></text:p>
          </table:table-cell>
        </table:table-row>
      </table:table>
      <text:p text:style-name="P302"/>
      <text:p text:style-name="P302">The <text:span text:style-name="T16">insert</text:span> command can be used to insert multiple files into a script; pass each file's name as a separate argument to <text:span text:style-name="T16">insert</text:span>, or issue <text:span text:style-name="T16">insert</text:span> multiple times. <text:span text:style-name="T409">Arguments passed to the </text:span><text:span text:style-name="T16">insert</text:span><text:span text:style-name="T409"> command are tokenized like </text:span><text:a xlink:type="simple" xlink:href="#7.2.Script Arguments|outline" text:style-name="Internet_20_link" text:visited-style-name="Visited_20_Internet_20_Link"><text:span text:style-name="T409">script arguments</text:span></text:a><text:span text:style-name="T409">, so filenames with spaces in them can be passed to </text:span><text:span text:style-name="T16">insert</text:span><text:span text:style-name="T409">, as long as they are contained in quotation marks.</text:span></text:p>
      <text:p text:style-name="P307"><text:span text:style-name="T410">insert</text:span><text:span text:style-name="T411">ed files may contain </text:span><text:span text:style-name="T410">insert</text:span><text:span text:style-name="T411"> as well, up to a maximum "depth" of 10 </text:span><text:span text:style-name="T412">files</text:span><text:span text:style-name="T411">. That is, a file can </text:span><text:span text:style-name="T410">insert</text:span><text:span text:style-name="T411"> a file that calls </text:span><text:span text:style-name="T410">insert</text:span><text:span text:style-name="T411">, which can </text:span><text:span text:style-name="T410">insert</text:span><text:span text:style-name="T411"> call a file that calls </text:span><text:span text:style-name="T410">insert</text:span><text:span text:style-name="T411">, which can </text:span><text:span text:style-name="T410">insert</text:span><text:span text:style-name="T411"> a file that calls </text:span><text:span text:style-name="T410">insert</text:span><text:span text:style-name="T411">, which can </text:span><text:span text:style-name="T410">insert</text:span><text:span text:style-name="T411"> a file that calls </text:span><text:span text:style-name="T410">insert</text:span><text:span text:style-name="T411">, and so on, up to a maximum of 10 "layers" of files that call </text:span><text:span text:style-name="T410">insert</text:span><text:span text:style-name="T411">. Changing this behavior is only possible by </text:span><text:a xlink:type="simple" xlink:href="#8.1.10.Using the /config Command|outline" text:style-name="Internet_20_link" text:visited-style-name="Visited_20_Internet_20_Link"><text:span text:style-name="T411">using the </text:span><text:span text:style-name="T410">/config</text:span><text:span text:style-name="T411"> command</text:span></text:a><text:span text:style-name="T411"> on the </text:span><text:span text:style-name="T410">maximum_insert_file_depth</text:span><text:span text:style-name="T411"> setting, or by editing </text:span><text:span text:style-name="T410">settings.json</text:span><text:span text:style-name="T411"> directly with a text editor.</text:span></text:p>
      <text:p text:style-name="P308">Using the <text:span text:style-name="T410">insert</text:span> command can alter the line count of a script, and thus the <text:span text:style-name="T16">goto</text:span> command should not be used in an <text:span text:style-name="T410">insert</text:span>ed script, or in a script that uses <text:span text:style-name="T410">insert</text:span>.</text:p>
      <text:p text:style-name="P307"/>
      <text:p text:style-name="P307"/>
      <text:p text:style-name="P307"/>
      <text:p text:style-name="P307"/>
      <text:p text:style-name="P307"/>
      <text:h text:style-name="P309" text:outline-level="3" text:is-list-header="true"><text:bookmark-start text:name="__RefHeading___Toc7071_4014455665"/><text:soft-page-break/><text:span text:style-name="T25">/show</text:span>, <text:span text:style-name="T25">/hide</text:span>, <text:span text:style-name="T25">/</text:span><text:span text:style-name="T413">close</text:span><text:span text:style-name="T144">, </text:span>and <text:span text:style-name="T25">context</text:span><text:bookmark-end text:name="__RefHeading___Toc7071_4014455665"/></text:h>
      <text:p text:style-name="P310"><text:span text:style-name="T16">/show</text:span> and <text:span text:style-name="T16">context</text:span> <text:span text:style-name="T412">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4">it is</text:span><text:span text:style-name="T415"> not</text:span><text:span text:style-name="T416"> closed, and if the window's context is a channel, the client will still be present in that channel. </text:span><text:span text:style-name="T417">/</text:span><text:span text:style-name="T418">show</text:span><text:span text:style-name="T419"> will </text:span><text:span text:style-name="T420">not </text:span><text:span text:style-name="T419">move "focus" to a subwindow, and </text:span><text:span text:style-name="T421">can</text:span><text:span text:style-name="T420">not</text:span><text:span text:style-name="T419"> be used to switch context; </text:span><text:span text:style-name="T422">to switch to a windows context, use the </text:span><text:span text:style-name="T423">/focus</text:span><text:span text:style-name="T422"> command.</text:span><text:span text:style-name="T29"> </text:span><text:span text:style-name="T16">/show</text:span> and <text:span text:style-name="T16">/hide</text:span> can be issued from the text input widget. <text:span text:style-name="T424">c</text:span><text:span text:style-name="T16">ontext</text:span><text:span text:style-name="T160"> </text:span>can only be issued in scripts, and <text:span text:style-name="T29">completely</text:span><text:span text:style-name="T30"> moves the script's context to the new window.</text:span></text:p>
      <text:p text:style-name="P311">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5">The IRC server's hostname is normally used for the </text:span><text:span text:style-name="T426">name</text:span><text:span text:style-name="T427"> of the server window, but you can use the address used to connect to the server, or </text:span><text:span text:style-name="T426">address:port</text:span><text:span text:style-name="T427"> to switch to the server window's context. </text:span><text:span text:style-name="T428">To "select" the server window with one of these commands, use </text:span><text:span text:style-name="T429">*</text:span><text:span text:style-name="T428"> as the name of the window along with the name of the server.</text:span></text:p>
      <text:p text:style-name="P312">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0">Our test script is executed in </text:span><text:span text:style-name="T431">#python</text:span><text:span text:style-name="T430">'s context, </text:span><text:span text:style-name="T432">on </text:span><text:span text:style-name="T433">silver.libera.chat</text:span><text:span text:style-name="T430">:</text:span></text:p>
      <table:table table:name="Table49" table:style-name="Table49">
        <table:table-column table:style-name="Table49.A"/>
        <table:table-row>
          <table:table-cell table:style-name="Table49.A1" office:value-type="string">
            <text:p text:style-name="P313">/* <text:span text:style-name="T430">Here, we hide #merk's window in the current context */</text:span></text:p>
            <text:p text:style-name="P314">/<text:span text:style-name="T430">hide #merk</text:span></text:p>
            <text:p text:style-name="P313"/>
            <text:p text:style-name="P313">/* <text:span text:style-name="T430">Now, we switch context to lawnmower.undernet.org's window */</text:span></text:p>
            <text:p text:style-name="P315">context lawnmower.undernet.org</text:p>
            <text:p text:style-name="P314"/>
            <text:p text:style-name="P313">/* <text:span text:style-name="T430">This </text:span><text:span text:style-name="T434">shows</text:span><text:span text:style-name="T430"> to #merk, only it's on the UnderNet server,</text:span></text:p>
            <text:p text:style-name="P313"><text:s text:c="3"/><text:span text:style-name="T430">not the Libera server */</text:span></text:p>
            <text:p text:style-name="P314">/<text:span text:style-name="T434">show</text:span><text:span text:style-name="T430"> #merk</text:span></text:p>
            <text:p text:style-name="P313"/>
            <text:p text:style-name="P316">/* <text:span text:style-name="T430">In order to show #merk's window on Libera, we use the server</text:span></text:p>
            <text:p text:style-name="P317"><text:s text:c="3"/>argument of /show */</text:p>
            <text:p text:style-name="P314">/<text:span text:style-name="T430">show silver.libera.chat #merk</text:span></text:p>
          </table:table-cell>
        </table:table-row>
      </table:table>
      <text:p text:style-name="P318"/>
      <text:p text:style-name="P319"><text:span text:style-name="T16">/</text:span><text:span text:style-name="T328">close</text:span><text:span text:style-name="T144"> works exactly the same as </text:span><text:span text:style-name="T328">/show</text:span><text:span text:style-name="T144"> and </text:span><text:span text:style-name="T328">/hide</text:span><text:span text:style-name="T144">, only instead of showing or hiding a window, it closes a window. If the window is for a channel, the channel will be left.</text:span></text:p>
      <text:p text:style-name="P319"><text:span text:style-name="T435">You can use the </text:span><text:a xlink:type="simple" xlink:href="#8.1.6.Using the /resize, /move, and /windows Commands|outline" text:style-name="Internet_20_link" text:visited-style-name="Visited_20_Internet_20_Link"><text:span text:style-name="T436">/window</text:span><text:span text:style-name="T435"> command</text:span></text:a><text:span text:style-name="T435">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3">, </text:span><text:span text:style-name="T437">and </text:span><text:span text:style-name="T438">/window</text:span><text:bookmark-end text:name="__RefHeading___Toc8986_378786963"/></text:h>
      <text:p text:style-name="P320">The <text:span text:style-name="T16">/resize</text:span> and <text:span text:style-name="T16">/move</text:span> commands can be used to resize and move MERK subwindows, respectively.</text:p>
      <text:p text:style-name="P320">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0"><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1">/<text:span text:style-name="T439">resize #merk 800 600</text:span></text:p>
          </table:table-cell>
        </table:table-row>
      </table:table>
      <text:p text:style-name="P322"/>
      <text:p text:style-name="P323"><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0">from left to right, and the </text:span><text:span text:style-name="T16">Y</text:span><text:span text:style-name="T440"> value sets where the top left corner of the subwindow will be located from top to bottom. An error will be shown if invalid values are used (like negative numbers, or if it would move the window to where it would no longer be visible).</text:span></text:p>
      <text:p text:style-name="P324">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5">/<text:span text:style-name="T440">move tungsten.libera.chat #merk 950 500</text:span></text:p>
          </table:table-cell>
        </table:table-row>
      </table:table>
      <text:p text:style-name="P326"/>
      <text:p text:style-name="P327">To find out exactly how big the area that contains the subwindows is, as well as what subwindows are available, <text:span text:style-name="T441">call</text:span> the <text:span text:style-name="T16">/window</text:span> command <text:span text:style-name="T441">with no arguments</text:span>.</text:p>
      <text:p text:style-name="P328">The <text:span text:style-name="T436">/window</text:span> command is used to manipulate the main application window, <text:span text:style-name="T442">as well the subwindows "contained" in it.</text:span> To move the main application window, pass <text:span text:style-name="T16">move</text:span> as the first argument to <text:span text:style-name="T436">/window</text:span>, followed by the <text:span text:style-name="T443">X</text:span> and <text:span text:style-name="T443">Y</text:span> values. To resize the window, pass <text:span text:style-name="T257">re</text:span><text:span text:style-name="T16">size</text:span> as the first argument to <text:span text:style-name="T436">/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9">/* <text:span text:style-name="T441">Moves the main application window to the coordinates 200,200 */</text:span></text:p>
            <text:p text:style-name="P330">/<text:span text:style-name="T441">window move 200 200</text:span></text:p>
            <text:p text:style-name="P330"/>
            <text:p text:style-name="P329">/* <text:span text:style-name="T441">Resizes the main window to 1024x768 */</text:span></text:p>
            <text:p text:style-name="P330">/<text:span text:style-name="T441">window </text:span><text:span text:style-name="T444">re</text:span><text:span text:style-name="T441">size 1024 768</text:span></text:p>
          </table:table-cell>
        </table:table-row>
      </table:table>
      <text:p text:style-name="P331"/>
      <text:p text:style-name="P332">To maximize, minimize, or restore the main application window, pass <text:span text:style-name="T16">maximize</text:span>, <text:span text:style-name="T16">minimize</text:span>, or <text:span text:style-name="T16">restore</text:span> to <text:span text:style-name="T436">/window</text:span> as the only argument, <text:span text:style-name="T445">respectively.</text:span></text:p>
      <text:p text:style-name="P333"><text:soft-page-break/><text:span text:style-name="T436">/window</text:span><text:span text:style-name="T446"> can also be used to open </text:span><text:span text:style-name="T447">dialogs and other types of subwindows. To open up the README, pass </text:span><text:span text:style-name="T259">readme</text:span><text:span text:style-name="T447"> as the only argument to </text:span><text:span text:style-name="T436">/window</text:span><text:span text:style-name="T447">. To open up the settings dialog, pass </text:span><text:span text:style-name="T259">settings</text:span><text:span text:style-name="T447"> as the only argument to </text:span><text:span text:style-name="T436">/window</text:span><text:span text:style-name="T447">. </text:span><text:span text:style-name="T448">To open the log manager, pass </text:span><text:span text:style-name="T449">logs</text:span><text:span text:style-name="T448"> as the only argument to </text:span><text:span text:style-name="T436">/window</text:span><text:span text:style-name="T448">. </text:span><text:span text:style-name="T450">To open the log manager with only logs from certain targets, pass the name of the IRC network to show only logs from that network as an argument to </text:span><text:span text:style-name="T451">/window logs</text:span><text:span text:style-name="T450">, or pass a search term to show only logs with that term in the name of the channel or private chat to </text:span><text:span text:style-name="T451">/window logs</text:span><text:span text:style-name="T452">:</text:span></text:p>
      <table:table table:name="Table9" table:style-name="Table9">
        <table:table-column table:style-name="Table9.A"/>
        <table:table-row>
          <table:table-cell table:style-name="Table9.A1" office:value-type="string">
            <text:p text:style-name="P334">/<text:span text:style-name="T441">window </text:span><text:span text:style-name="T453">readme </text:span><text:span text:style-name="T9">/* </text:span><text:span text:style-name="T454">Opens up the README</text:span><text:span text:style-name="T455"> */</text:span></text:p>
            <text:p text:style-name="P335"/>
            <text:p text:style-name="P334">/<text:span text:style-name="T441">window </text:span><text:span text:style-name="T453">settings </text:span><text:span text:style-name="T9">/* </text:span><text:span text:style-name="T454">Opens up the settings dialog</text:span><text:span text:style-name="T455"> */</text:span></text:p>
            <text:p text:style-name="P335"/>
            <text:p text:style-name="P334">/<text:span text:style-name="T441">window </text:span><text:span text:style-name="T453">logs </text:span><text:span text:style-name="T9">/* </text:span><text:span text:style-name="T454">Opens up the log manager</text:span><text:span text:style-name="T455"> */</text:span></text:p>
            <text:p text:style-name="P336"/>
            <text:p text:style-name="P334">/<text:span text:style-name="T441">window </text:span><text:span text:style-name="T456">hotkey</text:span><text:span text:style-name="T453"> </text:span><text:span text:style-name="T9">/* </text:span><text:span text:style-name="T454">Opens up the </text:span><text:span text:style-name="T457">hotkey manager</text:span><text:span text:style-name="T455"> */</text:span></text:p>
            <text:p text:style-name="P336"/>
            <text:p text:style-name="P337">/<text:span text:style-name="T441">window </text:span><text:span text:style-name="T458">ignore</text:span><text:span text:style-name="T453"> </text:span><text:span text:style-name="T9">/* </text:span><text:span text:style-name="T454">Opens up the </text:span><text:span text:style-name="T459">ignore</text:span><text:span text:style-name="T457"> manager</text:span><text:span text:style-name="T455"> */</text:span></text:p>
            <text:p text:style-name="P335"/>
            <text:p text:style-name="P338">/* <text:span text:style-name="T453">Opens up the log manager, only showing logs from the EFnet network</text:span><text:span text:style-name="T441"> */</text:span></text:p>
            <text:p text:style-name="P335">/<text:span text:style-name="T441">window </text:span><text:span text:style-name="T453">logs EFnet</text:span></text:p>
            <text:p text:style-name="P335"/>
            <text:p text:style-name="P338">/* <text:span text:style-name="T453">Opens up the log manager, only showing logs channels named #merk</text:span><text:span text:style-name="T441"> */</text:span></text:p>
            <text:p text:style-name="P335">/<text:span text:style-name="T441">window </text:span><text:span text:style-name="T453">logs #merk</text:span></text:p>
          </table:table-cell>
        </table:table-row>
      </table:table>
      <text:p text:style-name="P339"/>
      <text:p text:style-name="P340"><text:span text:style-name="T451">/window</text:span><text:span text:style-name="T460"> can also arrange subwindows in common patterns. Call with </text:span><text:span text:style-name="T266">cascade</text:span><text:span text:style-name="T460"> as the only argument to cascade all subwindows, and call with </text:span><text:span text:style-name="T266">tile</text:span><text:span text:style-name="T460"> as the only argument to arrange all subwindows in a tiled pattern. </text:span><text:span text:style-name="T451">/window</text:span><text:span text:style-name="T461"> can also be used to "move" focus to another </text:span><text:span text:style-name="T462">sub</text:span><text:span text:style-name="T461">window. Call with </text:span><text:span text:style-name="T463">next</text:span><text:span text:style-name="T461"> as the only argument to move focus to the "next" subwindow, and call with </text:span><text:span text:style-name="T463">previous</text:span><text:span text:style-name="T461"> as the only argument to move to the "previous" subwindow.</text:span></text:p>
      <text:p text:style-name="P341">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2">/<text:span text:style-name="T441">window </text:span><text:span text:style-name="T464">cascade </text:span><text:span text:style-name="T9">/* </text:span><text:span text:style-name="T465">Cascades all subwindows</text:span><text:span text:style-name="T455"> */</text:span></text:p>
            <text:p text:style-name="P343"/>
            <text:p text:style-name="P342">/<text:span text:style-name="T441">window </text:span><text:span text:style-name="T464">tile </text:span><text:span text:style-name="T9">/* </text:span><text:span text:style-name="T465">Tiles all subwindows</text:span><text:span text:style-name="T455"> */</text:span></text:p>
            <text:p text:style-name="P343"/>
            <text:p text:style-name="P342">/<text:span text:style-name="T441">window </text:span><text:span text:style-name="T464">next </text:span><text:span text:style-name="T9">/* </text:span><text:span text:style-name="T465">Moves focus to the "next" subwindow</text:span><text:span text:style-name="T455"> */</text:span></text:p>
            <text:p text:style-name="P343"/>
            <text:p text:style-name="P342">/<text:span text:style-name="T441">window </text:span><text:span text:style-name="T464">previous </text:span><text:span text:style-name="T9">/* </text:span><text:span text:style-name="T465">Moves focus to the "previous" subwindow</text:span><text:span text:style-name="T455"> */</text:span></text:p>
            <text:p text:style-name="P344"/>
            <text:p text:style-name="P342">/<text:span text:style-name="T441">window </text:span><text:span text:style-name="T466">restart</text:span><text:span text:style-name="T464"> </text:span><text:span text:style-name="T9">/* </text:span><text:span text:style-name="T467">Restarts MERK with the same command-line used to start it</text:span><text:span text:style-name="T455"> */</text:span></text:p>
          </table:table-cell>
        </table:table-row>
      </table:table>
      <text:p text:style-name="P345"/>
      <text:p text:style-name="P346">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68">the order subwindows were created in</text:span>), <text:span text:style-name="T16">stacking</text:span><text:span text:style-name="T160"> </text:span><text:span text:style-name="T469">(the "visual" order the subwindows are in)</text:span>, and <text:span text:style-name="T16">activation</text:span><text:span text:style-name="T160"> </text:span><text:span text:style-name="T469">(the order subwindows have been activated in).</text:span></text:p>
      <text:h text:style-name="P347" text:outline-level="3" text:is-list-header="true"><text:bookmark-start text:name="__RefHeading___Toc10851_3140508971"/><text:soft-page-break/><text:span text:style-name="T25">/ignore</text:span><text:bookmark-end text:name="__RefHeading___Toc10851_3140508971"/></text:h>
      <text:p text:style-name="P348">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0">The </text:span><text:span text:style-name="T471">/ignore</text:span><text:span text:style-name="T470"> list </text:span><text:span text:style-name="T472">cannot</text:span><text:span text:style-name="T470"> be edited by the </text:span><text:span text:style-name="T471">/config</text:span><text:span text:style-name="T470"> command; </text:span><text:span text:style-name="T473">the only way to unignore a user is either through the right click userlist menu, the </text:span><text:span text:style-name="T474">/unignore</text:span><text:span text:style-name="T473"> command, </text:span><text:span text:style-name="T475">or the ignore list manager.</text:span></text:p>
      <text:p text:style-name="P349">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5">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76">call</text:span> <text:span text:style-name="T16">/unignore *</text:span> to clear the ignore list, <text:span text:style-name="T476">or remove the entry from the ignore list with the ignore manager.</text:span></text:p>
      <text:p text:style-name="P350">Call <text:span text:style-name="T16">/ignore</text:span> with no arguments to see the ignored user list in full. <text:span text:style-name="T477">Attempting to add an entry to the ignore list that already exists will result in an error.</text:span></text:p>
      <text:p text:style-name="P351">Entries in the ignore list can be <text:span text:style-name="T478">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5">/config</text:span><text:bookmark-end text:name="__RefHeading___Toc10469_3140508971"/></text:h>
      <text:p text:style-name="P353">The <text:span text:style-name="T16">/config</text:span> command allows users to edit the main MERK configuration file, <text:span text:style-name="T16">settings.json</text:span>, from within the client. <text:span text:style-name="T479">Warning!</text:span><text:span text:style-name="T48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9">Resetting MERK to Default Settings</text:span></text:a><text:span text:style-name="T480"> to undo the damage.</text:span></text:p>
      <text:p text:style-name="P354"/>
      <text:p text:style-name="P355">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1">/</text:span><text:span text:style-name="T379">config windowbar</text:span><text:span text:style-name="T482">; </text:span><text:span text:style-name="T483">t</text:span>his will print a list of all the settings that match the search term:</text:p>
      <text:p text:style-name="P355"/>
      <text:p text:style-name="P356"><draw:frame draw:style-name="fr8" draw:name="Frame2" text:anchor-type="as-char" svg:width="4.7783in" style:rel-width="69%" svg:height="3.1535in" style:rel-height="scale-min" draw:z-index="27"><draw:text-box><text:p text:style-name="P73"><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7"/>
      <text:p text:style-name="P357"><text:span text:style-name="T484">Each listing contains the name of the setting, what the setting's value currently is, and what type of variable the setting is. To change a setting, pass the name of the setting as the first argument to </text:span><text:span text:style-name="T485">/config</text:span><text:span text:style-name="T484">, followed by the new setting value. The new value will be checked to make sure it's valid, and if so, stored as the new setting's value. For example, to change the </text:span><text:span text:style-name="T485">show_windowbar</text:span><text:span text:style-name="T484">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84">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6">/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84">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86">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59"/>
      <text:p text:style-name="P360"><text:span text:style-name="T16">/config</text:span><text:span text:style-name="T487"> can also be used to import and export configuration files. To export the current configuration file, pass </text:span><text:span text:style-name="T488">export</text:span><text:span text:style-name="T487"> as the first argument to </text:span><text:span text:style-name="T16">/config</text:span><text:span text:style-name="T487">, followed by the filename to export the configuration to; if no filename is passed, the user will be prompted for a filename. To import a configuration file, pass </text:span><text:span text:style-name="T488">import</text:span><text:span text:style-name="T487"> as the first argument to </text:span><text:span text:style-name="T16">/config</text:span><text:span text:style-name="T487">, followed by <text:s/>the filename of the configuration file to import; if no filename is passed, the user will be prompted for a file to import. </text:span><text:span text:style-name="T489">After importing a configuration file, MERK should be restarted as soon as possible.</text:span></text:p>
      <text:p text:style-name="P360"/>
      <text:p text:style-name="P361"><text:span text:style-name="T490">Not all settings can be edited with the </text:span><text:span text:style-name="T491">/config</text:span><text:span text:style-name="T490"> command. The internal custom dictionary for the spellchecker, hotkeys, </text:span><text:span text:style-name="T492">the application font</text:span><text:span text:style-name="T490">, </text:span><text:span text:style-name="T493">the "ignore" list, </text:span><text:span text:style-name="T490">and the option to save </text:span><text:span text:style-name="T494">all</text:span><text:span text:style-name="T490"> messages to the log cannot be edited with this command, due to the possibility of breaking MERK with badly formatted data. Most of these settings can be changed with the "Settings", "Hotkey", </text:span><text:span text:style-name="T493">or "Ignores"</text:span><text:span text:style-name="T490"> dialogs. These settings will not be searchable or settable with </text:span><text:span text:style-name="T491">/config</text:span><text:span text:style-name="T490">, nor can they be viewed with </text:span><text:span text:style-name="T491">/config</text:span><text:span text:style-name="T490">.</text:span></text:p>
      <text:p text:style-name="P362"/>
      <text:p text:style-name="P362">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5">/config</text:span>. Although many settings are applied instantly, some settings will only be applied after restarting. <text:span text:style-name="T466">MERK can be restarted from scripts or as a command with </text:span><text:span text:style-name="T495">/window restart</text:span><text:span text:style-name="T466">.</text:span></text:p>
      <text:p text:style-name="P364"/>
      <text:h text:style-name="P365" text:outline-level="3" text:is-list-header="true"><text:bookmark-start text:name="__RefHeading___Toc11135_3108099764"/>/user<text:bookmark-end text:name="__RefHeading___Toc11135_3108099764"/></text:h>
      <text:p text:style-name="P366"><text:span text:style-name="T16">/</text:span><text:span text:style-name="T496">user</text:span><text:span text:style-name="T497"> works exactly the same way as </text:span><text:span text:style-name="T485">/config</text:span><text:span text:style-name="T497">, only it edits the user configuration file. For most settings, this just changes default values. However, for </text:span><text:span text:style-name="T496">finger</text:span><text:span text:style-name="T497"> and </text:span><text:span text:style-name="T496">userinfo</text:span><text:span text:style-name="T497">, this setting changes the values sent when MERK receives a CTCP FINGER or USERINFO request, respectively.</text:span></text:p>
      <text:p text:style-name="P366"/>
      <text:p text:style-name="P367">To set a value to a blank string, pass <text:span text:style-name="T16">*</text:span> as the value to set.</text:p>
      <text:p text:style-name="P367"/>
      <text:p text:style-name="P367">Here's some example uses of <text:span text:style-name="T498">/</text:span><text:span text:style-name="T16">user</text:span>:</text:p>
      <text:p text:style-name="P368"/>
      <table:table table:name="Table74" table:style-name="Table74">
        <table:table-column table:style-name="Table74.A"/>
        <table:table-row>
          <table:table-cell table:style-name="Table74.A1" office:value-type="string">
            <text:p text:style-name="P369">/* <text:span text:style-name="T497">This sets the default nickname */</text:span></text:p>
            <text:p text:style-name="P370">/<text:span text:style-name="T497">user nickname new_nickname</text:span></text:p>
            <text:p text:style-name="P370"/>
            <text:p text:style-name="P369">/* <text:span text:style-name="T497">This sets the default username */</text:span></text:p>
            <text:p text:style-name="P370">/<text:span text:style-name="T497">user username new_nickname</text:span></text:p>
            <text:p text:style-name="P370"/>
            <text:p text:style-name="P369">/* <text:span text:style-name="T497">This sets the CTCP FINGER response */</text:span></text:p>
            <text:p text:style-name="P370">/<text:span text:style-name="T497">user finger Hey! </text:span><text:span text:style-name="T499">Stop pointing at me</text:span><text:span text:style-name="T497">!</text:span></text:p>
            <text:p text:style-name="P370"/>
            <text:p text:style-name="P369">/* <text:span text:style-name="T497">This clears the CTCP USERINFO response */</text:span></text:p>
            <text:p text:style-name="P370">/<text:span text:style-name="T497">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5">/connect</text:span><text:span text:style-name="T393">, </text:span><text:span text:style-name="T25">/</text:span><text:span text:style-name="T500">connectssl</text:span><text:span text:style-name="T501">, </text:span><text:span text:style-name="T500">/xconnect</text:span><text:span text:style-name="T501">, and </text:span><text:span text:style-name="T500">xconnectssl</text:span><text:bookmark-end text:name="__RefHeading___Toc8062_605356033"/></text:h>
      <text:p text:style-name="P374">These commands are used to connect MERK to IRC servers:</text:p>
      <text:list text:style-name="L14">
        <text:list-item>
          <text:p text:style-name="P375"><text:span text:style-name="T16">/connect</text:span> connects to an IRC server, and does <text:span text:style-name="T29">not</text:span><text:span text:style-name="T30"> execute any existing connection scripts</text:span></text:p>
        </text:list-item>
        <text:list-item>
          <text:p text:style-name="P376"><text:span text:style-name="T16">/connectssl</text:span> connects to an IRC server via SSL/TLS, and does <text:span text:style-name="T29">not</text:span> execute any existing connection scripts</text:p>
        </text:list-item>
        <text:list-item>
          <text:p text:style-name="P376"><text:span text:style-name="T16">/xconnect</text:span> connects to an IRC server, and executes any existing connection scripts</text:p>
        </text:list-item>
        <text:list-item>
          <text:p text:style-name="P376"><text:span text:style-name="T16">/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6">Connecting to Servers</text:span></text:a> for an example connection script that uses these commands. <text:span text:style-name="T502">Call any of these commands without arguments to open the connection dialog.</text:span></text:p>
      <text:p text:style-name="P378">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79"><text:span text:style-name="T16">/</text:span><text:span text:style-name="T503">re</text:span><text:span text:style-name="T16">connect</text:span> connects to an IRC server, and does <text:span text:style-name="T29">not</text:span><text:span text:style-name="T30"> execute any existing connection scripts, </text:span><text:span text:style-name="T504">automatically reconnecting on disconnection</text:span></text:p>
        </text:list-item>
        <text:list-item>
          <text:p text:style-name="P380"><text:span text:style-name="T16">/</text:span><text:span text:style-name="T503">re</text:span><text:span text:style-name="T16">connectssl</text:span> connects to an IRC server via SSL/TLS, and does <text:span text:style-name="T29">not</text:span> execute any existing connection scripts, <text:span text:style-name="T499">automatically reconnecting on disconnection</text:span></text:p>
        </text:list-item>
        <text:list-item>
          <text:p text:style-name="P380"><text:span text:style-name="T16">/x</text:span><text:span text:style-name="T503">re</text:span><text:span text:style-name="T16">connect</text:span> connects to an IRC server, and executes any existing connection scripts, <text:span text:style-name="T499">automatically reconnecting on disconnection</text:span></text:p>
        </text:list-item>
        <text:list-item>
          <text:p text:style-name="P380"><text:span text:style-name="T16">/x</text:span><text:span text:style-name="T503">re</text:span><text:span text:style-name="T16">connectssl</text:span> connects to an IRC server via SSL/TLS, and executes any existing connection scripts, <text:span text:style-name="T499">automatically reconnecting on disconnection<text:line-break/></text:span></text:p>
        </text:list-item>
      </text:list>
      <text:h text:style-name="P373" text:outline-level="3" text:is-list-header="true"><text:bookmark-start text:name="__RefHeading___Toc8719_1647306902"/><text:span text:style-name="T25">/quit</text:span> and <text:span text:style-name="T25">/quitall</text:span><text:bookmark-end text:name="__RefHeading___Toc8719_1647306902"/></text:h>
      <text:p text:style-name="P381">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2">/* <text:span text:style-name="T505">This will disconnect from the IRC server associated</text:span></text:p>
            <text:p text:style-name="P382"><text:s text:c="3"/><text:span text:style-name="T505">with the context the command is issued in. It will </text:span></text:p>
            <text:p text:style-name="P382"><text:s text:c="3"/><text:span text:style-name="T505">use "See you later!" as the "quit" message. </text:span>*/</text:p>
            <text:p text:style-name="P383">/<text:span text:style-name="T505">quit See you later!</text:span></text:p>
            <text:p text:style-name="P383"/>
            <text:p text:style-name="P382">/* <text:span text:style-name="T505">This will disconnect from *all* connected servers with</text:span></text:p>
            <text:p text:style-name="P382"><text:s text:c="3"/><text:span text:style-name="T505">the same message used in the last example. */</text:span></text:p>
            <text:p text:style-name="P383">/<text:span text:style-name="T505">quitall See you later!</text:span></text:p>
          </table:table-cell>
        </table:table-row>
      </table:table>
      <text:h text:style-name="P373" text:outline-level="3" text:is-list-header="true"><text:bookmark-start text:name="__RefHeading___Toc10768_3140508971"/><text:soft-page-break/><text:span text:style-name="T25">/shell</text:span><text:bookmark-end text:name="__RefHeading___Toc10768_3140508971"/></text:h>
      <text:p text:style-name="P384">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06">shell FORTUNE fortune -s</text:span></text:p>
            <text:p text:style-name="P387">/<text:span text:style-name="T506">msg $_WINDOW Here's a fortune: $FORTUNE</text:span></text:p>
          </table:table-cell>
        </table:table-row>
      </table:table>
      <text:p text:style-name="P385"/>
      <text:p text:style-name="P384"><text:span text:style-name="T507">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6">/shell</text:span>, which calls <text:span text:style-name="T16">fortune -s</text:span> and stores the output in <text:span text:style-name="T16">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1" text:outline-level="3"><text:bookmark-start text:name="__RefHeading___Toc7851_548103271 Copy 1"/><text:span text:style-name="T25">/</text:span><text:span text:style-name="T508">delay</text:span><text:bookmark-end text:name="__RefHeading___Toc7851_548103271 Copy 1"/></text:h>
      <text:p text:style-name="P392">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3">/<text:span text:style-name="T509">delay 300 /nick merk_user</text:span></text:p>
          </table:table-cell>
        </table:table-row>
      </table:table>
      <text:p text:style-name="Text_20_body"/>
      <text:p text:style-name="P394">The command to be executed with <text:span text:style-name="T16">/delay</text:span> cannot contain any script-only commands, <text:span text:style-name="T29">even in scripts</text:span><text:span text:style-name="T30">. </text:span><text:span text:style-name="T510">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5">The <text:span text:style-name="T16">/macro</text:span> command allows users to create their own "commands"; it creates a named command, just like MERK's other commands, that executes a script, passing any arguments to the script. <text:span text:style-name="T511">Arguments to the </text:span><text:span text:style-name="T512">/macro</text:span><text:span text:style-name="T511"> command are tokenized like </text:span><text:a xlink:type="simple" xlink:href="#8.1.12.Script Arguments|outline" text:style-name="Internet_20_link" text:visited-style-name="Visited_20_Internet_20_Link"><text:span text:style-name="T511">arguments passed to scripts</text:span></text:a><text:span text:style-name="T511">, so if you have an argument that contains whitespace in it, contain it in quotes.</text:span></text:p>
      <text:p text:style-name="P396">Macro names, much like aliases, cannot contain punctuation <text:span text:style-name="T513">(with the exception of the underscore, </text:span><text:span text:style-name="T514">_</text:span><text:span text:style-name="T513">)</text:span>. They also cannot have the same name as existing commands.</text:p>
      <text:p text:style-name="P395">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15">hello bob</text:span></text:p>
          </table:table-cell>
        </table:table-row>
      </table:table>
      <text:p text:style-name="P395"><text:line-break/><text:span text:style-name="T515">Thanks to the </text:span><text:span text:style-name="T516">usage</text:span><text:span text:style-name="T515"> script-only command, if we call our macro with less arguments than we need, the scripts usage text will be displayed. And thanks to the </text:span><text:span text:style-name="T516">restrict</text:span><text:span text:style-name="T515">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399">/<text:span text:style-name="T515">hello "</text:span><text:span text:style-name="T517">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1">hello NAME" "Says hello to another user"</text:span></text:p>
          </table:table-cell>
        </table:table-row>
      </table:table>
      <text:p text:style-name="P403"><text:line-break/><text:span text:style-name="T518">This adds our usage and help information to the </text:span><text:span text:style-name="T512">/help</text:span><text:span text:style-name="T518">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18">It is not possible to pass the help text to the </text:span><text:span text:style-name="T512">/macro</text:span><text:span text:style-name="T518"> command without passing the usage text first; while both arguments are optional, and usage text may be passed </text:span><text:span text:style-name="T519">without</text:span><text:span text:style-name="T520"> help text, if help text is desired, usage text </text:span><text:span text:style-name="T519">must</text:span><text:span text:style-name="T520"> be passed as an argument first. If both usage and help text arguments are omitted, the macro is still added to the </text:span><text:span text:style-name="T521">/help</text:span><text:span text:style-name="T520"> display; usage is set to the name of the macro, and the help text is set to "Executes script ", with the name of the script the macro executes.</text:span></text:p>
      <text:p text:style-name="P403">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17">Macros are added to the list of commands that displays when the </text:span><text:span text:style-name="T522">/help</text:span><text:span text:style-name="T517"> is used, and macros will be highlighted just like commands in the text input widget. </text:span><text:span text:style-name="T523">If scripting is turned off in settings, the </text:span><text:span text:style-name="T524">/macro</text:span><text:span text:style-name="T523"> </text:span><text:span text:style-name="T525">command</text:span><text:span text:style-name="T523"> will be disabled.</text:span></text:p>
      <text:p text:style-name="P404">Call <text:span text:style-name="T16">/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5">The <text:span text:style-name="T16">/bind</text:span> command allows users to create their own <text:span text:style-name="T526">hotkeys</text:span> for MERK. The first argument to <text:span text:style-name="T16">/bind</text:span> should be the key sequence that triggers the <text:span text:style-name="T52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27">bind Ctrl+H /print Hello world</text:span></text:p>
          </table:table-cell>
        </table:table-row>
      </table:table>
      <text:p text:style-name="P408"><text:line-break/><text:span text:style-name="T528">Only a single command can be assigned to a bind; if the desired action is complex or contains more than one command, use the </text:span><text:span text:style-name="T529">/script</text:span><text:span text:style-name="T528"> command.</text:span></text:p>
      <text:p text:style-name="P409">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0">If the bound command does not contain any actual command, the hotkey will not do anything, and an error message is displayed. </text:span><text:span text:style-name="T531">Any </text:span><text:a xlink:type="simple" xlink:href="#8.1.13.Built-In Aliases|outline" text:style-name="Internet_20_link" text:visited-style-name="Visited_20_Internet_20_Link"><text:span text:style-name="T531">built-in aliases</text:span></text:a><text:span text:style-name="T531"> in the command will reference the </text:span><text:a xlink:type="simple" xlink:href="#8.1.13.Context|outline" text:style-name="Internet_20_link" text:visited-style-name="Visited_20_Internet_20_Link"><text:span text:style-name="T531">context</text:span></text:a><text:span text:style-name="T531"> of the window the command is being executed in. </text:span><text:span text:style-name="T532">Hotkeys only work on active subwindows. If no subwindows are open, </text:span><text:span text:style-name="T533">hotkeys will not work</text:span><text:span text:style-name="T532">.</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28">Save this script to a file named </text:span><text:span text:style-name="T529">hello.merk</text:span><text:span text:style-name="T528">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27">bind Ctrl+H /</text:span><text:span text:style-name="T528">script hello</text:span></text:p>
          </table:table-cell>
        </table:table-row>
      </table:table>
      <text:p text:style-name="P412"><text:line-break/><text:span text:style-name="T52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34">must be saved manually. To save all active binds, pass </text:span><text:span text:style-name="T535">save</text:span><text:span text:style-name="T534"> as the only argument to </text:span><text:span text:style-name="T535">/bind</text:span><text:span text:style-name="T534">. This saves all binds to the configuration file, </text:span><text:span text:style-name="T535">settings.json</text:span><text:span text:style-name="T534">;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36">display an error.</text:span></text:p>
      <text:p text:style-name="P415"><text:span text:style-name="T8">Be aware that this command can "overwrite" default hotkeys, like "Ctrl+C" for copy and "Ctrl+V" for paste, and MERK will not prevent this. </text:span><text:span text:style-name="T537">Some hotkeys can not be overwritten, and the bind will not work. If a set hotkey doesn't seem to work, try a different key sequence.</text:span></text:p>
      <text:p text:style-name="P415">To remove an existing bind, use the <text:span text:style-name="T16">/unbind</text:span> command. Pass the key sequence of the bind to remove as the first argument; just like with the <text:span text:style-name="T538">/bind</text:span> command, capitalization doesn't matter, and the sequence should not contain spaces.</text:p>
      <text:p text:style-name="P416">To remove all created hotkey binds, pass <text:span text:style-name="T16">*</text:span> as the only argument to <text:span text:style-name="T16">/unbind</text:span>.</text:p>
      <text:p text:style-name="P417">To see a list of all the binds currently in effect, call <text:span text:style-name="T16">/bind</text:span> without any arguments.</text:p>
      <text:p text:style-name="P418"><text:span text:style-name="T83">Binds can also be set with MERK's GUI. To bind </text:span><text:span text:style-name="T539">or remove</text:span><text:span text:style-name="T83"> a hotkey, </text:span><text:span text:style-name="T540">or save hotkeys to the configuration file,</text:span><text:span text:style-name="T83"> </text:span><text:span text:style-name="T541">or save all current hotkeys to the configuration file, </text:span><text:span text:style-name="T83">use </text:span><text:span text:style-name="T542">the "Hotkeys" menu entry in the "</text:span><text:span text:style-name="T543">Tools</text:span><text:span text:style-name="T542">"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44">Each script runs in its own thread, and no commands are blocking</text:span><text:span text:style-name="T544"><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4">Wikipedia</text:span></text:a></text:p></text:note-body></text:note></text:span><text:span text:style-name="T54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5">Connection scripts </text:span><text:span text:style-name="T546">have the context of the associated server window created when connection begins</text:span><text:span text:style-name="T547"> (see </text:span><text:a xlink:type="simple" xlink:href="#8.4.Context|outline" text:style-name="Internet_20_link" text:visited-style-name="Visited_20_Internet_20_Link"><text:span text:style-name="T548">Context</text:span></text:a><text:span text:style-name="T549"> </text:span><text:span text:style-name="T550">and </text:span><text:a xlink:type="simple" xlink:href="#8.5.Writing Connection Scripts|outline" text:style-name="Internet_20_link" text:visited-style-name="Visited_20_Internet_20_Link"><text:span text:style-name="T551">Writing </text:span><text:span text:style-name="T552">Connection Scripts</text:span></text:a><text:span text:style-name="T549">).</text:span></text:p>
      <text:h text:style-name="Heading_20_3" text:outline-level="3"><text:bookmark-start text:name="__RefHeading___Toc1080_48191583"/>All Other Scripts<text:bookmark-end text:name="__RefHeading___Toc1080_48191583"/></text:h>
      <text:p text:style-name="P421">All other scripts are, well, <text:span text:style-name="T29">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8">Run</text:span>" button on a server window's toolbar. The script will be executed in the server window's context.</text:p>
        </text:list-item>
        <text:list-item>
          <text:p text:style-name="P422">From the "<text:span text:style-name="T8">Run</text:span>" entry in a window's input menu. <text:span text:style-name="T553">The text in the text input widget will be replaced with a call to the </text:span><text:span text:style-name="T554">/script</text:span><text:span text:style-name="T553"> command to execute the selected file.</text:span></text:p>
        </text:list-item>
        <text:list-item>
          <text:p text:style-name="P423">From the "<text:span text:style-name="T8">Run</text:span>" entry in a window's chat display right-click menu. <text:span text:style-name="T553">The text in the text input widget will be replaced with a call to the </text:span><text:span text:style-name="T554">/script</text:span><text:span text:style-name="T553"> command to execute the selected file.</text:span></text:p>
        </text:list-item>
        <text:list-item>
          <text:p text:style-name="P422">By issuing the <text:span text:style-name="T16">/script</text:span> command. The script will be executed in the window that the command was called from's context.</text:p>
        </text:list-item>
        <text:list-item>
          <text:p text:style-name="P422">From the "<text:span text:style-name="T8">Run</text:span>" menu in a script editor window. The user can select which context to run the script in, or optionally select to run the script on <text:span text:style-name="T29">all</text:span> windows simultaneously <text:span text:style-name="T555">(with each window running that script in the window's context).</text:span></text:p>
        </text:list-item>
      </text:list>
      <text:p text:style-name="P420"/>
      <text:p text:style-name="P424">When using the <text:span text:style-name="T556">/script</text:span> command, scripts are searched for as outlined in <text:a xlink:type="simple" xlink:href="#1.Directories and Configuration Files|outline" text:style-name="Internet_20_link" text:visited-style-name="Visited_20_Internet_20_Link"><text:span text:style-name="T106">Directories and Configuration Files</text:span></text:a><text:span text:style-name="T107">; if the script can be found in this directory search, the path to that script can be omitted. </text:span><text:span text:style-name="T557">For example, if a script named </text:span><text:span text:style-name="T558">example.merk</text:span><text:span text:style-name="T557"> is in the </text:span><text:span text:style-name="T556">/script</text:span><text:span text:style-name="T559">s</text:span><text:span text:style-name="T557"> directory, calling </text:span><text:span text:style-name="T558">/script example.merk</text:span><text:span text:style-name="T557"> will execute that script. If the file extension to the script is </text:span><text:span text:style-name="T558">.merk</text:span><text:span text:style-name="T557">, than the file extension can be omitted; </text:span><text:span text:style-name="T558">/script example</text:span><text:span text:style-name="T557"> will also execute </text:span><text:span text:style-name="T560">the</text:span><text:span text:style-name="T557"> script in the previous example.</text:span></text:p>
      <text:p text:style-name="P425"/>
      <text:p text:style-name="P426">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4">For single line comments, the </text:span><text:span text:style-name="T561">/rem</text:span><text:span text:style-name="T544">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2">handles script errors in two ways</text:span>. <text:span text:style-name="T562">E</text:span>rrors in <text:a xlink:type="simple" xlink:href="#8.2.1.Script-Only Commands|outline" text:style-name="Internet_20_link" text:visited-style-name="Visited_20_Internet_20_Link">script-only commands</text:a> will prevent execution, <text:span text:style-name="T562">while errors in other commands will halt the script execution when the error is encountered</text:span>. If any of the following script-only command errors or conditions are detected, <text:span text:style-name="T563">the</text:span><text:span text:style-name="T106"> script will not execute</text:span>:</text:p>
      <text:list text:style-name="L17">
        <text:list-item>
          <text:p text:style-name="P428">Calling <text:span text:style-name="T564">wait</text:span> with a non-number argument</text:p>
        </text:list-item>
        <text:list-item>
          <text:p text:style-name="P428">Calling <text:span text:style-name="T565">usage</text:span> with the wrong number of arguments</text:p>
        </text:list-item>
        <text:list-item>
          <text:p text:style-name="P428">Calling <text:span text:style-name="T565">usage</text:span> with a non-number as the first argument</text:p>
        </text:list-item>
        <text:list-item>
          <text:p text:style-name="P428">Calling <text:span text:style-name="T305">restrict</text:span> with the wrong number of arguments</text:p>
        </text:list-item>
        <text:list-item>
          <text:p text:style-name="P428">Calling <text:span text:style-name="T305">restrict</text:span> with an argument that is not server, channel, or private</text:p>
        </text:list-item>
        <text:list-item>
          <text:p text:style-name="P429">Calling <text:span text:style-name="T16">only</text:span> with no arguments</text:p>
        </text:list-item>
        <text:list-item>
          <text:p text:style-name="P428">Calling <text:span text:style-name="T302">end</text:span> with any arguments</text:p>
        </text:list-item>
        <text:list-item>
          <text:p text:style-name="P430">Calling <text:span text:style-name="T306">insert</text:span> <text:span text:style-name="T566">no arguments</text:span></text:p>
        </text:list-item>
        <text:list-item>
          <text:p text:style-name="P430">Calling <text:span text:style-name="T567">i</text:span><text:span text:style-name="T306">nsert</text:span> with <text:span text:style-name="T566">a file that cannot be found, doesn't exist, </text:span><text:span text:style-name="T568">or can't be read. </text:span><text:span text:style-name="T569">Errors of this type will </text:span><text:span text:style-name="T570">not</text:span><text:span text:style-name="T571"> display the filename the faulty </text:span><text:span text:style-name="T572">insert</text:span><text:span text:style-name="T571"> </text:span><text:span text:style-name="T573">call was in</text:span><text:span text:style-name="T571">.</text:span></text:p>
        </text:list-item>
        <text:list-item>
          <text:p text:style-name="P431">Calling <text:span text:style-name="T16">context</text:span> with a context that doesn't exist</text:p>
        </text:list-item>
        <text:list-item>
          <text:p text:style-name="P432">Executing a script in a context that is not allowed by <text:span text:style-name="T305">restrict</text:span></text:p>
        </text:list-item>
        <text:list-item>
          <text:p text:style-name="P433">Executing a script in a context that is not allowed by <text:span text:style-name="T16">only</text:span></text:p>
        </text:list-item>
        <text:list-item>
          <text:p text:style-name="P434"><text:span text:style-name="T83">Executing a script in a context that is not allowed by </text:span><text:span text:style-name="T574">exclude</text:span></text:p>
        </text:list-item>
      </text:list>
      <text:p text:style-name="P435"/>
      <text:p text:style-name="P436">Every other <text:span text:style-name="T575">command </text:span>error will display an error message (if script error messages are turned on in settings), and <text:span text:style-name="T562">halt</text:span> execution of the script. Error messages will be displayed for:</text:p>
      <text:list text:style-name="L18">
        <text:list-item>
          <text:p text:style-name="P437">Lines that do not contain a command</text:p>
        </text:list-item>
        <text:list-item>
          <text:p text:style-name="P437">Lines that start with<text:span text:style-name="T393"> </text:span><text:span text:style-name="T16">/</text:span><text:span text:style-name="T393"> </text:span>and are not followed by a valid command</text:p>
        </text:list-item>
        <text:list-item>
          <text:p text:style-name="P437">Calls to commands with <text:span text:style-name="T576">an </text:span>incorrect <text:span text:style-name="T576">number of</text:span> arguments</text:p>
        </text:list-item>
        <text:list-item>
          <text:p text:style-name="P437">Calls to commands with <text:span text:style-name="T576">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77">Using </text:span><text:span text:style-name="T578">goto</text:span><text:span text:style-name="T577">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8">The line number the error occurred on</text:span>. <text:span text:style-name="T579">On files that contain the </text:span><text:span text:style-name="T580">insert</text:span><text:span text:style-name="T579"> command, the line number may not be accurate, as the script will include the </text:span><text:span text:style-name="T580">insert</text:span><text:span text:style-name="T579">ed file. </text:span><text:span text:style-name="T581">Comments are stripped from scripts before execution, which may also result in inaccurate line numbers in error reports.</text:span></text:p>
        </text:list-item>
        <text:list-item>
          <text:p text:style-name="P443"><text:span text:style-name="T8">The name of the file the error is located in</text:span>. If the error is in a connection script, the filename displayed will be <text:span text:style-name="T16">SERVER:PORT</text:span> <text:span text:style-name="T582">for the server's connection script</text:span>. If the filename is not known or does not exist, the filename will be set to <text:span text:style-name="T16">script</text:span>. <text:span text:style-name="T583">Errors in calling the </text:span><text:span text:style-name="T584">insert</text:span><text:span text:style-name="T583"> command will </text:span><text:span text:style-name="T585">not</text:span><text:span text:style-name="T586"> contain the filename the error occurred in, only what the erroneous call was.</text:span></text:p>
        </text:list-item>
        <text:list-item>
          <text:p text:style-name="P442"><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87">when</text:span> issuing the <text:span text:style-name="T16">/part</text:span> command, <text:span text:style-name="T587">you</text:span> can i<text:bookmark-start text:name="__RefHeading___Toc98_1446586609 Copy 1"/>gnore the <text:span text:style-name="T16">CHANNEL</text:span> argument if the command is intended to <text:span text:style-name="T58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88">This leaves the current channel */</text:span></text:p>
            <text:p text:style-name="P447">/<text:span text:style-name="T588">part</text:span></text:p>
            <text:p text:style-name="P447"/>
            <text:p text:style-name="P446">/* <text:span text:style-name="T588">This </text:span><text:span text:style-name="T589">invites a user to the current channel</text:span><text:span text:style-name="T588"> */</text:span></text:p>
            <text:p text:style-name="P447">/<text:span text:style-name="T589">invite my_friend</text:span></text:p>
            <text:p text:style-name="P447"/>
            <text:p text:style-name="P446">/* <text:span text:style-name="T588">This </text:span><text:span text:style-name="T589">kicks a user from the current channel</text:span><text:span text:style-name="T588"> */</text:span></text:p>
            <text:p text:style-name="P447">/<text:span text:style-name="T589">kick my_enemy</text:span></text:p>
            <text:p text:style-name="P447"/>
            <text:p text:style-name="P446">/* <text:span text:style-name="T588">This </text:span><text:span text:style-name="T589">gives a user operator status in the current channel</text:span><text:span text:style-name="T588"> */</text:span></text:p>
            <text:p text:style-name="P447">/<text:span text:style-name="T589">mode +o my_friend</text:span></text:p>
            <text:p text:style-name="P447"/>
            <text:p text:style-name="P446">/* <text:span text:style-name="T588">This </text:span><text:span text:style-name="T589">sets the topic in the current channel</text:span><text:span text:style-name="T588"> */</text:span></text:p>
            <text:p text:style-name="P447">/<text:span text:style-name="T589">topic Welcome to my channel!</text:span></text:p>
          </table:table-cell>
        </table:table-row>
      </table:table>
      <text:p text:style-name="P445"/>
      <text:p text:style-name="P445"><text:span text:style-name="T590">Context-less</text:span> commands should <text:span text:style-name="T29">not</text:span><text:span text:style-name="T30"> be issued by scripts, as it can get confusing if you run the script in the wrong context. </text:span><text:span text:style-name="T591">However, if the script is being ran in a</text:span><text:span text:style-name="T592">ny </text:span><text:span text:style-name="T591">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3">editor "</text:span><text:span text:style-name="T594">Run" menu</text:span> allows you to choose which context to run the script in. <text:span text:style-name="T59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2">Scripts can use the <text:span text:style-name="T302">context</text:span> command <text:span text:style-name="T596">to "move" the script to another context</text:span>. The <text:span text:style-name="T302">context</text:span> command will search for all windows, no matter what context. The order <text:span text:style-name="T302">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2">context</text:span> will move to the <text:span text:style-name="T29">first</text:span><text:span text:style-name="T30"> window it finds with the name passed to it. If you are in multiple channels with the same name, this may be problematic.</text:span></text:p>
      <text:p text:style-name="P455">If a script is intended to only be ran in a specific type of context, the <text:span text:style-name="T16">restrict</text:span> command can be used, in one of three ways:</text:p>
      <text:list text:style-name="L21">
        <text:list-item>
          <text:p text:style-name="P456"><text:span text:style-name="T16">restrict server</text:span> – The script will only run in server windows or connection scripts</text:p>
        </text:list-item>
        <text:list-item>
          <text:p text:style-name="P456"><text:span text:style-name="T16">restrict channel</text:span> – The script will only run in channel windows</text:p>
        </text:list-item>
        <text:list-item>
          <text:p text:style-name="P456"><text:span text:style-name="T16">restrict private</text:span> – The script will only run in private chat windows</text:p>
        </text:list-item>
      </text:list>
      <text:p text:style-name="P455"/>
      <text:p text:style-name="P455">A script that has been "restricted" will <text:span text:style-name="T29">only</text:span><text:span text:style-name="T597"> run in the context specified, and will not execute and show an error if it is ran in another context. </text:span><text:span text:style-name="T598">Up to two contexts can be passed to </text:span><text:span text:style-name="T599">restrict</text:span><text:span text:style-name="T598">. For example, to make sure that a script is ran </text:span><text:span text:style-name="T600">only</text:span><text:span text:style-name="T598"> in chat windows, use </text:span><text:span text:style-name="T599">restrict channel private</text:span><text:span text:style-name="T598">.</text:span></text:p>
      <text:p text:style-name="P45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1">move to</text:span> the context of any other window, <text:span text:style-name="T602">as can the </text:span><text:span text:style-name="T603">/focus</text:span><text:span text:style-name="T602">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4">They function kind of like variables</text:span><text:span text:style-name="T604"><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4"> do in programming languages.</text:span> <text:span text:style-name="T604">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05">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6">$</text:span> by default, followed by the alias'<text:span text:style-name="T606">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05">msg #mychannel $GREETING</text:span></text:p>
          </table:table-cell>
        </table:table-row>
      </table:table>
      <text:p text:style-name="P459"/>
      <text:p text:style-name="P459">This sends a message to <text:span text:style-name="T16">#mychannel</text:span> that says "Hello world!" to everyone in the channel!</text:p>
      <text:p text:style-name="P461"/>
      <text:p text:style-name="P462">Alias names <text:span text:style-name="T29">must</text:span><text:span text:style-name="T30"> start with a letter, and not a number or other symbol. This is to prevent overwriting built-in aliases created for each window's context </text:span><text:span text:style-name="T607">(see </text:span><text:a xlink:type="simple" xlink:href="#7.2.2.Built-In Aliases|outline" text:style-name="Internet_20_link" text:visited-style-name="Visited_20_Internet_20_Link"><text:span text:style-name="T608">Built-In Aliases</text:span></text:a><text:span text:style-name="T609">). </text:span><text:span text:style-name="T610">Alias names also cannot contain punctuatio</text:span><text:span text:style-name="T611">n, except for underscores.</text:span></text:p>
      <text:p text:style-name="P463"/>
      <text:p text:style-name="P464">To create an alias, use the <text:span text:style-name="T16">/alias</text:span> command. To see a list of all aliases set for the current window, issue the <text:span text:style-name="T16">/alias</text:span> command with no arguments. <text:span text:style-name="T612">To delete an alias, issue the </text:span><text:span text:style-name="T613">/unalias</text:span><text:span text:style-name="T612"> command.</text:span></text:p>
      <text:p text:style-name="P464"/>
      <text:p text:style-name="P465">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14">alias GREETING /msg $_WINDOW Hello, and welcome!</text:span></text:p>
          </table:table-cell>
        </table:table-row>
      </table:table>
      <text:p text:style-name="P466"/>
      <text:p text:style-name="P468">Now, whenever someone joins you<text:span text:style-name="T594">r</text:span> channel, just type <text:span text:style-name="T16">$GREETING</text:span> into the text input widget to send your message! The above example uses a built-in alias, which is explained in <text:span text:style-name="T615">Built-In Aliases</text:span>.</text:p>
      <text:p text:style-name="P468"/>
      <text:p text:style-name="P469">All aliases are <text:span text:style-name="T29">global </text:span><text:span text:style-name="T616">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17">(including other connection scripts)</text:span><text:span text:style-name="T30">. </text:span><text:span text:style-name="T618">Any script can also delete an alias with the </text:span><text:span text:style-name="T619">/unalias</text:span><text:span text:style-name="T618"> command.</text:span></text:p>
      <text:p text:style-name="P468"/>
      <text:p text:style-name="Text_20_body">Built-in aliases<text:span text:style-name="T620"> cannot be deleted with the </text:span><text:span text:style-name="T621">/unalias</text:span><text:span text:style-name="T62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3">Each window has a number of aliases for use that are built-in to the window'</text:span><text:span text:style-name="T622">s context</text:span><text:span text:style-name="T83">, and do not require the user to create them. Built-in alias names start with an underscore (</text:span><text:span text:style-name="T379">_</text:span><text:span text:style-name="T83">) </text:span><text:span text:style-name="T623">and are all uppercase. </text:span><text:span text:style-name="T624">Some built-in aliases (</text:span><text:span text:style-name="T625">see </text:span><text:a xlink:type="simple" xlink:href="#8.3.Script Arguments|outline" text:style-name="Internet_20_link" text:visited-style-name="Visited_20_Internet_20_Link"><text:span text:style-name="T626">Script Arguments</text:span></text:a><text:span text:style-name="T624">) are only </text:span><text:span text:style-name="T627">created in certain circumstances</text:span><text:span text:style-name="T624">; </text:span><text:span text:style-name="T628">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29">0, _1,...</text:span></text:p>
          </table:table-cell>
          <table:table-cell table:style-name="Table4.B2" office:value-type="string">
            <text:p text:style-name="P473">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4">_<text:span text:style-name="T630">ARGS</text:span></text:p>
          </table:table-cell>
          <table:table-cell table:style-name="Table4.B2" office:value-type="string">
            <text:p text:style-name="P475">The <text:span text:style-name="T630">number of arguments passed to a script. </text:span><text:span text:style-name="T631">If no arguments have been passed to the script, this will be set to </text:span><text:span text:style-name="T632">0</text:span><text:span text:style-name="T631">.</text:span></text:p>
          </table:table-cell>
        </table:table-row>
        <table:table-row>
          <table:table-cell table:style-name="Table4.A4" office:value-type="string">
            <text:p text:style-name="P472">_<text:span text:style-name="T633">CLIENT</text:span></text:p>
          </table:table-cell>
          <table:table-cell table:style-name="Table4.B4" office:value-type="string">
            <text:p text:style-name="P476">The <text:span text:style-name="T633">name of the IRC client, MERK.</text:span></text:p>
          </table:table-cell>
        </table:table-row>
        <table:table-row>
          <table:table-cell table:style-name="Table4.A4" office:value-type="string">
            <text:p text:style-name="P472">_<text:span text:style-name="T634">CONNECTION</text:span></text:p>
          </table:table-cell>
          <table:table-cell table:style-name="Table4.B4" office:value-type="string">
            <text:p text:style-name="P477">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2">_<text:span text:style-name="T633">C</text:span><text:span text:style-name="T635">OUNT</text:span></text:p>
          </table:table-cell>
          <table:table-cell table:style-name="Table4.B4" office:value-type="string">
            <text:p text:style-name="P478">The number of users in the current channel. For server and private chat windows, this will be set to <text:span text:style-name="T16">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36">if that is not know</text:span><text:span text:style-name="T637">n</text:span><text:span text:style-name="T636">, then this will be set to the server's address, a colon, and the server's port.</text:span></text:p>
          </table:table-cell>
        </table:table-row>
        <table:table-row>
          <table:table-cell table:style-name="Table4.A4" office:value-type="string">
            <text:p text:style-name="P472">_<text:span text:style-name="T638">DATE</text:span></text:p>
          </table:table-cell>
          <table:table-cell table:style-name="Table4.B4" office:value-type="string">
            <text:p text:style-name="P476">The <text:span text:style-name="T638">current date, in "MM/DD/YYYY" format.</text:span></text:p>
          </table:table-cell>
        </table:table-row>
        <table:table-row>
          <table:table-cell table:style-name="Table4.A4" office:value-type="string">
            <text:p text:style-name="P472">_<text:span text:style-name="T639">DAY</text:span></text:p>
          </table:table-cell>
          <table:table-cell table:style-name="Table4.B4" office:value-type="string">
            <text:p text:style-name="P476">The <text:span text:style-name="T638">current </text:span><text:span text:style-name="T639">day of the week.</text:span></text:p>
          </table:table-cell>
        </table:table-row>
        <table:table-row>
          <table:table-cell table:style-name="Table4.A4" office:value-type="string">
            <text:p text:style-name="P472">_<text:span text:style-name="T638">EDATE</text:span></text:p>
          </table:table-cell>
          <table:table-cell table:style-name="Table4.B4" office:value-type="string">
            <text:p text:style-name="P476">The <text:span text:style-name="T638">current date, in "DD/MM/YYYY" format.</text:span></text:p>
          </table:table-cell>
        </table:table-row>
        <table:table-row>
          <table:table-cell table:style-name="Table4.A4" office:value-type="string">
            <text:p text:style-name="P482">_<text:span text:style-name="T640">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1">FILE</text:span></text:p>
          </table:table-cell>
          <table:table-cell table:style-name="Table4.B4" office:value-type="string">
            <text:p text:style-name="P484">The full filename of the currently running script. <text:span text:style-name="T642">If called from an </text:span><text:span text:style-name="T643">/insert</text:span><text:span text:style-name="T642">ed file, this will contain the name of the script being executed, </text:span><text:span text:style-name="T644">not the </text:span><text:span text:style-name="T645">/insert</text:span><text:span text:style-name="T644">ed file. </text:span><text:span text:style-name="T631">If the current script does not have a filename, this will be set to </text:span><text:span text:style-name="T646">script</text:span><text:span text:style-name="T631">.</text:span></text:p>
          </table:table-cell>
        </table:table-row>
        <table:table-row>
          <table:table-cell table:style-name="Table4.A4" office:value-type="string">
            <text:p text:style-name="P474">_<text:span text:style-name="T647">HCHANNELS</text:span></text:p>
          </table:table-cell>
          <table:table-cell table:style-name="Table4.B4" office:value-type="string">
            <text:p text:style-name="P485">The number of <text:span text:style-name="T647">hidden</text:span> <text:span text:style-name="T647">channels</text:span> on the server the window is connected to. If this is not known, this will be set to <text:span text:style-name="T16">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1">If no modes are set, this will be set to </text:span><text:span text:style-name="T646">none</text:span><text:span text:style-name="T648">.</text:span></text:p>
          </table:table-cell>
        </table:table-row>
        <table:table-row>
          <table:table-cell table:style-name="Table4.A4" office:value-type="string">
            <text:p text:style-name="P472">_<text:span text:style-name="T639">MONTH</text:span></text:p>
          </table:table-cell>
          <table:table-cell table:style-name="Table4.B4" office:value-type="string">
            <text:p text:style-name="P476">The <text:span text:style-name="T639">name of the current month.</text:span></text:p>
          </table:table-cell>
        </table:table-row>
        <table:table-row>
          <table:table-cell table:style-name="Table4.A4" office:value-type="string">
            <text:p text:style-name="P472">_N<text:span text:style-name="T649">ETWORK</text:span></text:p>
          </table:table-cell>
          <table:table-cell table:style-name="Table4.B4" office:value-type="string">
            <text:p text:style-name="P487">The network the server the window is connected to is on; if this is not known, this will be set to <text:span text:style-name="T16">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0">current</text:span> nickname.</text:p>
          </table:table-cell>
        </table:table-row>
        <table:table-row>
          <table:table-cell table:style-name="Table4.A4" office:value-type="string">
            <text:p text:style-name="P472">_<text:span text:style-name="T651">ORDINAL</text:span></text:p>
          </table:table-cell>
          <table:table-cell table:style-name="Table4.B4" office:value-type="string">
            <text:p text:style-name="P476">The <text:span text:style-name="T651">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1">If there are no users in the channel, </text:span><text:span text:style-name="T652">or if this is used in a non-channel context</text:span><text:span text:style-name="T631">, this will be set to </text:span><text:span text:style-name="T646">none</text:span><text:span text:style-name="T631">.</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3">as set in user settings.</text:span></text:p>
          </table:table-cell>
        </table:table-row>
        <table:table-row>
          <table:table-cell table:style-name="Table4.A4" office:value-type="string">
            <text:p text:style-name="P474">_<text:span text:style-name="T654">RELEASE</text:span></text:p>
          </table:table-cell>
          <table:table-cell table:style-name="Table4.B4" office:value-type="string">
            <text:p text:style-name="P488">The URL for the current latest release of MERK, <text:span text:style-name="T655">as known at the release of the running version.</text:span></text:p>
          </table:table-cell>
        </table:table-row>
        <text:soft-page-break/>
        <table:table-row>
          <table:table-cell table:style-name="Table4.A4" office:value-type="string">
            <text:p text:style-name="P474">_R<text:span text:style-name="T656">VERSION</text:span></text:p>
          </table:table-cell>
          <table:table-cell table:style-name="Table4.B4" office:value-type="string">
            <text:p text:style-name="P489">The <text:span text:style-name="T656">current release version of MERK</text:span><text:span text:style-name="T654">, </text:span><text:span text:style-name="T655">as known at the release of the running version.</text:span></text:p>
          </table:table-cell>
        </table:table-row>
        <table:table-row>
          <table:table-cell table:style-name="Table4.A4" office:value-type="string">
            <text:p text:style-name="P474">_<text:span text:style-name="T647">SCHANNELS</text:span></text:p>
          </table:table-cell>
          <table:table-cell table:style-name="Table4.B4" office:value-type="string">
            <text:p text:style-name="P485">The number of visible <text:span text:style-name="T647">channels</text:span> on the server the window is connected to. If this is not known, this will be set to <text:span text:style-name="T16">0</text:span>.</text:p>
          </table:table-cell>
        </table:table-row>
        <table:table-row>
          <table:table-cell table:style-name="Table4.A4" office:value-type="string">
            <text:p text:style-name="P474">_<text:span text:style-name="T657">SCOUNT</text:span></text:p>
          </table:table-cell>
          <table:table-cell table:style-name="Table4.B4" office:value-type="string">
            <text:p text:style-name="P485">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4">_S<text:span text:style-name="T641">CRIPT</text:span></text:p>
          </table:table-cell>
          <table:table-cell table:style-name="Table4.B4" office:value-type="string">
            <text:p text:style-name="P490">The name of the file, without the full path, of the currently running script. Only present in scripts that have been executed with the <text:span text:style-name="T16">/script</text:span> command. <text:span text:style-name="T642">If called from an </text:span><text:span text:style-name="T643">/insert</text:span><text:span text:style-name="T642">ed file, this will contain the name of the script being executed, </text:span><text:span text:style-name="T644">not the </text:span><text:span text:style-name="T645">/insert</text:span><text:span text:style-name="T644">ed file. </text:span><text:span text:style-name="T631">If the current script does not have a filename, this will be set to </text:span><text:span text:style-name="T646">script</text:span><text:span text:style-name="T631">.</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58">not the server's reported hostname.</text:span></text:p>
          </table:table-cell>
        </table:table-row>
        <table:table-row>
          <table:table-cell table:style-name="Table4.A4" office:value-type="string">
            <text:p text:style-name="P472">_<text:span text:style-name="T659">SOFTWARE</text:span></text:p>
          </table:table-cell>
          <table:table-cell table:style-name="Table4.B4" office:value-type="string">
            <text:p text:style-name="P491">The <text:span text:style-name="T659">server software the server the window is connected to is using. </text:span><text:span text:style-name="T660">If this is not known, this will be set to </text:span><text:span text:style-name="T661">unknown</text:span><text:span text:style-name="T660">.</text:span></text:p>
          </table:table-cell>
        </table:table-row>
        <table:table-row>
          <table:table-cell table:style-name="Table4.A4" office:value-type="string">
            <text:p text:style-name="P472">_<text:span text:style-name="T633">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2">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2">_<text:span text:style-name="T663">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2">TIME</text:span></text:p>
          </table:table-cell>
          <table:table-cell table:style-name="Table4.B4" office:value-type="string">
            <text:p text:style-name="P483">The current time, <text:span text:style-name="T662">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1">If the channel does not have a topic, </text:span><text:span text:style-name="T652">or if the window is not a channel</text:span><text:span text:style-name="T631">, this will be set to </text:span><text:span text:style-name="T646">No topic</text:span><text:span text:style-name="T631">.</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0">script</text:span> is <text:span text:style-name="T650">being ran</text:span> in has been connected or has been in use, in seconds.</text:p>
          </table:table-cell>
        </table:table-row>
        <table:table-row>
          <table:table-cell table:style-name="Table4.A4" office:value-type="string">
            <text:p text:style-name="P472">_<text:span text:style-name="T633">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3">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58">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64">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2">_<text:span text:style-name="T665">YEAR</text:span></text:p>
          </table:table-cell>
          <table:table-cell table:style-name="Table4.B4" office:value-type="string">
            <text:p text:style-name="P476">The <text:span text:style-name="T665">current year.</text:span></text:p>
          </table:table-cell>
        </table:table-row>
      </table:table>
      <text:p text:style-name="P494"/>
      <text:p text:style-name="P494"><text:span text:style-name="T588">Built-in aliases can be very useful in scripts, where the script may not "know" what </text:span><text:a xlink:type="simple" xlink:href="#8.2.Context|outline" text:style-name="Internet_20_link" text:visited-style-name="Visited_20_Internet_20_Link"><text:span text:style-name="T666">context</text:span></text:a><text:span text:style-name="T588">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88">This sends a message to the current channel */</text:span></text:p>
            <text:p text:style-name="P497">/<text:span text:style-name="T588">msg $_WINDOW Hello, everybody! </text:span><text:span text:style-name="T667">My name is $_NICKNAME</text:span></text:p>
            <text:p text:style-name="P497"/>
            <text:p text:style-name="P496">/* <text:span text:style-name="T588">This sets the current channel's topic */</text:span></text:p>
            <text:p text:style-name="P498">/<text:span text:style-name="T588">topic $_WINDOW </text:span><text:span text:style-name="T667">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68">This sets the default away message */</text:span></text:p>
            <text:p text:style-name="P502">/<text:span text:style-name="T66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6">/script</text:span> command; <text:span text:style-name="T669">just pass them as arguments to the command following the script file name. </text:span><text:span text:style-name="T670">The </text:span><text:span text:style-name="T16">/script</text:span><text:span text:style-name="T670"> command is the </text:span><text:span text:style-name="T671">only</text:span><text:span text:style-name="T672">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3">most</text:span> commands, arguments are considered to consist of <text:span text:style-name="T674">either </text:span>a single word, with no spaces, <text:span text:style-name="T674">or a number of words separated by spaces. A channel name, for example, or a nickname may be an argument; the </text:span><text:span text:style-name="T675">/msg</text:span><text:span text:style-name="T674"> command looks for a channel or nickname as the first argument, with all other arguments being the message to be sent. </text:span>Arguments to scripts can contain spaces, and the number of <text:span text:style-name="T67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69">This calls a script with a single argument */</text:span></text:p>
            <text:p text:style-name="P506">/<text:span text:style-name="T669">script myscript.merk "Hello, world!"</text:span></text:p>
            <text:p text:style-name="P506"/>
            <text:p text:style-name="P505">/* <text:span text:style-name="T669">Here are multiple arguments, with spaces in each */</text:span></text:p>
            <text:p text:style-name="P506">/<text:span text:style-name="T669">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46">$</text:span><text:span text:style-name="T16">_1</text:span> for the first argument, <text:span text:style-name="T646">$</text:span><text:span text:style-name="T16">_2</text:span> for the second, <text:span text:style-name="T646">$</text:span><text:span text:style-name="T16">_3</text:span> for the third, and so on. The built-in alias <text:span text:style-name="T646">$</text:span><text:span text:style-name="T16">_0</text:span> contains all arguments passed to the script, joined by single spaces; <text:span text:style-name="T676">if no arguments have been passed to the script, </text:span><text:span text:style-name="T646">$</text:span><text:span text:style-name="T677">_0</text:span><text:span text:style-name="T676"> will contain the string </text:span><text:span text:style-name="T677">none</text:span><text:span text:style-name="T676">.</text:span></text:p>
      <text:p text:style-name="P508"/>
      <text:p text:style-name="P508">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78">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79">This script requires a single argument.</text:span></text:p>
            <text:p text:style-name="P505"><text:s text:c="5"/><text:span text:style-name="T679">If none or more than one </text:span><text:span text:style-name="T680">argument</text:span><text:span text:style-name="T679"> is passed,</text:span></text:p>
            <text:p text:style-name="P509"><text:s text:c="5"/>display script usage information.</text:p>
            <text:p text:style-name="P510">*/</text:p>
            <text:p text:style-name="P506"><text:span text:style-name="T669">usage 1 Usage: /script </text:span><text:span text:style-name="T641">$_SCRIPT</text:span><text:span text:style-name="T669"> NAME</text:span></text:p>
            <text:p text:style-name="P506"/>
            <text:p text:style-name="P511"><text:span text:style-name="T16">/</text:span><text:span text:style-name="T681">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6">/</text:span><text:span text:style-name="T682">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0"><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1"><draw:image xlink:href="Pictures/10000001000000F8000000165CBCA79A.png" xlink:type="simple" xlink:show="embed" xlink:actuate="onLoad" draw:mime-type="image/png"/></draw:frame></text:p>
      <text:p text:style-name="P516">Connection scripts are <text:span text:style-name="T29">never</text:span><text:span text:style-name="T30"> called with any arguments. </text:span><text:span text:style-name="T683">Scripts executed by any way other than the </text:span><text:span text:style-name="T684">/script</text:span><text:span text:style-name="T683"> command are </text:span><text:span text:style-name="T685">never</text:span><text:span text:style-name="T683"> called with any arguments.</text:span></text:p>
      <text:p text:style-name="P517">Several built-in aliases are created for scripts. <text:span text:style-name="T646">$</text:span><text:span text:style-name="T16">_FILE</text:span> contains the full filename of the script (including path) being called, <text:span text:style-name="T646">$</text:span><text:span text:style-name="T16">_SCRIPT</text:span> contains the filename of the script without the path, and <text:span text:style-name="T646">$</text:span><text:span text:style-name="T16">_ARGS</text:span> contains the number of arguments the script was called with. The example above has a use of the <text:span text:style-name="T646">$</text:span><text:span text:style-name="T16">_SCRIPT</text:span> built-in alias. <text:span text:style-name="T676">If a script is executed from the editor (and thus doesn't have a filename), both </text:span><text:span text:style-name="T646">$</text:span><text:span text:style-name="T677">_FILE</text:span><text:span text:style-name="T676"> and </text:span><text:span text:style-name="T646">$</text:span><text:span text:style-name="T677">_SCRIPT</text:span><text:span text:style-name="T676"> will be set to </text:span><text:span text:style-name="T677">script</text:span><text:span text:style-name="T676">.</text:span></text:p>
      <text:p text:style-name="P518">Scripts executed with the "Run" menu in the editor <text:span text:style-name="T30">are </text:span><text:span text:style-name="T29">never</text:span><text:span text:style-name="T30"> called with any arguments, and </text:span><text:span text:style-name="T686">will only </text:span><text:span text:style-name="T30">have the </text:span><text:span text:style-name="T687">$</text:span><text:span text:style-name="T688">_SCRIPT</text:span><text:span text:style-name="T689"> </text:span><text:span text:style-name="T690">or</text:span><text:span text:style-name="T689"> </text:span><text:span text:style-name="T687">$</text:span><text:span text:style-name="T688">_FILE</text:span><text:span text:style-name="T30"> built-in aliases </text:span><text:span text:style-name="T686">if the script has been saved to or loaded from a filename</text:span><text:span text:style-name="T30">. </text:span><text:span text:style-name="T691">Scripts executed with the "Run script" button on server window toolbars will have the </text:span><text:span text:style-name="T687">$</text:span><text:span text:style-name="T688">_SCRIPT</text:span><text:span text:style-name="T691"> and </text:span><text:span text:style-name="T687">$</text:span><text:span text:style-name="T688">_FILE</text:span><text:span text:style-name="T691"> built-in aliases, but as they are </text:span><text:span text:style-name="T692">never</text:span><text:span text:style-name="T691"> called with arguments, will have the </text:span><text:span text:style-name="T687">$</text:span><text:span text:style-name="T31">_ARGS</text:span><text:span text:style-name="T691"> built-in alias </text:span><text:span text:style-name="T693">set to </text:span><text:span text:style-name="T687">none</text:span><text:span text:style-name="T693">.</text:span></text:p>
      <text:p text:style-name="P519">Argument built-in aliases can be used with <text:span text:style-name="T16">insert</text:span>ed scripts, but they <text:span text:style-name="T694">will always reference the script that is being executed, not the </text:span><text:span text:style-name="T695">insert</text:span><text:span text:style-name="T694">ed script. For example, if an </text:span><text:span text:style-name="T695">insert</text:span><text:span text:style-name="T694">ed script includes the built-in alias </text:span><text:span text:style-name="T695">$_1</text:span><text:span text:style-name="T694">, that alias will interpolate to the first argument that was passed to the script that is being executed, </text:span><text:span text:style-name="T696">not</text:span><text:span text:style-name="T697"> the </text:span><text:span text:style-name="T698">insert</text:span><text:span text:style-name="T697">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699">Writing </text:span>Connection Scripts<text:bookmark-end text:name="__RefHeading___Toc862_362215326"/></text:h>
      <text:p text:style-name="P522"><text:span text:style-name="T700">Connection scripts are the scripts that can be entered in the connection dialog, and are executed as soon as the client completes connecting to a server. </text:span><text:span text:style-name="T701">A connection script's context is the server window created when connecting. In fact, calling </text:span><text:span text:style-name="T702">restrict server</text:span><text:span text:style-name="T701"> to restrict the connection script's execution to a server window will pass successfully, while using </text:span><text:span text:style-name="T702">restrict</text:span><text:span text:style-name="T701"> with any other </text:span><text:span text:style-name="T703">context</text:span><text:span text:style-name="T701"> type will cause the connection script to not execute.</text:span></text:p>
      <text:p text:style-name="P523"><draw:frame draw:style-name="fr1" draw:name="Image5" text:anchor-type="as-char" svg:width="3.8543in" svg:height="3.5008in" draw:z-index="32"><draw:image xlink:href="../../graphics/connect_script.png" xlink:type="simple" xlink:show="embed" xlink:actuate="onLoad" draw:mime-type="image/png"/></draw:frame></text:p>
      <text:p text:style-name="P524">To issue commands that will have an effect on another window, use the <text:span text:style-name="T302">context</text:span> command to move the script to that window's context.</text:p>
      <text:p text:style-name="P525">Before <text:span text:style-name="T302">context</text:span>ing to another context, be aware that that <text:span text:style-name="T386">window (and the context)</text:span> may "not exist" yet. The channel <text:span text:style-name="T704">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05">alias FAVORITE #merk</text:span></text:p>
            <text:p text:style-name="P526">/<text:span text:style-name="T705">join $FAVORITE</text:span></text:p>
            <text:p text:style-name="P526">/<text:span text:style-name="T705">msg $FAVORITE Hello, everybody!</text:span></text:p>
            <text:p text:style-name="P527">wait 10</text:p>
            <text:p text:style-name="P526"><text:span text:style-name="T706">context</text:span><text:span text:style-name="T705"> $FAVORITE</text:span></text:p>
            <text:p text:style-name="P526">/<text:span text:style-name="T707">print $_WINDOW Maximizing $FAVORITE!</text:span></text:p>
            <text:p text:style-name="P526">/<text:span text:style-name="T705">maximize </text:span><text:span text:style-name="T708">$_WINDOW</text:span></text:p>
          </table:table-cell>
        </table:table-row>
      </table:table>
      <text:p text:style-name="P528"><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09">Wave Script</text:span></text:p>
            <text:p text:style-name="P530"><text:s text:c="3"/><text:span text:style-name="T709">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09">Greeting Script</text:span></text:p>
            <text:p text:style-name="P530"><text:s text:c="3"/><text:span text:style-name="T709">By Dan Hetrick</text:span></text:p>
            <text:p text:style-name="P530">*/</text:p>
            <text:p text:style-name="P531"/>
            <text:p text:style-name="P532">usage 1 Usage: /script $_SCRIPT nickname</text:p>
            <text:p text:style-name="P531">/<text:span text:style-name="T709">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0">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6">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1">macro greet greeting "/greet USER" "Sends a greeting to the current chat"</text:span></text:p>
          </table:table-cell>
        </table:table-row>
      </table:table>
      <text:p text:style-name="P545"/>
      <text:p text:style-name="P542">Now, we can call our script with a new custom "command", <text:span text:style-name="T16">/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1">greet Bob</text:span></text:p>
          </table:table-cell>
        </table:table-row>
      </table:table>
      <text:p text:style-name="P545"/>
      <text:p text:style-name="P542">This would send a message to <text:span text:style-name="T712">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3">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14">Example </text:span><text:span text:style-name="T710">Server Connection Script</text:span></text:p>
            <text:p text:style-name="P530">*/</text:p>
            <text:p text:style-name="P531"/>
            <text:p text:style-name="P547">restrict server</text:p>
            <text:p text:style-name="P531">/<text:span text:style-name="T710">alias USERNAME my_username</text:span></text:p>
            <text:p text:style-name="P531">/<text:span text:style-name="T710">alias PASSWORD my_password</text:span></text:p>
            <text:p text:style-name="P531">/<text:span text:style-name="T710">alias CHANNEL #my_channel</text:span></text:p>
            <text:p text:style-name="P531">/<text:span text:style-name="T710">alias TOPIC Welcome to my channel!</text:span></text:p>
            <text:p text:style-name="P531">/<text:span text:style-name="T710">alias GREETING $_NICKNAME is here, everybody!</text:span></text:p>
            <text:p text:style-name="P531"/>
            <text:p text:style-name="P531">/<text:span text:style-name="T710">msg nickserv IDENTIFY $USERNAME $PASSWORD</text:span></text:p>
            <text:p text:style-name="P547">wait 5</text:p>
            <text:p text:style-name="P531">/<text:span text:style-name="T710">join $CHANNEL</text:span></text:p>
            <text:p text:style-name="P531">/<text:span text:style-name="T710">msg chanserv OP $CHANNEL</text:span></text:p>
            <text:p text:style-name="P531"><text:span text:style-name="T710">wait </text:span><text:span text:style-name="T715">10</text:span></text:p>
            <text:p text:style-name="P548">context $CHANNEL</text:p>
            <text:p text:style-name="P531">/<text:span text:style-name="T710">topic $TOPIC</text:span></text:p>
            <text:p text:style-name="P531">/<text:span text:style-name="T715">maximize</text:span></text:p>
            <text:p text:style-name="P547">wait 1</text:p>
            <text:p text:style-name="P531">/<text:span text:style-name="T710">msg $_</text:span><text:span text:style-name="T715">WINDOW</text:span><text:span text:style-name="T710">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6">NICKSERV</text:span> username</text:p>
        </text:list-item>
        <text:list-item>
          <text:p text:style-name="P550">Sets an alias for the user's <text:span text:style-name="T16">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6">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6">CHANSERV</text:span> to give the user operator status in the set channel</text:p>
        </text:list-item>
        <text:list-item>
          <text:p text:style-name="P550">Waits <text:span text:style-name="T715">10</text:span> seconds</text:p>
        </text:list-item>
        <text:list-item>
          <text:p text:style-name="P551">Switches contexts to the channel window</text:p>
        </text:list-item>
        <text:list-item>
          <text:p text:style-name="P550">Sets the <text:span text:style-name="T715">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15">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2">NICKSERV Login</text:span></text:p>
            <text:p text:style-name="P554">*/</text:p>
            <text:p text:style-name="P555"/>
            <text:p text:style-name="P555">/<text:span text:style-name="T642">alias USERNAME my_username</text:span></text:p>
            <text:p text:style-name="P555">/<text:span text:style-name="T642">alias PASSWORD my_password</text:span></text:p>
            <text:p text:style-name="P555">/<text:span text:style-name="T642">alias LOGIN_TO_NICKSERV /msg NICKSERV IDENTIFY $USERNAME $PASSWORD</text:span></text:p>
          </table:table-cell>
        </table:table-row>
      </table:table>
      <text:p text:style-name="P556"/>
      <text:p text:style-name="P557">Now, to login to <text:span text:style-name="T16">NICKSERV</text:span> from another script, use the <text:span text:style-name="T16">/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694">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16">We're going to use the </text:span><text:a xlink:type="simple" xlink:href="https://curl.se/" text:style-name="Internet_20_link" text:visited-style-name="Visited_20_Internet_20_Link"><text:span text:style-name="T717">curl</text:span></text:a><text:span text:style-name="T716"> executable to get the temperature from </text:span><text:a xlink:type="simple" xlink:href="https://wttr.in/" text:style-name="Internet_20_link" text:visited-style-name="Visited_20_Internet_20_Link"><text:span text:style-name="T716">https://wttr.in/</text:span></text:a><text:span text:style-name="T716">.</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3">/</text:span><text:span text:style-name="T717">shell TEMP </text:span><text:span text:style-name="T718">curl.exe -s "https://wttr.in/Detroit?format=%t"</text:span></text:p>
            <text:p text:style-name="P568">/<text:span text:style-name="T716">msg $_WINDOW It's currently $TEMP here in Detroit</text:span></text:p>
          </table:table-cell>
        </table:table-row>
      </table:table>
      <text:p text:style-name="P564"/>
      <text:p text:style-name="P569">This script:</text:p>
      <text:list text:style-name="L25">
        <text:list-item>
          <text:p text:style-name="P570">Restrict <text:span text:style-name="T719">the script's</text:span> execution to channel or private chat windows only, as it sends a message to the current window.</text:p>
        </text:list-item>
        <text:list-item>
          <text:p text:style-name="P570">Use the <text:span text:style-name="T16">/shell</text:span> command to <text:span text:style-name="T719">call </text:span><text:span text:style-name="T720">curl.exe</text:span><text:span text:style-name="T719"> to fetch the current temperature, and store it in the </text:span><text:span text:style-name="T720">TEMP</text:span><text:span text:style-name="T719"> alias.</text:span></text:p>
        </text:list-item>
        <text:list-item>
          <text:p text:style-name="P571">Send a message to the current window containing the <text:span text:style-name="T16">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1">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16">restrict </text:span><text:span text:style-name="T722">server</text:span></text:p>
            <text:p text:style-name="P576"><text:span text:style-name="T723">/</text:span><text:span text:style-name="T724">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6">#merk</text:span> channel.</text:p>
        </text:list-item>
        <text:list-item>
          <text:p text:style-name="P579">Connects to <text:span text:style-name="T16">palladium.libera.chat</text:span> on port 6667, executing any existing connection script when it connects.</text:p>
        </text:list-item>
        <text:list-item>
          <text:p text:style-name="P580"><text:span text:style-name="T725">Connects to </text:span><text:span text:style-name="T726">irc.underworld.no</text:span><text:span text:style-name="T725"> via SSL/TLS, on port 6697, executing any existing connection script when it connects.</text:span></text:p>
        </text:list-item>
      </text:list>
      <text:p text:style-name="P573"/>
      <text:p text:style-name="P581"><text:span text:style-name="T727">Scripts can also execute other scripts with the </text:span><text:span text:style-name="T728">/script</text:span><text:span text:style-name="T72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6">/random</text:span> command to simulate a dice roll and send the result to the current channel.<text:span text:style-name="T722"> </text:span>Pass the number of sides of the dice to roll as the first argument to the script; so, to roll a 20 sided die, pass <text:span text:style-name="T16">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16">restrict </text:span><text:span text:style-name="T729">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8">Sends a message to the current chat showing the random number that was generated.</text:p>
        </text:list-item>
      </text:list>
      <text:p text:style-name="P556"/>
      <text:p text:style-name="P589">I<text:span text:style-name="T730">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1">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2">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6">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7"/>
      <text:p text:style-name="P597">First, we'll create a macro. Our macro will be named "roll20", and will take no arguments:<text:span text:style-name="T733"/></text:p>
      <text:p text:style-name="P543"/>
      <table:table table:name="Table89" table:style-name="Table89">
        <table:table-column table:style-name="Table89.A"/>
        <table:table-row>
          <table:table-cell table:style-name="Table89.A1" office:value-type="string">
            <text:p text:style-name="P544">/<text:span text:style-name="T711">macro roll20 roll "/roll" "Rolls a 20 sided die, and shows the results"</text:span></text:p>
          </table:table-cell>
        </table:table-row>
      </table:table>
      <text:p text:style-name="P545"><text:line-break/><text:span text:style-name="T711">Now, we've effectively created a new command, </text:span><text:span text:style-name="T734">/roll20</text:span><text:span text:style-name="T711">, that executes the dice rolling script every time it is called.</text:span></text:p>
      <text:p text:style-name="P545"/>
      <text:p text:style-name="P597">We can also create a hotkey for our script with the <text:span text:style-name="T16">/bind</text:span> command. Every time the user presses the control key and the "R" button <text:span text:style-name="T712">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1">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35"/></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36">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36">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36">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36">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36">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36">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36">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6">if</text:span> and the built-in alias <text:span text:style-name="T16">$_DAY</text:span> to check what day of the week it is, and sets the default away message, using <text:span text:style-name="T737">goto</text:span><text:span text:style-name="T738"> and</text:span> <text:span text:style-name="T16">/config</text:span>, with a special message for each individual day. <text:span text:style-name="T736">If, for some reason, the name of the day of the week stored in </text:span><text:span text:style-name="T739">$_DAY</text:span><text:span text:style-name="T736"> is not recognized, the script uses the </text:span><text:span text:style-name="T739">halt</text:span><text:span text:style-name="T736">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0">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6">trout.merk</text:span><text:span text:style-name="T393"> </text:span><text:span text:style-name="T741">in your scripts directory</text:span>:</text:p>
      <text:p text:style-name="P609"/>
      <table:table table:name="Table82" table:style-name="Table82">
        <table:table-column table:style-name="Table82.A"/>
        <table:table-row>
          <table:table-cell table:style-name="Table82.A1" office:value-type="string">
            <text:p text:style-name="P610"><text:span text:style-name="T716">restrict </text:span><text:span text:style-name="T729">channel private</text:span></text:p>
            <text:p text:style-name="P611">usage 1 <text:span text:style-name="T742">Usage: /trout NICKNAME</text:span></text:p>
            <text:p text:style-name="P611">/<text:span text:style-name="T742">me slaps $_1 with a trout</text:span></text:p>
          </table:table-cell>
        </table:table-row>
      </table:table>
      <text:p text:style-name="P612"><text:line-break/><text:span text:style-name="T742">Now that we have our script, we'll use it to create a macro. We can put this command into the text input widget, a connection script, or another script:</text:span><text:span text:style-name="T743"/></text:p>
      <text:p text:style-name="P609"/>
      <table:table table:name="Table83" table:style-name="Table83">
        <table:table-column table:style-name="Table83.A"/>
        <table:table-row>
          <table:table-cell table:style-name="Table83.A1" office:value-type="string">
            <text:p text:style-name="P611">/<text:span text:style-name="T742">macro trout trout.merk "/trout NICKNAME" "Slaps someone with a trout"</text:span></text:p>
          </table:table-cell>
        </table:table-row>
      </table:table>
      <text:p text:style-name="P612"/>
      <text:p text:style-name="P613">Our "trout" <text:span text:style-name="T740">macro</text:span> is complete! <text:span text:style-name="T74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0">trout Bob</text:span></text:p>
          </table:table-cell>
        </table:table-row>
      </table:table>
      <text:p text:style-name="P613"><text:line-break/><text:span text:style-name="T740">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4">To install a plugin, just copy the plugin's Python file into the </text:span><text:span text:style-name="T745">plugins</text:span><text:span text:style-name="T744">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46">MERK plugins </text:span><text:span text:style-name="T747">must</text:span><text:span text:style-name="T746"> be derived from this class. If a plugin does not derive from this class, an error will be displayed and the plugin will not be loaded.</text:span></text:p>
      <text:p text:style-name="P621"><text:span text:style-name="T748">This class is the only thing exported from the </text:span><text:span text:style-name="T749">merk</text:span><text:span text:style-name="T748">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48">Once the Plugin class is imported, a new class can be created that inherits from that class; this is a new MERK plugin. </text:span><text:span text:style-name="T750">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0">Plugin</text:span></text:p>
            <text:p text:style-name="P620"/>
            <text:p text:style-name="P620">class <text:span text:style-name="T750">ExamplePlugin</text:span>(Plugin):</text:p>
            <text:p text:style-name="P620"/>
            <text:p text:style-name="P620"><text:s text:c="4"/><text:span text:style-name="T751">NAME = "Example Plugin"</text:span></text:p>
            <text:p text:style-name="P620"><text:s text:c="4"/><text:span text:style-name="T751">AUTHOR = "Dan Hetrick"</text:span></text:p>
            <text:p text:style-name="P620"><text:s text:c="4"/><text:span text:style-name="T751">VERSION = "1.0"</text:span></text:p>
            <text:p text:style-name="P622"><text:span text:style-name="T752"><text:s text:c="4"/></text:span><text:span text:style-name="T753">SOURCE = "https://github.com/nutjob-laboratories/merk"</text:span></text:p>
            <text:p text:style-name="P620"/>
            <text:p text:style-name="P620"><text:s text:c="4"/>def init(self):</text:p>
            <text:p text:style-name="P620"><text:s text:c="8"/><text:span text:style-name="T754">print</text:span>("<text:span text:style-name="T750">Hello world!</text:span>")</text:p>
          </table:table-cell>
        </table:table-row>
      </table:table>
      <text:p text:style-name="P623"><text:line-break/><text:span text:style-name="T755">Plugin classes contain methods that MERK triggers when certain events occur. In the example above, the </text:span><text:span text:style-name="T756">init()</text:span><text:span text:style-name="T755"> method is triggered when the plugin is first loaded. This is the only event method that doesn't accept any arguments. </text:span><text:span text:style-name="T757">The </text:span><text:span text:style-name="T758">init()</text:span><text:span text:style-name="T757"> plugin event will only </text:span><text:span text:style-name="T759">executed</text:span><text:span text:style-name="T757"> once, when the plugin is initially loaded; if a plugin's </text:span><text:span text:style-name="T758">init()</text:span><text:span text:style-name="T757">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0">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54">print</text:span><text:span text:style-name="T748">(</text:span>f<text:span text:style-name="T748">"</text:span>{args["user"]}: {args["message"]}<text:span text:style-name="T748">")</text:span></text:p>
          </table:table-cell>
        </table:table-row>
      </table:table>
      <text:p text:style-name="P626"><text:span text:style-name="T755"><text:line-break/>The </text:span><text:a xlink:type="simple" xlink:href="#7.3.MERK Window Class|outline" text:style-name="Internet_20_link" text:visited-style-name="Visited_20_Internet_20_Link"><text:span text:style-name="T760">MERK Window</text:span></text:a><text:span text:style-name="T755"> contains methods for interacting with the MERK GUI. For example, the </text:span><text:span text:style-name="T756">print()</text:span><text:span text:style-name="T755"> method allows plugins to print messages directly to a window. This example </text:span><text:span text:style-name="T761">message()</text:span><text:span text:style-name="T762"> </text:span><text:span text:style-name="T755">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0">args["window"].print(</text:span>f<text:span text:style-name="T748">"</text:span>{args["user"]} said {args["message"]}<text:span text:style-name="T748">"</text:span><text:span text:style-name="T760">)</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0">(and obtainable from the </text:span><text:a xlink:type="simple" xlink:href="#7.3.MERK Window Class|outline" text:style-name="Internet_20_link" text:visited-style-name="Visited_20_Internet_20_Link"><text:span text:style-name="T760">MERK Window class</text:span></text:a><text:span text:style-name="T760">)</text:span> can be used to <text:span text:style-name="T760">perform</text:span>, well, IRC actions, and will function normally. <text:span text:style-name="T763">It is the raw, instantiated object that MERK uses to communicate with the IRC server. </text:span>However, <text:span text:style-name="T764">sending message</text:span> <text:span text:style-name="T763">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65">and the message will not be written to log. </text:span><text:span text:style-name="T766">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66">Twisted IRC object</text:span></text:a><text:span text:style-name="T766"> is used to join or leave a channel, MERK will join that channel, creating or destroying subwindows as needed.</text:span> <text:span text:style-name="T765">This behavior may be desired, however; if a plugin is designed to work as a </text:span><text:a xlink:type="simple" xlink:href="https://en.wikipedia.org/wiki/IRC_bot" text:style-name="Internet_20_link" text:visited-style-name="Visited_20_Internet_20_Link"><text:span text:style-name="T765">bot</text:span></text:a><text:span text:style-name="T765">, it might be tiresome to see user interactions with the bot in the client. </text:span></text:p>
      <text:p text:style-name="P629"><text:span text:style-name="T107">As IRC is a text based protocol, most arguments passed to events are </text:span><text:a xlink:type="simple" xlink:href="https://docs.python.org/3/library/stdtypes.html#text-sequence-type-str" text:style-name="Internet_20_link" text:visited-style-name="Visited_20_Internet_20_Link"><text:span text:style-name="T107">strings</text:span></text:a><text:span text:style-name="T107">, unless otherwise noted.</text:span></text:p>
      <text:p text:style-name="P630">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67">A plugin's </text:span><text:span text:style-name="T16">NAME</text:span><text:span text:style-name="T767"> and </text:span><text:span text:style-name="T16">VERSION</text:span><text:span text:style-name="T767">, combined with a space between the attributes, needs to be unique; if multiple plugins have the same </text:span><text:span text:style-name="T16">NAME</text:span><text:span text:style-name="T767"> and </text:span><text:span text:style-name="T16">VERSION </text:span><text:span text:style-name="T767">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text:p>
      <text:p text:style-name="P632">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3">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h text:style-name="Heading_20_2" text:outline-level="2"><text:bookmark-start text:name="__RefHeading___Toc15467_1041129398"/><text:soft-page-break/>MERK Window Class<text:bookmark-end text:name="__RefHeading___Toc15467_1041129398"/></text:h>
      <text:p text:style-name="P634">The MERK Window class is passed as an argument to many <text:span text:style-name="T768">Plugin</text:span> events; <text:span text:style-name="T769">a list of MERK Window classes is also returned by the </text:span><text:span text:style-name="T770">windows()</text:span><text:span text:style-name="T769"> </text:span><text:a xlink:type="simple" xlink:href="#7.4.Built-In Methods|outline" text:style-name="Internet_20_link" text:visited-style-name="Visited_20_Internet_20_Link"><text:span text:style-name="T769">built-in plugin method</text:span></text:a><text:span text:style-name="T769">.</text:span> This is an instance of a class that allows <text:span text:style-name="T771">p</text:span><text:span text:style-name="T772">lugin</text:span>s to interact with a MERK sub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4.Server Windows|outline" text:style-name="Internet_20_link" text:visited-style-name="Visited_20_Internet_20_Link">server</text:a> window). This instance can be used to send IRC messages and display them in the client, execute <text:a xlink:type="simple" xlink:href="#7.1.Command List|outline" text:style-name="Internet_20_link" text:visited-style-name="Visited_20_Internet_20_Link">commands</text:a> on that window's <text:a xlink:type="simple" xlink:href="#7.1.13.Context|outline" text:style-name="Internet_20_link" text:visited-style-name="Visited_20_Internet_20_Link">context</text:a>, or get information about the window or the chat contained in the window.</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5">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6">Arguments</text:p>
                </table:table-cell>
                <table:table-cell table:style-name="Table188.B1" office:value-type="string">
                  <text:p text:style-name="P637"><text:span text:style-name="T16">String</text:span> (target of the message), <text:span text:style-name="T16">String</text:span> (the message)</text:p>
                </table:table-cell>
              </table:table-row>
              <table:table-row>
                <table:table-cell table:style-name="Table188.A2" office:value-type="string">
                  <text:p text:style-name="P636">Returns</text:p>
                </table:table-cell>
                <table:table-cell table:style-name="Table188.B2" office:value-type="string">
                  <text:p text:style-name="P637"><text:span text:style-name="T16">True</text:span> if the message was able to be displayed in a window, <text:span text:style-name="T773">False</text:span> if the message was not displayed in a window</text:p>
                </table:table-cell>
              </table:table-row>
              <table:table-row>
                <table:table-cell table:style-name="Table188.A2" office:value-type="string">
                  <text:p text:style-name="P636">Description</text:p>
                </table:table-cell>
                <table:table-cell table:style-name="Table188.B3" office:value-type="string">
                  <text:p text:style-name="P638">Sends an <text:span text:style-name="T774">CTCP action</text:span> message. This can message can be sent to any user or channel. If the target of the message (<text:span text:style-name="T775">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39">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6">Arguments</text:p>
                </table:table-cell>
                <table:table-cell table:style-name="Table189.B1" office:value-type="string">
                  <text:p text:style-name="P640"><text:span text:style-name="T776">String</text:span> (the text to interpolate)</text:p>
                </table:table-cell>
              </table:table-row>
              <table:table-row>
                <table:table-cell table:style-name="Table189.A2" office:value-type="string">
                  <text:p text:style-name="P636">Returns</text:p>
                </table:table-cell>
                <table:table-cell table:style-name="Table189.B2" office:value-type="string">
                  <text:p text:style-name="P641"><text:span text:style-name="T25">String</text:span></text:p>
                </table:table-cell>
              </table:table-row>
              <table:table-row>
                <table:table-cell table:style-name="Table189.A2" office:value-type="string">
                  <text:p text:style-name="P636">Description</text:p>
                </table:table-cell>
                <table:table-cell table:style-name="Table189.B3" office:value-type="string">
                  <text:p text:style-name="P642">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39">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6">Arguments</text:p>
                </table:table-cell>
                <table:table-cell table:style-name="Table190.B1" office:value-type="string">
                  <text:p text:style-name="P643">None</text:p>
                </table:table-cell>
              </table:table-row>
              <table:table-row>
                <table:table-cell table:style-name="Table190.A2" office:value-type="string">
                  <text:p text:style-name="P636">Returns</text:p>
                </table:table-cell>
                <table:table-cell table:style-name="Table190.B2" office:value-type="string">
                  <text:p text:style-name="P642"><text:a xlink:type="simple" xlink:href="https://docs.twisted.org/en/stable/api/twisted.words.protocols.irc.IRCClient.html" text:style-name="Internet_20_link" text:visited-style-name="Visited_20_Internet_20_Link"><text:span text:style-name="T379">Twisted IRC client object</text:span></text:a></text:p>
                </table:table-cell>
              </table:table-row>
              <table:table-row>
                <table:table-cell table:style-name="Table190.A2" office:value-type="string">
                  <text:p text:style-name="P636">Description</text:p>
                </table:table-cell>
                <table:table-cell table:style-name="Table190.B3" office:value-type="string">
                  <text:p text:style-name="P644">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5">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6">Arguments</text:p>
                </table:table-cell>
                <table:table-cell table:style-name="Table200.B1" office:value-type="string">
                  <text:p text:style-name="P640"><text:span text:style-name="T776">String</text:span> (the message to send)</text:p>
                </table:table-cell>
              </table:table-row>
              <table:table-row>
                <table:table-cell table:style-name="Table200.A2" office:value-type="string">
                  <text:p text:style-name="P636">Returns</text:p>
                </table:table-cell>
                <table:table-cell table:style-name="Table200.B2" office:value-type="string">
                  <text:p text:style-name="P640"><text:span text:style-name="T776">True</text:span> if successful, <text:span text:style-name="T16">False</text:span> if not</text:p>
                </table:table-cell>
              </table:table-row>
              <table:table-row>
                <table:table-cell table:style-name="Table200.A2" office:value-type="string">
                  <text:p text:style-name="P636">Description</text:p>
                </table:table-cell>
                <table:table-cell table:style-name="Table200.B2" office:value-type="string">
                  <text:p text:style-name="P642">Uses the window to send a CTCP action message, displaying it in the chat window. Only functional in channel and private windows.</text:p>
                </table:table-cell>
              </table:table-row>
            </table:table>
            <text:p text:style-name="P645"/>
          </table:table-cell>
        </table:table-row>
        <table:table-row table:style-name="Table187.1">
          <table:table-cell table:style-name="Table187.A5" office:value-type="string">
            <text:p text:style-name="P639">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6">Arguments</text:p>
                </table:table-cell>
                <table:table-cell table:style-name="Table191.B1" office:value-type="string">
                  <text:p text:style-name="P646"><text:span text:style-name="T776">String</text:span> (the command to execute)</text:p>
                </table:table-cell>
              </table:table-row>
              <table:table-row>
                <table:table-cell table:style-name="Table191.A2" office:value-type="string">
                  <text:p text:style-name="P636">Returns</text:p>
                </table:table-cell>
                <table:table-cell table:style-name="Table191.B2" office:value-type="string">
                  <text:p text:style-name="P647">Nothing</text:p>
                </table:table-cell>
              </table:table-row>
              <table:table-row>
                <table:table-cell table:style-name="Table191.A2" office:value-type="string">
                  <text:p text:style-name="P636">Description</text:p>
                </table:table-cell>
                <table:table-cell table:style-name="Table191.B3" office:value-type="string">
                  <text:p text:style-name="P644">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48">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6">Arguments</text:p>
                </table:table-cell>
                <table:table-cell table:style-name="Table199.B1" office:value-type="string">
                  <text:p text:style-name="P637"><text:span text:style-name="T16">String</text:span> (target of the message), <text:span text:style-name="T16">String</text:span> (the message)</text:p>
                </table:table-cell>
              </table:table-row>
              <table:table-row>
                <table:table-cell table:style-name="Table199.A2" office:value-type="string">
                  <text:p text:style-name="P636">Returns</text:p>
                </table:table-cell>
                <table:table-cell table:style-name="Table199.B2" office:value-type="string">
                  <text:p text:style-name="P637"><text:span text:style-name="T16">True</text:span> if the message was able to be displayed in a window, <text:span text:style-name="T773">False</text:span> if the message was not displayed in a window</text:p>
                </table:table-cell>
              </table:table-row>
              <table:table-row>
                <table:table-cell table:style-name="Table199.A2" office:value-type="string">
                  <text:p text:style-name="P636">Description</text:p>
                </table:table-cell>
                <table:table-cell table:style-name="Table199.B3" office:value-type="string">
                  <text:p text:style-name="P649">Sends an IRC message. This can message can be sent to any user or channel. If the target of the message (<text:span text:style-name="T775">a</text:span> user or channel) has an open window, the message with be displayed in that window's chat display.</text:p>
                </table:table-cell>
              </table:table-row>
            </table:table>
            <text:p text:style-name="P645"/>
          </table:table-cell>
        </table:table-row>
        <table:table-row table:style-name="Table187.1">
          <table:table-cell table:style-name="Table187.A3" office:value-type="string">
            <text:p text:style-name="P639">name</text:p>
          </table:table-cell>
          <table:table-cell table:style-name="Table187.B7" office:value-type="string">
            <table:table table:name="Table192" table:style-name="Table192">
              <table:table-column table:style-name="Table192.A"/>
              <table:table-column table:style-name="Table192.B"/>
              <table:table-row>
                <table:table-cell table:style-name="Table192.A1" office:value-type="string">
                  <text:p text:style-name="P636">Arguments</text:p>
                </table:table-cell>
                <table:table-cell table:style-name="Table192.B1" office:value-type="string">
                  <text:p text:style-name="P647">None</text:p>
                </table:table-cell>
              </table:table-row>
              <table:table-row>
                <table:table-cell table:style-name="Table192.A2" office:value-type="string">
                  <text:p text:style-name="P636">Returns</text:p>
                </table:table-cell>
                <table:table-cell table:style-name="Table192.B2" office:value-type="string">
                  <text:p text:style-name="P646"><text:span text:style-name="T776">String</text:span> (the name of the window)</text:p>
                </table:table-cell>
              </table:table-row>
              <table:table-row>
                <table:table-cell table:style-name="Table192.A2" office:value-type="string">
                  <text:p text:style-name="P636">Description</text:p>
                </table:table-cell>
                <table:table-cell table:style-name="Table192.B3" office:value-type="string">
                  <text:p text:style-name="P644">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able:table-row table:style-name="Table187.1">
          <table:table-cell table:style-name="Table187.A2" office:value-type="string">
            <text:p text:style-name="P650">note</text:p>
          </table:table-cell>
          <table:table-cell table:style-name="Table187.B8" office:value-type="string">
            <table:table table:name="Table193" table:style-name="Table193">
              <table:table-column table:style-name="Table193.A"/>
              <table:table-column table:style-name="Table193.B"/>
              <table:table-row>
                <table:table-cell table:style-name="Table193.A1" office:value-type="string">
                  <text:p text:style-name="P636">Arguments</text:p>
                </table:table-cell>
                <table:table-cell table:style-name="Table193.B1" office:value-type="string">
                  <text:p text:style-name="P640"><text:span text:style-name="T776">String</text:span> (the message to send)</text:p>
                </table:table-cell>
              </table:table-row>
              <table:table-row>
                <table:table-cell table:style-name="Table193.A2" office:value-type="string">
                  <text:p text:style-name="P636">Returns</text:p>
                </table:table-cell>
                <table:table-cell table:style-name="Table193.B2" office:value-type="string">
                  <text:p text:style-name="P640"><text:span text:style-name="T776">True</text:span> if successful, <text:span text:style-name="T16">False</text:span> if not</text:p>
                </table:table-cell>
              </table:table-row>
              <table:table-row>
                <table:table-cell table:style-name="Table193.A2" office:value-type="string">
                  <text:p text:style-name="P636">Description</text:p>
                </table:table-cell>
                <table:table-cell table:style-name="Table193.B3" office:value-type="string">
                  <text:p text:style-name="P642">Uses the window to send a <text:span text:style-name="T777">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0">notice</text:p>
          </table:table-cell>
          <table:table-cell table:style-name="Table187.B8" office:value-type="string">
            <table:table table:name="Table201" table:style-name="Table201">
              <table:table-column table:style-name="Table201.A"/>
              <table:table-column table:style-name="Table201.B"/>
              <table:table-row>
                <table:table-cell table:style-name="Table201.A1" office:value-type="string">
                  <text:p text:style-name="P636">Arguments</text:p>
                </table:table-cell>
                <table:table-cell table:style-name="Table201.B1" office:value-type="string">
                  <text:p text:style-name="P637"><text:span text:style-name="T16">String</text:span> (target of the message), <text:span text:style-name="T16">String</text:span> (the message)</text:p>
                </table:table-cell>
              </table:table-row>
              <table:table-row>
                <table:table-cell table:style-name="Table201.A2" office:value-type="string">
                  <text:p text:style-name="P636">Returns</text:p>
                </table:table-cell>
                <table:table-cell table:style-name="Table201.B2" office:value-type="string">
                  <text:p text:style-name="P637"><text:span text:style-name="T16">True</text:span> if the message was able to be displayed in a window, <text:span text:style-name="T773">False</text:span> if the message was not displayed in a window</text:p>
                </table:table-cell>
              </table:table-row>
              <table:table-row>
                <table:table-cell table:style-name="Table201.A2" office:value-type="string">
                  <text:p text:style-name="P636">Description</text:p>
                </table:table-cell>
                <table:table-cell table:style-name="Table201.B2" office:value-type="string">
                  <text:p text:style-name="P649">Sends a <text:span text:style-name="T778">notice</text:span>. This can message can be sent to any user or channel. If the target of the message (<text:span text:style-name="T775">a</text:span> user or channel) has an open window, the message with be displayed in that window's chat display.</text:p>
                </table:table-cell>
              </table:table-row>
            </table:table>
            <text:p text:style-name="P636"/>
          </table:table-cell>
        </table:table-row>
        <table:table-row table:style-name="Table187.1">
          <table:table-cell table:style-name="Table187.A2" office:value-type="string">
            <text:p text:style-name="P639">print</text:p>
          </table:table-cell>
          <table:table-cell table:style-name="Table187.B10" office:value-type="string">
            <table:table table:name="Table194" table:style-name="Table194">
              <table:table-column table:style-name="Table194.A"/>
              <table:table-column table:style-name="Table194.B"/>
              <table:table-row>
                <table:table-cell table:style-name="Table194.A1" office:value-type="string">
                  <text:p text:style-name="P636">Arguments</text:p>
                </table:table-cell>
                <table:table-cell table:style-name="Table194.B1" office:value-type="string">
                  <text:p text:style-name="P646"><text:span text:style-name="T776">String</text:span> (the text to print)</text:p>
                </table:table-cell>
              </table:table-row>
              <table:table-row>
                <table:table-cell table:style-name="Table194.A2" office:value-type="string">
                  <text:p text:style-name="P636">Returns</text:p>
                </table:table-cell>
                <table:table-cell table:style-name="Table194.B2" office:value-type="string">
                  <text:p text:style-name="P647">Nothing</text:p>
                </table:table-cell>
              </table:table-row>
              <table:table-row>
                <table:table-cell table:style-name="Table194.A2" office:value-type="string">
                  <text:p text:style-name="P636">Description</text:p>
                </table:table-cell>
                <table:table-cell table:style-name="Table194.B3" office:value-type="string">
                  <text:p text:style-name="P644">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39">say</text:p>
          </table:table-cell>
          <table:table-cell table:style-name="Table187.B11" office:value-type="string">
            <table:table table:name="Table195" table:style-name="Table195">
              <table:table-column table:style-name="Table195.A"/>
              <table:table-column table:style-name="Table195.B"/>
              <table:table-row>
                <table:table-cell table:style-name="Table195.A1" office:value-type="string">
                  <text:p text:style-name="P636">Arguments</text:p>
                </table:table-cell>
                <table:table-cell table:style-name="Table195.B1" office:value-type="string">
                  <text:p text:style-name="P640"><text:span text:style-name="T776">String</text:span> (the message to send)</text:p>
                </table:table-cell>
              </table:table-row>
              <table:table-row>
                <table:table-cell table:style-name="Table195.A2" office:value-type="string">
                  <text:p text:style-name="P636">Returns</text:p>
                </table:table-cell>
                <table:table-cell table:style-name="Table195.B2" office:value-type="string">
                  <text:p text:style-name="P640"><text:span text:style-name="T776">True</text:span> if successful, <text:span text:style-name="T16">False</text:span> if not</text:p>
                </table:table-cell>
              </table:table-row>
              <table:table-row>
                <table:table-cell table:style-name="Table195.A2" office:value-type="string">
                  <text:p text:style-name="P636">Description</text:p>
                </table:table-cell>
                <table:table-cell table:style-name="Table195.B3" office:value-type="string">
                  <text:p text:style-name="P642">Uses the window to send a message, displaying it in the chat window. Only functional in channel and private windows.</text:p>
                </table:table-cell>
              </table:table-row>
            </table:table>
            <text:p text:style-name="Table_20_Contents"/>
          </table:table-cell>
        </table:table-row>
        <text:soft-page-break/>
        <table:table-row table:style-name="Table187.1">
          <table:table-cell table:style-name="Table187.A2" office:value-type="string">
            <text:p text:style-name="P639">topic</text:p>
          </table:table-cell>
          <table:table-cell table:style-name="Table187.B12" office:value-type="string">
            <table:table table:name="Table196" table:style-name="Table196">
              <table:table-column table:style-name="Table196.A"/>
              <table:table-column table:style-name="Table196.B"/>
              <table:table-row>
                <table:table-cell table:style-name="Table196.A1" office:value-type="string">
                  <text:p text:style-name="P636">Arguments</text:p>
                </table:table-cell>
                <table:table-cell table:style-name="Table196.B1" office:value-type="string">
                  <text:p text:style-name="P647">None</text:p>
                </table:table-cell>
              </table:table-row>
              <table:table-row>
                <table:table-cell table:style-name="Table196.A2" office:value-type="string">
                  <text:p text:style-name="P636">Returns</text:p>
                </table:table-cell>
                <table:table-cell table:style-name="Table196.B2" office:value-type="string">
                  <text:p text:style-name="P646"><text:span text:style-name="T776">String</text:span> or<text:span text:style-name="T8"> </text:span><text:span text:style-name="T779">None</text:span></text:p>
                </table:table-cell>
              </table:table-row>
              <table:table-row>
                <table:table-cell table:style-name="Table196.A2" office:value-type="string">
                  <text:p text:style-name="P636">Description</text:p>
                </table:table-cell>
                <table:table-cell table:style-name="Table196.B3" office:value-type="string">
                  <text:p text:style-name="P651">Returns the channel topic, if the window is a channel window. Otherwise, returns <text:span text:style-name="T780">None</text:span>.</text:p>
                </table:table-cell>
              </table:table-row>
            </table:table>
            <text:p text:style-name="Table_20_Contents"/>
          </table:table-cell>
        </table:table-row>
        <table:table-row table:style-name="Table187.1">
          <table:table-cell table:style-name="Table187.A9" office:value-type="string">
            <text:p text:style-name="P639">type</text:p>
          </table:table-cell>
          <table:table-cell table:style-name="Table187.B13" office:value-type="string">
            <table:table table:name="Table197" table:style-name="Table197">
              <table:table-column table:style-name="Table197.A"/>
              <table:table-column table:style-name="Table197.B"/>
              <table:table-row>
                <table:table-cell table:style-name="Table197.A1" office:value-type="string">
                  <text:p text:style-name="P636">Arguments</text:p>
                </table:table-cell>
                <table:table-cell table:style-name="Table197.B1" office:value-type="string">
                  <text:p text:style-name="P647">None</text:p>
                </table:table-cell>
              </table:table-row>
              <table:table-row>
                <table:table-cell table:style-name="Table197.A2" office:value-type="string">
                  <text:p text:style-name="P636">Returns</text:p>
                </table:table-cell>
                <table:table-cell table:style-name="Table197.B2" office:value-type="string">
                  <text:p text:style-name="P652"><text:span text:style-name="T781">String</text:span><text:span text:style-name="T9"> </text:span><text:span text:style-name="T782">("server", "private", "channel", or "unknown")</text:span></text:p>
                </table:table-cell>
              </table:table-row>
              <table:table-row>
                <table:table-cell table:style-name="Table197.A2" office:value-type="string">
                  <text:p text:style-name="P636">Description</text:p>
                </table:table-cell>
                <table:table-cell table:style-name="Table197.B3" office:value-type="string">
                  <text:p text:style-name="P644">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39">users</text:p>
          </table:table-cell>
          <table:table-cell table:style-name="Table187.B14" office:value-type="string">
            <table:table table:name="Table198" table:style-name="Table198">
              <table:table-column table:style-name="Table198.A"/>
              <table:table-column table:style-name="Table198.B"/>
              <table:table-row>
                <table:table-cell table:style-name="Table198.A1" office:value-type="string">
                  <text:p text:style-name="P636">Arguments</text:p>
                </table:table-cell>
                <table:table-cell table:style-name="Table198.B1" office:value-type="string">
                  <text:p text:style-name="P647">None</text:p>
                </table:table-cell>
              </table:table-row>
              <table:table-row>
                <table:table-cell table:style-name="Table198.A2" office:value-type="string">
                  <text:p text:style-name="P636">Returns</text:p>
                </table:table-cell>
                <table:table-cell table:style-name="Table198.B2" office:value-type="string">
                  <text:p text:style-name="P653"><text:span text:style-name="T16">List</text:span> or<text:span text:style-name="T8"> </text:span><text:span text:style-name="T16">None</text:span></text:p>
                </table:table-cell>
              </table:table-row>
              <table:table-row>
                <table:table-cell table:style-name="Table198.A2" office:value-type="string">
                  <text:p text:style-name="P636">Description</text:p>
                </table:table-cell>
                <table:table-cell table:style-name="Table198.B3" office:value-type="string">
                  <text:p text:style-name="P654">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h text:style-name="P656" text:outline-level="2"><text:bookmark-start text:name="__RefHeading___Toc12597_2324336856"/><text:soft-page-break/>Built-In Methods<text:bookmark-end text:name="__RefHeading___Toc12597_2324336856"/></text:h>
      <text:p text:style-name="P657">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able:table table:name="Table102" table:style-name="Table102">
        <table:table-column table:style-name="Table102.A"/>
        <table:table-column table:style-name="Table102.B"/>
        <table:table-row>
          <table:table-cell table:style-name="Table102.A1" office:value-type="string">
            <text:p text:style-name="P658"><text:span text:style-name="T783">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59">Arguments</text:p>
                </table:table-cell>
                <table:table-cell table:style-name="Table103.B1" office:value-type="string">
                  <text:p text:style-name="P660">None</text:p>
                </table:table-cell>
                <table:table-cell table:style-name="Table103.C1" office:value-type="string">
                  <text:p text:style-name="P661"><text:span text:style-name="T784"/></text:p>
                </table:table-cell>
              </table:table-row>
              <table:table-row>
                <table:table-cell table:style-name="Table103.A2" office:value-type="string">
                  <text:p text:style-name="P662">Returns</text:p>
                </table:table-cell>
                <table:table-cell table:style-name="Table103.B2" table:number-columns-spanned="2" office:value-type="string">
                  <text:p text:style-name="P663"><text:span text:style-name="T785">List</text:span> <text:span text:style-name="T786">of </text:span><text:a xlink:type="simple" xlink:href="#7.3.MERK Window Class|outline" text:style-name="Internet_20_link" text:visited-style-name="Visited_20_Internet_20_Link"><text:span text:style-name="T786">MERK Windows</text:span></text:a></text:p>
                </table:table-cell>
                <table:covered-table-cell/>
              </table:table-row>
              <table:table-row>
                <table:table-cell table:style-name="Table103.A3" office:value-type="string">
                  <text:p text:style-name="P659">Description</text:p>
                </table:table-cell>
                <table:table-cell table:style-name="Table103.B3" table:number-columns-spanned="2" office:value-type="string">
                  <text:p text:style-name="P664"><text:span text:style-name="T83">Returns a list of all open subwindows. This will include server windows, channels, and private chats. Each entry in the list is </text:span><text:span text:style-name="T787">a </text:span><text:a xlink:type="simple" xlink:href="#7.3.MERK Window Class|outline" text:style-name="Internet_20_link" text:visited-style-name="Visited_20_Internet_20_Link"><text:span text:style-name="T787">MERK Window</text:span></text:a><text:span text:style-name="T787">.</text:span></text:p>
                </table:table-cell>
                <table:covered-table-cell/>
              </table:table-row>
              <table:table-row table:style-name="Table103.4">
                <table:table-cell table:style-name="Table103.A3" office:value-type="string">
                  <text:p text:style-name="P659">Example</text:p>
                </table:table-cell>
                <table:table-cell table:style-name="Table103.B4" table:number-columns-spanned="2" office:value-type="string">
                  <text:p text:style-name="P665">for w in <text:span text:style-name="T783">all_</text:span>self.windows():</text:p>
                  <text:p text:style-name="P665"><text:s text:c="4"/><text:span text:style-name="T788">name = w.name()</text:span></text:p>
                  <text:p text:style-name="P665"><text:s text:c="4"/><text:span text:style-name="T788">print(f"{name}")</text:span></text:p>
                </table:table-cell>
                <table:covered-table-cell/>
              </table:table-row>
            </table:table>
            <text:p text:style-name="P666"/>
          </table:table-cell>
        </table:table-row>
      </table:table>
      <text:p text:style-name="P657"/>
      <table:table table:name="Table156" table:style-name="Table156">
        <table:table-column table:style-name="Table156.A"/>
        <table:table-column table:style-name="Table156.B"/>
        <table:table-row>
          <table:table-cell table:style-name="Table156.A1" office:value-type="string">
            <text:p text:style-name="P667">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68">Arguments</text:p>
                </table:table-cell>
                <table:table-cell table:style-name="Table157.B1" office:value-type="string">
                  <text:p text:style-name="P669">None</text:p>
                </table:table-cell>
                <table:table-cell table:style-name="Table157.C1" office:value-type="string">
                  <text:p text:style-name="P670"/>
                </table:table-cell>
              </table:table-row>
              <table:table-row>
                <table:table-cell table:style-name="Table157.A2" office:value-type="string">
                  <text:p text:style-name="P671">Returns</text:p>
                </table:table-cell>
                <table:table-cell table:style-name="Table157.B2" table:number-columns-spanned="2" office:value-type="string">
                  <text:p text:style-name="P672"><text:span text:style-name="T16">List</text:span> <text:span text:style-name="T786">of </text:span><text:a xlink:type="simple" xlink:href="https://docs.twisted.org/en/stable/api/twisted.words.protocols.irc.IRCClient.html" text:style-name="Internet_20_link" text:visited-style-name="Visited_20_Internet_20_Link"><text:span text:style-name="T786">Twisted IRC client objects</text:span></text:a></text:p>
                </table:table-cell>
                <table:covered-table-cell/>
              </table:table-row>
              <table:table-row>
                <table:table-cell table:style-name="Table157.A3" office:value-type="string">
                  <text:p text:style-name="P668">Description</text:p>
                </table:table-cell>
                <table:table-cell table:style-name="Table157.B3" table:number-columns-spanned="2" office:value-type="string">
                  <text:p text:style-name="P673">Returns a list of all <text:span text:style-name="T789">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3" office:value-type="string">
                  <text:p text:style-name="P668">Example</text:p>
                </table:table-cell>
                <table:table-cell table:style-name="Table157.B4" table:number-columns-spanned="2" office:value-type="string">
                  <text:p text:style-name="P674">for w in self.<text:span text:style-name="T789">clients</text:span>():</text:p>
                  <text:p text:style-name="P674"><text:s text:c="4"/><text:span text:style-name="T790">print(f"</text:span><text:span text:style-name="T791">Server:</text:span><text:span text:style-name="T790"> {</text:span><text:span text:style-name="T789">w</text:span><text:span text:style-name="T790">.server}")</text:span></text:p>
                  <text:p text:style-name="P675"><text:s text:c="4"/>print(f"<text:span text:style-name="T791">P</text:span>ort: {<text:span text:style-name="T789">w</text:span>.port}")</text:p>
                </table:table-cell>
                <table:covered-table-cell/>
              </table:table-row>
            </table:table>
            <text:p text:style-name="P676"/>
          </table:table-cell>
        </table:table-row>
      </table:table>
      <text:p text:style-name="P677"/>
      <table:table table:name="Table183" table:style-name="Table183">
        <table:table-column table:style-name="Table183.A"/>
        <table:table-column table:style-name="Table183.B"/>
        <table:table-row>
          <table:table-cell table:style-name="Table183.A1" office:value-type="string">
            <text:p text:style-name="P678">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668">Arguments</text:p>
                </table:table-cell>
                <table:table-cell table:style-name="Table185.B1" office:value-type="string">
                  <text:p text:style-name="P679">None</text:p>
                </table:table-cell>
                <table:table-cell table:style-name="Table185.C1" office:value-type="string">
                  <text:p text:style-name="P670"/>
                </table:table-cell>
              </table:table-row>
              <table:table-row>
                <table:table-cell table:style-name="Table185.A2" office:value-type="string">
                  <text:p text:style-name="P680">Returns</text:p>
                </table:table-cell>
                <table:table-cell table:style-name="Table185.B2" table:number-columns-spanned="2" office:value-type="string">
                  <text:p text:style-name="P681">String</text:p>
                </table:table-cell>
                <table:covered-table-cell/>
              </table:table-row>
              <table:table-row>
                <table:table-cell table:style-name="Table185.A3" office:value-type="string">
                  <text:p text:style-name="P668">Description</text:p>
                </table:table-cell>
                <table:table-cell table:style-name="Table185.B3" table:number-columns-spanned="2" office:value-type="string">
                  <text:p text:style-name="P682"><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3" office:value-type="string">
                  <text:p text:style-name="P668">Example</text:p>
                </table:table-cell>
                <table:table-cell table:style-name="Table185.B4" table:number-columns-spanned="2" office:value-type="string">
                  <text:p text:style-name="P683"><text:span text:style-name="T792">directory = </text:span>self.<text:span text:style-name="T792">home</text:span><text:span text:style-name="T793">()</text:span></text:p>
                </table:table-cell>
                <table:covered-table-cell/>
              </table:table-row>
            </table:table>
            <text:p text:style-name="P676"/>
          </table:table-cell>
        </table:table-row>
      </table:table>
      <text:p text:style-name="P677"/>
      <table:table table:name="Table150" table:style-name="Table150">
        <table:table-column table:style-name="Table150.A"/>
        <table:table-column table:style-name="Table150.B"/>
        <table:table-row>
          <table:table-cell table:style-name="Table150.A1" office:value-type="string">
            <text:p text:style-name="P684"><text:span text:style-name="T794">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68">Arguments</text:p>
                </table:table-cell>
                <table:table-cell table:style-name="Table151.B1" office:value-type="string">
                  <text:p text:style-name="P685">client</text:p>
                </table:table-cell>
                <table:table-cell table:style-name="Table151.C1" office:value-type="string">
                  <text:p text:style-name="P686"><text:a xlink:type="simple" xlink:href="https://docs.twisted.org/en/stable/api/twisted.words.protocols.irc.IRCClient.html" text:style-name="Internet_20_link" text:visited-style-name="Visited_20_Internet_20_Link"><text:span text:style-name="T795">Twisted IRC client object</text:span></text:a><text:span text:style-name="T795"> </text:span><text:span text:style-name="T796">to </text:span><text:span text:style-name="T784">query</text:span></text:p>
                </table:table-cell>
              </table:table-row>
              <table:table-row>
                <table:table-cell table:style-name="Table151.A2" office:value-type="string">
                  <text:p text:style-name="P671">Returns</text:p>
                </table:table-cell>
                <table:table-cell table:style-name="Table151.B2" table:number-columns-spanned="2" office:value-type="string">
                  <text:p text:style-name="P687">Boolean</text:p>
                </table:table-cell>
                <table:covered-table-cell/>
              </table:table-row>
              <table:table-row>
                <table:table-cell table:style-name="Table151.A3" office:value-type="string">
                  <text:p text:style-name="P668">Description</text:p>
                </table:table-cell>
                <table:table-cell table:style-name="Table151.B3" table:number-columns-spanned="2" office:value-type="string">
                  <text:p text:style-name="P688">Checks if MERK is set to "away" status on a specific client, and return <text:span text:style-name="T797">True</text:span> if MERK is away, and <text:span text:style-name="T797">False</text:span> if not.</text:p>
                </table:table-cell>
                <table:covered-table-cell/>
              </table:table-row>
              <table:table-row table:style-name="Table151.4">
                <table:table-cell table:style-name="Table151.A3" office:value-type="string">
                  <text:p text:style-name="P668">Example</text:p>
                </table:table-cell>
                <table:table-cell table:style-name="Table151.B4" table:number-columns-spanned="2" office:value-type="string">
                  <text:p text:style-name="P689">if self.<text:span text:style-name="T794">is_</text:span>away(client):</text:p>
                  <text:p text:style-name="P689"><text:s text:c="4"/>print("Away")</text:p>
                  <text:p text:style-name="P689">else:</text:p>
                  <text:p text:style-name="P689"><text:s text:c="4"/>print("Not away")</text:p>
                </table:table-cell>
                <table:covered-table-cell/>
              </table:table-row>
            </table:table>
            <text:p text:style-name="P676"/>
          </table:table-cell>
        </table:table-row>
      </table:table>
      <text:p text:style-name="P677"/>
      <table:table table:name="Table144" table:style-name="Table144">
        <table:table-column table:style-name="Table144.A"/>
        <table:table-column table:style-name="Table144.B"/>
        <text:soft-page-break/>
        <table:table-row>
          <table:table-cell table:style-name="Table144.A1" office:value-type="string">
            <text:p text:style-name="P690">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68">Arguments</text:p>
                </table:table-cell>
                <table:table-cell table:style-name="Table145.B1" office:value-type="string">
                  <text:p text:style-name="P685">client</text:p>
                </table:table-cell>
                <table:table-cell table:style-name="Table145.C1" office:value-type="string">
                  <text:p text:style-name="P686"><text:a xlink:type="simple" xlink:href="https://docs.twisted.org/en/stable/api/twisted.words.protocols.irc.IRCClient.html" text:style-name="Internet_20_link" text:visited-style-name="Visited_20_Internet_20_Link"><text:span text:style-name="T795">Twisted IRC client object</text:span></text:a><text:span text:style-name="T795"> </text:span><text:span text:style-name="T796">to </text:span><text:span text:style-name="T784">query</text:span></text:p>
                </table:table-cell>
              </table:table-row>
              <table:table-row>
                <table:table-cell table:style-name="Table145.A2" office:value-type="string">
                  <text:p text:style-name="P671">Returns</text:p>
                </table:table-cell>
                <table:table-cell table:style-name="Table145.B2" table:number-columns-spanned="2" office:value-type="string">
                  <text:p text:style-name="P691"><text:span text:style-name="T16">List</text:span> <text:span text:style-name="T798">of </text:span><text:span text:style-name="T799">List</text:span><text:span text:style-name="T798">s</text:span></text:p>
                </table:table-cell>
                <table:covered-table-cell/>
              </table:table-row>
              <table:table-row>
                <table:table-cell table:style-name="Table145.A3" office:value-type="string">
                  <text:p text:style-name="P668">Description</text:p>
                </table:table-cell>
                <table:table-cell table:style-name="Table145.B3" table:number-columns-spanned="2" office:value-type="string">
                  <text:p text:style-name="P691">Retrieves a list of channels on the IRC server that client is connected to. If MERK has not requested or received a channel list from the server, this list will be empty; <text:span text:style-name="T800">to request a fresh list from the server, consider executing the </text:span><text:span text:style-name="T801">/refresh</text:span><text:span text:style-name="T800"> command. </text:span>Each entry in the returned list <text:span text:style-name="T798">is a list</text:span>, with the following <text:span text:style-name="T798">order</text:span>: <text:span text:style-name="T16">channel name, user count, topic</text:span></text:p>
                </table:table-cell>
                <table:covered-table-cell/>
              </table:table-row>
              <table:table-row table:style-name="Table145.4">
                <table:table-cell table:style-name="Table145.A3" office:value-type="string">
                  <text:p text:style-name="P668">Example</text:p>
                </table:table-cell>
                <table:table-cell table:style-name="Table145.B4" table:number-columns-spanned="2" office:value-type="string">
                  <text:p text:style-name="P692">for chan in self.list(client):</text:p>
                  <text:p text:style-name="P692"><text:s text:c="4"/><text:span text:style-name="T798">name = chan[0]</text:span></text:p>
                  <text:p text:style-name="P692"><text:s text:c="4"/><text:span text:style-name="T798">user_count = chan[1]</text:span></text:p>
                  <text:p text:style-name="P692"><text:s text:c="4"/><text:span text:style-name="T798">topic = chan[2]</text:span></text:p>
                </table:table-cell>
                <table:covered-table-cell/>
              </table:table-row>
            </table:table>
            <text:p text:style-name="P676"/>
          </table:table-cell>
        </table:table-row>
      </table:table>
      <text:p text:style-name="P677"/>
      <table:table table:name="Table152" table:style-name="Table152">
        <table:table-column table:style-name="Table152.A"/>
        <table:table-column table:style-name="Table152.B"/>
        <table:table-row>
          <table:table-cell table:style-name="Table152.A1" office:value-type="string">
            <text:p text:style-name="P693">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68">Arguments</text:p>
                </table:table-cell>
                <table:table-cell table:style-name="Table153.B1" office:value-type="string">
                  <text:p text:style-name="P685">client</text:p>
                </table:table-cell>
                <table:table-cell table:style-name="Table153.C1" office:value-type="string">
                  <text:p text:style-name="P686"><text:a xlink:type="simple" xlink:href="https://docs.twisted.org/en/stable/api/twisted.words.protocols.irc.IRCClient.html" text:style-name="Internet_20_link" text:visited-style-name="Visited_20_Internet_20_Link"><text:span text:style-name="T795">Twisted IRC client object</text:span></text:a><text:span text:style-name="T795"> </text:span><text:span text:style-name="T796">to </text:span><text:span text:style-name="T784">query</text:span></text:p>
                </table:table-cell>
              </table:table-row>
              <table:table-row>
                <table:table-cell table:style-name="Table153.A2" office:value-type="string">
                  <text:p text:style-name="P671">Returns</text:p>
                </table:table-cell>
                <table:table-cell table:style-name="Table153.B2" table:number-columns-spanned="2" office:value-type="string">
                  <text:p text:style-name="P694"><text:span text:style-name="T785">List</text:span> <text:span text:style-name="T786">of </text:span><text:a xlink:type="simple" xlink:href="#7.3.MERK Window Class|outline" text:style-name="Internet_20_link" text:visited-style-name="Visited_20_Internet_20_Link"><text:span text:style-name="T786">MERK Windows</text:span></text:a></text:p>
                </table:table-cell>
                <table:covered-table-cell/>
              </table:table-row>
              <table:table-row>
                <table:table-cell table:style-name="Table153.A3" office:value-type="string">
                  <text:p text:style-name="P668">Description</text:p>
                </table:table-cell>
                <table:table-cell table:style-name="Table153.B3" table:number-columns-spanned="2" office:value-type="string">
                  <text:p text:style-name="P695"><text:span text:style-name="T83">Returns a list of all open subwindows associated with </text:span><text:span text:style-name="T379">client</text:span><text:span text:style-name="T83">'s context. This will include server windows, channels, and private chats. Each entry in the list is </text:span><text:span text:style-name="T787">a </text:span><text:a xlink:type="simple" xlink:href="#7.3.MERK Window Class|outline" text:style-name="Internet_20_link" text:visited-style-name="Visited_20_Internet_20_Link"><text:span text:style-name="T787">MERK Window</text:span></text:a><text:span text:style-name="T787">.</text:span></text:p>
                </table:table-cell>
                <table:covered-table-cell/>
              </table:table-row>
              <table:table-row table:style-name="Table153.4">
                <table:table-cell table:style-name="Table153.A3" office:value-type="string">
                  <text:p text:style-name="P668">Example</text:p>
                </table:table-cell>
                <table:table-cell table:style-name="Table153.B4" table:number-columns-spanned="2" office:value-type="string">
                  <text:p text:style-name="P674">for w in self.windows(client):</text:p>
                  <text:p text:style-name="P674"><text:s text:c="4"/><text:span text:style-name="T788">name = w.name()</text:span></text:p>
                  <text:p text:style-name="P674"><text:s text:c="4"/><text:span text:style-name="T788">print(f"{name}")</text:span></text:p>
                </table:table-cell>
                <table:covered-table-cell/>
              </table:table-row>
            </table:table>
            <text:p text:style-name="P676"/>
          </table:table-cell>
        </table:table-row>
      </table:table>
      <text:p text:style-name="P677"/>
      <text:p text:style-name="P696"/>
      <text:p text:style-name="P696"/>
      <text:p text:style-name="P696"/>
      <text:p text:style-name="P696"/>
      <text:p text:style-name="P696"/>
      <text:p text:style-name="P696"/>
      <text:p text:style-name="P696"/>
      <text:p text:style-name="P696"/>
      <text:p text:style-name="P696"/>
      <text:p text:style-name="P696"/>
      <text:p text:style-name="P696"/>
      <text:h text:style-name="P619" text:outline-level="2" text:is-list-header="true"><text:bookmark-start text:name="__RefHeading___Toc12595_2324336856"/><text:soft-page-break/>Event Methods<text:bookmark-end text:name="__RefHeading___Toc12595_2324336856"/></text:h>
      <text:p text:style-name="P697">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02">Unless otherwise noted, event arguments are </text:span><text:span text:style-name="T803">String</text:span><text:span text:style-name="T802">s.</text:span></text:p>
      <table:table table:name="Table116" table:style-name="Table116">
        <table:table-column table:style-name="Table116.A"/>
        <table:table-column table:style-name="Table116.B"/>
        <table:table-row>
          <table:table-cell table:style-name="Table116.A1" office:value-type="string">
            <text:p text:style-name="P69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699">Arguments</text:p>
                </table:table-cell>
                <table:table-cell table:style-name="Table117.B1" office:value-type="string">
                  <text:p text:style-name="P700">window</text:p>
                </table:table-cell>
                <table:table-cell table:style-name="Table117.C1" office:value-type="string">
                  <text:p text:style-name="P701"><text:a xlink:type="simple" xlink:href="#7.3.MERK Window Class|outline" text:style-name="Internet_20_link" text:visited-style-name="Visited_20_Internet_20_Link">MERK Window</text:a></text:p>
                </table:table-cell>
              </table:table-row>
              <table:table-row>
                <table:covered-table-cell table:style-name="Table117.A1"/>
                <table:table-cell table:style-name="Table117.B2" office:value-type="string">
                  <text:p text:style-name="P702">user</text:p>
                </table:table-cell>
                <table:table-cell table:style-name="Table117.C2" office:value-type="string">
                  <text:p text:style-name="P703"><text:span text:style-name="T804">T</text:span><text:span text:style-name="T805">he user that sent the message, in the format nickname@hostmask</text:span></text:p>
                </table:table-cell>
              </table:table-row>
              <table:table-row>
                <table:covered-table-cell table:style-name="Table117.A1"/>
                <table:table-cell table:style-name="Table117.B1" office:value-type="string">
                  <text:p text:style-name="P704">channel</text:p>
                </table:table-cell>
                <table:table-cell table:style-name="Table117.C3" office:value-type="string">
                  <text:p text:style-name="P705"><text:span text:style-name="T804">T</text:span>he target of the message, which may be a channel or the nickname in use</text:p>
                </table:table-cell>
              </table:table-row>
              <table:table-row>
                <table:covered-table-cell table:style-name="Table117.A1"/>
                <table:table-cell table:style-name="Table117.B2" office:value-type="string">
                  <text:p text:style-name="P704">message</text:p>
                </table:table-cell>
                <table:table-cell table:style-name="Table117.C4" office:value-type="string">
                  <text:p text:style-name="P706"><text:span text:style-name="T804">T</text:span>he <text:span text:style-name="T804">message that was sent</text:span></text:p>
                </table:table-cell>
              </table:table-row>
              <table:table-row>
                <table:table-cell table:style-name="Table117.A5" office:value-type="string">
                  <text:p text:style-name="P699">Event</text:p>
                </table:table-cell>
                <table:table-cell table:style-name="Table117.B5" table:number-columns-spanned="2" office:value-type="string">
                  <text:p text:style-name="P707">When MERK <text:span text:style-name="T805">receives a </text:span><text:span text:style-name="T806">CTCP action message</text:span></text:p>
                </table:table-cell>
                <table:covered-table-cell/>
              </table:table-row>
              <table:table-row>
                <table:table-cell table:style-name="Table117.A6" office:value-type="string">
                  <text:p text:style-name="P699">Description</text:p>
                </table:table-cell>
                <table:table-cell table:style-name="Table117.B6" table:number-columns-spanned="2" office:value-type="string">
                  <text:p text:style-name="P707">This event is triggered when MERK <text:span text:style-name="T805">receives a channel or private </text:span><text:span text:style-name="T806">CTCP action message</text:span></text:p>
                </table:table-cell>
                <table:covered-table-cell/>
              </table:table-row>
              <table:table-row table:style-name="Table117.7">
                <table:table-cell table:style-name="Table117.A7" office:value-type="string">
                  <text:p text:style-name="P699">Example</text:p>
                </table:table-cell>
                <table:table-cell table:style-name="Table117.B7" table:number-columns-spanned="2" office:value-type="string">
                  <text:p text:style-name="P708">def <text:span text:style-name="T806">action</text:span>(self,**args):</text:p>
                  <text:p text:style-name="P708"><text:s text:c="4"/><text:span text:style-name="T807">client = args["window"].client()</text:span></text:p>
                  <text:p text:style-name="P709"><text:s text:c="4"/>print(f"<text:span text:style-name="T791">Server:</text:span> <text:span text:style-name="T808">{</text:span><text:span text:style-name="T807">client</text:span>.server}")</text:p>
                  <text:p text:style-name="P709"><text:s text:c="4"/>print(f"<text:span text:style-name="T791">P</text:span>ort: <text:span text:style-name="T808">{</text:span><text:span text:style-name="T807">client</text:span>.port}")</text:p>
                  <text:p text:style-name="P708"><text:s text:c="4"/>print(f"<text:span text:style-name="T805">Target</text:span><text:span text:style-name="T791">:</text:span> {args["<text:span text:style-name="T805">channel</text:span>"]}")</text:p>
                  <text:p text:style-name="P708"><text:s text:c="4"/>print(f"<text:span text:style-name="T805">User</text:span>: {args["<text:span text:style-name="T805">user</text:span>"]}")</text:p>
                  <text:p text:style-name="P708"><text:s text:c="4"/>print(f"<text:span text:style-name="T805">Message</text:span>: {args["<text:span text:style-name="T805">message</text:span>"]}")</text:p>
                </table:table-cell>
                <table:covered-table-cell/>
              </table:table-row>
            </table:table>
            <text:p text:style-name="P622"/>
          </table:table-cell>
        </table:table-row>
      </table:table>
      <text:p text:style-name="P710"/>
      <table:table table:name="Table154" table:style-name="Table154">
        <table:table-column table:style-name="Table154.A"/>
        <table:table-column table:style-name="Table154.B"/>
        <table:table-row>
          <table:table-cell table:style-name="Table154.A1" office:value-type="string">
            <text:p text:style-name="P71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699">Arguments</text:p>
                </table:table-cell>
                <table:table-cell table:style-name="Table155.B1" office:value-type="string">
                  <text:p text:style-name="P712">window</text:p>
                </table:table-cell>
                <table:table-cell table:style-name="Table155.C1" office:value-type="string">
                  <text:p text:style-name="P713"><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699">Event</text:p>
                </table:table-cell>
                <table:table-cell table:style-name="Table155.B2" table:number-columns-spanned="2" office:value-type="string">
                  <text:p text:style-name="P714">When <text:span text:style-name="T809">a </text:span><text:span text:style-name="T810">window is "activated"</text:span></text:p>
                </table:table-cell>
                <table:covered-table-cell/>
              </table:table-row>
              <table:table-row>
                <table:table-cell table:style-name="Table155.A3" office:value-type="string">
                  <text:p text:style-name="P699">Description</text:p>
                </table:table-cell>
                <table:table-cell table:style-name="Table155.B3" table:number-columns-spanned="2" office:value-type="string">
                  <text:p text:style-name="P714">This event is triggered when <text:span text:style-name="T811">a </text:span><text:span text:style-name="T810">subwindow is "activated" (brought into focus or clicked on). </text:span><text:span text:style-name="T812">This event will only trigger for server, channel, or private chat subwindows.</text:span></text:p>
                </table:table-cell>
                <table:covered-table-cell/>
              </table:table-row>
              <table:table-row table:style-name="Table155.4">
                <table:table-cell table:style-name="Table155.A3" office:value-type="string">
                  <text:p text:style-name="P699">Example</text:p>
                </table:table-cell>
                <table:table-cell table:style-name="Table155.B4" table:number-columns-spanned="2" office:value-type="string">
                  <text:p text:style-name="P708">def <text:span text:style-name="T810">activate</text:span>(self,**args):</text:p>
                  <text:p text:style-name="P708"><text:s text:c="4"/><text:span text:style-name="T813">client = args["window"].client()</text:span></text:p>
                  <text:p text:style-name="P715"><text:s text:c="4"/><text:span text:style-name="T813">name = </text:span>args["<text:span text:style-name="T813">window</text:span>"].<text:span text:style-name="T813">name()</text:span></text:p>
                  <text:p text:style-name="P715"><text:s text:c="4"/>print(f"<text:span text:style-name="T791">Server:</text:span> {<text:span text:style-name="T813">client</text:span>.server}")</text:p>
                  <text:p text:style-name="P715"><text:s text:c="4"/>print(f"<text:span text:style-name="T791">P</text:span>ort: {<text:span text:style-name="T813">client</text:span>.port}")</text:p>
                  <text:p text:style-name="P708"><text:s text:c="4"/>print(f"<text:span text:style-name="T810">Window</text:span>: {<text:span text:style-name="T813">name</text:span>}")</text:p>
                </table:table-cell>
                <table:covered-table-cell/>
              </table:table-row>
            </table:table>
            <text:p text:style-name="P622"/>
          </table:table-cell>
        </table:table-row>
      </table:table>
      <text:p text:style-name="P710"/>
      <table:table table:name="Table146" table:style-name="Table146">
        <table:table-column table:style-name="Table146.A"/>
        <table:table-column table:style-name="Table146.B"/>
        <text:soft-page-break/>
        <table:table-row>
          <table:table-cell table:style-name="Table146.A1" office:value-type="string">
            <text:p text:style-name="P716">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99">Arguments</text:p>
                </table:table-cell>
                <table:table-cell table:style-name="Table147.B1" office:value-type="string">
                  <text:p text:style-name="P717">client</text:p>
                </table:table-cell>
                <table:table-cell table:style-name="Table147.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47.A1"/>
                <table:table-cell table:style-name="Table147.B2" office:value-type="string">
                  <text:p text:style-name="P719">user</text:p>
                </table:table-cell>
                <table:table-cell table:style-name="Table147.C2" office:value-type="string">
                  <text:p text:style-name="P720">The user that <text:span text:style-name="T811">went away</text:span></text:p>
                </table:table-cell>
              </table:table-row>
              <table:table-row>
                <table:covered-table-cell table:style-name="Table147.A1"/>
                <table:table-cell table:style-name="Table147.B1" office:value-type="string">
                  <text:p text:style-name="P721">message</text:p>
                </table:table-cell>
                <table:table-cell table:style-name="Table147.C3" office:value-type="string">
                  <text:p text:style-name="P705"><text:span text:style-name="T804">T</text:span>he <text:span text:style-name="T811">away</text:span><text:span text:style-name="T814"> message the user used</text:span></text:p>
                </table:table-cell>
              </table:table-row>
              <table:table-row>
                <table:table-cell table:style-name="Table147.A4" office:value-type="string">
                  <text:p text:style-name="P699">Event</text:p>
                </table:table-cell>
                <table:table-cell table:style-name="Table147.B4" table:number-columns-spanned="2" office:value-type="string">
                  <text:p text:style-name="P714">When <text:span text:style-name="T809">a user </text:span><text:span text:style-name="T811">goes "away"</text:span></text:p>
                </table:table-cell>
                <table:covered-table-cell/>
              </table:table-row>
              <table:table-row>
                <table:table-cell table:style-name="Table147.A5" office:value-type="string">
                  <text:p text:style-name="P699">Description</text:p>
                </table:table-cell>
                <table:table-cell table:style-name="Table147.B5" table:number-columns-spanned="2" office:value-type="string">
                  <text:p text:style-name="P714">This event is triggered when <text:span text:style-name="T811">a user sets their status to "away" in the presence of the MERK client</text:span></text:p>
                </table:table-cell>
                <table:covered-table-cell/>
              </table:table-row>
              <table:table-row table:style-name="Table147.6">
                <table:table-cell table:style-name="Table147.A6" office:value-type="string">
                  <text:p text:style-name="P699">Example</text:p>
                </table:table-cell>
                <table:table-cell table:style-name="Table147.B6" table:number-columns-spanned="2" office:value-type="string">
                  <text:p text:style-name="P708">def <text:span text:style-name="T811">away</text:span>(self,**args):</text:p>
                  <text:p text:style-name="P708"><text:s text:c="4"/>print(f"<text:span text:style-name="T791">Server:</text:span> {args["client"].server}")</text:p>
                  <text:p text:style-name="P708"><text:s text:c="4"/>print(f"<text:span text:style-name="T791">P</text:span>ort: {args["client"].port}")</text:p>
                  <text:p text:style-name="P708"><text:s text:c="4"/>print(f"<text:span text:style-name="T809">User</text:span>: {args["<text:span text:style-name="T809">user</text:span>"]}")</text:p>
                  <text:p text:style-name="P708"><text:s text:c="4"/>print(f"<text:span text:style-name="T814">Message</text:span><text:span text:style-name="T791">:</text:span> {args["<text:span text:style-name="T814">message</text:span>"]}")</text:p>
                </table:table-cell>
                <table:covered-table-cell/>
              </table:table-row>
            </table:table>
            <text:p text:style-name="P622"/>
          </table:table-cell>
        </table:table-row>
      </table:table>
      <text:p text:style-name="P710"/>
      <table:table table:name="Table148" table:style-name="Table148">
        <table:table-column table:style-name="Table148.A"/>
        <table:table-column table:style-name="Table148.B"/>
        <table:table-row>
          <table:table-cell table:style-name="Table148.A1" office:value-type="string">
            <text:p text:style-name="P716">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99">Arguments</text:p>
                </table:table-cell>
                <table:table-cell table:style-name="Table149.B1" office:value-type="string">
                  <text:p text:style-name="P717">client</text:p>
                </table:table-cell>
                <table:table-cell table:style-name="Table149.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49.A1"/>
                <table:table-cell table:style-name="Table149.B2" office:value-type="string">
                  <text:p text:style-name="P719">user</text:p>
                </table:table-cell>
                <table:table-cell table:style-name="Table149.C2" office:value-type="string">
                  <text:p text:style-name="P720">The user that <text:span text:style-name="T811">came back</text:span></text:p>
                </table:table-cell>
              </table:table-row>
              <table:table-row>
                <table:table-cell table:style-name="Table149.A3" office:value-type="string">
                  <text:p text:style-name="P699">Event</text:p>
                </table:table-cell>
                <table:table-cell table:style-name="Table149.B3" table:number-columns-spanned="2" office:value-type="string">
                  <text:p text:style-name="P714">When <text:span text:style-name="T809">a user </text:span><text:span text:style-name="T811">comes "back"</text:span></text:p>
                </table:table-cell>
                <table:covered-table-cell/>
              </table:table-row>
              <table:table-row>
                <table:table-cell table:style-name="Table149.A4" office:value-type="string">
                  <text:p text:style-name="P699">Description</text:p>
                </table:table-cell>
                <table:table-cell table:style-name="Table149.B4" table:number-columns-spanned="2" office:value-type="string">
                  <text:p text:style-name="P714">This event is triggered when <text:span text:style-name="T811">a user sets their status to "back" in the presence of the MERK client</text:span></text:p>
                </table:table-cell>
                <table:covered-table-cell/>
              </table:table-row>
              <table:table-row table:style-name="Table149.5">
                <table:table-cell table:style-name="Table149.A5" office:value-type="string">
                  <text:p text:style-name="P699">Example</text:p>
                </table:table-cell>
                <table:table-cell table:style-name="Table149.B5" table:number-columns-spanned="2" office:value-type="string">
                  <text:p text:style-name="P708">def <text:span text:style-name="T811">back</text:span>(self,**args):</text:p>
                  <text:p text:style-name="P708"><text:s text:c="4"/>print(f"<text:span text:style-name="T791">Server:</text:span> {args["client"].server}")</text:p>
                  <text:p text:style-name="P708"><text:s text:c="4"/>print(f"<text:span text:style-name="T791">P</text:span>ort: {args["client"].port}")</text:p>
                  <text:p text:style-name="P708"><text:s text:c="4"/>print(f"<text:span text:style-name="T809">User</text:span>: {args["<text:span text:style-name="T809">user</text:span>"]}")</text:p>
                </table:table-cell>
                <table:covered-table-cell/>
              </table:table-row>
            </table:table>
            <text:p text:style-name="P622"/>
          </table:table-cell>
        </table:table-row>
      </table:table>
      <text:p text:style-name="P710"/>
      <table:table table:name="Table104" table:style-name="Table104">
        <table:table-column table:style-name="Table104.A"/>
        <table:table-column table:style-name="Table104.B"/>
        <table:table-row>
          <table:table-cell table:style-name="Table104.A1" office:value-type="string">
            <text:p text:style-name="P722">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699">Arguments</text:p>
                </table:table-cell>
                <table:table-cell table:style-name="Table105.B1" office:value-type="string">
                  <text:p text:style-name="P723">window</text:p>
                </table:table-cell>
                <table:table-cell table:style-name="Table105.C1" office:value-type="string">
                  <text:p text:style-name="P724"><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699">Event</text:p>
                </table:table-cell>
                <table:table-cell table:style-name="Table105.B2" table:number-columns-spanned="2" office:value-type="string">
                  <text:p text:style-name="P714">When MERK <text:span text:style-name="T815">completes registration on an IRC server</text:span></text:p>
                </table:table-cell>
                <table:covered-table-cell/>
              </table:table-row>
              <table:table-row>
                <table:table-cell table:style-name="Table105.A3" office:value-type="string">
                  <text:p text:style-name="P699">Description</text:p>
                </table:table-cell>
                <table:table-cell table:style-name="Table105.B3" table:number-columns-spanned="2" office:value-type="string">
                  <text:p text:style-name="P714">This event is triggered when MERK completes <text:span text:style-name="T815">registration on an IRC server.</text:span></text:p>
                </table:table-cell>
                <table:covered-table-cell/>
              </table:table-row>
              <table:table-row table:style-name="Table105.4">
                <table:table-cell table:style-name="Table105.A3" office:value-type="string">
                  <text:p text:style-name="P699">Example</text:p>
                </table:table-cell>
                <table:table-cell table:style-name="Table105.B4" table:number-columns-spanned="2" office:value-type="string">
                  <text:p text:style-name="P708">def connected(self,**args):</text:p>
                  <text:p text:style-name="P708"><text:s text:c="4"/><text:span text:style-name="T816">client = args["window"].client()</text:span></text:p>
                  <text:p text:style-name="P708"><text:s text:c="4"/>print(f"<text:span text:style-name="T791">Server:</text:span> <text:span text:style-name="T808">{</text:span><text:span text:style-name="T816">client</text:span>.server}")</text:p>
                  <text:p text:style-name="P709"><text:s text:c="4"/>print(f"<text:span text:style-name="T791">P</text:span>ort: <text:span text:style-name="T808">{</text:span><text:span text:style-name="T816">client</text:span>.port}")</text:p>
                </table:table-cell>
                <table:covered-table-cell/>
              </table:table-row>
            </table:table>
            <text:p text:style-name="P622"/>
          </table:table-cell>
        </table:table-row>
      </table:table>
      <text:p text:style-name="P710"/>
      <table:table table:name="Table170" table:style-name="Table170">
        <table:table-column table:style-name="Table170.A"/>
        <table:table-column table:style-name="Table170.B"/>
        <table:table-row>
          <table:table-cell table:style-name="Table170.A1" office:value-type="string">
            <text:p text:style-name="P722">connect<text:span text:style-name="T815">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99">Arguments</text:p>
                </table:table-cell>
                <table:table-cell table:style-name="Table171.B1" office:value-type="string">
                  <text:p text:style-name="P717">client</text:p>
                </table:table-cell>
                <table:table-cell table:style-name="Table171.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table-cell table:style-name="Table171.A2" office:value-type="string">
                  <text:p text:style-name="P699">Event</text:p>
                </table:table-cell>
                <table:table-cell table:style-name="Table171.B2" table:number-columns-spanned="2" office:value-type="string">
                  <text:p text:style-name="P714">When MERK <text:span text:style-name="T815">begins registration with an IRC server</text:span></text:p>
                </table:table-cell>
                <table:covered-table-cell/>
              </table:table-row>
              <table:table-row>
                <table:table-cell table:style-name="Table171.A3" office:value-type="string">
                  <text:p text:style-name="P699">Description</text:p>
                </table:table-cell>
                <table:table-cell table:style-name="Table171.B3" table:number-columns-spanned="2" office:value-type="string">
                  <text:p text:style-name="P714">This event is triggered when MERK <text:span text:style-name="T815">begins registration to an IRC server.</text:span></text:p>
                </table:table-cell>
                <table:covered-table-cell/>
              </table:table-row>
              <table:table-row table:style-name="Table171.4">
                <table:table-cell table:style-name="Table171.A3" office:value-type="string">
                  <text:p text:style-name="P699">Example</text:p>
                </table:table-cell>
                <table:table-cell table:style-name="Table171.B4" table:number-columns-spanned="2" office:value-type="string">
                  <text:p text:style-name="P708">def connect<text:span text:style-name="T817">ing</text:span>(self,**args):</text:p>
                  <text:p text:style-name="P708"><text:s text:c="4"/>print(f"<text:span text:style-name="T791">Server:</text:span> {args["client"].server}")</text:p>
                  <text:p text:style-name="P708"><text:s text:c="4"/>print(f"<text:span text:style-name="T791">P</text:span>ort: {args["client"].port}")</text:p>
                </table:table-cell>
                <table:covered-table-cell/>
              </table:table-row>
            </table:table>
            <text:p text:style-name="P622"/>
          </table:table-cell>
        </table:table-row>
      </table:table>
      <text:p text:style-name="P710"><text:soft-page-break/></text:p>
      <table:table table:name="Table176" table:style-name="Table176">
        <table:table-column table:style-name="Table176.A"/>
        <table:table-column table:style-name="Table176.B"/>
        <table:table-row>
          <table:table-cell table:style-name="Table176.A1" office:value-type="string">
            <text:p text:style-name="P72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99">Arguments</text:p>
                </table:table-cell>
                <table:table-cell table:style-name="Table177.B1" office:value-type="string">
                  <text:p text:style-name="P726">uptime</text:p>
                </table:table-cell>
                <table:table-cell table:style-name="Table177.C1" office:value-type="string">
                  <text:p text:style-name="P727"><text:span text:style-name="T818">Integer</text:span><text:span text:style-name="T819">. </text:span>The number of seconds MERK has been running</text:p>
                </table:table-cell>
              </table:table-row>
              <table:table-row>
                <table:table-cell table:style-name="Table177.A2" office:value-type="string">
                  <text:p text:style-name="P699">Event</text:p>
                </table:table-cell>
                <table:table-cell table:style-name="Table177.B2" table:number-columns-spanned="2" office:value-type="string">
                  <text:p text:style-name="P727">Once per second</text:p>
                </table:table-cell>
                <table:covered-table-cell/>
              </table:table-row>
              <table:table-row>
                <table:table-cell table:style-name="Table177.A3" office:value-type="string">
                  <text:p text:style-name="P699">Description</text:p>
                </table:table-cell>
                <table:table-cell table:style-name="Table177.B3" table:number-columns-spanned="2" office:value-type="string">
                  <text:p text:style-name="P714">This event is triggered <text:span text:style-name="T820">every second while MERK is running.</text:span></text:p>
                </table:table-cell>
                <table:covered-table-cell/>
              </table:table-row>
              <table:table-row table:style-name="Table177.4">
                <table:table-cell table:style-name="Table177.A3" office:value-type="string">
                  <text:p text:style-name="P699">Example</text:p>
                </table:table-cell>
                <table:table-cell table:style-name="Table177.B4" table:number-columns-spanned="2" office:value-type="string">
                  <text:p text:style-name="P708">def <text:span text:style-name="T820">ctick</text:span>(self,**args):</text:p>
                  <text:p text:style-name="P708"><text:s text:c="4"/>print(f"<text:span text:style-name="T820">Uptime</text:span><text:span text:style-name="T791">:</text:span> {args["<text:span text:style-name="T820">uptime</text:span>"].server}")</text:p>
                </table:table-cell>
                <table:covered-table-cell/>
              </table:table-row>
            </table:table>
            <text:p text:style-name="P622"/>
          </table:table-cell>
        </table:table-row>
      </table:table>
      <text:p text:style-name="P710"/>
      <table:table table:name="Table180" table:style-name="Table180">
        <table:table-column table:style-name="Table180.A"/>
        <table:table-column table:style-name="Table180.B"/>
        <table:table-row>
          <table:table-cell table:style-name="Table180.A1" office:value-type="string">
            <text:p text:style-name="P728">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99">Arguments</text:p>
                </table:table-cell>
                <table:table-cell table:style-name="Table181.B1" office:value-type="string">
                  <text:p text:style-name="P717">client</text:p>
                </table:table-cell>
                <table:table-cell table:style-name="Table181.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81.A1"/>
                <table:table-cell table:style-name="Table181.B2" office:value-type="string">
                  <text:p text:style-name="P729">message</text:p>
                </table:table-cell>
                <table:table-cell table:style-name="Table181.C2" office:value-type="string">
                  <text:p text:style-name="P705"><text:span text:style-name="T804">T</text:span>he <text:span text:style-name="T821">quit message used</text:span></text:p>
                </table:table-cell>
              </table:table-row>
              <table:table-row>
                <table:table-cell table:style-name="Table181.A3" office:value-type="string">
                  <text:p text:style-name="P699">Event</text:p>
                </table:table-cell>
                <table:table-cell table:style-name="Table181.B3" table:number-columns-spanned="2" office:value-type="string">
                  <text:p text:style-name="P730">When MERK disconnects from an IRC server</text:p>
                </table:table-cell>
                <table:covered-table-cell/>
              </table:table-row>
              <table:table-row>
                <table:table-cell table:style-name="Table181.A4" office:value-type="string">
                  <text:p text:style-name="P699">Description</text:p>
                </table:table-cell>
                <table:table-cell table:style-name="Table181.B4" table:number-columns-spanned="2" office:value-type="string">
                  <text:p text:style-name="P714">This event is triggered <text:span text:style-name="T821">when MERK disconnects from an IRC server. </text:span><text:span text:style-name="T822">message</text:span><text:span text:style-name="T821"> may be an empty string if a message was not provided </text:span><text:span text:style-name="T823">or if the disconnection occurred before registration.</text:span></text:p>
                </table:table-cell>
                <table:covered-table-cell/>
              </table:table-row>
              <table:table-row table:style-name="Table181.5">
                <table:table-cell table:style-name="Table181.A5" office:value-type="string">
                  <text:p text:style-name="P699">Example</text:p>
                </table:table-cell>
                <table:table-cell table:style-name="Table181.B5" table:number-columns-spanned="2" office:value-type="string">
                  <text:p text:style-name="P708">def <text:span text:style-name="T821">disconnect</text:span>(self,**args):</text:p>
                  <text:p text:style-name="P708"><text:s text:c="4"/>print(f"<text:span text:style-name="T791">Server:</text:span> {args["client"].server}")</text:p>
                  <text:p text:style-name="P708"><text:s text:c="4"/>print(f"<text:span text:style-name="T791">P</text:span>ort: {args["client"].port}")</text:p>
                  <text:p text:style-name="P708"><text:s text:c="4"/>print(f"<text:span text:style-name="T821">Quit Message</text:span>: {args["<text:span text:style-name="T821">message</text:span>"]}")</text:p>
                </table:table-cell>
                <table:covered-table-cell/>
              </table:table-row>
            </table:table>
            <text:p text:style-name="P622"/>
          </table:table-cell>
        </table:table-row>
      </table:table>
      <text:p text:style-name="P710"/>
      <table:table table:name="Table100" table:style-name="Table100">
        <table:table-column table:style-name="Table100.A"/>
        <table:table-column table:style-name="Table100.B"/>
        <table:table-row>
          <table:table-cell table:style-name="Table100.A1" office:value-type="string">
            <text:p text:style-name="P731">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99">Arguments</text:p>
                </table:table-cell>
                <table:table-cell table:style-name="Table101.B1" office:value-type="string">
                  <text:p text:style-name="P714">None</text:p>
                </table:table-cell>
              </table:table-row>
              <table:table-row>
                <table:table-cell table:style-name="Table101.A2" office:value-type="string">
                  <text:p text:style-name="P699">Event</text:p>
                </table:table-cell>
                <table:table-cell table:style-name="Table101.B2" office:value-type="string">
                  <text:p text:style-name="P714">On load</text:p>
                </table:table-cell>
              </table:table-row>
              <table:table-row>
                <table:table-cell table:style-name="Table101.A3" office:value-type="string">
                  <text:p text:style-name="P699">Description</text:p>
                </table:table-cell>
                <table:table-cell table:style-name="Table101.B3" office:value-type="string">
                  <text:p text:style-name="P714">This event is triggered when MERK loads the plugin, before any connections are attempted.</text:p>
                </table:table-cell>
              </table:table-row>
              <table:table-row table:style-name="Table101.4">
                <table:table-cell table:style-name="Table101.A3" office:value-type="string">
                  <text:p text:style-name="P699">Example</text:p>
                </table:table-cell>
                <table:table-cell table:style-name="Table101.B4" office:value-type="string">
                  <text:p text:style-name="P732">def init(self):</text:p>
                  <text:p text:style-name="P620"><text:s text:c="4"/><text:span text:style-name="T790">print</text:span>("<text:span text:style-name="T790">Plugin loaded</text:span>\n")</text:p>
                </table:table-cell>
              </table:table-row>
            </table:table>
            <text:p text:style-name="P622"/>
          </table:table-cell>
        </table:table-row>
      </table:table>
      <text:p text:style-name="P710"/>
      <table:table table:name="Table158" table:style-name="Table158">
        <table:table-column table:style-name="Table158.A"/>
        <table:table-column table:style-name="Table158.B"/>
        <table:table-row>
          <table:table-cell table:style-name="Table158.A1" office:value-type="string">
            <text:p text:style-name="P733">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99">Arguments</text:p>
                </table:table-cell>
                <table:table-cell table:style-name="Table159.B1" office:value-type="string">
                  <text:p text:style-name="P717">client</text:p>
                </table:table-cell>
                <table:table-cell table:style-name="Table159.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59.A1"/>
                <table:table-cell table:style-name="Table159.B2" office:value-type="string">
                  <text:p text:style-name="P719">user</text:p>
                </table:table-cell>
                <table:table-cell table:style-name="Table159.C2" office:value-type="string">
                  <text:p text:style-name="P720">The user <text:span text:style-name="T824">sent the invite</text:span></text:p>
                </table:table-cell>
              </table:table-row>
              <table:table-row>
                <table:covered-table-cell table:style-name="Table159.A1"/>
                <table:table-cell table:style-name="Table159.B1" office:value-type="string">
                  <text:p text:style-name="P734">channel</text:p>
                </table:table-cell>
                <table:table-cell table:style-name="Table159.C3" office:value-type="string">
                  <text:p text:style-name="P705"><text:span text:style-name="T804">T</text:span>he <text:span text:style-name="T824">channel the invite it for</text:span></text:p>
                </table:table-cell>
              </table:table-row>
              <table:table-row>
                <table:table-cell table:style-name="Table159.A4" office:value-type="string">
                  <text:p text:style-name="P699">Event</text:p>
                </table:table-cell>
                <table:table-cell table:style-name="Table159.B4" table:number-columns-spanned="2" office:value-type="string">
                  <text:p text:style-name="P714">When <text:span text:style-name="T824">a channel invite is received</text:span></text:p>
                </table:table-cell>
                <table:covered-table-cell/>
              </table:table-row>
              <table:table-row>
                <table:table-cell table:style-name="Table159.A5" office:value-type="string">
                  <text:p text:style-name="P699">Description</text:p>
                </table:table-cell>
                <table:table-cell table:style-name="Table159.B5" table:number-columns-spanned="2" office:value-type="string">
                  <text:p text:style-name="P714">This event is triggered when <text:span text:style-name="T811">a </text:span><text:span text:style-name="T824">channel invite is received from another user.</text:span></text:p>
                </table:table-cell>
                <table:covered-table-cell/>
              </table:table-row>
              <table:table-row table:style-name="Table159.6">
                <table:table-cell table:style-name="Table159.A6" office:value-type="string">
                  <text:p text:style-name="P699">Example</text:p>
                </table:table-cell>
                <table:table-cell table:style-name="Table159.B6" table:number-columns-spanned="2" office:value-type="string">
                  <text:p text:style-name="P708">def <text:span text:style-name="T824">invite</text:span>(self,**args):</text:p>
                  <text:p text:style-name="P708"><text:s text:c="4"/>print(f"<text:span text:style-name="T791">Server:</text:span> {args["client"].server}")</text:p>
                  <text:p text:style-name="P708"><text:s text:c="4"/>print(f"<text:span text:style-name="T791">P</text:span>ort: {args["client"].port}")</text:p>
                  <text:p text:style-name="P708"><text:s text:c="4"/>print(f"<text:span text:style-name="T809">User</text:span>: {args["<text:span text:style-name="T809">user</text:span>"]}")</text:p>
                  <text:p text:style-name="P708"><text:s text:c="4"/>print(f"<text:span text:style-name="T824">Channel</text:span><text:span text:style-name="T791">:</text:span> {args["<text:span text:style-name="T824">channel</text:span>"]}")</text:p>
                </table:table-cell>
                <table:covered-table-cell/>
              </table:table-row>
            </table:table>
            <text:p text:style-name="P622"/>
          </table:table-cell>
        </table:table-row>
      </table:table>
      <text:p text:style-name="P710"/>
      <table:table table:name="Table110" table:style-name="Table110">
        <table:table-column table:style-name="Table110.A"/>
        <table:table-column table:style-name="Table110.B"/>
        <text:soft-page-break/>
        <table:table-row>
          <table:table-cell table:style-name="Table110.A1" office:value-type="string">
            <text:p text:style-name="P735">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699">Arguments</text:p>
                </table:table-cell>
                <table:table-cell table:style-name="Table111.B1" office:value-type="string">
                  <text:p text:style-name="P736">window</text:p>
                </table:table-cell>
                <table:table-cell table:style-name="Table111.C1" office:value-type="string">
                  <text:p text:style-name="P737"><text:a xlink:type="simple" xlink:href="#7.3.MERK Window Class|outline" text:style-name="Internet_20_link" text:visited-style-name="Visited_20_Internet_20_Link"><text:span text:style-name="T83">MERK Window</text:span></text:a></text:p>
                </table:table-cell>
              </table:table-row>
              <table:table-row>
                <table:covered-table-cell table:style-name="Table111.A1"/>
                <table:table-cell table:style-name="Table111.B2" office:value-type="string">
                  <text:p text:style-name="P719">user</text:p>
                </table:table-cell>
                <table:table-cell table:style-name="Table111.C2" office:value-type="string">
                  <text:p text:style-name="P720">The user that joined the channel</text:p>
                </table:table-cell>
              </table:table-row>
              <table:table-row>
                <table:covered-table-cell table:style-name="Table111.A1"/>
                <table:table-cell table:style-name="Table111.B1" office:value-type="string">
                  <text:p text:style-name="P717">channel</text:p>
                </table:table-cell>
                <table:table-cell table:style-name="Table111.C3" office:value-type="string">
                  <text:p text:style-name="P705"><text:span text:style-name="T804">T</text:span>he <text:span text:style-name="T825">channel the </text:span><text:span text:style-name="T809">user</text:span><text:span text:style-name="T825"> joined</text:span></text:p>
                </table:table-cell>
              </table:table-row>
              <table:table-row>
                <table:table-cell table:style-name="Table111.A4" office:value-type="string">
                  <text:p text:style-name="P699">Event</text:p>
                </table:table-cell>
                <table:table-cell table:style-name="Table111.B4" table:number-columns-spanned="2" office:value-type="string">
                  <text:p text:style-name="P714">When <text:span text:style-name="T809">a user joins a channel MERK is present in</text:span></text:p>
                </table:table-cell>
                <table:covered-table-cell/>
              </table:table-row>
              <table:table-row>
                <table:table-cell table:style-name="Table111.A5" office:value-type="string">
                  <text:p text:style-name="P699">Description</text:p>
                </table:table-cell>
                <table:table-cell table:style-name="Table111.B5" table:number-columns-spanned="2" office:value-type="string">
                  <text:p text:style-name="P714">This event is triggered when <text:span text:style-name="T809">user joins a channel that MERK is currently present in</text:span></text:p>
                </table:table-cell>
                <table:covered-table-cell/>
              </table:table-row>
              <table:table-row table:style-name="Table111.6">
                <table:table-cell table:style-name="Table111.A6" office:value-type="string">
                  <text:p text:style-name="P699">Example</text:p>
                </table:table-cell>
                <table:table-cell table:style-name="Table111.B6" table:number-columns-spanned="2" office:value-type="string">
                  <text:p text:style-name="P708">def <text:span text:style-name="T804">join</text:span>(self,**args):</text:p>
                  <text:p text:style-name="P708"><text:s text:c="4"/><text:span text:style-name="T808">client = args["window"].client()</text:span></text:p>
                  <text:p text:style-name="P709"><text:s text:c="4"/>print(f"<text:span text:style-name="T791">Server:</text:span> <text:span text:style-name="T808">{client</text:span>.server}")</text:p>
                  <text:p text:style-name="P709"><text:s text:c="4"/>print(f"<text:span text:style-name="T791">P</text:span>ort: <text:span text:style-name="T808">{client</text:span>.port}")</text:p>
                  <text:p text:style-name="P708"><text:s text:c="4"/>print(f"<text:span text:style-name="T809">User</text:span>: {args["<text:span text:style-name="T809">user</text:span>"]}")</text:p>
                  <text:p text:style-name="P708"><text:s text:c="4"/>print(f"<text:span text:style-name="T825">Channel</text:span><text:span text:style-name="T791">:</text:span> {args["<text:span text:style-name="T805">channel</text:span>"]}")</text:p>
                </table:table-cell>
                <table:covered-table-cell/>
              </table:table-row>
            </table:table>
            <text:p text:style-name="P622"/>
          </table:table-cell>
        </table:table-row>
      </table:table>
      <text:p text:style-name="P710"/>
      <table:table table:name="Table118" table:style-name="Table118">
        <table:table-column table:style-name="Table118.A"/>
        <table:table-column table:style-name="Table118.B"/>
        <table:table-row>
          <table:table-cell table:style-name="Table118.A1" office:value-type="string">
            <text:p text:style-name="P735">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699">Arguments</text:p>
                </table:table-cell>
                <table:table-cell table:style-name="Table119.B1" office:value-type="string">
                  <text:p text:style-name="P738">window</text:p>
                </table:table-cell>
                <table:table-cell table:style-name="Table119.C1" office:value-type="string">
                  <text:p text:style-name="P739"><text:a xlink:type="simple" xlink:href="#7.3.MERK Window Class|outline" text:style-name="Internet_20_link" text:visited-style-name="Visited_20_Internet_20_Link"><text:span text:style-name="T83">MERK Window</text:span></text:a></text:p>
                </table:table-cell>
              </table:table-row>
              <table:table-row>
                <table:covered-table-cell table:style-name="Table119.A1"/>
                <table:table-cell table:style-name="Table119.B2" office:value-type="string">
                  <text:p text:style-name="P717">channel</text:p>
                </table:table-cell>
                <table:table-cell table:style-name="Table119.C2" office:value-type="string">
                  <text:p text:style-name="P705"><text:span text:style-name="T804">T</text:span>he <text:span text:style-name="T825">channel the client joined</text:span></text:p>
                </table:table-cell>
              </table:table-row>
              <table:table-row>
                <table:table-cell table:style-name="Table119.A3" office:value-type="string">
                  <text:p text:style-name="P699">Event</text:p>
                </table:table-cell>
                <table:table-cell table:style-name="Table119.B3" table:number-columns-spanned="2" office:value-type="string">
                  <text:p text:style-name="P714">When MERK <text:span text:style-name="T804">joins</text:span><text:span text:style-name="T825"> a channel</text:span></text:p>
                </table:table-cell>
                <table:covered-table-cell/>
              </table:table-row>
              <table:table-row>
                <table:table-cell table:style-name="Table119.A4" office:value-type="string">
                  <text:p text:style-name="P699">Description</text:p>
                </table:table-cell>
                <table:table-cell table:style-name="Table119.B4" table:number-columns-spanned="2" office:value-type="string">
                  <text:p text:style-name="P714">This event is triggered when MERK <text:span text:style-name="T804">joins</text:span><text:span text:style-name="T825"> a channel</text:span></text:p>
                </table:table-cell>
                <table:covered-table-cell/>
              </table:table-row>
              <table:table-row table:style-name="Table119.5">
                <table:table-cell table:style-name="Table119.A5" office:value-type="string">
                  <text:p text:style-name="P699">Example</text:p>
                </table:table-cell>
                <table:table-cell table:style-name="Table119.B5" table:number-columns-spanned="2" office:value-type="string">
                  <text:p text:style-name="P708">def <text:span text:style-name="T804">joined</text:span>(self,**args):</text:p>
                  <text:p text:style-name="P708"><text:s text:c="4"/><text:span text:style-name="T826">client = args["window"].client()</text:span></text:p>
                  <text:p text:style-name="P709"><text:s text:c="4"/>print(f"<text:span text:style-name="T791">Server:</text:span> <text:span text:style-name="T808">{</text:span><text:span text:style-name="T826">client</text:span>.server}")</text:p>
                  <text:p text:style-name="P709"><text:s text:c="4"/>print(f"<text:span text:style-name="T791">P</text:span>ort: <text:span text:style-name="T808">{</text:span><text:span text:style-name="T826">client</text:span>.port}")</text:p>
                  <text:p text:style-name="P708"><text:s text:c="4"/>print(f"<text:span text:style-name="T825">Channel</text:span><text:span text:style-name="T791">:</text:span> {args["<text:span text:style-name="T805">channel</text:span>"]}")</text:p>
                </table:table-cell>
                <table:covered-table-cell/>
              </table:table-row>
            </table:table>
            <text:p text:style-name="P622"/>
          </table:table-cell>
        </table:table-row>
      </table:table>
      <text:p text:style-name="P710"/>
      <table:table table:name="Table128" table:style-name="Table128">
        <table:table-column table:style-name="Table128.A"/>
        <table:table-column table:style-name="Table128.B"/>
        <table:table-row>
          <table:table-cell table:style-name="Table128.A1" office:value-type="string">
            <text:p text:style-name="P740">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699">Arguments</text:p>
                </table:table-cell>
                <table:table-cell table:style-name="Table129.B1" office:value-type="string">
                  <text:p text:style-name="P741">window</text:p>
                </table:table-cell>
                <table:table-cell table:style-name="Table129.C1" office:value-type="string">
                  <text:p text:style-name="P742"><text:a xlink:type="simple" xlink:href="#7.3.MERK Window Class|outline" text:style-name="Internet_20_link" text:visited-style-name="Visited_20_Internet_20_Link"><text:span text:style-name="T83">MERK Window</text:span></text:a></text:p>
                </table:table-cell>
              </table:table-row>
              <table:table-row>
                <table:covered-table-cell table:style-name="Table129.A1"/>
                <table:table-cell table:style-name="Table129.B2" office:value-type="string">
                  <text:p text:style-name="P743">user</text:p>
                </table:table-cell>
                <table:table-cell table:style-name="Table129.C2" office:value-type="string">
                  <text:p text:style-name="P703"><text:span text:style-name="T804">T</text:span><text:span text:style-name="T805">he </text:span><text:span text:style-name="T827">user that issued the kick</text:span></text:p>
                </table:table-cell>
              </table:table-row>
              <table:table-row>
                <table:covered-table-cell table:style-name="Table129.A1"/>
                <table:table-cell table:style-name="Table129.B1" office:value-type="string">
                  <text:p text:style-name="P717">channel</text:p>
                </table:table-cell>
                <table:table-cell table:style-name="Table129.C3" office:value-type="string">
                  <text:p text:style-name="P705"><text:span text:style-name="T804">T</text:span>he <text:span text:style-name="T827">channel that the kick occurred in</text:span></text:p>
                </table:table-cell>
              </table:table-row>
              <table:table-row>
                <table:covered-table-cell table:style-name="Table129.A1"/>
                <table:table-cell table:style-name="Table129.B2" office:value-type="string">
                  <text:p text:style-name="P744">target</text:p>
                </table:table-cell>
                <table:table-cell table:style-name="Table129.C4" office:value-type="string">
                  <text:p text:style-name="P745">The user that was kicked</text:p>
                </table:table-cell>
              </table:table-row>
              <table:table-row>
                <table:covered-table-cell table:style-name="Table129.A1"/>
                <table:table-cell table:style-name="Table129.B5" office:value-type="string">
                  <text:p text:style-name="P717">message</text:p>
                </table:table-cell>
                <table:table-cell table:style-name="Table129.C5" office:value-type="string">
                  <text:p text:style-name="P705"><text:span text:style-name="T804">T</text:span>he <text:span text:style-name="T827">kick message (if there is one)</text:span></text:p>
                </table:table-cell>
              </table:table-row>
              <table:table-row>
                <table:table-cell table:style-name="Table129.A6" office:value-type="string">
                  <text:p text:style-name="P699">Event</text:p>
                </table:table-cell>
                <table:table-cell table:style-name="Table129.B6" table:number-columns-spanned="2" office:value-type="string">
                  <text:p text:style-name="P714">When <text:span text:style-name="T827">a user is kicked</text:span></text:p>
                </table:table-cell>
                <table:covered-table-cell/>
              </table:table-row>
              <table:table-row>
                <table:table-cell table:style-name="Table129.A7" office:value-type="string">
                  <text:p text:style-name="P699">Description</text:p>
                </table:table-cell>
                <table:table-cell table:style-name="Table129.B7" table:number-columns-spanned="2" office:value-type="string">
                  <text:p text:style-name="P714">This event is triggered when <text:span text:style-name="T827">a user is kicked from a channel that MERK is present in.</text:span></text:p>
                </table:table-cell>
                <table:covered-table-cell/>
              </table:table-row>
              <table:table-row table:style-name="Table129.8">
                <table:table-cell table:style-name="Table129.A8" office:value-type="string">
                  <text:p text:style-name="P699">Example</text:p>
                </table:table-cell>
                <table:table-cell table:style-name="Table129.B8" table:number-columns-spanned="2" office:value-type="string">
                  <text:p text:style-name="P708">def <text:span text:style-name="T828">kick</text:span>(self,**args):</text:p>
                  <text:p text:style-name="P708"><text:s text:c="4"/><text:span text:style-name="T829">client = args["window"].client()</text:span></text:p>
                  <text:p text:style-name="P746"><text:s text:c="4"/>print(f"<text:span text:style-name="T791">Server:</text:span> {<text:span text:style-name="T829">client</text:span>.server}")</text:p>
                  <text:p text:style-name="P746"><text:s text:c="4"/>print(f"<text:span text:style-name="T791">P</text:span>ort: {<text:span text:style-name="T829">client</text:span>.port}")</text:p>
                  <text:p text:style-name="P708"><text:s text:c="4"/>print(f"<text:span text:style-name="T827">Channel</text:span><text:span text:style-name="T791">:</text:span> {args["<text:span text:style-name="T805">channel</text:span>"]}")</text:p>
                  <text:p text:style-name="P708"><text:s text:c="4"/>print(f"<text:span text:style-name="T827">Kicker</text:span>: {args["<text:span text:style-name="T805">user</text:span>"]}")</text:p>
                  <text:p text:style-name="P708"><text:s text:c="4"/>print(f"<text:span text:style-name="T827">Target</text:span>: {args["<text:span text:style-name="T827">target</text:span>"]}")</text:p>
                  <text:p text:style-name="P708"><text:s text:c="4"/>print(f"<text:span text:style-name="T805">Message</text:span>: {args["<text:span text:style-name="T805">message</text:span>"]}")</text:p>
                </table:table-cell>
                <table:covered-table-cell/>
              </table:table-row>
            </table:table>
            <text:p text:style-name="P622"/>
          </table:table-cell>
        </table:table-row>
      </table:table>
      <text:p text:style-name="P710"/>
      <table:table table:name="Table130" table:style-name="Table130">
        <table:table-column table:style-name="Table130.A"/>
        <table:table-column table:style-name="Table130.B"/>
        <text:soft-page-break/>
        <table:table-row>
          <table:table-cell table:style-name="Table130.A1" office:value-type="string">
            <text:p text:style-name="P740">kick<text:span text:style-name="T828">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99">Arguments</text:p>
                </table:table-cell>
                <table:table-cell table:style-name="Table131.B1" office:value-type="string">
                  <text:p text:style-name="P717">client</text:p>
                </table:table-cell>
                <table:table-cell table:style-name="Table131.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31.A1"/>
                <table:table-cell table:style-name="Table131.B2" office:value-type="string">
                  <text:p text:style-name="P743">user</text:p>
                </table:table-cell>
                <table:table-cell table:style-name="Table131.C2" office:value-type="string">
                  <text:p text:style-name="P703"><text:span text:style-name="T804">T</text:span><text:span text:style-name="T805">he </text:span><text:span text:style-name="T827">user that issued the kick</text:span></text:p>
                </table:table-cell>
              </table:table-row>
              <table:table-row>
                <table:covered-table-cell table:style-name="Table131.A1"/>
                <table:table-cell table:style-name="Table131.B1" office:value-type="string">
                  <text:p text:style-name="P717">channel</text:p>
                </table:table-cell>
                <table:table-cell table:style-name="Table131.C3" office:value-type="string">
                  <text:p text:style-name="P705"><text:span text:style-name="T804">T</text:span>he <text:span text:style-name="T827">channel that the kick occurred in</text:span></text:p>
                </table:table-cell>
              </table:table-row>
              <table:table-row>
                <table:covered-table-cell table:style-name="Table131.A1"/>
                <table:table-cell table:style-name="Table131.B2" office:value-type="string">
                  <text:p text:style-name="P717">message</text:p>
                </table:table-cell>
                <table:table-cell table:style-name="Table131.C4" office:value-type="string">
                  <text:p text:style-name="P705"><text:span text:style-name="T804">T</text:span>he <text:span text:style-name="T827">kick message (if there is one)</text:span></text:p>
                </table:table-cell>
              </table:table-row>
              <table:table-row>
                <table:table-cell table:style-name="Table131.A5" office:value-type="string">
                  <text:p text:style-name="P699">Event</text:p>
                </table:table-cell>
                <table:table-cell table:style-name="Table131.B5" table:number-columns-spanned="2" office:value-type="string">
                  <text:p text:style-name="P714">When <text:span text:style-name="T828">MERK is kicked from a channel</text:span></text:p>
                </table:table-cell>
                <table:covered-table-cell/>
              </table:table-row>
              <table:table-row>
                <table:table-cell table:style-name="Table131.A6" office:value-type="string">
                  <text:p text:style-name="P699">Description</text:p>
                </table:table-cell>
                <table:table-cell table:style-name="Table131.B6" table:number-columns-spanned="2" office:value-type="string">
                  <text:p text:style-name="P714">This event is triggered when <text:span text:style-name="T828">the user is kicked from a channel.</text:span></text:p>
                </table:table-cell>
                <table:covered-table-cell/>
              </table:table-row>
              <table:table-row table:style-name="Table131.7">
                <table:table-cell table:style-name="Table131.A7" office:value-type="string">
                  <text:p text:style-name="P699">Example</text:p>
                </table:table-cell>
                <table:table-cell table:style-name="Table131.B7" table:number-columns-spanned="2" office:value-type="string">
                  <text:p text:style-name="P708">def <text:span text:style-name="T828">kicked</text:span>(self,**args):</text:p>
                  <text:p text:style-name="P708"><text:s text:c="4"/>print(f"<text:span text:style-name="T791">Server:</text:span> {args["client"].server}")</text:p>
                  <text:p text:style-name="P708"><text:s text:c="4"/>print(f"<text:span text:style-name="T791">P</text:span>ort: {args["client"].port}")</text:p>
                  <text:p text:style-name="P708"><text:s text:c="4"/>print(f"<text:span text:style-name="T827">Channel</text:span><text:span text:style-name="T791">:</text:span> {args["<text:span text:style-name="T805">channel</text:span>"]}")</text:p>
                  <text:p text:style-name="P708"><text:s text:c="4"/>print(f"<text:span text:style-name="T827">Kicker</text:span>: {args["<text:span text:style-name="T805">user</text:span>"]}")</text:p>
                  <text:p text:style-name="P708"><text:s text:c="4"/>print(f"<text:span text:style-name="T805">Message</text:span>: {args["<text:span text:style-name="T805">message</text:span>"]}")</text:p>
                </table:table-cell>
                <table:covered-table-cell/>
              </table:table-row>
            </table:table>
            <text:p text:style-name="P622"/>
          </table:table-cell>
        </table:table-row>
      </table:table>
      <text:p text:style-name="P710"/>
      <table:table table:name="Table120" table:style-name="Table120">
        <table:table-column table:style-name="Table120.A"/>
        <table:table-column table:style-name="Table120.B"/>
        <table:table-row>
          <table:table-cell table:style-name="Table120.A1" office:value-type="string">
            <text:p text:style-name="P747">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99">Arguments</text:p>
                </table:table-cell>
                <table:table-cell table:style-name="Table121.B1" office:value-type="string">
                  <text:p text:style-name="P717">client</text:p>
                </table:table-cell>
                <table:table-cell table:style-name="Table121.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21.A1"/>
                <table:table-cell table:style-name="Table121.B2" office:value-type="string">
                  <text:p text:style-name="P717">channel</text:p>
                </table:table-cell>
                <table:table-cell table:style-name="Table121.C2" office:value-type="string">
                  <text:p text:style-name="P705"><text:span text:style-name="T804">T</text:span>he <text:span text:style-name="T825">channel the client </text:span><text:span text:style-name="T804">left</text:span></text:p>
                </table:table-cell>
              </table:table-row>
              <table:table-row>
                <table:table-cell table:style-name="Table121.A3" office:value-type="string">
                  <text:p text:style-name="P699">Event</text:p>
                </table:table-cell>
                <table:table-cell table:style-name="Table121.B3" table:number-columns-spanned="2" office:value-type="string">
                  <text:p text:style-name="P714">When MERK <text:span text:style-name="T825">leaves a channel</text:span></text:p>
                </table:table-cell>
                <table:covered-table-cell/>
              </table:table-row>
              <table:table-row>
                <table:table-cell table:style-name="Table121.A4" office:value-type="string">
                  <text:p text:style-name="P699">Description</text:p>
                </table:table-cell>
                <table:table-cell table:style-name="Table121.B4" table:number-columns-spanned="2" office:value-type="string">
                  <text:p text:style-name="P714">This event is triggered when MERK <text:span text:style-name="T825">leaves a channel</text:span></text:p>
                </table:table-cell>
                <table:covered-table-cell/>
              </table:table-row>
              <table:table-row table:style-name="Table121.5">
                <table:table-cell table:style-name="Table121.A5" office:value-type="string">
                  <text:p text:style-name="P699">Example</text:p>
                </table:table-cell>
                <table:table-cell table:style-name="Table121.B5" table:number-columns-spanned="2" office:value-type="string">
                  <text:p text:style-name="P708">def <text:span text:style-name="T825">left</text:span>(self,**args):</text:p>
                  <text:p text:style-name="P708"><text:s text:c="4"/>print(f"<text:span text:style-name="T791">Server:</text:span> {args["client"].server}")</text:p>
                  <text:p text:style-name="P708"><text:s text:c="4"/>print(f"<text:span text:style-name="T791">P</text:span>ort: {args["client"].port}")</text:p>
                  <text:p text:style-name="P708"><text:s text:c="4"/>print(f"<text:span text:style-name="T825">Channel</text:span><text:span text:style-name="T791">:</text:span> {args["<text:span text:style-name="T805">channel</text:span>"]}")</text:p>
                </table:table-cell>
                <table:covered-table-cell/>
              </table:table-row>
            </table:table>
            <text:p text:style-name="P622"/>
          </table:table-cell>
        </table:table-row>
      </table:table>
      <text:p text:style-name="P710"/>
      <table:table table:name="Table140" table:style-name="Table140">
        <table:table-column table:style-name="Table140.A"/>
        <table:table-column table:style-name="Table140.B"/>
        <table:table-row>
          <table:table-cell table:style-name="Table140.A1" office:value-type="string">
            <text:p text:style-name="P748">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99">Arguments</text:p>
                </table:table-cell>
                <table:table-cell table:style-name="Table141.B1" office:value-type="string">
                  <text:p text:style-name="P717">client</text:p>
                </table:table-cell>
                <table:table-cell table:style-name="Table141.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41.A1"/>
                <table:table-cell table:style-name="Table141.B2" office:value-type="string">
                  <text:p text:style-name="P749">line</text:p>
                </table:table-cell>
                <table:table-cell table:style-name="Table141.C2" office:value-type="string">
                  <text:p text:style-name="P705"><text:span text:style-name="T804">T</text:span>he <text:span text:style-name="T830">line received by the client</text:span></text:p>
                </table:table-cell>
              </table:table-row>
              <table:table-row>
                <table:table-cell table:style-name="Table141.A3" office:value-type="string">
                  <text:p text:style-name="P699">Event</text:p>
                </table:table-cell>
                <table:table-cell table:style-name="Table141.B3" table:number-columns-spanned="2" office:value-type="string">
                  <text:p text:style-name="P750">Incoming data</text:p>
                </table:table-cell>
                <table:covered-table-cell/>
              </table:table-row>
              <table:table-row>
                <table:table-cell table:style-name="Table141.A4" office:value-type="string">
                  <text:p text:style-name="P699">Description</text:p>
                </table:table-cell>
                <table:table-cell table:style-name="Table141.B4" table:number-columns-spanned="2" office:value-type="string">
                  <text:p text:style-name="P714">This event is triggered <text:span text:style-name="T830">every time MERK receives a line of data from an IRC server.</text:span></text:p>
                </table:table-cell>
                <table:covered-table-cell/>
              </table:table-row>
              <table:table-row table:style-name="Table141.5">
                <table:table-cell table:style-name="Table141.A5" office:value-type="string">
                  <text:p text:style-name="P699">Example</text:p>
                </table:table-cell>
                <table:table-cell table:style-name="Table141.B5" table:number-columns-spanned="2" office:value-type="string">
                  <text:p text:style-name="P708">def <text:span text:style-name="T830">line_in</text:span>(self,**args):</text:p>
                  <text:p text:style-name="P708"><text:s text:c="4"/>print(f"<text:span text:style-name="T791">Server:</text:span> {args["client"].server}")</text:p>
                  <text:p text:style-name="P708"><text:s text:c="4"/>print(f"<text:span text:style-name="T791">P</text:span>ort: {args["client"].port}")</text:p>
                  <text:p text:style-name="P708"><text:s text:c="4"/>print(f"<text:span text:style-name="T830">Line</text:span><text:span text:style-name="T791">:</text:span> {args["<text:span text:style-name="T830">line</text:span>"]}")</text:p>
                </table:table-cell>
                <table:covered-table-cell/>
              </table:table-row>
            </table:table>
            <text:p text:style-name="P622"/>
          </table:table-cell>
        </table:table-row>
      </table:table>
      <text:p text:style-name="P710"/>
      <table:table table:name="Table142" table:style-name="Table142">
        <table:table-column table:style-name="Table142.A"/>
        <table:table-column table:style-name="Table142.B"/>
        <text:soft-page-break/>
        <table:table-row>
          <table:table-cell table:style-name="Table142.A1" office:value-type="string">
            <text:p text:style-name="P748">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99">Arguments</text:p>
                </table:table-cell>
                <table:table-cell table:style-name="Table143.B1" office:value-type="string">
                  <text:p text:style-name="P717">client</text:p>
                </table:table-cell>
                <table:table-cell table:style-name="Table143.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43.A1"/>
                <table:table-cell table:style-name="Table143.B2" office:value-type="string">
                  <text:p text:style-name="P749">line</text:p>
                </table:table-cell>
                <table:table-cell table:style-name="Table143.C2" office:value-type="string">
                  <text:p text:style-name="P705"><text:span text:style-name="T804">T</text:span>he <text:span text:style-name="T830">line sent by the client</text:span></text:p>
                </table:table-cell>
              </table:table-row>
              <table:table-row>
                <table:table-cell table:style-name="Table143.A3" office:value-type="string">
                  <text:p text:style-name="P699">Event</text:p>
                </table:table-cell>
                <table:table-cell table:style-name="Table143.B3" table:number-columns-spanned="2" office:value-type="string">
                  <text:p text:style-name="P750">Outgoing data</text:p>
                </table:table-cell>
                <table:covered-table-cell/>
              </table:table-row>
              <table:table-row>
                <table:table-cell table:style-name="Table143.A4" office:value-type="string">
                  <text:p text:style-name="P699">Description</text:p>
                </table:table-cell>
                <table:table-cell table:style-name="Table143.B4" table:number-columns-spanned="2" office:value-type="string">
                  <text:p text:style-name="P714">This event is triggered <text:span text:style-name="T830">every time MERK sends a line of data to an IRC server.</text:span></text:p>
                </table:table-cell>
                <table:covered-table-cell/>
              </table:table-row>
              <table:table-row table:style-name="Table143.5">
                <table:table-cell table:style-name="Table143.A5" office:value-type="string">
                  <text:p text:style-name="P699">Example</text:p>
                </table:table-cell>
                <table:table-cell table:style-name="Table143.B5" table:number-columns-spanned="2" office:value-type="string">
                  <text:p text:style-name="P708">def <text:span text:style-name="T830">line_out</text:span>(self,**args):</text:p>
                  <text:p text:style-name="P708"><text:s text:c="4"/>print(f"<text:span text:style-name="T791">Server:</text:span> {args["client"].server}")</text:p>
                  <text:p text:style-name="P708"><text:s text:c="4"/>print(f"<text:span text:style-name="T791">P</text:span>ort: {args["client"].port}")</text:p>
                  <text:p text:style-name="P708"><text:s text:c="4"/>print(f"<text:span text:style-name="T830">Line</text:span><text:span text:style-name="T791">:</text:span> {args["<text:span text:style-name="T830">line</text:span>"]}")</text:p>
                </table:table-cell>
                <table:covered-table-cell/>
              </table:table-row>
            </table:table>
            <text:p text:style-name="P622"/>
          </table:table-cell>
        </table:table-row>
      </table:table>
      <text:p text:style-name="P710"/>
      <table:table table:name="Table172" table:style-name="Table172">
        <table:table-column table:style-name="Table172.A"/>
        <table:table-column table:style-name="Table172.B"/>
        <table:table-row>
          <table:table-cell table:style-name="Table172.A1" office:value-type="string">
            <text:p text:style-name="P75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99">Arguments</text:p>
                </table:table-cell>
                <table:table-cell table:style-name="Table173.B1" office:value-type="string">
                  <text:p text:style-name="P717">client</text:p>
                </table:table-cell>
                <table:table-cell table:style-name="Table173.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table-cell table:style-name="Table173.A2" office:value-type="string">
                  <text:p text:style-name="P699">Event</text:p>
                </table:table-cell>
                <table:table-cell table:style-name="Table173.B2" table:number-columns-spanned="2" office:value-type="string">
                  <text:p text:style-name="P714">When MERK <text:span text:style-name="T817">loses connection to an IRC server</text:span></text:p>
                </table:table-cell>
                <table:covered-table-cell/>
              </table:table-row>
              <table:table-row>
                <table:table-cell table:style-name="Table173.A3" office:value-type="string">
                  <text:p text:style-name="P699">Description</text:p>
                </table:table-cell>
                <table:table-cell table:style-name="Table173.B3" table:number-columns-spanned="2" office:value-type="string">
                  <text:p text:style-name="P714">This event is triggered when MERK'<text:span text:style-name="T817">s connection to an IRC server is lost.</text:span></text:p>
                </table:table-cell>
                <table:covered-table-cell/>
              </table:table-row>
              <table:table-row table:style-name="Table173.4">
                <table:table-cell table:style-name="Table173.A3" office:value-type="string">
                  <text:p text:style-name="P699">Example</text:p>
                </table:table-cell>
                <table:table-cell table:style-name="Table173.B4" table:number-columns-spanned="2" office:value-type="string">
                  <text:p text:style-name="P708">def <text:span text:style-name="T831">lost</text:span>(self,**args):</text:p>
                  <text:p text:style-name="P708"><text:s text:c="4"/>print(f"<text:span text:style-name="T791">Server:</text:span> {args["client"].server}")</text:p>
                  <text:p text:style-name="P708"><text:s text:c="4"/>print(f"<text:span text:style-name="T791">P</text:span>ort: {args["client"].port}")</text:p>
                </table:table-cell>
                <table:covered-table-cell/>
              </table:table-row>
            </table:table>
            <text:p text:style-name="P622"/>
          </table:table-cell>
        </table:table-row>
      </table:table>
      <text:p text:style-name="P710"/>
      <table:table table:name="Table112" table:style-name="Table112">
        <table:table-column table:style-name="Table112.A"/>
        <table:table-column table:style-name="Table112.B"/>
        <table:table-row>
          <table:table-cell table:style-name="Table112.A1" office:value-type="string">
            <text:p text:style-name="P735">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699">Arguments</text:p>
                </table:table-cell>
                <table:table-cell table:style-name="Table113.B1" office:value-type="string">
                  <text:p text:style-name="P752">window</text:p>
                </table:table-cell>
                <table:table-cell table:style-name="Table113.C1" office:value-type="string">
                  <text:p text:style-name="P753"><text:a xlink:type="simple" xlink:href="#7.3.MERK Window Class|outline" text:style-name="Internet_20_link" text:visited-style-name="Visited_20_Internet_20_Link"><text:span text:style-name="T83">MERK Window</text:span></text:a></text:p>
                </table:table-cell>
              </table:table-row>
              <table:table-row>
                <table:covered-table-cell table:style-name="Table113.A1"/>
                <table:table-cell table:style-name="Table113.B2" office:value-type="string">
                  <text:p text:style-name="P754">user</text:p>
                </table:table-cell>
                <table:table-cell table:style-name="Table113.C2" office:value-type="string">
                  <text:p text:style-name="P703"><text:span text:style-name="T804">T</text:span><text:span text:style-name="T805">he user that sent the message, in the format nickname@hostmask</text:span></text:p>
                </table:table-cell>
              </table:table-row>
              <table:table-row>
                <table:covered-table-cell table:style-name="Table113.A1"/>
                <table:table-cell table:style-name="Table113.B1" office:value-type="string">
                  <text:p text:style-name="P755">channel</text:p>
                </table:table-cell>
                <table:table-cell table:style-name="Table113.C3" office:value-type="string">
                  <text:p text:style-name="P705"><text:span text:style-name="T804">T</text:span>he target of the message, which may be a channel or the nickname in use</text:p>
                </table:table-cell>
              </table:table-row>
              <table:table-row>
                <table:covered-table-cell table:style-name="Table113.A1"/>
                <table:table-cell table:style-name="Table113.B2" office:value-type="string">
                  <text:p text:style-name="P755">message</text:p>
                </table:table-cell>
                <table:table-cell table:style-name="Table113.C4" office:value-type="string">
                  <text:p text:style-name="P705"><text:span text:style-name="T804">T</text:span>he <text:span text:style-name="T804">message that was sent</text:span></text:p>
                </table:table-cell>
              </table:table-row>
              <table:table-row>
                <table:table-cell table:style-name="Table113.A5" office:value-type="string">
                  <text:p text:style-name="P699">Event</text:p>
                </table:table-cell>
                <table:table-cell table:style-name="Table113.B5" table:number-columns-spanned="2" office:value-type="string">
                  <text:p text:style-name="P714">When MERK <text:span text:style-name="T805">receives a </text:span><text:span text:style-name="T804">message</text:span></text:p>
                </table:table-cell>
                <table:covered-table-cell/>
              </table:table-row>
              <table:table-row>
                <table:table-cell table:style-name="Table113.A6" office:value-type="string">
                  <text:p text:style-name="P699">Description</text:p>
                </table:table-cell>
                <table:table-cell table:style-name="Table113.B6" table:number-columns-spanned="2" office:value-type="string">
                  <text:p text:style-name="P714">This event is triggered when MERK <text:span text:style-name="T805">receives a channel or private </text:span><text:span text:style-name="T804">message</text:span></text:p>
                </table:table-cell>
                <table:covered-table-cell/>
              </table:table-row>
              <table:table-row table:style-name="Table113.7">
                <table:table-cell table:style-name="Table113.A7" office:value-type="string">
                  <text:p text:style-name="P699">Example</text:p>
                </table:table-cell>
                <table:table-cell table:style-name="Table113.B7" table:number-columns-spanned="2" office:value-type="string">
                  <text:p text:style-name="P708">def <text:span text:style-name="T804">message</text:span>(self,**args):</text:p>
                  <text:p text:style-name="P708"><text:s text:c="4"/><text:span text:style-name="T832">client = args["window"].client()</text:span></text:p>
                  <text:p text:style-name="P709"><text:s text:c="4"/>print(f"<text:span text:style-name="T791">Server:</text:span> <text:span text:style-name="T808">{</text:span><text:span text:style-name="T832">client</text:span>.server}")</text:p>
                  <text:p text:style-name="P709"><text:s text:c="4"/>print(f"<text:span text:style-name="T791">P</text:span>ort: <text:span text:style-name="T808">{</text:span><text:span text:style-name="T832">client</text:span>.port}")</text:p>
                  <text:p text:style-name="P708"><text:s text:c="4"/>print(f"<text:span text:style-name="T805">Target</text:span><text:span text:style-name="T791">:</text:span> {args["<text:span text:style-name="T805">channel</text:span>"]}")</text:p>
                  <text:p text:style-name="P708"><text:s text:c="4"/>print(f"<text:span text:style-name="T805">User</text:span>: {args["<text:span text:style-name="T805">user</text:span>"]}")</text:p>
                  <text:p text:style-name="P708"><text:s text:c="4"/>print(f"<text:span text:style-name="T805">Message</text:span>: {args["<text:span text:style-name="T805">message</text:span>"]}")</text:p>
                </table:table-cell>
                <table:covered-table-cell/>
              </table:table-row>
            </table:table>
            <text:p text:style-name="P622"/>
          </table:table-cell>
        </table:table-row>
      </table:table>
      <text:p text:style-name="P710"/>
      <table:table table:name="Table132" table:style-name="Table132">
        <table:table-column table:style-name="Table132.A"/>
        <table:table-column table:style-name="Table132.B"/>
        <text:soft-page-break/>
        <table:table-row>
          <table:table-cell table:style-name="Table132.A1" office:value-type="string">
            <text:p text:style-name="P75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99">Arguments</text:p>
                </table:table-cell>
                <table:table-cell table:style-name="Table133.B1" office:value-type="string">
                  <text:p text:style-name="P717">client</text:p>
                </table:table-cell>
                <table:table-cell table:style-name="Table133.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33.A1"/>
                <table:table-cell table:style-name="Table133.B2" office:value-type="string">
                  <text:p text:style-name="P743">user</text:p>
                </table:table-cell>
                <table:table-cell table:style-name="Table133.C2" office:value-type="string">
                  <text:p text:style-name="P703"><text:span text:style-name="T804">T</text:span><text:span text:style-name="T805">he </text:span><text:span text:style-name="T827">user that </text:span><text:span text:style-name="T833">set the mode. </text:span><text:span text:style-name="T834">If the mode was set by the server, this will be set to "*".</text:span></text:p>
                </table:table-cell>
              </table:table-row>
              <table:table-row>
                <table:covered-table-cell table:style-name="Table133.A1"/>
                <table:table-cell table:style-name="Table133.B1" office:value-type="string">
                  <text:p text:style-name="P757">target</text:p>
                </table:table-cell>
                <table:table-cell table:style-name="Table133.C3" office:value-type="string">
                  <text:p text:style-name="P705"><text:span text:style-name="T804">T</text:span>he <text:span text:style-name="T833">user the mode was set on</text:span></text:p>
                </table:table-cell>
              </table:table-row>
              <table:table-row>
                <table:covered-table-cell table:style-name="Table133.A1"/>
                <table:table-cell table:style-name="Table133.B2" office:value-type="string">
                  <text:p text:style-name="P757">mode</text:p>
                </table:table-cell>
                <table:table-cell table:style-name="Table133.C4" office:value-type="string">
                  <text:p text:style-name="P745">The <text:span text:style-name="T833">mode that was set</text:span></text:p>
                </table:table-cell>
              </table:table-row>
              <table:table-row>
                <table:covered-table-cell table:style-name="Table133.A1"/>
                <table:table-cell table:style-name="Table133.B5" office:value-type="string">
                  <text:p text:style-name="P757">arguments</text:p>
                </table:table-cell>
                <table:table-cell table:style-name="Table133.C5" office:value-type="string">
                  <text:p text:style-name="P758">Tuple; any arguments passed to the mode.</text:p>
                </table:table-cell>
              </table:table-row>
              <table:table-row>
                <table:table-cell table:style-name="Table133.A6" office:value-type="string">
                  <text:p text:style-name="P699">Event</text:p>
                </table:table-cell>
                <table:table-cell table:style-name="Table133.B6" table:number-columns-spanned="2" office:value-type="string">
                  <text:p text:style-name="P758">When a mode is set.</text:p>
                </table:table-cell>
                <table:covered-table-cell/>
              </table:table-row>
              <table:table-row>
                <table:table-cell table:style-name="Table133.A7" office:value-type="string">
                  <text:p text:style-name="P699">Description</text:p>
                </table:table-cell>
                <table:table-cell table:style-name="Table133.B7" table:number-columns-spanned="2" office:value-type="string">
                  <text:p text:style-name="P714">This event is triggered when <text:span text:style-name="T827">a </text:span><text:span text:style-name="T833">user or channel mode is set.</text:span></text:p>
                </table:table-cell>
                <table:covered-table-cell/>
              </table:table-row>
              <table:table-row table:style-name="Table133.8">
                <table:table-cell table:style-name="Table133.A8" office:value-type="string">
                  <text:p text:style-name="P699">Example</text:p>
                </table:table-cell>
                <table:table-cell table:style-name="Table133.B8" table:number-columns-spanned="2" office:value-type="string">
                  <text:p text:style-name="P708"><text:span text:style-name="T833">def </text:span>mode(self,**arguments):</text:p>
                  <text:p text:style-name="P708"><text:s text:c="4"/>client = arguments["client"]</text:p>
                  <text:p text:style-name="P708"><text:s text:c="4"/>user = arguments["user"]</text:p>
                  <text:p text:style-name="P708"><text:s text:c="4"/>target = arguments["target"]</text:p>
                  <text:p text:style-name="P708"><text:s text:c="4"/>mode = arguments["mode"]</text:p>
                  <text:p text:style-name="P708"><text:s text:c="4"/>args = arguments["arguments"]</text:p>
                </table:table-cell>
                <table:covered-table-cell/>
              </table:table-row>
            </table:table>
            <text:p text:style-name="P622"/>
          </table:table-cell>
        </table:table-row>
      </table:table>
      <text:p text:style-name="P710"/>
      <table:table table:name="Table178" table:style-name="Table178">
        <table:table-column table:style-name="Table178.A"/>
        <table:table-column table:style-name="Table178.B"/>
        <table:table-row>
          <table:table-cell table:style-name="Table178.A1" office:value-type="string">
            <text:p text:style-name="P75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99">Arguments</text:p>
                </table:table-cell>
                <table:table-cell table:style-name="Table179.B1" office:value-type="string">
                  <text:p text:style-name="P717">client</text:p>
                </table:table-cell>
                <table:table-cell table:style-name="Table179.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79.A1"/>
                <table:table-cell table:style-name="Table179.B2" office:value-type="string">
                  <text:p text:style-name="P760">nickname</text:p>
                </table:table-cell>
                <table:table-cell table:style-name="Table179.C2" office:value-type="string">
                  <text:p text:style-name="P705"><text:span text:style-name="T804">T</text:span>he <text:span text:style-name="T835">new nickname</text:span></text:p>
                </table:table-cell>
              </table:table-row>
              <table:table-row>
                <table:table-cell table:style-name="Table179.A3" office:value-type="string">
                  <text:p text:style-name="P699">Event</text:p>
                </table:table-cell>
                <table:table-cell table:style-name="Table179.B3" table:number-columns-spanned="2" office:value-type="string">
                  <text:p text:style-name="P761">Nickname change</text:p>
                </table:table-cell>
                <table:covered-table-cell/>
              </table:table-row>
              <table:table-row>
                <table:table-cell table:style-name="Table179.A4" office:value-type="string">
                  <text:p text:style-name="P699">Description</text:p>
                </table:table-cell>
                <table:table-cell table:style-name="Table179.B4" table:number-columns-spanned="2" office:value-type="string">
                  <text:p text:style-name="P714">This event is triggered <text:span text:style-name="T830">every </text:span><text:span text:style-name="T835">the user's nickname changes. This will be triggered on connection when the user's nickname is set.</text:span></text:p>
                </table:table-cell>
                <table:covered-table-cell/>
              </table:table-row>
              <table:table-row table:style-name="Table179.5">
                <table:table-cell table:style-name="Table179.A5" office:value-type="string">
                  <text:p text:style-name="P699">Example</text:p>
                </table:table-cell>
                <table:table-cell table:style-name="Table179.B5" table:number-columns-spanned="2" office:value-type="string">
                  <text:p text:style-name="P708">def <text:span text:style-name="T835">nick</text:span>(self,**args):</text:p>
                  <text:p text:style-name="P708"><text:s text:c="4"/>print(f"<text:span text:style-name="T835">New nickname</text:span><text:span text:style-name="T791">:</text:span> {args["<text:span text:style-name="T836">nickname</text:span>"]}")</text:p>
                </table:table-cell>
                <table:covered-table-cell/>
              </table:table-row>
            </table:table>
            <text:p text:style-name="P622"/>
          </table:table-cell>
        </table:table-row>
      </table:table>
      <text:p text:style-name="P710"/>
      <table:table table:name="Table114" table:style-name="Table114">
        <table:table-column table:style-name="Table114.A"/>
        <table:table-column table:style-name="Table114.B"/>
        <table:table-row>
          <table:table-cell table:style-name="Table114.A1" office:value-type="string">
            <text:p text:style-name="P735">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699">Arguments</text:p>
                </table:table-cell>
                <table:table-cell table:style-name="Table115.B1" office:value-type="string">
                  <text:p text:style-name="P762">window</text:p>
                </table:table-cell>
                <table:table-cell table:style-name="Table115.C1" office:value-type="string">
                  <text:p text:style-name="P763"><text:a xlink:type="simple" xlink:href="#7.3.MERK Window Class|outline" text:style-name="Internet_20_link" text:visited-style-name="Visited_20_Internet_20_Link"><text:span text:style-name="T83">MERK Window</text:span></text:a></text:p>
                </table:table-cell>
              </table:table-row>
              <table:table-row>
                <table:covered-table-cell table:style-name="Table115.A1"/>
                <table:table-cell table:style-name="Table115.B2" office:value-type="string">
                  <text:p text:style-name="P743">user</text:p>
                </table:table-cell>
                <table:table-cell table:style-name="Table115.C2" office:value-type="string">
                  <text:p text:style-name="P703"><text:span text:style-name="T804">T</text:span><text:span text:style-name="T805">he user that sent the message, in the format nickname@hostmask</text:span></text:p>
                </table:table-cell>
              </table:table-row>
              <table:table-row>
                <table:covered-table-cell table:style-name="Table115.A1"/>
                <table:table-cell table:style-name="Table115.B1" office:value-type="string">
                  <text:p text:style-name="P717">channel</text:p>
                </table:table-cell>
                <table:table-cell table:style-name="Table115.C3" office:value-type="string">
                  <text:p text:style-name="P705"><text:span text:style-name="T804">T</text:span>he target of the message, which may be a channel or the nickname in use</text:p>
                </table:table-cell>
              </table:table-row>
              <table:table-row>
                <table:covered-table-cell table:style-name="Table115.A1"/>
                <table:table-cell table:style-name="Table115.B2" office:value-type="string">
                  <text:p text:style-name="P717">message</text:p>
                </table:table-cell>
                <table:table-cell table:style-name="Table115.C4" office:value-type="string">
                  <text:p text:style-name="P705"><text:span text:style-name="T804">T</text:span>he <text:span text:style-name="T804">message that was sent</text:span></text:p>
                </table:table-cell>
              </table:table-row>
              <table:table-row>
                <table:table-cell table:style-name="Table115.A5" office:value-type="string">
                  <text:p text:style-name="P699">Event</text:p>
                </table:table-cell>
                <table:table-cell table:style-name="Table115.B5" table:number-columns-spanned="2" office:value-type="string">
                  <text:p text:style-name="P714">When MERK <text:span text:style-name="T805">receives a </text:span><text:span text:style-name="T804">notice</text:span></text:p>
                </table:table-cell>
                <table:covered-table-cell/>
              </table:table-row>
              <table:table-row>
                <table:table-cell table:style-name="Table115.A6" office:value-type="string">
                  <text:p text:style-name="P699">Description</text:p>
                </table:table-cell>
                <table:table-cell table:style-name="Table115.B6" table:number-columns-spanned="2" office:value-type="string">
                  <text:p text:style-name="P714">This event is triggered when MERK <text:span text:style-name="T805">receives a channel or private </text:span><text:span text:style-name="T804">notice</text:span></text:p>
                </table:table-cell>
                <table:covered-table-cell/>
              </table:table-row>
              <table:table-row table:style-name="Table115.7">
                <table:table-cell table:style-name="Table115.A7" office:value-type="string">
                  <text:p text:style-name="P699">Example</text:p>
                </table:table-cell>
                <table:table-cell table:style-name="Table115.B7" table:number-columns-spanned="2" office:value-type="string">
                  <text:p text:style-name="P708">def <text:span text:style-name="T804">notice</text:span>(self,**args):</text:p>
                  <text:p text:style-name="P708"><text:s text:c="4"/><text:span text:style-name="T837">client = args["window"].client()</text:span></text:p>
                  <text:p text:style-name="P709"><text:s text:c="4"/>print(f"<text:span text:style-name="T791">Server:</text:span> <text:span text:style-name="T808">{</text:span><text:span text:style-name="T837">client</text:span>.server}")</text:p>
                  <text:p text:style-name="P709"><text:s text:c="4"/>print(f"<text:span text:style-name="T791">P</text:span>ort: <text:span text:style-name="T808">{</text:span><text:span text:style-name="T837">client</text:span>.port}")</text:p>
                  <text:p text:style-name="P708"><text:s text:c="4"/>print(f"<text:span text:style-name="T805">Target</text:span><text:span text:style-name="T791">:</text:span> {args["<text:span text:style-name="T805">channel</text:span>"]}")</text:p>
                  <text:p text:style-name="P708"><text:s text:c="4"/>print(f"<text:span text:style-name="T805">User</text:span>: {args["<text:span text:style-name="T805">user</text:span>"]}")</text:p>
                  <text:p text:style-name="P708"><text:s text:c="4"/>print(f"<text:span text:style-name="T805">Message</text:span>: {args["<text:span text:style-name="T805">message</text:span>"]}")</text:p>
                </table:table-cell>
                <table:covered-table-cell/>
              </table:table-row>
            </table:table>
            <text:p text:style-name="P622"/>
          </table:table-cell>
        </table:table-row>
      </table:table>
      <text:p text:style-name="P710"><text:soft-page-break/></text:p>
      <table:table table:name="Table122" table:style-name="Table122">
        <table:table-column table:style-name="Table122.A"/>
        <table:table-column table:style-name="Table122.B"/>
        <table:table-row>
          <table:table-cell table:style-name="Table122.A1" office:value-type="string">
            <text:p text:style-name="P764">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699">Arguments</text:p>
                </table:table-cell>
                <table:table-cell table:style-name="Table123.B1" office:value-type="string">
                  <text:p text:style-name="P765">window</text:p>
                </table:table-cell>
                <table:table-cell table:style-name="Table123.C1" office:value-type="string">
                  <text:p text:style-name="P766"><text:a xlink:type="simple" xlink:href="#7.3.MERK Window Class|outline" text:style-name="Internet_20_link" text:visited-style-name="Visited_20_Internet_20_Link"><text:span text:style-name="T83">MERK Window</text:span></text:a></text:p>
                </table:table-cell>
              </table:table-row>
              <table:table-row>
                <table:covered-table-cell table:style-name="Table123.A1"/>
                <table:table-cell table:style-name="Table123.B2" office:value-type="string">
                  <text:p text:style-name="P719">user</text:p>
                </table:table-cell>
                <table:table-cell table:style-name="Table123.C2" office:value-type="string">
                  <text:p text:style-name="P720">The user that left the channel</text:p>
                </table:table-cell>
              </table:table-row>
              <table:table-row>
                <table:covered-table-cell table:style-name="Table123.A1"/>
                <table:table-cell table:style-name="Table123.B1" office:value-type="string">
                  <text:p text:style-name="P717">channel</text:p>
                </table:table-cell>
                <table:table-cell table:style-name="Table123.C3" office:value-type="string">
                  <text:p text:style-name="P705"><text:span text:style-name="T804">T</text:span>he <text:span text:style-name="T825">channel the </text:span><text:span text:style-name="T809">user</text:span><text:span text:style-name="T825"> </text:span><text:span text:style-name="T809">left</text:span></text:p>
                </table:table-cell>
              </table:table-row>
              <table:table-row>
                <table:table-cell table:style-name="Table123.A4" office:value-type="string">
                  <text:p text:style-name="P699">Event</text:p>
                </table:table-cell>
                <table:table-cell table:style-name="Table123.B4" table:number-columns-spanned="2" office:value-type="string">
                  <text:p text:style-name="P714">When <text:span text:style-name="T809">a user leaves a channel MERK is present in</text:span></text:p>
                </table:table-cell>
                <table:covered-table-cell/>
              </table:table-row>
              <table:table-row>
                <table:table-cell table:style-name="Table123.A5" office:value-type="string">
                  <text:p text:style-name="P699">Description</text:p>
                </table:table-cell>
                <table:table-cell table:style-name="Table123.B5" table:number-columns-spanned="2" office:value-type="string">
                  <text:p text:style-name="P714">This event is triggered when <text:span text:style-name="T809">user leaves a channel that MERK is currently present in</text:span></text:p>
                </table:table-cell>
                <table:covered-table-cell/>
              </table:table-row>
              <table:table-row table:style-name="Table123.6">
                <table:table-cell table:style-name="Table123.A6" office:value-type="string">
                  <text:p text:style-name="P699">Example</text:p>
                </table:table-cell>
                <table:table-cell table:style-name="Table123.B6" table:number-columns-spanned="2" office:value-type="string">
                  <text:p text:style-name="P708">def <text:span text:style-name="T809">part</text:span>(self,**args):</text:p>
                  <text:p text:style-name="P708"><text:s text:c="4"/><text:span text:style-name="T838">client = args["window"].client()</text:span></text:p>
                  <text:p text:style-name="P767"><text:s text:c="4"/>print(f"<text:span text:style-name="T791">Server:</text:span> {<text:span text:style-name="T838">client</text:span>.server}")</text:p>
                  <text:p text:style-name="P767"><text:s text:c="4"/>print(f"<text:span text:style-name="T791">P</text:span>ort: {<text:span text:style-name="T838">client</text:span>.port}")</text:p>
                  <text:p text:style-name="P708"><text:s text:c="4"/>print(f"<text:span text:style-name="T809">User</text:span>: {args["<text:span text:style-name="T809">user</text:span>"]}")</text:p>
                  <text:p text:style-name="P708"><text:s text:c="4"/>print(f"<text:span text:style-name="T825">Channel</text:span><text:span text:style-name="T791">:</text:span> {args["<text:span text:style-name="T805">channel</text:span>"]}")</text:p>
                </table:table-cell>
                <table:covered-table-cell/>
              </table:table-row>
            </table:table>
            <text:p text:style-name="P622"/>
          </table:table-cell>
        </table:table-row>
      </table:table>
      <text:p text:style-name="P710"/>
      <table:table table:name="Table138" table:style-name="Table138">
        <table:table-column table:style-name="Table138.A"/>
        <table:table-column table:style-name="Table138.B"/>
        <table:table-row>
          <table:table-cell table:style-name="Table138.A1" office:value-type="string">
            <text:p text:style-name="P76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99">Arguments</text:p>
                </table:table-cell>
                <table:table-cell table:style-name="Table139.B1" office:value-type="string">
                  <text:p text:style-name="P717">client</text:p>
                </table:table-cell>
                <table:table-cell table:style-name="Table139.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39.A1"/>
                <table:table-cell table:style-name="Table139.B2" office:value-type="string">
                  <text:p text:style-name="P719">user</text:p>
                </table:table-cell>
                <table:table-cell table:style-name="Table139.C2" office:value-type="string">
                  <text:p text:style-name="P720">The user that <text:span text:style-name="T814">quit</text:span></text:p>
                </table:table-cell>
              </table:table-row>
              <table:table-row>
                <table:covered-table-cell table:style-name="Table139.A1"/>
                <table:table-cell table:style-name="Table139.B1" office:value-type="string">
                  <text:p text:style-name="P721">message</text:p>
                </table:table-cell>
                <table:table-cell table:style-name="Table139.C3" office:value-type="string">
                  <text:p text:style-name="P705"><text:span text:style-name="T804">T</text:span>he <text:span text:style-name="T814">quit message the user used</text:span></text:p>
                </table:table-cell>
              </table:table-row>
              <table:table-row>
                <table:table-cell table:style-name="Table139.A4" office:value-type="string">
                  <text:p text:style-name="P699">Event</text:p>
                </table:table-cell>
                <table:table-cell table:style-name="Table139.B4" table:number-columns-spanned="2" office:value-type="string">
                  <text:p text:style-name="P714">When <text:span text:style-name="T809">a user </text:span><text:span text:style-name="T814">quits IRC in view of MERK</text:span></text:p>
                </table:table-cell>
                <table:covered-table-cell/>
              </table:table-row>
              <table:table-row>
                <table:table-cell table:style-name="Table139.A5" office:value-type="string">
                  <text:p text:style-name="P699">Description</text:p>
                </table:table-cell>
                <table:table-cell table:style-name="Table139.B5" table:number-columns-spanned="2" office:value-type="string">
                  <text:p text:style-name="P714">This event is triggered when <text:span text:style-name="T809">user </text:span><text:span text:style-name="T814">quits IRC in a channel or private chat that MERK is in.</text:span></text:p>
                </table:table-cell>
                <table:covered-table-cell/>
              </table:table-row>
              <table:table-row table:style-name="Table139.6">
                <table:table-cell table:style-name="Table139.A6" office:value-type="string">
                  <text:p text:style-name="P699">Example</text:p>
                </table:table-cell>
                <table:table-cell table:style-name="Table139.B6" table:number-columns-spanned="2" office:value-type="string">
                  <text:p text:style-name="P708">def <text:span text:style-name="T814">quit</text:span>(self,**args):</text:p>
                  <text:p text:style-name="P708"><text:s text:c="4"/>print(f"<text:span text:style-name="T791">Server:</text:span> {args["client"].server}")</text:p>
                  <text:p text:style-name="P708"><text:s text:c="4"/>print(f"<text:span text:style-name="T791">P</text:span>ort: {args["client"].port}")</text:p>
                  <text:p text:style-name="P708"><text:s text:c="4"/>print(f"<text:span text:style-name="T809">User</text:span>: {args["<text:span text:style-name="T809">user</text:span>"]}")</text:p>
                  <text:p text:style-name="P708"><text:s text:c="4"/>print(f"<text:span text:style-name="T814">Message</text:span><text:span text:style-name="T791">:</text:span> {args["<text:span text:style-name="T814">message</text:span>"]}")</text:p>
                </table:table-cell>
                <table:covered-table-cell/>
              </table:table-row>
            </table:table>
            <text:p text:style-name="P622"/>
          </table:table-cell>
        </table:table-row>
      </table:table>
      <text:p text:style-name="P710"/>
      <table:table table:name="Table160" table:style-name="Table160">
        <table:table-column table:style-name="Table160.A"/>
        <table:table-column table:style-name="Table160.B"/>
        <table:table-row>
          <table:table-cell table:style-name="Table160.A1" office:value-type="string">
            <text:p text:style-name="P76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99">Arguments</text:p>
                </table:table-cell>
                <table:table-cell table:style-name="Table161.B1" office:value-type="string">
                  <text:p text:style-name="P717">client</text:p>
                </table:table-cell>
                <table:table-cell table:style-name="Table161.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61.A1"/>
                <table:table-cell table:style-name="Table161.B2" office:value-type="string">
                  <text:p text:style-name="P770">old</text:p>
                </table:table-cell>
                <table:table-cell table:style-name="Table161.C2" office:value-type="string">
                  <text:p text:style-name="P720">The user'<text:span text:style-name="T839">s old nickname</text:span></text:p>
                </table:table-cell>
              </table:table-row>
              <table:table-row>
                <table:covered-table-cell table:style-name="Table161.A1"/>
                <table:table-cell table:style-name="Table161.B1" office:value-type="string">
                  <text:p text:style-name="P770">new</text:p>
                </table:table-cell>
                <table:table-cell table:style-name="Table161.C3" office:value-type="string">
                  <text:p text:style-name="P705"><text:span text:style-name="T804">T</text:span>he <text:span text:style-name="T839">user's new nickname</text:span></text:p>
                </table:table-cell>
              </table:table-row>
              <table:table-row>
                <table:table-cell table:style-name="Table161.A4" office:value-type="string">
                  <text:p text:style-name="P699">Event</text:p>
                </table:table-cell>
                <table:table-cell table:style-name="Table161.B4" table:number-columns-spanned="2" office:value-type="string">
                  <text:p text:style-name="P714">When <text:span text:style-name="T824">a </text:span><text:span text:style-name="T839">user changes nicknames</text:span></text:p>
                </table:table-cell>
                <table:covered-table-cell/>
              </table:table-row>
              <table:table-row>
                <table:table-cell table:style-name="Table161.A5" office:value-type="string">
                  <text:p text:style-name="P699">Description</text:p>
                </table:table-cell>
                <table:table-cell table:style-name="Table161.B5" table:number-columns-spanned="2" office:value-type="string">
                  <text:p text:style-name="P714">This event is triggered when <text:span text:style-name="T811">a </text:span><text:span text:style-name="T839">user changes a nickname. </text:span><text:span text:style-name="T840">This event will </text:span><text:span text:style-name="T841">not</text:span><text:span text:style-name="T842"> trigger when MERK changes nickname</text:span><text:span text:style-name="T843">s</text:span><text:span text:style-name="T842">.</text:span></text:p>
                </table:table-cell>
                <table:covered-table-cell/>
              </table:table-row>
              <table:table-row table:style-name="Table161.6">
                <table:table-cell table:style-name="Table161.A6" office:value-type="string">
                  <text:p text:style-name="P699">Example</text:p>
                </table:table-cell>
                <table:table-cell table:style-name="Table161.B6" table:number-columns-spanned="2" office:value-type="string">
                  <text:p text:style-name="P708">def <text:span text:style-name="T839">rename</text:span>(self,**args):</text:p>
                  <text:p text:style-name="P708"><text:s text:c="4"/>print(f"<text:span text:style-name="T791">Server:</text:span> {args["client"].server}")</text:p>
                  <text:p text:style-name="P708"><text:s text:c="4"/>print(f"<text:span text:style-name="T791">P</text:span>ort: {args["client"].port}")</text:p>
                  <text:p text:style-name="P708"><text:s text:c="4"/>print(f"<text:span text:style-name="T839">Old nickname</text:span>: {args["<text:span text:style-name="T839">old</text:span>"]}")</text:p>
                  <text:p text:style-name="P708"><text:s text:c="4"/>print(f"<text:span text:style-name="T839">New nickname</text:span><text:span text:style-name="T791">:</text:span> {args["<text:span text:style-name="T839">new</text:span>"]}")</text:p>
                </table:table-cell>
                <table:covered-table-cell/>
              </table:table-row>
            </table:table>
            <text:p text:style-name="P622"/>
          </table:table-cell>
        </table:table-row>
      </table:table>
      <text:p text:style-name="P710"/>
      <table:table table:name="Table126" table:style-name="Table126">
        <table:table-column table:style-name="Table126.A"/>
        <table:table-column table:style-name="Table126.B"/>
        <text:soft-page-break/>
        <table:table-row>
          <table:table-cell table:style-name="Table126.A1" office:value-type="string">
            <text:p text:style-name="P77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99">Arguments</text:p>
                </table:table-cell>
                <table:table-cell table:style-name="Table127.B1" office:value-type="string">
                  <text:p text:style-name="P717">client</text:p>
                </table:table-cell>
                <table:table-cell table:style-name="Table127.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27.A1"/>
                <table:table-cell table:style-name="Table127.B2" office:value-type="string">
                  <text:p text:style-name="P772">uptime</text:p>
                </table:table-cell>
                <table:table-cell table:style-name="Table127.C2" office:value-type="string">
                  <text:p text:style-name="P773"><text:span text:style-name="T818">Integer</text:span><text:span text:style-name="T819">.</text:span><text:span text:style-name="T804">T</text:span>he <text:span text:style-name="T844">number of seconds the client has been connected</text:span></text:p>
                </table:table-cell>
              </table:table-row>
              <table:table-row>
                <table:table-cell table:style-name="Table127.A3" office:value-type="string">
                  <text:p text:style-name="P699">Event</text:p>
                </table:table-cell>
                <table:table-cell table:style-name="Table127.B3" table:number-columns-spanned="2" office:value-type="string">
                  <text:p text:style-name="P774">Client uptime</text:p>
                </table:table-cell>
                <table:covered-table-cell/>
              </table:table-row>
              <table:table-row>
                <table:table-cell table:style-name="Table127.A4" office:value-type="string">
                  <text:p text:style-name="P699">Description</text:p>
                </table:table-cell>
                <table:table-cell table:style-name="Table127.B4" table:number-columns-spanned="2" office:value-type="string">
                  <text:p text:style-name="P714">This event is triggered <text:span text:style-name="T844">once a second, every second that MERK is connected to a server</text:span></text:p>
                </table:table-cell>
                <table:covered-table-cell/>
              </table:table-row>
              <table:table-row table:style-name="Table127.5">
                <table:table-cell table:style-name="Table127.A5" office:value-type="string">
                  <text:p text:style-name="P699">Example</text:p>
                </table:table-cell>
                <table:table-cell table:style-name="Table127.B5" table:number-columns-spanned="2" office:value-type="string">
                  <text:p text:style-name="P708">def <text:span text:style-name="T844">tick</text:span>(self,**args):</text:p>
                  <text:p text:style-name="P708"><text:s text:c="4"/>print(f"<text:span text:style-name="T791">Server:</text:span> {args["client"].server}")</text:p>
                  <text:p text:style-name="P708"><text:s text:c="4"/>print(f"<text:span text:style-name="T791">P</text:span>ort: {args["client"].port}")</text:p>
                  <text:p text:style-name="P708"><text:s text:c="4"/>print(f"<text:span text:style-name="T844">Uptime</text:span><text:span text:style-name="T791">:</text:span> {args["<text:span text:style-name="T844">uptime</text:span>"]}")</text:p>
                </table:table-cell>
                <table:covered-table-cell/>
              </table:table-row>
            </table:table>
            <text:p text:style-name="P622"/>
          </table:table-cell>
        </table:table-row>
      </table:table>
      <text:p text:style-name="P710"/>
      <table:table table:name="Table162" table:style-name="Table162">
        <table:table-column table:style-name="Table162.A"/>
        <table:table-column table:style-name="Table162.B"/>
        <table:table-row>
          <table:table-cell table:style-name="Table162.A1" office:value-type="string">
            <text:p text:style-name="P77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699">Arguments</text:p>
                </table:table-cell>
                <table:table-cell table:style-name="Table163.B1" office:value-type="string">
                  <text:p text:style-name="P776">window</text:p>
                </table:table-cell>
                <table:table-cell table:style-name="Table163.C1" office:value-type="string">
                  <text:p text:style-name="P777"><text:a xlink:type="simple" xlink:href="#7.3.MERK Window Class|outline" text:style-name="Internet_20_link" text:visited-style-name="Visited_20_Internet_20_Link"><text:span text:style-name="T83">MERK Window</text:span></text:a></text:p>
                </table:table-cell>
              </table:table-row>
              <table:table-row>
                <table:covered-table-cell table:style-name="Table163.A1"/>
                <table:table-cell table:style-name="Table163.B2" office:value-type="string">
                  <text:p text:style-name="P754">user</text:p>
                </table:table-cell>
                <table:table-cell table:style-name="Table163.C2" office:value-type="string">
                  <text:p text:style-name="P703"><text:span text:style-name="T804">T</text:span><text:span text:style-name="T805">he </text:span><text:span text:style-name="T827">user </text:span><text:span text:style-name="T845">that set the topic</text:span></text:p>
                </table:table-cell>
              </table:table-row>
              <table:table-row>
                <table:covered-table-cell table:style-name="Table163.A1"/>
                <table:table-cell table:style-name="Table163.B1" office:value-type="string">
                  <text:p text:style-name="P778">channel</text:p>
                </table:table-cell>
                <table:table-cell table:style-name="Table163.C3" office:value-type="string">
                  <text:p text:style-name="P705"><text:span text:style-name="T804">T</text:span>he <text:span text:style-name="T845">channel the topic was set on</text:span></text:p>
                </table:table-cell>
              </table:table-row>
              <table:table-row>
                <table:covered-table-cell table:style-name="Table163.A1"/>
                <table:table-cell table:style-name="Table163.B2" office:value-type="string">
                  <text:p text:style-name="P778">topic</text:p>
                </table:table-cell>
                <table:table-cell table:style-name="Table163.C4" office:value-type="string">
                  <text:p text:style-name="P745">The <text:span text:style-name="T845">new channel topic</text:span></text:p>
                </table:table-cell>
              </table:table-row>
              <table:table-row>
                <table:table-cell table:style-name="Table163.A5" office:value-type="string">
                  <text:p text:style-name="P699">Event</text:p>
                </table:table-cell>
                <table:table-cell table:style-name="Table163.B5" table:number-columns-spanned="2" office:value-type="string">
                  <text:p text:style-name="P758">When a <text:span text:style-name="T845">channel's topic is set.</text:span></text:p>
                </table:table-cell>
                <table:covered-table-cell/>
              </table:table-row>
              <table:table-row>
                <table:table-cell table:style-name="Table163.A6" office:value-type="string">
                  <text:p text:style-name="P699">Description</text:p>
                </table:table-cell>
                <table:table-cell table:style-name="Table163.B6" table:number-columns-spanned="2" office:value-type="string">
                  <text:p text:style-name="P714">This event is triggered when <text:span text:style-name="T827">a </text:span><text:span text:style-name="T845">channel's topic is set</text:span></text:p>
                </table:table-cell>
                <table:covered-table-cell/>
              </table:table-row>
              <table:table-row table:style-name="Table163.7">
                <table:table-cell table:style-name="Table163.A7" office:value-type="string">
                  <text:p text:style-name="P699">Example</text:p>
                </table:table-cell>
                <table:table-cell table:style-name="Table163.B7" table:number-columns-spanned="2" office:value-type="string">
                  <text:p text:style-name="P708"><text:span text:style-name="T833">def </text:span><text:span text:style-name="T845">topic</text:span>(self,**arguments):</text:p>
                  <text:p text:style-name="P708"><text:s text:c="4"/>client = arguments["<text:span text:style-name="T846">window</text:span>"].<text:span text:style-name="T846">client()</text:span></text:p>
                  <text:p text:style-name="P708"><text:s text:c="4"/>user = arguments["user"]</text:p>
                  <text:p text:style-name="P708"><text:s text:c="4"/><text:span text:style-name="T845">channel</text:span> = arguments["<text:span text:style-name="T845">channel</text:span>"]</text:p>
                  <text:p text:style-name="P708"><text:s text:c="4"/><text:span text:style-name="T845">topic</text:span> = arguments["<text:span text:style-name="T845">topic</text:span>"]</text:p>
                </table:table-cell>
                <table:covered-table-cell/>
              </table:table-row>
            </table:table>
            <text:p text:style-name="P622"/>
          </table:table-cell>
        </table:table-row>
      </table:table>
      <text:p text:style-name="P710"/>
      <table:table table:name="Table134" table:style-name="Table134">
        <table:table-column table:style-name="Table134.A"/>
        <table:table-column table:style-name="Table134.B"/>
        <table:table-row>
          <table:table-cell table:style-name="Table134.A1" office:value-type="string">
            <text:p text:style-name="P756"><text:span text:style-name="T847">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699">Arguments</text:p>
                </table:table-cell>
                <table:table-cell table:style-name="Table135.B1" office:value-type="string">
                  <text:p text:style-name="P717">client</text:p>
                </table:table-cell>
                <table:table-cell table:style-name="Table135.C1" office:value-type="string">
                  <text:p text:style-name="P718"><text:a xlink:type="simple" xlink:href="https://docs.twisted.org/en/stable/api/twisted.words.protocols.irc.IRCClient.html" text:style-name="Internet_20_link" text:visited-style-name="Visited_20_Internet_20_Link"><text:span text:style-name="T795">Twisted IRC client object</text:span></text:a><text:span text:style-name="T795"> that triggered the event</text:span></text:p>
                </table:table-cell>
              </table:table-row>
              <table:table-row>
                <table:covered-table-cell table:style-name="Table135.A1"/>
                <table:table-cell table:style-name="Table135.B2" office:value-type="string">
                  <text:p text:style-name="P743">user</text:p>
                </table:table-cell>
                <table:table-cell table:style-name="Table135.C2" office:value-type="string">
                  <text:p text:style-name="P703"><text:span text:style-name="T804">T</text:span><text:span text:style-name="T805">he </text:span><text:span text:style-name="T827">user that </text:span><text:span text:style-name="T847">removed</text:span><text:span text:style-name="T833"> the mode. </text:span><text:span text:style-name="T834">If the mode was set by the server, this will be set to "*".</text:span></text:p>
                </table:table-cell>
              </table:table-row>
              <table:table-row>
                <table:covered-table-cell table:style-name="Table135.A1"/>
                <table:table-cell table:style-name="Table135.B1" office:value-type="string">
                  <text:p text:style-name="P757">target</text:p>
                </table:table-cell>
                <table:table-cell table:style-name="Table135.C3" office:value-type="string">
                  <text:p text:style-name="P705"><text:span text:style-name="T804">T</text:span>he <text:span text:style-name="T833">user the mode </text:span><text:span text:style-name="T847">removed from</text:span></text:p>
                </table:table-cell>
              </table:table-row>
              <table:table-row>
                <table:covered-table-cell table:style-name="Table135.A1"/>
                <table:table-cell table:style-name="Table135.B2" office:value-type="string">
                  <text:p text:style-name="P757">mode</text:p>
                </table:table-cell>
                <table:table-cell table:style-name="Table135.C4" office:value-type="string">
                  <text:p text:style-name="P745">The <text:span text:style-name="T833">mode that was </text:span><text:span text:style-name="T847">removed</text:span></text:p>
                </table:table-cell>
              </table:table-row>
              <table:table-row>
                <table:covered-table-cell table:style-name="Table135.A1"/>
                <table:table-cell table:style-name="Table135.B5" office:value-type="string">
                  <text:p text:style-name="P757">arguments</text:p>
                </table:table-cell>
                <table:table-cell table:style-name="Table135.C5" office:value-type="string">
                  <text:p text:style-name="P758">Tuple; any arguments passed to the mode.</text:p>
                </table:table-cell>
              </table:table-row>
              <table:table-row>
                <table:table-cell table:style-name="Table135.A6" office:value-type="string">
                  <text:p text:style-name="P699">Event</text:p>
                </table:table-cell>
                <table:table-cell table:style-name="Table135.B6" table:number-columns-spanned="2" office:value-type="string">
                  <text:p text:style-name="P758">When a mode is <text:span text:style-name="T847">removed.</text:span></text:p>
                </table:table-cell>
                <table:covered-table-cell/>
              </table:table-row>
              <table:table-row>
                <table:table-cell table:style-name="Table135.A7" office:value-type="string">
                  <text:p text:style-name="P699">Description</text:p>
                </table:table-cell>
                <table:table-cell table:style-name="Table135.B7" table:number-columns-spanned="2" office:value-type="string">
                  <text:p text:style-name="P714">This event is triggered when <text:span text:style-name="T827">a </text:span><text:span text:style-name="T833">user or channel mode is </text:span><text:span text:style-name="T848">removed</text:span><text:span text:style-name="T833">.</text:span></text:p>
                </table:table-cell>
                <table:covered-table-cell/>
              </table:table-row>
              <table:table-row table:style-name="Table135.8">
                <table:table-cell table:style-name="Table135.A8" office:value-type="string">
                  <text:p text:style-name="P699">Example</text:p>
                </table:table-cell>
                <table:table-cell table:style-name="Table135.B8" table:number-columns-spanned="2" office:value-type="string">
                  <text:p text:style-name="P708"><text:span text:style-name="T833">def </text:span><text:span text:style-name="T847">un</text:span>mode(self,**arguments):</text:p>
                  <text:p text:style-name="P708"><text:s text:c="4"/>client = arguments["client"]</text:p>
                  <text:p text:style-name="P708"><text:s text:c="4"/>user = arguments["user"]</text:p>
                  <text:p text:style-name="P708"><text:s text:c="4"/>target = arguments["target"]</text:p>
                  <text:p text:style-name="P708"><text:s text:c="4"/>mode = arguments["mode"]</text:p>
                  <text:p text:style-name="P708"><text:s text:c="4"/>args = arguments["arguments"]</text:p>
                </table:table-cell>
                <table:covered-table-cell/>
              </table:table-row>
            </table:table>
            <text:p text:style-name="P622"/>
          </table:table-cell>
        </table:table-row>
      </table:table>
      <text:p text:style-name="P710"/>
      <text:p text:style-name="P710"/>
      <text:h text:style-name="Heading_20_2" text:outline-level="2"><text:bookmark-start text:name="__RefHeading___Toc18627_1041129398"/><text:soft-page-break/>Example Plugin<text:bookmark-end text:name="__RefHeading___Toc18627_1041129398"/></text:h>
      <text:p text:style-name="P779">In this example, we're going to write a plugin that notifies every <text:span text:style-name="T849">chat</text:span> that MERK is in whenever it sets its status to "away" or "back". To accomplish this, we're going to use the <text:span text:style-name="T16">ctick()</text:span> <text:a xlink:type="simple" xlink:href="#7.4.Event Methods|outline" text:style-name="Internet_20_link" text:visited-style-name="Visited_20_Internet_20_Link">event method</text:a>, the <text:span text:style-name="T16">is_away()</text:span> and <text:span text:style-name="T16">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780">Our plugin will use <text:span text:style-name="T850">ctick()</text:span> to check every client for a status change once per second. First, we declare <text:span text:style-name="T851">a class</text:span> variable we'll need in <text:span text:style-name="T16">init()</text:span><text:span text:style-name="T160">: </text:span><text:span text:style-name="T852">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851">in our </text:span><text:span text:style-name="T853">list</text:span><text:span text:style-name="T851">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781"><text:span text:style-name="T30">This plugin should work with any number of server connections, and will only notify the connections that have had their status changed. </text:span><text:span text:style-name="T854">This plugin also doesn't do any error checking; it calls the </text:span><text:a xlink:type="simple" xlink:href="#7.3.MERK Window Class|outline" text:style-name="Internet_20_link" text:visited-style-name="Visited_20_Internet_20_Link"><text:span text:style-name="T854">MERK Window</text:span></text:a><text:span text:style-name="T854"> </text:span><text:a xlink:type="simple" xlink:href="#7.3.1.Methods|outline" text:style-name="Internet_20_link" text:visited-style-name="Visited_20_Internet_20_Link"><text:span text:style-name="T854">method</text:span></text:a><text:span text:style-name="T854"> </text:span><text:span text:style-name="T855">.describe()</text:span><text:span text:style-name="T854"> on </text:span><text:a xlink:type="simple" xlink:href="#4.Server Windows|outline" text:style-name="Internet_20_link" text:visited-style-name="Visited_20_Internet_20_Link"><text:span text:style-name="T854">server windows</text:span></text:a><text:span text:style-name="T854">,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782">from merk import <text:span text:style-name="T750">Plugin</text:span></text:p>
            <text:p text:style-name="P782"/>
            <text:p text:style-name="P782">class <text:span text:style-name="T856">AwayNotify</text:span>(Plugin):</text:p>
            <text:p text:style-name="P782"/>
            <text:p text:style-name="P782"><text:s text:c="4"/><text:span text:style-name="T751">NAME = "</text:span><text:span text:style-name="T856">Away Notify</text:span><text:span text:style-name="T751">"</text:span></text:p>
            <text:p text:style-name="P782"><text:s text:c="4"/><text:span text:style-name="T751">AUTHOR = "Dan Hetrick"</text:span></text:p>
            <text:p text:style-name="P782"><text:s text:c="4"/><text:span text:style-name="T751">VERSION = "1.0"</text:span></text:p>
            <text:p text:style-name="P783"><text:span text:style-name="T752"><text:s text:c="4"/></text:span><text:span text:style-name="T753">SOURCE = "https://github.com/nutjob-laboratories/merk"</text:span></text:p>
            <text:p text:style-name="P782"/>
            <text:p text:style-name="P782"><text:s text:c="4"/>def init(self):</text:p>
            <text:p text:style-name="P782"><text:s text:c="8"/><text:span text:style-name="T857">self.notified = []</text:span></text:p>
            <text:p text:style-name="P782"/>
            <text:p text:style-name="P782"><text:s text:c="4"/><text:span text:style-name="T856">def ctick(self,**args):</text:span></text:p>
            <text:p text:style-name="P782"><text:s text:c="8"/><text:span text:style-name="T856">uptime = args["uptime"]</text:span></text:p>
            <text:p text:style-name="P782"/>
            <text:p text:style-name="P782"><text:s text:c="8"/><text:span text:style-name="T856">for client in self.clients():</text:span></text:p>
            <text:p text:style-name="P782"><text:s text:c="12"/><text:span text:style-name="T856">if self.is_away(client):</text:span></text:p>
            <text:p text:style-name="P782"><text:s text:c="16"/><text:span text:style-name="T857">if not client in self.notified:</text:span></text:p>
            <text:p text:style-name="P782"><text:s text:c="20"/><text:span text:style-name="T857">self.notified.append(client)</text:span></text:p>
            <text:p text:style-name="P782"><text:s text:c="20"/><text:span text:style-name="T856">for </text:span><text:span text:style-name="T858">w</text:span><text:span text:style-name="T856">indow in self.windows(client):</text:span></text:p>
            <text:p text:style-name="P782"><text:s text:c="24"/><text:span text:style-name="T856">window.describe("is now away")</text:span></text:p>
            <text:p text:style-name="P782"><text:s text:c="12"/><text:span text:style-name="T856">else:</text:span></text:p>
            <text:p text:style-name="P782"><text:s text:c="16"/><text:span text:style-name="T857">if client in self.notified:</text:span></text:p>
            <text:p text:style-name="P782"><text:s text:c="20"/><text:span text:style-name="T857">self.notified.remove(client)</text:span></text:p>
            <text:p text:style-name="P782"><text:s text:c="20"/><text:span text:style-name="T856">for window in self.windows(client):</text:span></text:p>
            <text:p text:style-name="P782"><text:s text:c="24"/><text:span text:style-name="T856">window.describe("is now back")</text:span></text:p>
          </table:table-cell>
        </table:table-row>
      </table:table>
      <text:p text:style-name="P784"/>
      <text:p text:style-name="P784"/>
      <text:h text:style-name="Heading_20_1" text:outline-level="1" text:is-list-header="true"><text:bookmark-start text:name="__RefHeading___Toc4367_737576689"/><text:soft-page-break/>Advanced Settings<text:bookmark-end text:name="__RefHeading___Toc4367_737576689"/></text:h>
      <text:p text:style-name="P785"><text:span text:style-name="T9">The last section in the "Settings" dialog shows a number of settings that can be used to fundamentally change how MERK works. </text:span><text:span text:style-name="T479">WARNING</text:span><text:span text:style-name="T106">:</text:span><text:span text:style-name="T9"> Changing these settings may break your installation of MERK, </text:span><text:span text:style-name="T859">break any existing scripts,</text:span><text:span text:style-name="T9"> or fill up your hard drive. </text:span><text:span text:style-name="T860">If this occurs, please see </text:span><text:a xlink:type="simple" xlink:href="#3.1.Resetting MERK to Default Settings|outline" text:style-name="Internet_20_link" text:visited-style-name="Visited_20_Internet_20_Link"><text:span text:style-name="T861">Resetting MERK to Default Settings</text:span></text:a><text:span text:style-name="T860">.</text:span></text:p>
      <text:p text:style-name="P57">Changing these settings is not recommended, but may be desired.</text:p>
      <text:h text:style-name="P786" text:outline-level="2"><text:bookmark-start text:name="__RefHeading___Toc4369_737576689"/>Options<text:bookmark-end text:name="__RefHeading___Toc4369_737576689"/></text:h>
      <text:p text:style-name="P787">To change any of these settings, advanced settings must be enabled <text:span text:style-name="T862">by clicking this checkbox</text:span>:</text:p>
      <text:p text:style-name="P788"><draw:frame draw:style-name="fr1" draw:name="Image18" text:anchor-type="as-char" svg:width="2.3437in" svg:height="0.3126in" draw:z-index="6"><draw:image xlink:href="Pictures/10000001000000E10000001E4405AF02.png" xlink:type="simple" xlink:show="embed" xlink:actuate="onLoad" draw:mime-type="image/png"/></draw:frame></text:p>
      <text:p text:style-name="P789">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863">When changing any any advanced setting, </text:span><text:span text:style-name="T864">restarting MERK is recommended</text:span><text:span text:style-name="T863">.<text:line-break/></text:span></text:p>
      <text:list text:style-name="L29">
        <text:list-item>
          <text:p text:style-name="P790">Connection heartbeat.<text:span text:style-name="T9"> This sets how often MERK "pings" the IRC server to keep the network connection active. The default is once every 120 seconds.</text:span></text:p>
        </text:list-item>
        <text:list-item>
          <text:p text:style-name="P791"><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791"><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792">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792">Save all system messages to log<text:span text:style-name="T9">. Checking this option will save nearly all messages displayed if logging is turned on. This will drastically increase the size of saved logs.</text:span></text:p>
        </text:list-item>
        <text:list-item>
          <text:p text:style-name="P792">Write all network input and output to STDOUT<text:span text:style-name="T9">. This will show all IRC network traffic in STDOUT, which is normally printed to the console MERK is being ran from. This will not display anything if MERK is being </text:span><text:span text:style-name="T865">executed with the PyInstaller executable (without using additional software to view STDOUT).</text:span></text:p>
        </text:list-item>
        <text:list-item>
          <text:p text:style-name="P793">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866">WARNING!</text:span><text:span text:style-name="T9"> This will write a </text:span><text:span text:style-name="T867">lot</text:span><text:span text:style-name="T868"> </text:span><text:span text:style-name="T869">of </text:span><text:span text:style-name="T868">data to your hard drive.</text:span></text:p>
        </text:list-item>
      </text:list>
      <text:p text:style-name="P794"/>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h text:style-name="Heading_20_1" text:outline-level="1"><text:bookmark-start text:name="__RefHeading___Toc11573_3926766685"/><text:soft-page-break/>Settings <text:span text:style-name="T870">Editable by </text:span><text:span text:style-name="T871">/config</text:span><text:bookmark-end text:name="__RefHeading___Toc11573_3926766685"/></text:h>
      <text:p text:style-name="P796">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797">Several settings require a string value that must be specific strings:</text:p>
      <text:list text:style-name="L30">
        <text:list-item>
          <text:p text:style-name="P798"><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798"><text:span text:style-name="T16">windowbar_justify</text:span> and <text:span text:style-name="T16">menubar_justify</text:span>. <text:span text:style-name="T29">Must be "left", "right", or "center".</text:span></text:p>
        </text:list-item>
        <text:list-item>
          <text:p text:style-name="P798"><text:span text:style-name="T16">default_spellcheck_language</text:span>. <text:span text:style-name="T29">Must be "en", "fr", "es", "de", "pt", "it", "nl", or "ru".</text:span></text:p>
        </text:list-item>
        <text:list-item>
          <text:p text:style-name="P798"><text:span text:style-name="T16">syntax_comment_style</text:span>, <text:span text:style-name="T16">syntax_command_style</text:span>, <text:span text:style-name="T16">syntax_channel_style</text:span>, <text:span text:style-name="T16">syntax_alias_style</text:span>, <text:span text:style-name="T872">syntax_operator_style</text:span><text:span text:style-name="T873">, </text:span><text:span text:style-name="T872">syntax_nickname_style</text:span><text:span text:style-name="T873">, </text:span><text:span text:style-name="T872">syntax_emoji_style</text:span><text:span text:style-name="T873">, </text:span>and <text:span text:style-name="T16">syntax_script_only_style</text:span><text:span text:style-name="T874">.</text:span> <text:span text:style-name="T29">Must be strings containing only "bold" or "italic", </text:span><text:span text:style-name="T875">separated by spaces.</text:span></text:p>
        </text:list-item>
        <text:list-item>
          <text:p text:style-name="P798"><text:span text:style-name="T16">subwindow_order</text:span>. <text:span text:style-name="T29">Must be "creation", "stacking", or "activation".</text:span></text:p>
        </text:list-item>
        <text:list-item>
          <text:p text:style-name="P799"><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875">(such as an </text:span><text:a xlink:type="simple" xlink:href="https://www.w3.org/TR/SVG11/types.html#ColorKeywords" text:style-name="Internet_20_link" text:visited-style-name="Visited_20_Internet_20_Link"><text:span text:style-name="T875">SVG color keyword name</text:span></text:a><text:span text:style-name="T875">)</text:span><text:span text:style-name="T29">, or an HTML hexadecimal color value (like "#FFFFFF" for white or "#000000" for black).</text:span></text:p>
        </text:list-item>
        <text:list-item>
          <text:p text:style-name="P799"><text:span text:style-name="T16">sound_notification_file</text:span>. <text:span text:style-name="T876">Must be a </text:span><text:span text:style-name="T877">string containing a </text:span><text:span text:style-name="T876">valid path for a </text:span><text:a xlink:type="simple" xlink:href="https://en.wikipedia.org/wiki/WAV" text:style-name="Internet_20_link" text:visited-style-name="Visited_20_Internet_20_Link"><text:span text:style-name="T876">WAV</text:span></text:a><text:span text:style-name="T876"> file. The default value is a file located in MERK's resource file.</text:span></text:p>
        </text:list-item>
        <text:list-item>
          <text:p text:style-name="P800"><text:span text:style-name="T16">timestamp_format</text:span>. <text:span text:style-name="T29">Must be a string containing a valid </text:span><text:a xlink:type="simple" xlink:href="https://strftime.org/" text:style-name="Internet_20_link" text:visited-style-name="Visited_20_Internet_20_Link"><text:span text:style-name="T878">strftime</text:span></text:a><text:span text:style-name="T29"> format.</text:span></text:p>
        </text:list-item>
        <text:list-item>
          <text:p text:style-name="P801"><text:span text:style-name="T879">emoji_shortcode_languag</text:span><text:span text:style-name="T880">e</text:span>. <text:span text:style-name="T881">Must be "alias", "en", "pt", "it", "fr", "de", "fa", "id", "zh", "ja", "ko", "ru", "ar", or "tr". For more information, please see the </text:span><text:a xlink:type="simple" xlink:href="https://github.com/carpedm20/emoji" text:style-name="Internet_20_link" text:visited-style-name="Visited_20_Internet_20_Link"><text:span text:style-name="T881">Emoji library repository</text:span></text:a><text:span text:style-name="T881">.</text:span></text:p>
        </text:list-item>
      </text:list>
      <text:p text:style-name="P802"/>
      <text:p text:style-name="P802"/>
      <text:p text:style-name="P802"/>
      <text:p text:style-name="P802"/>
      <text:p text:style-name="P802"/>
      <text:p text:style-name="P802"/>
      <text:p text:style-name="P802"/>
      <text:p text:style-name="P802"/>
      <text:p text:style-name="P802"/>
      <text:p text:style-name="P802"/>
      <text:h text:style-name="P803" text:outline-level="2"><text:bookmark-start text:name="__RefHeading___Toc12017_3926766685"/><text:soft-page-break/>Settings and Default Values<text:bookmark-end text:name="__RefHeading___Toc12017_3926766685"/></text:h>
      <text:list text:style-name="L31">
        <text:list-item>
          <text:p text:style-name="P804">alias_interpolation_symbol: "$"</text:p>
        </text:list-item>
        <text:list-item>
          <text:p text:style-name="P804">always_scroll_to_bottom: false</text:p>
        </text:list-item>
        <text:list-item>
          <text:p text:style-name="P804">always_show_current_first_in_windowbar: true</text:p>
        </text:list-item>
        <text:list-item>
          <text:p text:style-name="P804">app_interaction_cancels_autoaway: false</text:p>
        </text:list-item>
        <text:list-item>
          <text:p text:style-name="P804">apply_syntax_highlighting_to_input_widget: true</text:p>
        </text:list-item>
        <text:list-item>
          <text:p text:style-name="P804">ask_before_disconnect: true</text:p>
        </text:list-item>
        <text:list-item>
          <text:p text:style-name="P804">ask_before_exit: false</text:p>
        </text:list-item>
        <text:list-item>
          <text:p text:style-name="P804">ask_before_reconnect: false</text:p>
        </text:list-item>
        <text:list-item>
          <text:p text:style-name="P804">auto_join_on_invite: true</text:p>
        </text:list-item>
        <text:list-item>
          <text:p text:style-name="P804">autoaway: false</text:p>
        </text:list-item>
        <text:list-item>
          <text:p text:style-name="P804">autoaway_time: 3600</text:p>
        </text:list-item>
        <text:list-item>
          <text:p text:style-name="P804">autocomplete_aliases: true</text:p>
        </text:list-item>
        <text:list-item>
          <text:p text:style-name="P804">autocomplete_channels: true</text:p>
        </text:list-item>
        <text:list-item>
          <text:p text:style-name="P804">autocomplete_commands: true</text:p>
        </text:list-item>
        <text:list-item>
          <text:p text:style-name="P804">autocomplete_emojis: true</text:p>
        </text:list-item>
        <text:list-item>
          <text:p text:style-name="P804">autocomplete_emojis_in_away_message_widget: true</text:p>
        </text:list-item>
        <text:list-item>
          <text:p text:style-name="P804">autocomplete_emojis_in_quit_message_widget: true</text:p>
        </text:list-item>
        <text:list-item>
          <text:p text:style-name="P804">autocomplete_macros: true</text:p>
        </text:list-item>
        <text:list-item>
          <text:p text:style-name="P804">autocomplete_nicks: true</text:p>
        </text:list-item>
        <text:list-item>
          <text:p text:style-name="P804">autocomplete_scripts: true</text:p>
        </text:list-item>
        <text:list-item>
          <text:p text:style-name="P804">autocomplete_settings: true</text:p>
        </text:list-item>
        <text:list-item>
          <text:p text:style-name="P804">autocomplete_user_settings: true</text:p>
        </text:list-item>
        <text:list-item>
          <text:p text:style-name="P804">automatic_reconnection_timer: 30</text:p>
        </text:list-item>
        <text:list-item>
          <text:p text:style-name="P804">chat_message_max_length: 400</text:p>
        </text:list-item>
        <text:list-item>
          <text:p text:style-name="P804">click_systray_icon_to_minimize_to_tray: true</text:p>
        </text:list-item>
        <text:list-item>
          <text:p text:style-name="P804">closing_main_window_minimizes_to_tray: true</text:p>
        </text:list-item>
        <text:list-item>
          <text:p text:style-name="P804">closing_server_window_disconnects_from_server: false</text:p>
        </text:list-item>
        <text:list-item>
          <text:p text:style-name="P804">command_history_length: 20</text:p>
        </text:list-item>
        <text:list-item>
          <text:p text:style-name="P804">convert_channel_names_to_links: false</text:p>
        </text:list-item>
        <text:list-item>
          <text:p text:style-name="P804">convert_urls_to_links: true</text:p>
        </text:list-item>
        <text:list-item>
          <text:p text:style-name="P804">create_window_for_incoming_private_messages: true</text:p>
        </text:list-item>
        <text:list-item>
          <text:p text:style-name="P804">create_window_for_incoming_private_notices: false</text:p>
        </text:list-item>
        <text:list-item>
          <text:p text:style-name="P804">create_window_for_outgoing_private_messages: false</text:p>
        </text:list-item>
        <text:list-item>
          <text:p text:style-name="P804">cursor_blink: true</text:p>
        </text:list-item>
        <text:list-item>
          <text:p text:style-name="P804">cursor_blink_rate: 1060</text:p>
        </text:list-item>
        <text:list-item>
          <text:p text:style-name="P804">dark_mode: false</text:p>
        </text:list-item>
        <text:list-item>
          <text:p text:style-name="P804">default_away_message: "Busy"</text:p>
        </text:list-item>
        <text:list-item>
          <text:p text:style-name="P804">default_quit_message: <text:span text:style-name="T29">the application name and version</text:span></text:p>
        </text:list-item>
        <text:list-item>
          <text:p text:style-name="P804">default_spellcheck_language: "en"</text:p>
        </text:list-item>
        <text:list-item>
          <text:p text:style-name="P804">default_subwindow_height: 480</text:p>
        </text:list-item>
        <text:list-item>
          <text:p text:style-name="P804"><text:soft-page-break/>default_subwindow_width: 640</text:p>
        </text:list-item>
        <text:list-item>
          <text:p text:style-name="P804">delay_automatic_reconnection: false</text:p>
        </text:list-item>
        <text:list-item>
          <text:p text:style-name="P804">display_active_chat_in_title: true</text:p>
        </text:list-item>
        <text:list-item>
          <text:p text:style-name="P804">display_dates_in_logs: true</text:p>
        </text:list-item>
        <text:list-item>
          <text:p text:style-name="P804">display_error_message_for_restrict_and_only_violation: true</text:p>
        </text:list-item>
        <text:list-item>
          <text:p text:style-name="P804">display_full_user_info_in_mode_messages: true</text:p>
        </text:list-item>
        <text:list-item>
          <text:p text:style-name="P804">display_irc_colors: true</text:p>
        </text:list-item>
        <text:list-item>
          <text:p text:style-name="P804">display_nick_on_server_windows: false</text:p>
        </text:list-item>
        <text:list-item>
          <text:p text:style-name="P804">display_server_motd_as_raw_text: <text:span text:style-name="T882">false</text:span></text:p>
        </text:list-item>
        <text:list-item>
          <text:p text:style-name="P804">display_server_pings_in_server_window: false</text:p>
        </text:list-item>
        <text:list-item>
          <text:p text:style-name="P804">display_timestamp: true</text:p>
        </text:list-item>
        <text:list-item>
          <text:p text:style-name="P804">do_intermittent_log_saves: true</text:p>
        </text:list-item>
        <text:list-item>
          <text:p text:style-name="P804">do_not_allow_select_on_userlist: false</text:p>
        </text:list-item>
        <text:list-item>
          <text:p text:style-name="P804">do_not_apply_styles_to_text: false</text:p>
        </text:list-item>
        <text:list-item>
          <text:p text:style-name="P804">do_not_apply_text_style_to_input_widget: false</text:p>
        </text:list-item>
        <text:list-item>
          <text:p text:style-name="P804">do_not_apply_text_style_to_userlist: false</text:p>
        </text:list-item>
        <text:list-item>
          <text:p text:style-name="P804">do_not_create_private_chat_windows_for_ignored_users: true</text:p>
        </text:list-item>
        <text:list-item>
          <text:p text:style-name="P804">do_not_pad_nickname_in_chat_display: false</text:p>
        </text:list-item>
        <text:list-item>
          <text:p text:style-name="P804">do_not_show_application_name_in_title: false</text:p>
        </text:list-item>
        <text:list-item>
          <text:p text:style-name="P804">do_not_show_server_name_in_application_title: false</text:p>
        </text:list-item>
        <text:list-item>
          <text:p text:style-name="P804">doubleclick_to_restore_from_systray: true</text:p>
        </text:list-item>
        <text:list-item>
          <text:p text:style-name="P804">doubleclick_userlist_to_open_private_chat: true</text:p>
        </text:list-item>
        <text:list-item>
          <text:p text:style-name="P804">editor_prompt_save_on_close: true</text:p>
        </text:list-item>
        <text:list-item>
          <text:p text:style-name="P804">editor_syntax_highlighting: true</text:p>
        </text:list-item>
        <text:list-item>
          <text:p text:style-name="P804">elide_away_message_in_userlist_context_menu: true</text:p>
        </text:list-item>
        <text:list-item>
          <text:p text:style-name="P804">elide_hostmask_in_userlist_context_menu: true</text:p>
        </text:list-item>
        <text:list-item>
          <text:p text:style-name="P804">elide_long_nicknames_in_chat_display: true</text:p>
        </text:list-item>
        <text:list-item>
          <text:p text:style-name="P804">emoji_shortcode_language: "alias"</text:p>
        </text:list-item>
        <text:list-item>
          <text:p text:style-name="P804">enable_aliases: true</text:p>
        </text:list-item>
        <text:list-item>
          <text:p text:style-name="P804">enable_autocomplete: true</text:p>
        </text:list-item>
        <text:list-item>
          <text:p text:style-name="P804">enable_built_in_aliases: true</text:p>
        </text:list-item>
        <text:list-item>
          <text:p text:style-name="P804">enable_command_history: true</text:p>
        </text:list-item>
        <text:list-item>
          <text:p text:style-name="P804">enable_config_command: true</text:p>
        </text:list-item>
        <text:list-item>
          <text:p text:style-name="P804">enable_delay_command: true</text:p>
        </text:list-item>
        <text:list-item>
          <text:p text:style-name="P804">enable_emoji_shortcodes: true</text:p>
        </text:list-item>
        <text:list-item>
          <text:p text:style-name="P804">enable_goto_command: true</text:p>
        </text:list-item>
        <text:list-item>
          <text:p text:style-name="P804">enable_hotkeys: true</text:p>
        </text:list-item>
        <text:list-item>
          <text:p text:style-name="P804">enable_if_command: true</text:p>
        </text:list-item>
        <text:list-item>
          <text:p text:style-name="P804">enable_ignore: true</text:p>
        </text:list-item>
        <text:list-item>
          <text:p text:style-name="P804">enable_insert_command: true</text:p>
        </text:list-item>
        <text:list-item>
          <text:p text:style-name="P804">enable_scripting: true</text:p>
        </text:list-item>
        <text:list-item>
          <text:p text:style-name="P804"><text:soft-page-break/>enable_plugin_action_event: true</text:p>
        </text:list-item>
        <text:list-item>
          <text:p text:style-name="P804">enable_plugin_activate_event: <text:span text:style-name="T883">true</text:span></text:p>
        </text:list-item>
        <text:list-item>
          <text:p text:style-name="P805">enable_plugin_<text:span text:style-name="T884">away</text:span>_event: true</text:p>
        </text:list-item>
        <text:list-item>
          <text:p text:style-name="P805">enable_plugin_<text:span text:style-name="T884">back</text:span>_event: true</text:p>
        </text:list-item>
        <text:list-item>
          <text:p text:style-name="P806">enable_plugin_<text:span text:style-name="T885">connected</text:span>_event: true</text:p>
        </text:list-item>
        <text:list-item>
          <text:p text:style-name="P806">enable_plugin_<text:span text:style-name="T885">connecting</text:span>_event: true</text:p>
        </text:list-item>
        <text:list-item>
          <text:p text:style-name="P807">enable_plugin_<text:span text:style-name="T885">c</text:span><text:span text:style-name="T886">tick</text:span>_event: true</text:p>
        </text:list-item>
        <text:list-item>
          <text:p text:style-name="P808">enable_plugin_<text:span text:style-name="T887">disconnect</text:span>_event: true</text:p>
        </text:list-item>
        <text:list-item>
          <text:p text:style-name="P804">enable_plugin_init_event: true</text:p>
        </text:list-item>
        <text:list-item>
          <text:p text:style-name="P804">enable_plugin_invite_event: <text:span text:style-name="T888">true</text:span></text:p>
        </text:list-item>
        <text:list-item>
          <text:p text:style-name="P804">enable_plugin_join_event: true</text:p>
        </text:list-item>
        <text:list-item>
          <text:p text:style-name="P804">enable_plugin_joined_event: true</text:p>
        </text:list-item>
        <text:list-item>
          <text:p text:style-name="P804">enable_plugin_kick_event: true</text:p>
        </text:list-item>
        <text:list-item>
          <text:p text:style-name="P804">enable_plugin_kicked_event: true</text:p>
        </text:list-item>
        <text:list-item>
          <text:p text:style-name="P804">enable_plugin_left_event: true</text:p>
        </text:list-item>
        <text:list-item>
          <text:p text:style-name="P809">enable_plugin_l<text:span text:style-name="T889">ine_in</text:span>_event: true</text:p>
        </text:list-item>
        <text:list-item>
          <text:p text:style-name="P809">enable_plugin_l<text:span text:style-name="T889">ine_out</text:span>_event: true</text:p>
        </text:list-item>
        <text:list-item>
          <text:p text:style-name="P810">enable_plugin_<text:span text:style-name="T890">lost</text:span>_event: true</text:p>
        </text:list-item>
        <text:list-item>
          <text:p text:style-name="P804">enable_plugin_message_event: true</text:p>
        </text:list-item>
        <text:list-item>
          <text:p text:style-name="P804">enable_plugin_mode_event: true</text:p>
        </text:list-item>
        <text:list-item>
          <text:p text:style-name="P811">enable_plugin_<text:span text:style-name="T835">nick</text:span>_event: true</text:p>
        </text:list-item>
        <text:list-item>
          <text:p text:style-name="P804">enable_plugin_notice_event: true</text:p>
        </text:list-item>
        <text:list-item>
          <text:p text:style-name="P804">enable_plugin_part_event: true</text:p>
        </text:list-item>
        <text:list-item>
          <text:p text:style-name="P812">enable_plugin_<text:span text:style-name="T891">quit</text:span>_event: true</text:p>
        </text:list-item>
        <text:list-item>
          <text:p text:style-name="P813">enable_plugin_<text:span text:style-name="T892">rename</text:span>_event: <text:span text:style-name="T892">true</text:span></text:p>
        </text:list-item>
        <text:list-item>
          <text:p text:style-name="P804">enable_plugin_tick_event: true</text:p>
        </text:list-item>
        <text:list-item>
          <text:p text:style-name="P814">enable_plugin_t<text:span text:style-name="T893">opic</text:span>_event: true</text:p>
        </text:list-item>
        <text:list-item>
          <text:p text:style-name="P804">enable_plugin_unmode_event: true</text:p>
        </text:list-item>
        <text:list-item>
          <text:p text:style-name="P804">enable_plugins: true</text:p>
        </text:list-item>
        <text:list-item>
          <text:p text:style-name="P804">enable_shell_command: true</text:p>
        </text:list-item>
        <text:list-item>
          <text:p text:style-name="P804">enable_spellcheck: true</text:p>
        </text:list-item>
        <text:list-item>
          <text:p text:style-name="P804">enable_style_editor: true</text:p>
        </text:list-item>
        <text:list-item>
          <text:p text:style-name="P804">enable_user_command: true</text:p>
        </text:list-item>
        <text:list-item>
          <text:p text:style-name="P804">enable_userlist_context_menu: true</text:p>
        </text:list-item>
        <text:list-item>
          <text:p text:style-name="P804">enable_wait_command: true</text:p>
        </text:list-item>
        <text:list-item>
          <text:p text:style-name="P804">escape_html_in_print_and_prints_messages: false</text:p>
        </text:list-item>
        <text:list-item>
          <text:p text:style-name="P804">examine_topic_in_channel_list_search: true</text:p>
        </text:list-item>
        <text:list-item>
          <text:p text:style-name="P804">execute_hotkey_as_command: true</text:p>
        </text:list-item>
        <text:list-item>
          <text:p text:style-name="P804">fetch_hostmask_frequency: 5</text:p>
        </text:list-item>
        <text:list-item>
          <text:p text:style-name="P804">flood_protection_for_sending_long_messages: true</text:p>
        </text:list-item>
        <text:list-item>
          <text:p text:style-name="P804">force_all_windows_to_use_default_style: false</text:p>
        </text:list-item>
        <text:list-item>
          <text:p text:style-name="P804"><text:soft-page-break/>force_monospace_text_rendering: false</text:p>
        </text:list-item>
        <text:list-item>
          <text:p text:style-name="P804">get_hostmasks_on_channel_join: true</text:p>
        </text:list-item>
        <text:list-item>
          <text:p text:style-name="P804">halt_script_execution_on_error: true</text:p>
        </text:list-item>
        <text:list-item>
          <text:p text:style-name="P804">hide_horizontal_scrollbar_on_userlists: true</text:p>
        </text:list-item>
        <text:list-item>
          <text:p text:style-name="P804">hide_logo_on_initial_connection_dialog: false</text:p>
        </text:list-item>
        <text:list-item>
          <text:p text:style-name="P804">hide_server_windows_when_registration_completes: false</text:p>
        </text:list-item>
        <text:list-item>
          <text:p text:style-name="P804">hide_windowbar_if_empty: true</text:p>
        </text:list-item>
        <text:list-item>
          <text:p text:style-name="P804">include_script_command_shortcut: true</text:p>
        </text:list-item>
        <text:list-item>
          <text:p text:style-name="P804">input_widget_cursor_width: 1</text:p>
        </text:list-item>
        <text:list-item>
          <text:p text:style-name="P804">interface_button_icon_size: 18</text:p>
        </text:list-item>
        <text:list-item>
          <text:p text:style-name="P804">interface_button_size: 18</text:p>
        </text:list-item>
        <text:list-item>
          <text:p text:style-name="P804">intermittent_log_save_interval: 1800000</text:p>
        </text:list-item>
        <text:list-item>
          <text:p text:style-name="P804">interpolate_aliases_into_away_message: true</text:p>
        </text:list-item>
        <text:list-item>
          <text:p text:style-name="P804">interpolate_aliases_into_quit_message: true</text:p>
        </text:list-item>
        <text:list-item>
          <text:p text:style-name="P804">interpolate_aliases_into_user_input: true</text:p>
        </text:list-item>
        <text:list-item>
          <text:p text:style-name="P804">issue_command_symbol: "/"</text:p>
        </text:list-item>
        <text:list-item>
          <text:p text:style-name="P804">load_channel_logs: true</text:p>
        </text:list-item>
        <text:list-item>
          <text:p text:style-name="P804">load_private_logs: true</text:p>
        </text:list-item>
        <text:list-item>
          <text:p text:style-name="P804">log_channel_joins: true</text:p>
        </text:list-item>
        <text:list-item>
          <text:p text:style-name="P804">log_channel_nickname_changes: true</text:p>
        </text:list-item>
        <text:list-item>
          <text:p text:style-name="P804">log_channel_notice: true</text:p>
        </text:list-item>
        <text:list-item>
          <text:p text:style-name="P804">log_channel_parts: true</text:p>
        </text:list-item>
        <text:list-item>
          <text:p text:style-name="P804">log_channel_quits: true</text:p>
        </text:list-item>
        <text:list-item>
          <text:p text:style-name="P804">log_channel_topics: true</text:p>
        </text:list-item>
        <text:list-item>
          <text:p text:style-name="P804">log_manager_maximum_load_size: 5000</text:p>
        </text:list-item>
        <text:list-item>
          <text:p text:style-name="P804">main_menu_help_name: "Help"</text:p>
        </text:list-item>
        <text:list-item>
          <text:p text:style-name="P804">main_menu_irc_name: "IRC"</text:p>
        </text:list-item>
        <text:list-item>
          <text:p text:style-name="P804">main_menu_settings_name: "Settings"</text:p>
        </text:list-item>
        <text:list-item>
          <text:p text:style-name="P804">main_menu_tools_name: "Tools"</text:p>
        </text:list-item>
        <text:list-item>
          <text:p text:style-name="P804">main_menu_windows_name: "Windows"</text:p>
        </text:list-item>
        <text:list-item>
          <text:p text:style-name="P804">main_window_always_on_top: false</text:p>
        </text:list-item>
        <text:list-item>
          <text:p text:style-name="P804">mark_end_of_loaded_log: true</text:p>
        </text:list-item>
        <text:list-item>
          <text:p text:style-name="P804">maximize_app_on_startup: false</text:p>
        </text:list-item>
        <text:list-item>
          <text:p text:style-name="P804">maximize_subwindows_on_creation: false</text:p>
        </text:list-item>
        <text:list-item>
          <text:p text:style-name="P804">maximum_insert_file_depth: 10</text:p>
        </text:list-item>
        <text:list-item>
          <text:p text:style-name="P804">maximum_loaded_log_size: 500</text:p>
        </text:list-item>
        <text:list-item>
          <text:p text:style-name="P804">menubar_bold_on_hover: true</text:p>
        </text:list-item>
        <text:list-item>
          <text:p text:style-name="P804">menubar_can_float: false</text:p>
        </text:list-item>
        <text:list-item>
          <text:p text:style-name="P804">menubar_docked_at_top: true</text:p>
        </text:list-item>
        <text:list-item>
          <text:p text:style-name="P804">menubar_justify: "left"</text:p>
        </text:list-item>
        <text:list-item>
          <text:p text:style-name="P804">minimize_to_system_tray: false</text:p>
        </text:list-item>
        <text:list-item>
          <text:p text:style-name="P804"><text:soft-page-break/>nickname_pad_length: 15</text:p>
        </text:list-item>
        <text:list-item>
          <text:p text:style-name="P804">notify_on_lost_or_failed_connection: true</text:p>
        </text:list-item>
        <text:list-item>
          <text:p text:style-name="P804">plain_user_lists: false</text:p>
        </text:list-item>
        <text:list-item>
          <text:p text:style-name="P804">prompt_for_away_message: false</text:p>
        </text:list-item>
        <text:list-item>
          <text:p text:style-name="P804">prompt_for_file_on_calling_script_with_no_arguments: false</text:p>
        </text:list-item>
        <text:list-item>
          <text:p text:style-name="P804">prompt_on_failed_connection: true</text:p>
        </text:list-item>
        <text:list-item>
          <text:p text:style-name="P804">qt_window_style: "Windows"</text:p>
        </text:list-item>
        <text:list-item>
          <text:p text:style-name="P804">reclaim_nickname_frequency: 30</text:p>
        </text:list-item>
        <text:list-item>
          <text:p text:style-name="P804">reject_all_channel_notices: false</text:p>
        </text:list-item>
        <text:list-item>
          <text:p text:style-name="P804">request_channel_list_on_connection: true</text:p>
        </text:list-item>
        <text:list-item>
          <text:p text:style-name="P804">require_exact_argument_count_for_scripts: false</text:p>
        </text:list-item>
        <text:list-item>
          <text:p text:style-name="P804">rubberband_subwindow_move: false</text:p>
        </text:list-item>
        <text:list-item>
          <text:p text:style-name="P804">rubberband_subwindow_resize: false</text:p>
        </text:list-item>
        <text:list-item>
          <text:p text:style-name="P804">save_channel_logs: true</text:p>
        </text:list-item>
        <text:list-item>
          <text:p text:style-name="P804">save_private_logs: true</text:p>
        </text:list-item>
        <text:list-item>
          <text:p text:style-name="P804">scroll_chat_to_bottom_on_resize: true</text:p>
        </text:list-item>
        <text:list-item>
          <text:p text:style-name="P804">search_for_all_terms_in_channel_list_search: true</text:p>
        </text:list-item>
        <text:list-item>
          <text:p text:style-name="P804">search_install_directory_for_files: false</text:p>
        </text:list-item>
        <text:list-item>
          <text:p text:style-name="P804">show_app_full_screen: false</text:p>
        </text:list-item>
        <text:list-item>
          <text:p text:style-name="P804">show_away_and_back_messages: true</text:p>
        </text:list-item>
        <text:list-item>
          <text:p text:style-name="P804">show_away_status_in_nick_display: true</text:p>
        </text:list-item>
        <text:list-item>
          <text:p text:style-name="P804">show_away_status_in_userlists: true</text:p>
        </text:list-item>
        <text:list-item>
          <text:p text:style-name="P804">show_channel_banlist_menu: true</text:p>
        </text:list-item>
        <text:list-item>
          <text:p text:style-name="P804">show_channel_list_button_on_server_windows: true</text:p>
        </text:list-item>
        <text:list-item>
          <text:p text:style-name="P804">show_channel_list_entry_in_windows_menu: true</text:p>
        </text:list-item>
        <text:list-item>
          <text:p text:style-name="P804">show_channel_list_in_systray_menu: true</text:p>
        </text:list-item>
        <text:list-item>
          <text:p text:style-name="P804">show_channel_mode_menu: true</text:p>
        </text:list-item>
        <text:list-item>
          <text:p text:style-name="P804">show_channel_name_and_modes: true</text:p>
        </text:list-item>
        <text:list-item>
          <text:p text:style-name="P804">show_channel_name_in_subwindow_title: true</text:p>
        </text:list-item>
        <text:list-item>
          <text:p text:style-name="P804">show_channel_topic_bar: true</text:p>
        </text:list-item>
        <text:list-item>
          <text:p text:style-name="P804">show_channel_topic_bold: true</text:p>
        </text:list-item>
        <text:list-item>
          <text:p text:style-name="P804">show_channel_topic_in_title: false</text:p>
        </text:list-item>
        <text:list-item>
          <text:p text:style-name="P804">show_channel_topic_in_window_title: false</text:p>
        </text:list-item>
        <text:list-item>
          <text:p text:style-name="P804">show_channel_uptime: true</text:p>
        </text:list-item>
        <text:list-item>
          <text:p text:style-name="P804">show_chat_context_menu_options: true</text:p>
        </text:list-item>
        <text:list-item>
          <text:p text:style-name="P804">show_connection_dialog_on_startup: true</text:p>
        </text:list-item>
        <text:list-item>
          <text:p text:style-name="P804">show_connection_uptime: true</text:p>
        </text:list-item>
        <text:list-item>
          <text:p text:style-name="P804">show_connections_in_systray_menu: true</text:p>
        </text:list-item>
        <text:list-item>
          <text:p text:style-name="P804">show_directories_in_systray_menu: true</text:p>
        </text:list-item>
        <text:list-item>
          <text:p text:style-name="P804">show_hidden_channel_windows_in_windowbar: true</text:p>
        </text:list-item>
        <text:list-item>
          <text:p text:style-name="P804">show_hidden_private_windows_in_windowbar: true</text:p>
        </text:list-item>
        <text:list-item>
          <text:p text:style-name="P804"><text:soft-page-break/>show_hidden_server_windows_in_windowbar: true</text:p>
        </text:list-item>
        <text:list-item>
          <text:p text:style-name="P804">show_ignore_status_in_userlists: true</text:p>
        </text:list-item>
        <text:list-item>
          <text:p text:style-name="P804">show_input_menu: true</text:p>
        </text:list-item>
        <text:list-item>
          <text:p text:style-name="P804">show_links_in_systray_menu: true</text:p>
        </text:list-item>
        <text:list-item>
          <text:p text:style-name="P804">show_links_to_known_irc_networks: true</text:p>
        </text:list-item>
        <text:list-item>
          <text:p text:style-name="P804">show_list_refresh_button_on_server_windows: false</text:p>
        </text:list-item>
        <text:list-item>
          <text:p text:style-name="P804">show_long_message_indicator: true</text:p>
        </text:list-item>
        <text:list-item>
          <text:p text:style-name="P804">show_menubar_context_menu: true</text:p>
        </text:list-item>
        <text:list-item>
          <text:p text:style-name="P804">show_network_logs_in_systray_menu: true</text:p>
        </text:list-item>
        <text:list-item>
          <text:p text:style-name="P804">show_network_logs_in_windows_menu: true</text:p>
        </text:list-item>
        <text:list-item>
          <text:p text:style-name="P804">show_script_execution_errors: true</text:p>
        </text:list-item>
        <text:list-item>
          <text:p text:style-name="P804">show_server_information_in_windows_menu: true</text:p>
        </text:list-item>
        <text:list-item>
          <text:p text:style-name="P804">show_server_window_toolbar: true</text:p>
        </text:list-item>
        <text:list-item>
          <text:p text:style-name="P804">show_settings_in_systray_menu: true</text:p>
        </text:list-item>
        <text:list-item>
          <text:p text:style-name="P804">show_spellcheck_settings_in_menus: true</text:p>
        </text:list-item>
        <text:list-item>
          <text:p text:style-name="P804">show_status_bar_on_chat_windows: true</text:p>
        </text:list-item>
        <text:list-item>
          <text:p text:style-name="P804">show_status_bar_on_editor_windows: true</text:p>
        </text:list-item>
        <text:list-item>
          <text:p text:style-name="P804">show_status_bar_on_list_windows: true</text:p>
        </text:list-item>
        <text:list-item>
          <text:p text:style-name="P804">show_status_bar_on_server_windows: false</text:p>
        </text:list-item>
        <text:list-item>
          <text:p text:style-name="P804">show_systray_icon: true</text:p>
        </text:list-item>
        <text:list-item>
          <text:p text:style-name="P804">show_systray_menu: true</text:p>
        </text:list-item>
        <text:list-item>
          <text:p text:style-name="P804">show_user_count_display: true</text:p>
        </text:list-item>
        <text:list-item>
          <text:p text:style-name="P804">show_user_info_on_chat_windows: true</text:p>
        </text:list-item>
        <text:list-item>
          <text:p text:style-name="P804">show_userlist_on_left: false</text:p>
        </text:list-item>
        <text:list-item>
          <text:p text:style-name="P804">show_userlists: true</text:p>
        </text:list-item>
        <text:list-item>
          <text:p text:style-name="P804">show_windowbar: true</text:p>
        </text:list-item>
        <text:list-item>
          <text:p text:style-name="P804">show_windowbar_context_menu: true</text:p>
        </text:list-item>
        <text:list-item>
          <text:p text:style-name="P804">simplified_dialogs: false</text:p>
        </text:list-item>
        <text:list-item>
          <text:p text:style-name="P804">sound_notification_disconnect: true</text:p>
        </text:list-item>
        <text:list-item>
          <text:p text:style-name="P804">sound_notification_file: ":/sound-notification.wav"</text:p>
        </text:list-item>
        <text:list-item>
          <text:p text:style-name="P804">sound_notification_invite: true</text:p>
        </text:list-item>
        <text:list-item>
          <text:p text:style-name="P804">sound_notification_kick: true</text:p>
        </text:list-item>
        <text:list-item>
          <text:p text:style-name="P804">sound_notification_mode: true</text:p>
        </text:list-item>
        <text:list-item>
          <text:p text:style-name="P804">sound_notification_nickname: true</text:p>
        </text:list-item>
        <text:list-item>
          <text:p text:style-name="P804">sound_notification_notice: true</text:p>
        </text:list-item>
        <text:list-item>
          <text:p text:style-name="P804">sound_notification_private: true</text:p>
        </text:list-item>
        <text:list-item>
          <text:p text:style-name="P804">sound_notifications: false</text:p>
        </text:list-item>
        <text:list-item>
          <text:p text:style-name="P804">spellcheck_in_bold: false</text:p>
        </text:list-item>
        <text:list-item>
          <text:p text:style-name="P804">spellcheck_in_color: false</text:p>
        </text:list-item>
        <text:list-item>
          <text:p text:style-name="P804">spellcheck_in_italics: false</text:p>
        </text:list-item>
        <text:list-item>
          <text:p text:style-name="P804">spellcheck_in_strikeout: false</text:p>
        </text:list-item>
        <text:list-item>
          <text:p text:style-name="P804"><text:soft-page-break/>spellcheck_underline_color: "#FF0000"</text:p>
        </text:list-item>
        <text:list-item>
          <text:p text:style-name="P804">spellchecker_distance: 1</text:p>
        </text:list-item>
        <text:list-item>
          <text:p text:style-name="P804">subwindow_order: "creation"</text:p>
        </text:list-item>
        <text:list-item>
          <text:p text:style-name="P804">syntax_alias_color: "Red"</text:p>
        </text:list-item>
        <text:list-item>
          <text:p text:style-name="P804">syntax_alias_style: "bold italic"</text:p>
        </text:list-item>
        <text:list-item>
          <text:p text:style-name="P804">syntax_background_color: "white"</text:p>
        </text:list-item>
        <text:list-item>
          <text:p text:style-name="P804">syntax_channel_color: "darkRed"</text:p>
        </text:list-item>
        <text:list-item>
          <text:p text:style-name="P804">syntax_channel_style: "bold"</text:p>
        </text:list-item>
        <text:list-item>
          <text:p text:style-name="P804">syntax_command_color: "darkBlue"</text:p>
        </text:list-item>
        <text:list-item>
          <text:p text:style-name="P804">syntax_command_style: "bold"</text:p>
        </text:list-item>
        <text:list-item>
          <text:p text:style-name="P804">syntax_comment_color: "Magenta"</text:p>
        </text:list-item>
        <text:list-item>
          <text:p text:style-name="P804">syntax_comment_style: "bold italic"</text:p>
        </text:list-item>
        <text:list-item>
          <text:p text:style-name="P804">syntax_emoji_color: "Magenta"</text:p>
        </text:list-item>
        <text:list-item>
          <text:p text:style-name="P804">syntax_emoji_style: "bold italic"</text:p>
        </text:list-item>
        <text:list-item>
          <text:p text:style-name="P804">syntax_foreground_color: "black"</text:p>
        </text:list-item>
        <text:list-item>
          <text:p text:style-name="P804">syntax_nickname_color: "darkRed"</text:p>
        </text:list-item>
        <text:list-item>
          <text:p text:style-name="P804">syntax_nickname_style: "bold"</text:p>
        </text:list-item>
        <text:list-item>
          <text:p text:style-name="P804">syntax_operator_color: "blue"</text:p>
        </text:list-item>
        <text:list-item>
          <text:p text:style-name="P804">syntax_operator_style: "bold"</text:p>
        </text:list-item>
        <text:list-item>
          <text:p text:style-name="P804">syntax_script_only_color: "darkGreen"</text:p>
        </text:list-item>
        <text:list-item>
          <text:p text:style-name="P804">syntax_script_only_style: "bold"</text:p>
        </text:list-item>
        <text:list-item>
          <text:p text:style-name="P804">system_message_prefix: "&amp;diams;"</text:p>
        </text:list-item>
        <text:list-item>
          <text:p text:style-name="P804">systray_notification_disconnect: true</text:p>
        </text:list-item>
        <text:list-item>
          <text:p text:style-name="P804">systray_notification_invite: true</text:p>
        </text:list-item>
        <text:list-item>
          <text:p text:style-name="P804">systray_notification_kick: true</text:p>
        </text:list-item>
        <text:list-item>
          <text:p text:style-name="P804">systray_notification_list: true</text:p>
        </text:list-item>
        <text:list-item>
          <text:p text:style-name="P804">systray_notification_mode: true</text:p>
        </text:list-item>
        <text:list-item>
          <text:p text:style-name="P804">systray_notification_nickname: true</text:p>
        </text:list-item>
        <text:list-item>
          <text:p text:style-name="P804">systray_notification_notice: true</text:p>
        </text:list-item>
        <text:list-item>
          <text:p text:style-name="P804">systray_notification_private: true</text:p>
        </text:list-item>
        <text:list-item>
          <text:p text:style-name="P804">systray_notification_speed: 500</text:p>
        </text:list-item>
        <text:list-item>
          <text:p text:style-name="P804">systray_notifications: true</text:p>
        </text:list-item>
        <text:list-item>
          <text:p text:style-name="P804">timestamp_24_hour: true</text:p>
        </text:list-item>
        <text:list-item>
          <text:p text:style-name="P804">timestamp_format: "%H:%M:%S"</text:p>
        </text:list-item>
        <text:list-item>
          <text:p text:style-name="P804">timestamp_show_seconds: true</text:p>
        </text:list-item>
        <text:list-item>
          <text:p text:style-name="P804">twisted_irc_client_heartbeat: 120</text:p>
        </text:list-item>
        <text:list-item>
          <text:p text:style-name="P804">typing_input_cancels_autoaway: true</text:p>
        </text:list-item>
        <text:list-item>
          <text:p text:style-name="P804">use_menubar: true</text:p>
        </text:list-item>
        <text:list-item>
          <text:p text:style-name="P804">userlist_status_icon_size: 16</text:p>
        </text:list-item>
        <text:list-item>
          <text:p text:style-name="P804">windobar_include_readme: false</text:p>
        </text:list-item>
        <text:list-item>
          <text:p text:style-name="P804">window_interaction_cancels_autoaway: false</text:p>
        </text:list-item>
        <text:list-item>
          <text:p text:style-name="P804"><text:soft-page-break/>windowbar_bold_active_window: true</text:p>
        </text:list-item>
        <text:list-item>
          <text:p text:style-name="P804">windowbar_bold_on_hover: true</text:p>
        </text:list-item>
        <text:list-item>
          <text:p text:style-name="P804">windowbar_can_float: false</text:p>
        </text:list-item>
        <text:list-item>
          <text:p text:style-name="P804">windowbar_doubleclick_to_maximize: true</text:p>
        </text:list-item>
        <text:list-item>
          <text:p text:style-name="P804">windowbar_entry_context_menu: true</text:p>
        </text:list-item>
        <text:list-item>
          <text:p text:style-name="P804">windowbar_include_channel_lists: false</text:p>
        </text:list-item>
        <text:list-item>
          <text:p text:style-name="P804">windowbar_include_channels: true</text:p>
        </text:list-item>
        <text:list-item>
          <text:p text:style-name="P804">windowbar_include_editors: true</text:p>
        </text:list-item>
        <text:list-item>
          <text:p text:style-name="P804">windowbar_include_log_manager: false</text:p>
        </text:list-item>
        <text:list-item>
          <text:p text:style-name="P804">windowbar_include_private: true</text:p>
        </text:list-item>
        <text:list-item>
          <text:p text:style-name="P804">windowbar_include_servers: false</text:p>
        </text:list-item>
        <text:list-item>
          <text:p text:style-name="P804">windowbar_justify: "center"</text:p>
        </text:list-item>
        <text:list-item>
          <text:p text:style-name="P804">windowbar_on_top: true</text:p>
        </text:list-item>
        <text:list-item>
          <text:p text:style-name="P804">windowbar_show_connecting_server_windows_in_italics: true</text:p>
        </text:list-item>
        <text:list-item>
          <text:p text:style-name="P804">windowbar_show_icons: false</text:p>
        </text:list-item>
        <text:list-item>
          <text:p text:style-name="P804">windowbar_show_unread_messages: true</text:p>
        </text:list-item>
        <text:list-item>
          <text:p text:style-name="P804">windowbar_underline_active_window: true</text:p>
        </text:list-item>
        <text:list-item>
          <text:p text:style-name="P804">windowbar_unread_message_animation_length: 1000</text:p>
        </text:list-item>
        <text:list-item>
          <text:p text:style-name="P804">write_network_input_and_output_to_console: false</text:p>
        </text:list-item>
        <text:list-item>
          <text:p text:style-name="P804">write_network_input_and_output_to_file: false</text:p>
        </text:list-item>
        <text:list-item>
          <text:p text:style-name="P804">write_outgoing_private_messages_to_current_window: true</text:p>
        </text:list-item>
        <text:list-item>
          <text:p text:style-name="P804">write_private_messages_to_server_window: tru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0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08T10:20:44.123424300</dc:date>
    <meta:editing-duration>P46DT8H41M41S</meta:editing-duration>
    <meta:editing-cycles>939</meta:editing-cycles>
    <meta:generator>LibreOffice/25.8.2.2$Windows_X86_64 LibreOffice_project/d401f2107ccab8f924a8e2df40f573aab7605b6f</meta:generator>
    <meta:print-date>2025-11-08T10:14:27.452998800</meta:print-date>
    <meta:printed-by>PDF files</meta:printed-by>
    <meta:document-statistic meta:table-count="186" meta:image-count="38" meta:object-count="0" meta:page-count="104" meta:paragraph-count="2413" meta:word-count="25386" meta:character-count="156835" meta:non-whitespace-character-count="132875"/>
  </office:meta>
</office:document-meta>
</file>